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0" style:family="table-column">
      <style:table-column-properties fo:break-before="auto" style:column-width="84.9pt"/>
    </style:style>
    <style:style style:name="co31" style:family="table-column">
      <style:table-column-properties fo:break-before="auto" style:column-width="112.71pt"/>
    </style:style>
    <style:style style:name="co32" style:family="table-column">
      <style:table-column-properties fo:break-before="auto" style:column-width="90.31pt"/>
    </style:style>
    <style:style style:name="co33" style:family="table-column">
      <style:table-column-properties fo:break-before="auto" style:column-width="40.9pt"/>
    </style:style>
    <style:style style:name="co34" style:family="table-column">
      <style:table-column-properties fo:break-before="auto" style:column-width="33.14pt"/>
    </style:style>
    <style:style style:name="co11" style:family="table-column">
      <style:table-column-properties fo:break-before="auto" style:column-width="64.01pt"/>
    </style:style>
    <style:style style:name="co42" style:family="table-column">
      <style:table-column-properties fo:break-before="auto" style:column-width="90.91pt"/>
    </style:style>
    <style:style style:name="co14" style:family="table-column">
      <style:table-column-properties fo:break-before="auto" style:column-width="34.7pt"/>
    </style:style>
    <style:style style:name="co43" style:family="table-column">
      <style:table-column-properties fo:break-before="auto" style:column-width="253.9pt"/>
    </style:style>
    <style:style style:name="co44" style:family="table-column">
      <style:table-column-properties fo:break-before="auto" style:column-width="541.9pt"/>
    </style:style>
    <style:style style:name="co45" style:family="table-column">
      <style:table-column-properties fo:break-before="auto" style:column-width="85.66pt"/>
    </style:style>
    <style:style style:name="co46" style:family="table-column">
      <style:table-column-properties fo:break-before="auto" style:column-width="87.19pt"/>
    </style:style>
    <style:style style:name="co15" style:family="table-column">
      <style:table-column-properties fo:break-before="auto" style:column-width="75.66pt"/>
    </style:style>
    <style:style style:name="co16" style:family="table-column">
      <style:table-column-properties fo:break-before="auto" style:column-width="83.34pt"/>
    </style:style>
    <style:style style:name="co17" style:family="table-column">
      <style:table-column-properties fo:break-before="auto" style:column-width="178.3pt"/>
    </style:style>
    <style:style style:name="co18" style:family="table-column">
      <style:table-column-properties fo:break-before="auto" style:column-width="31.66pt"/>
    </style:style>
    <style:style style:name="co19" style:family="table-column">
      <style:table-column-properties fo:break-before="auto" style:column-width="41.64pt"/>
    </style:style>
    <style:style style:name="co20" style:family="table-column">
      <style:table-column-properties fo:break-before="auto" style:column-width="155.91pt"/>
    </style:style>
    <style:style style:name="co21" style:family="table-column">
      <style:table-column-properties fo:break-before="auto" style:column-width="151.31pt"/>
    </style:style>
    <style:style style:name="co22" style:family="table-column">
      <style:table-column-properties fo:break-before="auto" style:column-width="448.5pt"/>
    </style:style>
    <style:style style:name="co23" style:family="table-column">
      <style:table-column-properties fo:break-before="auto" style:column-width="449.26pt"/>
    </style:style>
    <style:style style:name="co24" style:family="table-column">
      <style:table-column-properties fo:break-before="auto" style:column-width="450.06pt"/>
    </style:style>
    <style:style style:name="co25" style:family="table-column">
      <style:table-column-properties fo:break-before="auto" style:column-width="114.24pt"/>
    </style:style>
    <style:style style:name="co26" style:family="table-column">
      <style:table-column-properties fo:break-before="auto" style:column-width="27.01pt"/>
    </style:style>
    <style:style style:name="co27" style:family="table-column">
      <style:table-column-properties fo:break-before="auto" style:column-width="27.75pt"/>
    </style:style>
    <style:style style:name="co28" style:family="table-column">
      <style:table-column-properties fo:break-before="auto" style:column-width="37.11pt"/>
    </style:style>
    <style:style style:name="co29" style:family="table-column">
      <style:table-column-properties fo:break-before="auto" style:column-width="26.36pt"/>
    </style:style>
    <style:style style:name="co35" style:family="table-column">
      <style:table-column-properties fo:break-before="auto" style:column-width="23.3pt"/>
    </style:style>
    <style:style style:name="co36" style:family="table-column">
      <style:table-column-properties fo:break-before="auto" style:column-width="30.19pt"/>
    </style:style>
    <style:style style:name="co37" style:family="table-column">
      <style:table-column-properties fo:break-before="auto" style:column-width="21pt"/>
    </style:style>
    <style:style style:name="co38" style:family="table-column">
      <style:table-column-properties fo:break-before="auto" style:column-width="99.55pt"/>
    </style:style>
    <style:style style:name="co39" style:family="table-column">
      <style:table-column-properties fo:break-before="auto" style:column-width="71.01pt"/>
    </style:style>
    <style:style style:name="co40" style:family="table-column">
      <style:table-column-properties fo:break-before="auto" style:column-width="95.7pt"/>
    </style:style>
    <style:style style:name="co41" style:family="table-column">
      <style:table-column-properties fo:break-before="auto" style:column-width="52.44pt"/>
    </style:style>
    <style:style style:name="co47" style:family="table-column">
      <style:table-column-properties fo:break-before="auto" style:column-width="105.76pt"/>
    </style:style>
    <style:style style:name="co48" style:family="table-column">
      <style:table-column-properties fo:break-before="auto" style:column-width="54pt"/>
    </style:style>
    <style:style style:name="co49" style:family="table-column">
      <style:table-column-properties fo:break-before="auto" style:column-width="132.01pt"/>
    </style:style>
    <style:style style:name="co50" style:family="table-column">
      <style:table-column-properties fo:break-before="auto" style:column-width="58.76pt"/>
    </style:style>
    <style:style style:name="co51" style:family="table-column">
      <style:table-column-properties fo:break-before="auto" style:column-width="58.65pt"/>
    </style:style>
    <style:style style:name="co52" style:family="table-column">
      <style:table-column-properties fo:break-before="auto" style:column-width="71.74pt"/>
    </style:style>
    <style:style style:name="co53" style:family="table-column">
      <style:table-column-properties fo:break-before="auto" style:column-width="69.45pt"/>
    </style:style>
    <style:style style:name="co54" style:family="table-column">
      <style:table-column-properties fo:break-before="auto" style:column-width="67.89pt"/>
    </style:style>
    <style:style style:name="co55" style:family="table-column">
      <style:table-column-properties fo:break-before="auto" style:column-width="68.71pt"/>
    </style:style>
    <style:style style:name="co56" style:family="table-column">
      <style:table-column-properties fo:break-before="auto" style:column-width="79.51pt"/>
    </style:style>
    <style:style style:name="co57" style:family="table-column">
      <style:table-column-properties fo:break-before="auto" style:column-width="121.15pt"/>
    </style:style>
    <style:style style:name="co58" style:family="table-column">
      <style:table-column-properties fo:break-before="auto" style:column-width="322.64pt"/>
    </style:style>
    <style:style style:name="co59" style:family="table-column">
      <style:table-column-properties fo:break-before="auto" style:column-width="57.09pt"/>
    </style:style>
    <style:style style:name="co60" style:family="table-column">
      <style:table-column-properties fo:break-before="auto" style:column-width="62.5pt"/>
    </style:style>
    <style:style style:name="co61" style:family="table-column">
      <style:table-column-properties fo:break-before="auto" style:column-width="108.79pt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7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31" style:family="table-cell" style:parent-style-name="Default">
      <style:table-cell-properties fo:border="0.06pt solid #000000"/>
      <style:text-properties style:text-position=""/>
    </style:style>
    <style:style style:name="ce133" style:family="table-cell" style:parent-style-name="Default">
      <style:table-cell-properties fo:background-color="#ffffcc" fo:border="0.06pt solid #000000"/>
      <style:text-properties style:text-position=""/>
    </style:style>
    <style:style style:name="ce134" style:family="table-cell" style:parent-style-name="Default">
      <style:table-cell-properties fo:background-color="#00ff00" fo:border="0.06pt solid #000000"/>
      <style:text-properties style:text-position=""/>
    </style:style>
    <style:style style:name="ce137" style:family="table-cell" style:parent-style-name="Default">
      <style:table-cell-properties fo:background-color="transparent" fo:border="0.06pt solid #000000"/>
      <style:text-properties style:text-position=""/>
    </style:style>
    <style:style style:name="ce257" style:family="table-cell" style:parent-style-name="Default">
      <style:table-cell-properties fo:background-color="#e6e6ff" fo:border="0.06pt solid #000000"/>
      <style:text-properties style:text-position="" fo:font-weight="bold" style:font-weight-asian="bold" style:font-weight-complex="bold"/>
    </style:style>
    <style:style style:name="ce258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25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60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62" style:family="table-cell" style:parent-style-name="Default">
      <style:text-properties style:text-position="" fo:font-weight="bold" style:font-weight-asian="bold" style:font-weight-complex="bold"/>
    </style:style>
    <style:style style:name="ce66" style:family="table-cell" style:parent-style-name="Default">
      <style:text-properties style:text-position="" fo:font-style="italic" style:font-style-asian="italic" style:font-style-complex="italic"/>
    </style:style>
    <style:style style:name="ce264" style:family="table-cell" style:parent-style-name="Default">
      <style:table-cell-properties fo:background-color="#99ccff" fo:border="0.06pt solid #000000"/>
      <style:text-properties style:text-position=""/>
    </style:style>
    <style:style style:name="ce269" style:family="table-cell" style:parent-style-name="Default">
      <style:table-cell-properties fo:background-color="#e6e6e6" fo:border="0.06pt solid #000000"/>
      <style:text-properties style:text-position=""/>
    </style:style>
    <style:style style:name="ce283" style:family="table-cell" style:parent-style-name="Default">
      <style:table-cell-properties fo:background-color="#cccccc" fo:border="0.06pt solid #000000"/>
      <style:text-properties style:text-position=""/>
    </style:style>
    <style:style style:name="ce286" style:family="table-cell" style:parent-style-name="Default">
      <style:table-cell-properties fo:background-color="#0000ff" fo:border="0.06pt solid #000000"/>
      <style:text-properties style:text-position=""/>
    </style:style>
    <style:style style:name="ce287" style:family="table-cell" style:parent-style-name="Default">
      <style:table-cell-properties fo:background-color="#00ae00" fo:border="0.06pt solid #000000"/>
      <style:text-properties style:text-position=""/>
    </style:style>
    <style:style style:name="ce288" style:family="table-cell" style:parent-style-name="Default">
      <style:table-cell-properties fo:background-color="#ff8080" fo:border="0.06pt solid #000000"/>
      <style:text-properties style:text-position=""/>
    </style:style>
    <style:style style:name="ce290" style:family="table-cell" style:parent-style-name="Default">
      <style:table-cell-properties fo:background-color="#ffff00" fo:border="0.06pt solid #000000"/>
      <style:text-properties style:text-position=""/>
    </style:style>
    <style:style style:name="ce291" style:family="table-cell" style:parent-style-name="Default">
      <style:table-cell-properties fo:background-color="#ff9966" fo:border="0.06pt solid #000000"/>
      <style:text-properties style:text-position=""/>
    </style:style>
    <style:style style:name="ce292" style:family="table-cell" style:parent-style-name="Default">
      <style:table-cell-properties fo:background-color="#9966cc" fo:border="0.06pt solid #000000"/>
      <style:text-properties style:text-position=""/>
    </style:style>
    <style:style style:name="ce29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>
      <style:table-cell-properties fo:background-color="#e6e6ff" fo:border="0.06pt solid #000000"/>
      <style:text-properties style:text-position=""/>
    </style:style>
    <style:style style:name="ce296" style:family="table-cell" style:parent-style-name="Default">
      <style:table-cell-properties fo:background-color="#e6e6ff" fo:border="0.99pt solid #000000"/>
      <style:text-properties style:text-position=""/>
    </style:style>
    <style:style style:name="ce297" style:family="table-cell" style:parent-style-name="Default">
      <style:table-cell-properties fo:background-color="#c2d2f9" fo:border="0.06pt solid #000000"/>
      <style:text-properties style:text-position=""/>
    </style:style>
    <style:style style:name="ce24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0.74pt solid #000000" style:shrink-to-fit="true"/>
    </style:style>
    <style:style style:name="ce27" style:family="table-cell" style:parent-style-name="Default">
      <style:table-cell-properties fo:background-color="#ffffff" style:text-align-source="fix" style:repeat-content="false" fo:border="0.99pt dashed #4b1f6f" style:shrink-to-fi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transparent" fo:border="0.74pt solid #000000" style:shrink-to-fit="true"/>
    </style:style>
    <style:style style:name="ce29" style:family="table-cell" style:parent-style-name="Default">
      <style:table-cell-properties fo:background-color="#00dcff" fo:border="0.74pt solid #000000" style:shrink-to-fit="true"/>
    </style:style>
    <style:style style:name="ce30" style:family="table-cell" style:parent-style-name="Default">
      <style:table-cell-properties fo:background-color="#c5000b" fo:border="0.74pt solid #000000" style:shrink-to-fit="true"/>
    </style:style>
    <style:style style:name="ce31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c2d2f9" style:text-align-source="fix" style:repeat-content="false" fo:border="0.74pt solid #000000" style:shrink-to-fit="false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pt"/>
    </style:style>
    <style:style style:name="ce34" style:family="table-cell" style:parent-style-name="Default">
      <style:table-cell-properties fo:border="0.74pt solid #000000" style:shrink-to-fit="true"/>
      <style:text-properties style:use-window-font-color="true"/>
    </style:style>
    <style:style style:name="ce35" style:family="table-cell" style:parent-style-name="Default">
      <style:table-cell-properties style:shrink-to-fit="true"/>
    </style:style>
    <style:style style:name="ce36" style:family="table-cell" style:parent-style-name="Default">
      <style:table-cell-properties style:shrink-to-fit="true"/>
      <style:text-properties fo:font-weight="bold" style:font-weight-asian="bold" style:font-weight-complex="bold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39" style:family="table-cell" style:parent-style-name="Default">
      <style:table-cell-properties style:shrink-to-fit="true"/>
      <style:text-properties fo:font-style="italic" style:font-style-asian="italic" style:font-style-complex="italic"/>
    </style:style>
    <style:style style:name="ce40" style:family="table-cell" style:parent-style-name="Default">
      <style:text-properties fo:font-style="italic" style:font-style-asian="italic" style:font-style-complex="italic"/>
    </style:style>
    <style:style style:name="ce41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42" style:family="table-cell" style:parent-style-name="Default">
      <style:table-cell-properties style:shrink-to-fit="false" style:vertical-align="middle"/>
    </style:style>
    <style:style style:name="ce43" style:family="table-cell" style:parent-style-name="Default">
      <style:table-cell-properties style:shrink-to-fit="false"/>
    </style:style>
    <style:style style:name="ce44" style:family="table-cell" style:parent-style-name="Default">
      <style:table-cell-properties style:vertical-align="middle"/>
    </style:style>
    <style:style style:name="ce45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ffff" style:text-align-source="fix" style:repeat-content="false" fo:border="0.74pt solid #000000" style:shrink-to-fit="false"/>
      <style:paragraph-properties fo:text-align="center" fo:margin-left="0pt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cc" style:text-align-source="fix" style:repeat-content="false" fo:border="0.74pt solid #000000" style:shrink-to-fit="false"/>
      <style:paragraph-properties fo:text-align="center" fo:margin-left="0pt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cc" style:text-align-source="fix" style:repeat-content="false" fo:border="0.74pt solid #000000" style:shrink-to-fit="true"/>
      <style:paragraph-properties fo:text-align="center" fo:margin-left="0pt"/>
    </style:style>
    <style:style style:name="ce49" style:family="table-cell" style:parent-style-name="Default">
      <style:table-cell-properties fo:background-color="#ffcc99" style:text-align-source="fix" style:repeat-content="false" fo:border="0.74pt solid #000000" style:shrink-to-fit="false"/>
      <style:paragraph-properties fo:text-align="center" fo:margin-left="0pt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cc99" style:text-align-source="fix" style:repeat-content="false" fo:border="0.74pt solid #000000" style:shrink-to-fit="true"/>
      <style:paragraph-properties fo:text-align="center" fo:margin-left="0pt"/>
    </style:style>
    <style:style style:name="ce51" style:family="table-cell" style:parent-style-name="Default">
      <style:table-cell-properties fo:background-color="#99ccff" style:text-align-source="fix" style:repeat-content="false" fo:border="0.74pt solid #000000" style:shrink-to-fit="false"/>
      <style:paragraph-properties fo:text-align="center" fo:margin-left="0pt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99ccff" style:text-align-source="fix" style:repeat-content="false" fo:border="0.74pt solid #000000" style:shrink-to-fit="true"/>
      <style:paragraph-properties fo:text-align="center" fo:margin-left="0pt"/>
    </style:style>
    <style:style style:name="ce53" style:family="table-cell" style:parent-style-name="Default">
      <style:table-cell-properties fo:background-color="#ccffff" style:text-align-source="fix" style:repeat-content="false" fo:border="0.74pt solid #000000" style:shrink-to-fit="false"/>
      <style:paragraph-properties fo:text-align="center" fo:margin-left="0pt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ff" style:text-align-source="fix" style:repeat-content="false" fo:border="0.74pt solid #000000" style:shrink-to-fit="true"/>
      <style:paragraph-properties fo:text-align="center" fo:margin-left="0pt"/>
    </style:style>
    <style:style style:name="ce55" style:family="table-cell" style:parent-style-name="Default">
      <style:table-cell-properties fo:background-color="#e6e6e6" style:text-align-source="fix" style:repeat-content="false" fo:border="0.74pt solid #000000" style:shrink-to-fit="false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e6e6e6" style:text-align-source="fix" style:repeat-content="false" fo:border="0.74pt solid #000000" style:shrink-to-fit="true"/>
      <style:paragraph-properties fo:text-align="center" fo:margin-left="0pt"/>
    </style:style>
    <style:style style:name="ce57" style:family="table-cell" style:parent-style-name="Default">
      <style:table-cell-properties fo:background-color="#a6fda6" style:text-align-source="fix" style:repeat-content="false" fo:border="0.74pt solid #000000" style:shrink-to-fit="false"/>
      <style:paragraph-properties fo:text-align="center" fo:margin-left="0pt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a6fda6" style:text-align-source="fix" style:repeat-content="false" fo:border="0.74pt solid #000000" style:shrink-to-fit="true"/>
      <style:paragraph-properties fo:text-align="center" fo:margin-left="0pt"/>
    </style:style>
    <style:style style:name="ce59" style:family="table-cell" style:parent-style-name="Default">
      <style:table-cell-properties fo:background-color="transparent" style:shrink-to-fit="true"/>
    </style:style>
    <style:style style:name="ce60" style:family="table-cell" style:parent-style-name="Default">
      <style:table-cell-properties fo:background-color="transparent" style:shrink-to-fit="true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transparent"/>
    </style:style>
    <style:style style:name="ce6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transparent"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65" style:family="table-cell" style:parent-style-name="Default">
      <style:table-cell-properties fo:background-color="transparent" style:shrink-to-fit="true"/>
      <style:text-properties fo:font-style="italic" style:font-style-asian="italic" style:font-style-complex="italic"/>
    </style:style>
    <style:style style:name="ce67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68" style:family="table-cell" style:parent-style-name="Default">
      <style:table-cell-properties fo:background-color="#ffffff" style:text-align-source="fix" style:repeat-content="false" style:shrink-to-fit="false" style:vertical-align="middle"/>
      <style:paragraph-properties fo:text-align="center" fo:margin-left="0pt"/>
    </style:style>
    <style:style style:name="ce69" style:family="table-cell" style:parent-style-name="Default">
      <style:table-cell-properties fo:background-color="transparent" style:shrink-to-fit="false"/>
    </style:style>
    <style:style style:name="ce7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pt"/>
    </style:style>
    <style:style style:name="ce71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a6fda6" fo:border="0.74pt solid #000000" style:shrink-to-fit="true"/>
    </style:style>
    <style:style style:name="ce73" style:family="table-cell" style:parent-style-name="Default">
      <style:table-cell-properties fo:background-color="#ffcc99" fo:border="0.74pt solid #000000" style:shrink-to-fit="true"/>
    </style:style>
    <style:style style:name="ce74" style:family="table-cell" style:parent-style-name="Default">
      <style:table-cell-properties fo:border="0.06pt solid #000000"/>
    </style:style>
    <style:style style:name="ce75" style:family="table-cell" style:parent-style-name="Default">
      <style:table-cell-properties fo:background-color="#ffffcc" fo:border="0.06pt solid #000000"/>
    </style:style>
    <style:style style:name="ce76" style:family="table-cell" style:parent-style-name="Default">
      <style:table-cell-properties fo:background-color="#00ff00" fo:border="0.06pt solid #000000"/>
    </style:style>
    <style:style style:name="ce77" style:family="table-cell" style:parent-style-name="Default">
      <style:table-cell-properties fo:background-color="transparent" fo:border="0.06pt solid #000000"/>
    </style:style>
    <style:style style:name="ce78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79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80" style:family="table-cell" style:parent-style-name="Default">
      <style:table-cell-properties style:shrink-to-fit="true"/>
      <style:map style:condition="cell-content()=&quot;Cancels&quot;" style:apply-style-name="Red_20_bg" style:base-cell-address="'Details (Default)'.D35"/>
      <style:map style:condition="cell-content()=&quot;Follows&quot;" style:apply-style-name="Light_20_orange_20_bg" style:base-cell-address="'Details (Default)'.D35"/>
      <style:map style:condition="cell-content()=&quot;Buffers&quot;" style:apply-style-name="Yellow_20_bg" style:base-cell-address="'Details (Default)'.D35"/>
      <style:map style:condition="cell-content()=&quot;Mutual&quot;" style:apply-style-name="Light_20_blue_20_bg" style:base-cell-address="'Details (Default)'.D35"/>
      <style:map style:condition="cell-content()=&quot;Special&quot;" style:apply-style-name="Green_20_bg" style:base-cell-address="'Details (Default)'.D35"/>
      <style:map style:condition="cell-content()=&quot;Prereq&quot;" style:apply-style-name="Blue_20_bg" style:base-cell-address="'Details (Default)'.D35"/>
      <style:map style:condition="cell-content()=&quot;Impossible?&quot;" style:apply-style-name="Light_20_gray_20_bg" style:base-cell-address="'Details (Default)'.D35"/>
      <style:map style:condition="cell-content()=&quot;§§§&quot;" style:apply-style-name="Dark_20_gray_20_bg" style:base-cell-address="'Details (Default)'.D35"/>
      <style:map style:condition="cell-content()=&quot;???&quot;" style:apply-style-name="Purple_20_bg" style:base-cell-address="'Details (Default)'.D35"/>
      <style:map style:condition="cell-content()=&quot;No effect&quot;" style:apply-style-name="Light_20_gray_20_bg" style:base-cell-address="'Details (Default)'.D35"/>
    </style:style>
    <style:style style:name="ce81" style:family="table-cell" style:parent-style-name="Default">
      <style:table-cell-properties style:shrink-to-fit="true"/>
      <style:map style:condition="cell-content()=&quot;Cancels&quot;" style:apply-style-name="Red_20_bg" style:base-cell-address="'Details (Default)'.D67"/>
      <style:map style:condition="cell-content()=&quot;Follows&quot;" style:apply-style-name="Light_20_orange_20_bg" style:base-cell-address="'Details (Default)'.D67"/>
      <style:map style:condition="cell-content()=&quot;Buffers&quot;" style:apply-style-name="Yellow_20_bg" style:base-cell-address="'Details (Default)'.D67"/>
      <style:map style:condition="cell-content()=&quot;Mutual&quot;" style:apply-style-name="Light_20_blue_20_bg" style:base-cell-address="'Details (Default)'.D67"/>
      <style:map style:condition="cell-content()=&quot;Special&quot;" style:apply-style-name="Green_20_bg" style:base-cell-address="'Details (Default)'.D67"/>
      <style:map style:condition="cell-content()=&quot;Prereq&quot;" style:apply-style-name="Blue_20_bg" style:base-cell-address="'Details (Default)'.D67"/>
      <style:map style:condition="cell-content()=&quot;Impossible?&quot;" style:apply-style-name="Light_20_gray_20_bg" style:base-cell-address="'Details (Default)'.D67"/>
      <style:map style:condition="cell-content()=&quot;§§§&quot;" style:apply-style-name="Dark_20_gray_20_bg" style:base-cell-address="'Details (Default)'.D67"/>
      <style:map style:condition="cell-content()=&quot;???&quot;" style:apply-style-name="Purple_20_bg" style:base-cell-address="'Details (Default)'.D67"/>
      <style:map style:condition="cell-content()=&quot;No effect&quot;" style:apply-style-name="Light_20_gray_20_bg" style:base-cell-address="'Details (Default)'.D67"/>
    </style:style>
    <style:style style:name="ce82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83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84" style:family="table-cell" style:parent-style-name="Default">
      <style:table-cell-properties style:shrink-to-fit="true"/>
      <style:map style:condition="cell-content()=&quot;Cancels&quot;" style:apply-style-name="Red_20_bg" style:base-cell-address="'Details (Default)'.E16"/>
      <style:map style:condition="cell-content()=&quot;Follows&quot;" style:apply-style-name="Light_20_orange_20_bg" style:base-cell-address="'Details (Default)'.E16"/>
      <style:map style:condition="cell-content()=&quot;Buffers&quot;" style:apply-style-name="Yellow_20_bg" style:base-cell-address="'Details (Default)'.E16"/>
      <style:map style:condition="cell-content()=&quot;Mutual&quot;" style:apply-style-name="Light_20_blue_20_bg" style:base-cell-address="'Details (Default)'.E16"/>
      <style:map style:condition="cell-content()=&quot;Special&quot;" style:apply-style-name="Green_20_bg" style:base-cell-address="'Details (Default)'.E16"/>
      <style:map style:condition="cell-content()=&quot;Prereq&quot;" style:apply-style-name="Blue_20_bg" style:base-cell-address="'Details (Default)'.E16"/>
      <style:map style:condition="cell-content()=&quot;Impossible?&quot;" style:apply-style-name="Light_20_gray_20_bg" style:base-cell-address="'Details (Default)'.E16"/>
      <style:map style:condition="cell-content()=&quot;§§§&quot;" style:apply-style-name="Dark_20_gray_20_bg" style:base-cell-address="'Details (Default)'.E16"/>
      <style:map style:condition="cell-content()=&quot;???&quot;" style:apply-style-name="Purple_20_bg" style:base-cell-address="'Details (Default)'.E16"/>
      <style:map style:condition="cell-content()=&quot;No effect&quot;" style:apply-style-name="Light_20_gray_20_bg" style:base-cell-address="'Details (Default)'.E16"/>
    </style:style>
    <style:style style:name="ce85" style:family="table-cell" style:parent-style-name="Default">
      <style:table-cell-properties style:shrink-to-fit="true"/>
      <style:map style:condition="cell-content()=&quot;Cancels&quot;" style:apply-style-name="Red_20_bg" style:base-cell-address="'Details (Default)'.E17"/>
      <style:map style:condition="cell-content()=&quot;Follows&quot;" style:apply-style-name="Light_20_orange_20_bg" style:base-cell-address="'Details (Default)'.E17"/>
      <style:map style:condition="cell-content()=&quot;Buffers&quot;" style:apply-style-name="Yellow_20_bg" style:base-cell-address="'Details (Default)'.E17"/>
      <style:map style:condition="cell-content()=&quot;Mutual&quot;" style:apply-style-name="Light_20_blue_20_bg" style:base-cell-address="'Details (Default)'.E17"/>
      <style:map style:condition="cell-content()=&quot;Special&quot;" style:apply-style-name="Green_20_bg" style:base-cell-address="'Details (Default)'.E17"/>
      <style:map style:condition="cell-content()=&quot;Prereq&quot;" style:apply-style-name="Blue_20_bg" style:base-cell-address="'Details (Default)'.E17"/>
      <style:map style:condition="cell-content()=&quot;Impossible?&quot;" style:apply-style-name="Light_20_gray_20_bg" style:base-cell-address="'Details (Default)'.E17"/>
      <style:map style:condition="cell-content()=&quot;§§§&quot;" style:apply-style-name="Dark_20_gray_20_bg" style:base-cell-address="'Details (Default)'.E17"/>
      <style:map style:condition="cell-content()=&quot;???&quot;" style:apply-style-name="Purple_20_bg" style:base-cell-address="'Details (Default)'.E17"/>
      <style:map style:condition="cell-content()=&quot;No effect&quot;" style:apply-style-name="Light_20_gray_20_bg" style:base-cell-address="'Details (Default)'.E17"/>
    </style:style>
    <style:style style:name="ce86" style:family="table-cell" style:parent-style-name="Default">
      <style:table-cell-properties style:shrink-to-fit="true"/>
      <style:map style:condition="cell-content()=&quot;Cancels&quot;" style:apply-style-name="Red_20_bg" style:base-cell-address="'Details (Default)'.D67"/>
      <style:map style:condition="cell-content()=&quot;Follows&quot;" style:apply-style-name="Light_20_orange_20_bg" style:base-cell-address="'Details (Default)'.D67"/>
      <style:map style:condition="cell-content()=&quot;Buffers&quot;" style:apply-style-name="Yellow_20_bg" style:base-cell-address="'Details (Default)'.D67"/>
      <style:map style:condition="cell-content()=&quot;Mutual&quot;" style:apply-style-name="Light_20_blue_20_bg" style:base-cell-address="'Details (Default)'.D67"/>
      <style:map style:condition="cell-content()=&quot;Special&quot;" style:apply-style-name="Green_20_bg" style:base-cell-address="'Details (Default)'.D67"/>
      <style:map style:condition="cell-content()=&quot;Prereq&quot;" style:apply-style-name="Blue_20_bg" style:base-cell-address="'Details (Default)'.D67"/>
      <style:map style:condition="cell-content()=&quot;Impossible?&quot;" style:apply-style-name="Light_20_gray_20_bg" style:base-cell-address="'Details (Default)'.D67"/>
      <style:map style:condition="cell-content()=&quot;§§§&quot;" style:apply-style-name="Dark_20_gray_20_bg" style:base-cell-address="'Details (Default)'.D67"/>
      <style:map style:condition="cell-content()=&quot;???&quot;" style:apply-style-name="Purple_20_bg" style:base-cell-address="'Details (Default)'.D67"/>
      <style:map style:condition="cell-content()=&quot;No effect&quot;" style:apply-style-name="Light_20_gray_20_bg" style:base-cell-address="'Details (Default)'.D67"/>
    </style:style>
    <style:style style:name="ce87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88" style:family="table-cell" style:parent-style-name="Default">
      <style:table-cell-properties style:shrink-to-fit="true"/>
      <style:map style:condition="cell-content()=&quot;Cancels&quot;" style:apply-style-name="Red_20_bg" style:base-cell-address="'Details (Default)'.D67"/>
      <style:map style:condition="cell-content()=&quot;Follows&quot;" style:apply-style-name="Light_20_orange_20_bg" style:base-cell-address="'Details (Default)'.D67"/>
      <style:map style:condition="cell-content()=&quot;Buffers&quot;" style:apply-style-name="Yellow_20_bg" style:base-cell-address="'Details (Default)'.D67"/>
      <style:map style:condition="cell-content()=&quot;Mutual&quot;" style:apply-style-name="Light_20_blue_20_bg" style:base-cell-address="'Details (Default)'.D67"/>
      <style:map style:condition="cell-content()=&quot;Special&quot;" style:apply-style-name="Green_20_bg" style:base-cell-address="'Details (Default)'.D67"/>
      <style:map style:condition="cell-content()=&quot;Prereq&quot;" style:apply-style-name="Blue_20_bg" style:base-cell-address="'Details (Default)'.D67"/>
      <style:map style:condition="cell-content()=&quot;Impossible?&quot;" style:apply-style-name="Light_20_gray_20_bg" style:base-cell-address="'Details (Default)'.D67"/>
      <style:map style:condition="cell-content()=&quot;§§§&quot;" style:apply-style-name="Dark_20_gray_20_bg" style:base-cell-address="'Details (Default)'.D67"/>
      <style:map style:condition="cell-content()=&quot;???&quot;" style:apply-style-name="Purple_20_bg" style:base-cell-address="'Details (Default)'.D67"/>
      <style:map style:condition="cell-content()=&quot;No effect&quot;" style:apply-style-name="Light_20_gray_20_bg" style:base-cell-address="'Details (Default)'.D67"/>
    </style:style>
    <style:style style:name="ce89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90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1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2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93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4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5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6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7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8" style:family="table-cell" style:parent-style-name="Default">
      <style:table-cell-properties style:shrink-to-fit="true"/>
      <style:map style:condition="cell-content()=&quot;Cancels&quot;" style:apply-style-name="Red_20_bg" style:base-cell-address="'Details (Default)'.J24"/>
      <style:map style:condition="cell-content()=&quot;Follows&quot;" style:apply-style-name="Light_20_orange_20_bg" style:base-cell-address="'Details (Default)'.J24"/>
      <style:map style:condition="cell-content()=&quot;Buffers&quot;" style:apply-style-name="Yellow_20_bg" style:base-cell-address="'Details (Default)'.J24"/>
      <style:map style:condition="cell-content()=&quot;Mutual&quot;" style:apply-style-name="Light_20_blue_20_bg" style:base-cell-address="'Details (Default)'.J24"/>
      <style:map style:condition="cell-content()=&quot;Special&quot;" style:apply-style-name="Green_20_bg" style:base-cell-address="'Details (Default)'.J24"/>
      <style:map style:condition="cell-content()=&quot;Prereq&quot;" style:apply-style-name="Blue_20_bg" style:base-cell-address="'Details (Default)'.J24"/>
      <style:map style:condition="cell-content()=&quot;Impossible?&quot;" style:apply-style-name="Light_20_gray_20_bg" style:base-cell-address="'Details (Default)'.J24"/>
      <style:map style:condition="cell-content()=&quot;§§§&quot;" style:apply-style-name="Dark_20_gray_20_bg" style:base-cell-address="'Details (Default)'.J24"/>
      <style:map style:condition="cell-content()=&quot;???&quot;" style:apply-style-name="Purple_20_bg" style:base-cell-address="'Details (Default)'.J24"/>
      <style:map style:condition="cell-content()=&quot;No effect&quot;" style:apply-style-name="Light_20_gray_20_bg" style:base-cell-address="'Details (Default)'.J24"/>
    </style:style>
    <style:style style:name="ce99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00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01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02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03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04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05" style:family="table-cell" style:parent-style-name="Default">
      <style:table-cell-properties style:shrink-to-fit="true"/>
      <style:map style:condition="cell-content()=&quot;Cancels&quot;" style:apply-style-name="Red_20_bg" style:base-cell-address="'Details (Default)'.M24"/>
      <style:map style:condition="cell-content()=&quot;Follows&quot;" style:apply-style-name="Light_20_orange_20_bg" style:base-cell-address="'Details (Default)'.M24"/>
      <style:map style:condition="cell-content()=&quot;Buffers&quot;" style:apply-style-name="Yellow_20_bg" style:base-cell-address="'Details (Default)'.M24"/>
      <style:map style:condition="cell-content()=&quot;Mutual&quot;" style:apply-style-name="Light_20_blue_20_bg" style:base-cell-address="'Details (Default)'.M24"/>
      <style:map style:condition="cell-content()=&quot;Special&quot;" style:apply-style-name="Green_20_bg" style:base-cell-address="'Details (Default)'.M24"/>
      <style:map style:condition="cell-content()=&quot;Prereq&quot;" style:apply-style-name="Blue_20_bg" style:base-cell-address="'Details (Default)'.M24"/>
      <style:map style:condition="cell-content()=&quot;Impossible?&quot;" style:apply-style-name="Light_20_gray_20_bg" style:base-cell-address="'Details (Default)'.M24"/>
      <style:map style:condition="cell-content()=&quot;§§§&quot;" style:apply-style-name="Dark_20_gray_20_bg" style:base-cell-address="'Details (Default)'.M24"/>
      <style:map style:condition="cell-content()=&quot;???&quot;" style:apply-style-name="Purple_20_bg" style:base-cell-address="'Details (Default)'.M24"/>
      <style:map style:condition="cell-content()=&quot;No effect&quot;" style:apply-style-name="Light_20_gray_20_bg" style:base-cell-address="'Details (Default)'.M24"/>
    </style:style>
    <style:style style:name="ce106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07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08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09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10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11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12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13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14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15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16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17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18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19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20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21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22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23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24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25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126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27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28" style:family="table-cell" style:parent-style-name="Default">
      <style:table-cell-properties style:shrink-to-fit="true"/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29" style:family="table-cell" style:parent-style-name="Default"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30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32" style:family="table-cell" style:parent-style-name="Default"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35" style:family="table-cell" style:parent-style-name="Default">
      <style:table-cell-properties style:shrink-to-fit="true"/>
      <style:map style:condition="cell-content()=&quot;Cancels&quot;" style:apply-style-name="Red_20_bg" style:base-cell-address="'Details (Default)'.V67"/>
      <style:map style:condition="cell-content()=&quot;Follows&quot;" style:apply-style-name="Light_20_orange_20_bg" style:base-cell-address="'Details (Default)'.V67"/>
      <style:map style:condition="cell-content()=&quot;Buffers&quot;" style:apply-style-name="Yellow_20_bg" style:base-cell-address="'Details (Default)'.V67"/>
      <style:map style:condition="cell-content()=&quot;Mutual&quot;" style:apply-style-name="Light_20_blue_20_bg" style:base-cell-address="'Details (Default)'.V67"/>
      <style:map style:condition="cell-content()=&quot;Special&quot;" style:apply-style-name="Green_20_bg" style:base-cell-address="'Details (Default)'.V67"/>
      <style:map style:condition="cell-content()=&quot;Prereq&quot;" style:apply-style-name="Blue_20_bg" style:base-cell-address="'Details (Default)'.V67"/>
      <style:map style:condition="cell-content()=&quot;Impossible?&quot;" style:apply-style-name="Light_20_gray_20_bg" style:base-cell-address="'Details (Default)'.V67"/>
      <style:map style:condition="cell-content()=&quot;§§§&quot;" style:apply-style-name="Dark_20_gray_20_bg" style:base-cell-address="'Details (Default)'.V67"/>
      <style:map style:condition="cell-content()=&quot;???&quot;" style:apply-style-name="Purple_20_bg" style:base-cell-address="'Details (Default)'.V67"/>
      <style:map style:condition="cell-content()=&quot;No effect&quot;" style:apply-style-name="Light_20_gray_20_bg" style:base-cell-address="'Details (Default)'.V67"/>
    </style:style>
    <style:style style:name="ce136" style:family="table-cell" style:parent-style-name="Default">
      <style:map style:condition="cell-content()=&quot;Cancels&quot;" style:apply-style-name="Red_20_bg" style:base-cell-address="'Details (Default)'.V67"/>
      <style:map style:condition="cell-content()=&quot;Follows&quot;" style:apply-style-name="Light_20_orange_20_bg" style:base-cell-address="'Details (Default)'.V67"/>
      <style:map style:condition="cell-content()=&quot;Buffers&quot;" style:apply-style-name="Yellow_20_bg" style:base-cell-address="'Details (Default)'.V67"/>
      <style:map style:condition="cell-content()=&quot;Mutual&quot;" style:apply-style-name="Light_20_blue_20_bg" style:base-cell-address="'Details (Default)'.V67"/>
      <style:map style:condition="cell-content()=&quot;Special&quot;" style:apply-style-name="Green_20_bg" style:base-cell-address="'Details (Default)'.V67"/>
      <style:map style:condition="cell-content()=&quot;Prereq&quot;" style:apply-style-name="Blue_20_bg" style:base-cell-address="'Details (Default)'.V67"/>
      <style:map style:condition="cell-content()=&quot;Impossible?&quot;" style:apply-style-name="Light_20_gray_20_bg" style:base-cell-address="'Details (Default)'.V67"/>
      <style:map style:condition="cell-content()=&quot;§§§&quot;" style:apply-style-name="Dark_20_gray_20_bg" style:base-cell-address="'Details (Default)'.V67"/>
      <style:map style:condition="cell-content()=&quot;???&quot;" style:apply-style-name="Purple_20_bg" style:base-cell-address="'Details (Default)'.V67"/>
      <style:map style:condition="cell-content()=&quot;No effect&quot;" style:apply-style-name="Light_20_gray_20_bg" style:base-cell-address="'Details (Default)'.V67"/>
    </style:style>
    <style:style style:name="ce138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Default)'.V67"/>
      <style:map style:condition="cell-content()=&quot;Follows&quot;" style:apply-style-name="Light_20_orange_20_bg" style:base-cell-address="'Details (Default)'.V67"/>
      <style:map style:condition="cell-content()=&quot;Buffers&quot;" style:apply-style-name="Yellow_20_bg" style:base-cell-address="'Details (Default)'.V67"/>
      <style:map style:condition="cell-content()=&quot;Mutual&quot;" style:apply-style-name="Light_20_blue_20_bg" style:base-cell-address="'Details (Default)'.V67"/>
      <style:map style:condition="cell-content()=&quot;Special&quot;" style:apply-style-name="Green_20_bg" style:base-cell-address="'Details (Default)'.V67"/>
      <style:map style:condition="cell-content()=&quot;Prereq&quot;" style:apply-style-name="Blue_20_bg" style:base-cell-address="'Details (Default)'.V67"/>
      <style:map style:condition="cell-content()=&quot;Impossible?&quot;" style:apply-style-name="Light_20_gray_20_bg" style:base-cell-address="'Details (Default)'.V67"/>
      <style:map style:condition="cell-content()=&quot;§§§&quot;" style:apply-style-name="Dark_20_gray_20_bg" style:base-cell-address="'Details (Default)'.V67"/>
      <style:map style:condition="cell-content()=&quot;???&quot;" style:apply-style-name="Purple_20_bg" style:base-cell-address="'Details (Default)'.V67"/>
      <style:map style:condition="cell-content()=&quot;No effect&quot;" style:apply-style-name="Light_20_gray_20_bg" style:base-cell-address="'Details (Default)'.V67"/>
    </style:style>
    <style:style style:name="ce139" style:family="table-cell" style:parent-style-name="Default"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40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41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42" style:family="table-cell" style:parent-style-name="Default"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43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44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45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46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47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148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5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51" style:family="table-cell" style:parent-style-name="Default">
      <style:table-cell-properties fo:background-color="#ffcc99" fo:border="0.06pt solid #000000"/>
    </style:style>
    <style:style style:name="ce152" style:family="table-cell" style:parent-style-name="Default">
      <style:table-cell-properties fo:background-color="#99ccff" fo:border="0.06pt solid #000000"/>
    </style:style>
    <style:style style:name="ce153" style:family="table-cell" style:parent-style-name="Default">
      <style:table-cell-properties fo:background-color="#ccffff" fo:border="0.06pt solid #000000"/>
    </style:style>
    <style:style style:name="ce154" style:family="table-cell" style:parent-style-name="Default">
      <style:table-cell-properties fo:background-color="#e6e6e6" fo:border="0.06pt solid #000000"/>
    </style:style>
    <style:style style:name="ce155" style:family="table-cell" style:parent-style-name="Default">
      <style:table-cell-properties fo:background-color="#a6fda6" fo:border="0.06pt solid #000000"/>
    </style:style>
    <style:style style:name="ce156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58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59" style:family="table-cell" style:parent-style-name="Default">
      <style:table-cell-properties fo:border="none"/>
    </style:style>
    <style:style style:name="ce160" style:family="table-cell" style:parent-style-name="Default">
      <style:table-cell-properties fo:background-color="#cccccc" fo:border="0.06pt solid #000000"/>
    </style:style>
    <style:style style:name="ce161" style:family="table-cell" style:parent-style-name="Default">
      <style:table-cell-properties fo:background-color="#0000ff" fo:border="0.06pt solid #000000"/>
    </style:style>
    <style:style style:name="ce162" style:family="table-cell" style:parent-style-name="Default">
      <style:table-cell-properties fo:background-color="#00ae00" fo:border="0.06pt solid #000000"/>
    </style:style>
    <style:style style:name="ce163" style:family="table-cell" style:parent-style-name="Default">
      <style:table-cell-properties fo:background-color="#ff8080" fo:border="0.06pt solid #000000"/>
    </style:style>
    <style:style style:name="ce164" style:family="table-cell" style:parent-style-name="Default">
      <style:table-cell-properties fo:background-color="#ffff00" fo:border="0.06pt solid #000000"/>
    </style:style>
    <style:style style:name="ce165" style:family="table-cell" style:parent-style-name="Default">
      <style:table-cell-properties fo:background-color="#ff9966" fo:border="0.06pt solid #000000"/>
    </style:style>
    <style:style style:name="ce166" style:family="table-cell" style:parent-style-name="Default">
      <style:table-cell-properties fo:background-color="#9966cc" fo:border="0.06pt solid #000000"/>
    </style:style>
    <style:style style:name="ce16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ackground-color="#e6e6ff" fo:border="0.06pt solid #000000"/>
    </style:style>
    <style:style style:name="ce169" style:family="table-cell" style:parent-style-name="Default">
      <style:table-cell-properties fo:background-color="#e6e6ff" fo:border="0.99pt solid #000000"/>
    </style:style>
    <style:style style:name="ce170" style:family="table-cell" style:parent-style-name="Default">
      <style:table-cell-properties fo:background-color="#c2d2f9" fo:border="0.06pt solid #000000"/>
    </style:style>
    <style:style style:name="ce171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pt"/>
      <style:text-properties fo:font-weight="bold" style:font-weight-asian="bold" style:font-weight-complex="bold"/>
    </style:style>
    <style:style style:name="ce172" style:family="table-cell" style:parent-style-name="Default">
      <style:table-cell-properties fo:background-color="#ffffff" fo:border="0.74pt solid #000000" style:shrink-to-fit="true"/>
    </style:style>
    <style:style style:name="ce173" style:family="table-cell" style:parent-style-name="Default">
      <style:table-cell-properties style:shrink-to-fit="true"/>
      <style:map style:condition="cell-content()=&quot;Cancels&quot;" style:apply-style-name="Red_20_bg" style:base-cell-address="'Details (Old)'.D2"/>
      <style:map style:condition="cell-content()=&quot;Follows&quot;" style:apply-style-name="Light_20_orange_20_bg" style:base-cell-address="'Details (Old)'.D2"/>
      <style:map style:condition="cell-content()=&quot;Buffers&quot;" style:apply-style-name="Yellow_20_bg" style:base-cell-address="'Details (Old)'.D2"/>
      <style:map style:condition="cell-content()=&quot;Mutual&quot;" style:apply-style-name="Light_20_blue_20_bg" style:base-cell-address="'Details (Old)'.D2"/>
      <style:map style:condition="cell-content()=&quot;Special&quot;" style:apply-style-name="Green_20_bg" style:base-cell-address="'Details (Old)'.D2"/>
      <style:map style:condition="cell-content()=&quot;Prereq&quot;" style:apply-style-name="Blue_20_bg" style:base-cell-address="'Details (Old)'.D2"/>
      <style:map style:condition="cell-content()=&quot;Impossible?&quot;" style:apply-style-name="Light_20_gray_20_bg" style:base-cell-address="'Details (Old)'.D2"/>
      <style:map style:condition="cell-content()=&quot;§§§&quot;" style:apply-style-name="Dark_20_gray_20_bg" style:base-cell-address="'Details (Old)'.D2"/>
      <style:map style:condition="cell-content()=&quot;???&quot;" style:apply-style-name="Purple_20_bg" style:base-cell-address="'Details (Old)'.D2"/>
      <style:map style:condition="cell-content()=&quot;No effect&quot;" style:apply-style-name="Light_20_gray_20_bg" style:base-cell-address="'Details (Old)'.D2"/>
    </style:style>
    <style:style style:name="ce174" style:family="table-cell" style:parent-style-name="Default">
      <style:table-cell-properties style:shrink-to-fit="true"/>
      <style:map style:condition="cell-content()=&quot;Cancels&quot;" style:apply-style-name="Red_20_bg" style:base-cell-address="'Details (Old)'.D35"/>
      <style:map style:condition="cell-content()=&quot;Follows&quot;" style:apply-style-name="Light_20_orange_20_bg" style:base-cell-address="'Details (Old)'.D35"/>
      <style:map style:condition="cell-content()=&quot;Buffers&quot;" style:apply-style-name="Yellow_20_bg" style:base-cell-address="'Details (Old)'.D35"/>
      <style:map style:condition="cell-content()=&quot;Mutual&quot;" style:apply-style-name="Light_20_blue_20_bg" style:base-cell-address="'Details (Old)'.D35"/>
      <style:map style:condition="cell-content()=&quot;Special&quot;" style:apply-style-name="Green_20_bg" style:base-cell-address="'Details (Old)'.D35"/>
      <style:map style:condition="cell-content()=&quot;Prereq&quot;" style:apply-style-name="Blue_20_bg" style:base-cell-address="'Details (Old)'.D35"/>
      <style:map style:condition="cell-content()=&quot;Impossible?&quot;" style:apply-style-name="Light_20_gray_20_bg" style:base-cell-address="'Details (Old)'.D35"/>
      <style:map style:condition="cell-content()=&quot;§§§&quot;" style:apply-style-name="Dark_20_gray_20_bg" style:base-cell-address="'Details (Old)'.D35"/>
      <style:map style:condition="cell-content()=&quot;???&quot;" style:apply-style-name="Purple_20_bg" style:base-cell-address="'Details (Old)'.D35"/>
      <style:map style:condition="cell-content()=&quot;No effect&quot;" style:apply-style-name="Light_20_gray_20_bg" style:base-cell-address="'Details (Old)'.D35"/>
    </style:style>
    <style:style style:name="ce175" style:family="table-cell" style:parent-style-name="Default">
      <style:table-cell-properties style:shrink-to-fit="true"/>
      <style:map style:condition="cell-content()=&quot;Cancels&quot;" style:apply-style-name="Red_20_bg" style:base-cell-address="'Details (Old)'.D67"/>
      <style:map style:condition="cell-content()=&quot;Follows&quot;" style:apply-style-name="Light_20_orange_20_bg" style:base-cell-address="'Details (Old)'.D67"/>
      <style:map style:condition="cell-content()=&quot;Buffers&quot;" style:apply-style-name="Yellow_20_bg" style:base-cell-address="'Details (Old)'.D67"/>
      <style:map style:condition="cell-content()=&quot;Mutual&quot;" style:apply-style-name="Light_20_blue_20_bg" style:base-cell-address="'Details (Old)'.D67"/>
      <style:map style:condition="cell-content()=&quot;Special&quot;" style:apply-style-name="Green_20_bg" style:base-cell-address="'Details (Old)'.D67"/>
      <style:map style:condition="cell-content()=&quot;Prereq&quot;" style:apply-style-name="Blue_20_bg" style:base-cell-address="'Details (Old)'.D67"/>
      <style:map style:condition="cell-content()=&quot;Impossible?&quot;" style:apply-style-name="Light_20_gray_20_bg" style:base-cell-address="'Details (Old)'.D67"/>
      <style:map style:condition="cell-content()=&quot;§§§&quot;" style:apply-style-name="Dark_20_gray_20_bg" style:base-cell-address="'Details (Old)'.D67"/>
      <style:map style:condition="cell-content()=&quot;???&quot;" style:apply-style-name="Purple_20_bg" style:base-cell-address="'Details (Old)'.D67"/>
      <style:map style:condition="cell-content()=&quot;No effect&quot;" style:apply-style-name="Light_20_gray_20_bg" style:base-cell-address="'Details (Old)'.D67"/>
    </style:style>
    <style:style style:name="ce176" style:family="table-cell" style:parent-style-name="Default">
      <style:table-cell-properties style:shrink-to-fit="true"/>
      <style:map style:condition="cell-content()=&quot;Cancels&quot;" style:apply-style-name="Red_20_bg" style:base-cell-address="'Details (Old)'.D2"/>
      <style:map style:condition="cell-content()=&quot;Follows&quot;" style:apply-style-name="Light_20_orange_20_bg" style:base-cell-address="'Details (Old)'.D2"/>
      <style:map style:condition="cell-content()=&quot;Buffers&quot;" style:apply-style-name="Yellow_20_bg" style:base-cell-address="'Details (Old)'.D2"/>
      <style:map style:condition="cell-content()=&quot;Mutual&quot;" style:apply-style-name="Light_20_blue_20_bg" style:base-cell-address="'Details (Old)'.D2"/>
      <style:map style:condition="cell-content()=&quot;Special&quot;" style:apply-style-name="Green_20_bg" style:base-cell-address="'Details (Old)'.D2"/>
      <style:map style:condition="cell-content()=&quot;Prereq&quot;" style:apply-style-name="Blue_20_bg" style:base-cell-address="'Details (Old)'.D2"/>
      <style:map style:condition="cell-content()=&quot;Impossible?&quot;" style:apply-style-name="Light_20_gray_20_bg" style:base-cell-address="'Details (Old)'.D2"/>
      <style:map style:condition="cell-content()=&quot;§§§&quot;" style:apply-style-name="Dark_20_gray_20_bg" style:base-cell-address="'Details (Old)'.D2"/>
      <style:map style:condition="cell-content()=&quot;???&quot;" style:apply-style-name="Purple_20_bg" style:base-cell-address="'Details (Old)'.D2"/>
      <style:map style:condition="cell-content()=&quot;No effect&quot;" style:apply-style-name="Light_20_gray_20_bg" style:base-cell-address="'Details (Old)'.D2"/>
    </style:style>
    <style:style style:name="ce177" style:family="table-cell" style:parent-style-name="Default">
      <style:table-cell-properties style:shrink-to-fit="true"/>
      <style:map style:condition="cell-content()=&quot;Cancels&quot;" style:apply-style-name="Red_20_bg" style:base-cell-address="'Details (Old)'.E16"/>
      <style:map style:condition="cell-content()=&quot;Follows&quot;" style:apply-style-name="Light_20_orange_20_bg" style:base-cell-address="'Details (Old)'.E16"/>
      <style:map style:condition="cell-content()=&quot;Buffers&quot;" style:apply-style-name="Yellow_20_bg" style:base-cell-address="'Details (Old)'.E16"/>
      <style:map style:condition="cell-content()=&quot;Mutual&quot;" style:apply-style-name="Light_20_blue_20_bg" style:base-cell-address="'Details (Old)'.E16"/>
      <style:map style:condition="cell-content()=&quot;Special&quot;" style:apply-style-name="Green_20_bg" style:base-cell-address="'Details (Old)'.E16"/>
      <style:map style:condition="cell-content()=&quot;Prereq&quot;" style:apply-style-name="Blue_20_bg" style:base-cell-address="'Details (Old)'.E16"/>
      <style:map style:condition="cell-content()=&quot;Impossible?&quot;" style:apply-style-name="Light_20_gray_20_bg" style:base-cell-address="'Details (Old)'.E16"/>
      <style:map style:condition="cell-content()=&quot;§§§&quot;" style:apply-style-name="Dark_20_gray_20_bg" style:base-cell-address="'Details (Old)'.E16"/>
      <style:map style:condition="cell-content()=&quot;???&quot;" style:apply-style-name="Purple_20_bg" style:base-cell-address="'Details (Old)'.E16"/>
      <style:map style:condition="cell-content()=&quot;No effect&quot;" style:apply-style-name="Light_20_gray_20_bg" style:base-cell-address="'Details (Old)'.E16"/>
    </style:style>
    <style:style style:name="ce178" style:family="table-cell" style:parent-style-name="Default">
      <style:table-cell-properties style:shrink-to-fit="true"/>
      <style:map style:condition="cell-content()=&quot;Cancels&quot;" style:apply-style-name="Red_20_bg" style:base-cell-address="'Details (Old)'.E17"/>
      <style:map style:condition="cell-content()=&quot;Follows&quot;" style:apply-style-name="Light_20_orange_20_bg" style:base-cell-address="'Details (Old)'.E17"/>
      <style:map style:condition="cell-content()=&quot;Buffers&quot;" style:apply-style-name="Yellow_20_bg" style:base-cell-address="'Details (Old)'.E17"/>
      <style:map style:condition="cell-content()=&quot;Mutual&quot;" style:apply-style-name="Light_20_blue_20_bg" style:base-cell-address="'Details (Old)'.E17"/>
      <style:map style:condition="cell-content()=&quot;Special&quot;" style:apply-style-name="Green_20_bg" style:base-cell-address="'Details (Old)'.E17"/>
      <style:map style:condition="cell-content()=&quot;Prereq&quot;" style:apply-style-name="Blue_20_bg" style:base-cell-address="'Details (Old)'.E17"/>
      <style:map style:condition="cell-content()=&quot;Impossible?&quot;" style:apply-style-name="Light_20_gray_20_bg" style:base-cell-address="'Details (Old)'.E17"/>
      <style:map style:condition="cell-content()=&quot;§§§&quot;" style:apply-style-name="Dark_20_gray_20_bg" style:base-cell-address="'Details (Old)'.E17"/>
      <style:map style:condition="cell-content()=&quot;???&quot;" style:apply-style-name="Purple_20_bg" style:base-cell-address="'Details (Old)'.E17"/>
      <style:map style:condition="cell-content()=&quot;No effect&quot;" style:apply-style-name="Light_20_gray_20_bg" style:base-cell-address="'Details (Old)'.E17"/>
    </style:style>
    <style:style style:name="ce179" style:family="table-cell" style:parent-style-name="Default">
      <style:table-cell-properties style:shrink-to-fit="true"/>
      <style:map style:condition="cell-content()=&quot;Cancels&quot;" style:apply-style-name="Red_20_bg" style:base-cell-address="'Details (Old)'.D67"/>
      <style:map style:condition="cell-content()=&quot;Follows&quot;" style:apply-style-name="Light_20_orange_20_bg" style:base-cell-address="'Details (Old)'.D67"/>
      <style:map style:condition="cell-content()=&quot;Buffers&quot;" style:apply-style-name="Yellow_20_bg" style:base-cell-address="'Details (Old)'.D67"/>
      <style:map style:condition="cell-content()=&quot;Mutual&quot;" style:apply-style-name="Light_20_blue_20_bg" style:base-cell-address="'Details (Old)'.D67"/>
      <style:map style:condition="cell-content()=&quot;Special&quot;" style:apply-style-name="Green_20_bg" style:base-cell-address="'Details (Old)'.D67"/>
      <style:map style:condition="cell-content()=&quot;Prereq&quot;" style:apply-style-name="Blue_20_bg" style:base-cell-address="'Details (Old)'.D67"/>
      <style:map style:condition="cell-content()=&quot;Impossible?&quot;" style:apply-style-name="Light_20_gray_20_bg" style:base-cell-address="'Details (Old)'.D67"/>
      <style:map style:condition="cell-content()=&quot;§§§&quot;" style:apply-style-name="Dark_20_gray_20_bg" style:base-cell-address="'Details (Old)'.D67"/>
      <style:map style:condition="cell-content()=&quot;???&quot;" style:apply-style-name="Purple_20_bg" style:base-cell-address="'Details (Old)'.D67"/>
      <style:map style:condition="cell-content()=&quot;No effect&quot;" style:apply-style-name="Light_20_gray_20_bg" style:base-cell-address="'Details (Old)'.D67"/>
    </style:style>
    <style:style style:name="ce180" style:family="table-cell" style:parent-style-name="Default">
      <style:table-cell-properties style:shrink-to-fit="true"/>
      <style:map style:condition="cell-content()=&quot;Cancels&quot;" style:apply-style-name="Red_20_bg" style:base-cell-address="'Details (Old)'.D2"/>
      <style:map style:condition="cell-content()=&quot;Follows&quot;" style:apply-style-name="Light_20_orange_20_bg" style:base-cell-address="'Details (Old)'.D2"/>
      <style:map style:condition="cell-content()=&quot;Buffers&quot;" style:apply-style-name="Yellow_20_bg" style:base-cell-address="'Details (Old)'.D2"/>
      <style:map style:condition="cell-content()=&quot;Mutual&quot;" style:apply-style-name="Light_20_blue_20_bg" style:base-cell-address="'Details (Old)'.D2"/>
      <style:map style:condition="cell-content()=&quot;Special&quot;" style:apply-style-name="Green_20_bg" style:base-cell-address="'Details (Old)'.D2"/>
      <style:map style:condition="cell-content()=&quot;Prereq&quot;" style:apply-style-name="Blue_20_bg" style:base-cell-address="'Details (Old)'.D2"/>
      <style:map style:condition="cell-content()=&quot;Impossible?&quot;" style:apply-style-name="Light_20_gray_20_bg" style:base-cell-address="'Details (Old)'.D2"/>
      <style:map style:condition="cell-content()=&quot;§§§&quot;" style:apply-style-name="Dark_20_gray_20_bg" style:base-cell-address="'Details (Old)'.D2"/>
      <style:map style:condition="cell-content()=&quot;???&quot;" style:apply-style-name="Purple_20_bg" style:base-cell-address="'Details (Old)'.D2"/>
      <style:map style:condition="cell-content()=&quot;No effect&quot;" style:apply-style-name="Light_20_gray_20_bg" style:base-cell-address="'Details (Old)'.D2"/>
    </style:style>
    <style:style style:name="ce181" style:family="table-cell" style:parent-style-name="Default">
      <style:table-cell-properties style:shrink-to-fit="true"/>
      <style:map style:condition="cell-content()=&quot;Cancels&quot;" style:apply-style-name="Red_20_bg" style:base-cell-address="'Details (Old)'.D67"/>
      <style:map style:condition="cell-content()=&quot;Follows&quot;" style:apply-style-name="Light_20_orange_20_bg" style:base-cell-address="'Details (Old)'.D67"/>
      <style:map style:condition="cell-content()=&quot;Buffers&quot;" style:apply-style-name="Yellow_20_bg" style:base-cell-address="'Details (Old)'.D67"/>
      <style:map style:condition="cell-content()=&quot;Mutual&quot;" style:apply-style-name="Light_20_blue_20_bg" style:base-cell-address="'Details (Old)'.D67"/>
      <style:map style:condition="cell-content()=&quot;Special&quot;" style:apply-style-name="Green_20_bg" style:base-cell-address="'Details (Old)'.D67"/>
      <style:map style:condition="cell-content()=&quot;Prereq&quot;" style:apply-style-name="Blue_20_bg" style:base-cell-address="'Details (Old)'.D67"/>
      <style:map style:condition="cell-content()=&quot;Impossible?&quot;" style:apply-style-name="Light_20_gray_20_bg" style:base-cell-address="'Details (Old)'.D67"/>
      <style:map style:condition="cell-content()=&quot;§§§&quot;" style:apply-style-name="Dark_20_gray_20_bg" style:base-cell-address="'Details (Old)'.D67"/>
      <style:map style:condition="cell-content()=&quot;???&quot;" style:apply-style-name="Purple_20_bg" style:base-cell-address="'Details (Old)'.D67"/>
      <style:map style:condition="cell-content()=&quot;No effect&quot;" style:apply-style-name="Light_20_gray_20_bg" style:base-cell-address="'Details (Old)'.D67"/>
    </style:style>
    <style:style style:name="ce182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183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184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185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186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187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188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189" style:family="table-cell" style:parent-style-name="Default">
      <style:table-cell-properties style:shrink-to-fit="true"/>
      <style:map style:condition="cell-content()=&quot;Cancels&quot;" style:apply-style-name="Red_20_bg" style:base-cell-address="'Details (Old)'.J24"/>
      <style:map style:condition="cell-content()=&quot;Follows&quot;" style:apply-style-name="Light_20_orange_20_bg" style:base-cell-address="'Details (Old)'.J24"/>
      <style:map style:condition="cell-content()=&quot;Buffers&quot;" style:apply-style-name="Yellow_20_bg" style:base-cell-address="'Details (Old)'.J24"/>
      <style:map style:condition="cell-content()=&quot;Mutual&quot;" style:apply-style-name="Light_20_blue_20_bg" style:base-cell-address="'Details (Old)'.J24"/>
      <style:map style:condition="cell-content()=&quot;Special&quot;" style:apply-style-name="Green_20_bg" style:base-cell-address="'Details (Old)'.J24"/>
      <style:map style:condition="cell-content()=&quot;Prereq&quot;" style:apply-style-name="Blue_20_bg" style:base-cell-address="'Details (Old)'.J24"/>
      <style:map style:condition="cell-content()=&quot;Impossible?&quot;" style:apply-style-name="Light_20_gray_20_bg" style:base-cell-address="'Details (Old)'.J24"/>
      <style:map style:condition="cell-content()=&quot;§§§&quot;" style:apply-style-name="Dark_20_gray_20_bg" style:base-cell-address="'Details (Old)'.J24"/>
      <style:map style:condition="cell-content()=&quot;???&quot;" style:apply-style-name="Purple_20_bg" style:base-cell-address="'Details (Old)'.J24"/>
      <style:map style:condition="cell-content()=&quot;No effect&quot;" style:apply-style-name="Light_20_gray_20_bg" style:base-cell-address="'Details (Old)'.J24"/>
    </style:style>
    <style:style style:name="ce190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191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192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193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194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195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196" style:family="table-cell" style:parent-style-name="Default">
      <style:table-cell-properties style:shrink-to-fit="true"/>
      <style:map style:condition="cell-content()=&quot;Cancels&quot;" style:apply-style-name="Red_20_bg" style:base-cell-address="'Details (Old)'.M24"/>
      <style:map style:condition="cell-content()=&quot;Follows&quot;" style:apply-style-name="Light_20_orange_20_bg" style:base-cell-address="'Details (Old)'.M24"/>
      <style:map style:condition="cell-content()=&quot;Buffers&quot;" style:apply-style-name="Yellow_20_bg" style:base-cell-address="'Details (Old)'.M24"/>
      <style:map style:condition="cell-content()=&quot;Mutual&quot;" style:apply-style-name="Light_20_blue_20_bg" style:base-cell-address="'Details (Old)'.M24"/>
      <style:map style:condition="cell-content()=&quot;Special&quot;" style:apply-style-name="Green_20_bg" style:base-cell-address="'Details (Old)'.M24"/>
      <style:map style:condition="cell-content()=&quot;Prereq&quot;" style:apply-style-name="Blue_20_bg" style:base-cell-address="'Details (Old)'.M24"/>
      <style:map style:condition="cell-content()=&quot;Impossible?&quot;" style:apply-style-name="Light_20_gray_20_bg" style:base-cell-address="'Details (Old)'.M24"/>
      <style:map style:condition="cell-content()=&quot;§§§&quot;" style:apply-style-name="Dark_20_gray_20_bg" style:base-cell-address="'Details (Old)'.M24"/>
      <style:map style:condition="cell-content()=&quot;???&quot;" style:apply-style-name="Purple_20_bg" style:base-cell-address="'Details (Old)'.M24"/>
      <style:map style:condition="cell-content()=&quot;No effect&quot;" style:apply-style-name="Light_20_gray_20_bg" style:base-cell-address="'Details (Old)'.M24"/>
    </style:style>
    <style:style style:name="ce197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198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199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200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201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202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203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204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205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206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207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208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209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210" style:family="table-cell" style:parent-style-name="Default">
      <style:table-cell-properties style:shrink-to-fit="true"/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211" style:family="table-cell" style:parent-style-name="Default">
      <style:table-cell-properties style:shrink-to-fit="true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212" style:family="table-cell" style:parent-style-name="Default">
      <style:table-cell-properties style:shrink-to-fit="true"/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213" style:family="table-cell" style:parent-style-name="Default">
      <style:table-cell-properties style:shrink-to-fit="true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214" style:family="table-cell" style:parent-style-name="Default">
      <style:table-cell-properties style:shrink-to-fit="true"/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215" style:family="table-cell" style:parent-style-name="Default">
      <style:table-cell-properties style:shrink-to-fit="true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216" style:family="table-cell" style:parent-style-name="Default">
      <style:table-cell-properties style:shrink-to-fit="true"/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217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Details (Old)'.V4"/>
      <style:map style:condition="cell-content()=&quot;Follows&quot;" style:apply-style-name="Light_20_orange_20_bg" style:base-cell-address="'Details (Old)'.V4"/>
      <style:map style:condition="cell-content()=&quot;Buffers&quot;" style:apply-style-name="Yellow_20_bg" style:base-cell-address="'Details (Old)'.V4"/>
      <style:map style:condition="cell-content()=&quot;Mutual&quot;" style:apply-style-name="Light_20_blue_20_bg" style:base-cell-address="'Details (Old)'.V4"/>
      <style:map style:condition="cell-content()=&quot;Special&quot;" style:apply-style-name="Green_20_bg" style:base-cell-address="'Details (Old)'.V4"/>
      <style:map style:condition="cell-content()=&quot;Prereq&quot;" style:apply-style-name="Blue_20_bg" style:base-cell-address="'Details (Old)'.V4"/>
      <style:map style:condition="cell-content()=&quot;Impossible?&quot;" style:apply-style-name="Light_20_gray_20_bg" style:base-cell-address="'Details (Old)'.V4"/>
      <style:map style:condition="cell-content()=&quot;§§§&quot;" style:apply-style-name="Dark_20_gray_20_bg" style:base-cell-address="'Details (Old)'.V4"/>
      <style:map style:condition="cell-content()=&quot;???&quot;" style:apply-style-name="Purple_20_bg" style:base-cell-address="'Details (Old)'.V4"/>
      <style:map style:condition="cell-content()=&quot;No effect&quot;" style:apply-style-name="Light_20_gray_20_bg" style:base-cell-address="'Details (Old)'.V4"/>
    </style:style>
    <style:style style:name="ce218" style:family="table-cell" style:parent-style-name="Default">
      <style:table-cell-properties style:shrink-to-fit="true"/>
      <style:map style:condition="cell-content()=&quot;Cancels&quot;" style:apply-style-name="Red_20_bg" style:base-cell-address="'Details (Old)'.V4"/>
      <style:map style:condition="cell-content()=&quot;Follows&quot;" style:apply-style-name="Light_20_orange_20_bg" style:base-cell-address="'Details (Old)'.V4"/>
      <style:map style:condition="cell-content()=&quot;Buffers&quot;" style:apply-style-name="Yellow_20_bg" style:base-cell-address="'Details (Old)'.V4"/>
      <style:map style:condition="cell-content()=&quot;Mutual&quot;" style:apply-style-name="Light_20_blue_20_bg" style:base-cell-address="'Details (Old)'.V4"/>
      <style:map style:condition="cell-content()=&quot;Special&quot;" style:apply-style-name="Green_20_bg" style:base-cell-address="'Details (Old)'.V4"/>
      <style:map style:condition="cell-content()=&quot;Prereq&quot;" style:apply-style-name="Blue_20_bg" style:base-cell-address="'Details (Old)'.V4"/>
      <style:map style:condition="cell-content()=&quot;Impossible?&quot;" style:apply-style-name="Light_20_gray_20_bg" style:base-cell-address="'Details (Old)'.V4"/>
      <style:map style:condition="cell-content()=&quot;§§§&quot;" style:apply-style-name="Dark_20_gray_20_bg" style:base-cell-address="'Details (Old)'.V4"/>
      <style:map style:condition="cell-content()=&quot;???&quot;" style:apply-style-name="Purple_20_bg" style:base-cell-address="'Details (Old)'.V4"/>
      <style:map style:condition="cell-content()=&quot;No effect&quot;" style:apply-style-name="Light_20_gray_20_bg" style:base-cell-address="'Details (Old)'.V4"/>
    </style:style>
    <style:style style:name="ce219" style:family="table-cell" style:parent-style-name="Default">
      <style:map style:condition="cell-content()=&quot;Cancels&quot;" style:apply-style-name="Red_20_bg" style:base-cell-address="'Details (Old)'.V4"/>
      <style:map style:condition="cell-content()=&quot;Follows&quot;" style:apply-style-name="Light_20_orange_20_bg" style:base-cell-address="'Details (Old)'.V4"/>
      <style:map style:condition="cell-content()=&quot;Buffers&quot;" style:apply-style-name="Yellow_20_bg" style:base-cell-address="'Details (Old)'.V4"/>
      <style:map style:condition="cell-content()=&quot;Mutual&quot;" style:apply-style-name="Light_20_blue_20_bg" style:base-cell-address="'Details (Old)'.V4"/>
      <style:map style:condition="cell-content()=&quot;Special&quot;" style:apply-style-name="Green_20_bg" style:base-cell-address="'Details (Old)'.V4"/>
      <style:map style:condition="cell-content()=&quot;Prereq&quot;" style:apply-style-name="Blue_20_bg" style:base-cell-address="'Details (Old)'.V4"/>
      <style:map style:condition="cell-content()=&quot;Impossible?&quot;" style:apply-style-name="Light_20_gray_20_bg" style:base-cell-address="'Details (Old)'.V4"/>
      <style:map style:condition="cell-content()=&quot;§§§&quot;" style:apply-style-name="Dark_20_gray_20_bg" style:base-cell-address="'Details (Old)'.V4"/>
      <style:map style:condition="cell-content()=&quot;???&quot;" style:apply-style-name="Purple_20_bg" style:base-cell-address="'Details (Old)'.V4"/>
      <style:map style:condition="cell-content()=&quot;No effect&quot;" style:apply-style-name="Light_20_gray_20_bg" style:base-cell-address="'Details (Old)'.V4"/>
    </style:style>
    <style:style style:name="ce220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Old)'.V4"/>
      <style:map style:condition="cell-content()=&quot;Follows&quot;" style:apply-style-name="Light_20_orange_20_bg" style:base-cell-address="'Details (Old)'.V4"/>
      <style:map style:condition="cell-content()=&quot;Buffers&quot;" style:apply-style-name="Yellow_20_bg" style:base-cell-address="'Details (Old)'.V4"/>
      <style:map style:condition="cell-content()=&quot;Mutual&quot;" style:apply-style-name="Light_20_blue_20_bg" style:base-cell-address="'Details (Old)'.V4"/>
      <style:map style:condition="cell-content()=&quot;Special&quot;" style:apply-style-name="Green_20_bg" style:base-cell-address="'Details (Old)'.V4"/>
      <style:map style:condition="cell-content()=&quot;Prereq&quot;" style:apply-style-name="Blue_20_bg" style:base-cell-address="'Details (Old)'.V4"/>
      <style:map style:condition="cell-content()=&quot;Impossible?&quot;" style:apply-style-name="Light_20_gray_20_bg" style:base-cell-address="'Details (Old)'.V4"/>
      <style:map style:condition="cell-content()=&quot;§§§&quot;" style:apply-style-name="Dark_20_gray_20_bg" style:base-cell-address="'Details (Old)'.V4"/>
      <style:map style:condition="cell-content()=&quot;???&quot;" style:apply-style-name="Purple_20_bg" style:base-cell-address="'Details (Old)'.V4"/>
      <style:map style:condition="cell-content()=&quot;No effect&quot;" style:apply-style-name="Light_20_gray_20_bg" style:base-cell-address="'Details (Old)'.V4"/>
    </style:style>
    <style:style style:name="ce221" style:family="table-cell" style:parent-style-name="Default"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222" style:family="table-cell" style:parent-style-name="Default">
      <style:table-cell-properties style:shrink-to-fit="true"/>
      <style:map style:condition="cell-content()=&quot;Cancels&quot;" style:apply-style-name="Red_20_bg" style:base-cell-address="'Details (Old)'.V67"/>
      <style:map style:condition="cell-content()=&quot;Follows&quot;" style:apply-style-name="Light_20_orange_20_bg" style:base-cell-address="'Details (Old)'.V67"/>
      <style:map style:condition="cell-content()=&quot;Buffers&quot;" style:apply-style-name="Yellow_20_bg" style:base-cell-address="'Details (Old)'.V67"/>
      <style:map style:condition="cell-content()=&quot;Mutual&quot;" style:apply-style-name="Light_20_blue_20_bg" style:base-cell-address="'Details (Old)'.V67"/>
      <style:map style:condition="cell-content()=&quot;Special&quot;" style:apply-style-name="Green_20_bg" style:base-cell-address="'Details (Old)'.V67"/>
      <style:map style:condition="cell-content()=&quot;Prereq&quot;" style:apply-style-name="Blue_20_bg" style:base-cell-address="'Details (Old)'.V67"/>
      <style:map style:condition="cell-content()=&quot;Impossible?&quot;" style:apply-style-name="Light_20_gray_20_bg" style:base-cell-address="'Details (Old)'.V67"/>
      <style:map style:condition="cell-content()=&quot;§§§&quot;" style:apply-style-name="Dark_20_gray_20_bg" style:base-cell-address="'Details (Old)'.V67"/>
      <style:map style:condition="cell-content()=&quot;???&quot;" style:apply-style-name="Purple_20_bg" style:base-cell-address="'Details (Old)'.V67"/>
      <style:map style:condition="cell-content()=&quot;No effect&quot;" style:apply-style-name="Light_20_gray_20_bg" style:base-cell-address="'Details (Old)'.V67"/>
    </style:style>
    <style:style style:name="ce223" style:family="table-cell" style:parent-style-name="Default">
      <style:map style:condition="cell-content()=&quot;Cancels&quot;" style:apply-style-name="Red_20_bg" style:base-cell-address="'Details (Old)'.V67"/>
      <style:map style:condition="cell-content()=&quot;Follows&quot;" style:apply-style-name="Light_20_orange_20_bg" style:base-cell-address="'Details (Old)'.V67"/>
      <style:map style:condition="cell-content()=&quot;Buffers&quot;" style:apply-style-name="Yellow_20_bg" style:base-cell-address="'Details (Old)'.V67"/>
      <style:map style:condition="cell-content()=&quot;Mutual&quot;" style:apply-style-name="Light_20_blue_20_bg" style:base-cell-address="'Details (Old)'.V67"/>
      <style:map style:condition="cell-content()=&quot;Special&quot;" style:apply-style-name="Green_20_bg" style:base-cell-address="'Details (Old)'.V67"/>
      <style:map style:condition="cell-content()=&quot;Prereq&quot;" style:apply-style-name="Blue_20_bg" style:base-cell-address="'Details (Old)'.V67"/>
      <style:map style:condition="cell-content()=&quot;Impossible?&quot;" style:apply-style-name="Light_20_gray_20_bg" style:base-cell-address="'Details (Old)'.V67"/>
      <style:map style:condition="cell-content()=&quot;§§§&quot;" style:apply-style-name="Dark_20_gray_20_bg" style:base-cell-address="'Details (Old)'.V67"/>
      <style:map style:condition="cell-content()=&quot;???&quot;" style:apply-style-name="Purple_20_bg" style:base-cell-address="'Details (Old)'.V67"/>
      <style:map style:condition="cell-content()=&quot;No effect&quot;" style:apply-style-name="Light_20_gray_20_bg" style:base-cell-address="'Details (Old)'.V67"/>
    </style:style>
    <style:style style:name="ce224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Old)'.V67"/>
      <style:map style:condition="cell-content()=&quot;Follows&quot;" style:apply-style-name="Light_20_orange_20_bg" style:base-cell-address="'Details (Old)'.V67"/>
      <style:map style:condition="cell-content()=&quot;Buffers&quot;" style:apply-style-name="Yellow_20_bg" style:base-cell-address="'Details (Old)'.V67"/>
      <style:map style:condition="cell-content()=&quot;Mutual&quot;" style:apply-style-name="Light_20_blue_20_bg" style:base-cell-address="'Details (Old)'.V67"/>
      <style:map style:condition="cell-content()=&quot;Special&quot;" style:apply-style-name="Green_20_bg" style:base-cell-address="'Details (Old)'.V67"/>
      <style:map style:condition="cell-content()=&quot;Prereq&quot;" style:apply-style-name="Blue_20_bg" style:base-cell-address="'Details (Old)'.V67"/>
      <style:map style:condition="cell-content()=&quot;Impossible?&quot;" style:apply-style-name="Light_20_gray_20_bg" style:base-cell-address="'Details (Old)'.V67"/>
      <style:map style:condition="cell-content()=&quot;§§§&quot;" style:apply-style-name="Dark_20_gray_20_bg" style:base-cell-address="'Details (Old)'.V67"/>
      <style:map style:condition="cell-content()=&quot;???&quot;" style:apply-style-name="Purple_20_bg" style:base-cell-address="'Details (Old)'.V67"/>
      <style:map style:condition="cell-content()=&quot;No effect&quot;" style:apply-style-name="Light_20_gray_20_bg" style:base-cell-address="'Details (Old)'.V67"/>
    </style:style>
    <style:style style:name="ce225" style:family="table-cell" style:parent-style-name="Default"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226" style:family="table-cell" style:parent-style-name="Default">
      <style:table-cell-properties style:shrink-to-fit="true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227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228" style:family="table-cell" style:parent-style-name="Default"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229" style:family="table-cell" style:parent-style-name="Default">
      <style:table-cell-properties style:shrink-to-fit="true"/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230" style:family="table-cell" style:parent-style-name="Default">
      <style:table-cell-properties style:shrink-to-fit="true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231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232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233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234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35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236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237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238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239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240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241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242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243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244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245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246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247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248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249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250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251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252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253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254" style:family="table-cell" style:parent-style-name="Default"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255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256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gr1" style:family="graphic">
      <style:graphic-properties draw:textarea-vertical-align="middle" fo:background-color="#ffffff"/>
    </style:style>
    <style:style style:name="P1" style:family="paragraph">
      <style:paragraph-properties fo:text-align="start"/>
      <style:text-properties fo:font-size="10pt" fo:font-weight="normal"/>
    </style:style>
  </office:automatic-styles>
  <office:body>
    <office:spreadsheet>
      <table:calculation-settings table:automatic-find-labels="false"/>
      <table:content-validations>
        <table:content-validation table:name="val1" table:base-cell-address="'Master List'.A2">
          <table:error-message table:message-type="stop" table:display="true"/>
        </table:content-validation>
        <table:content-validation table:name="val2" table:condition="of:cell-content-is-in-list([$'Input Lists'.$A$2:$'Input Lists'.$A$99])" table:allow-empty-cell="true" table:display-list="sort-ascending" table:base-cell-address="'Master List'.B1048548">
          <table:error-message table:message-type="stop" table:display="true"/>
        </table:content-validation>
        <table:content-validation table:name="val3" table:condition="of:cell-content-is-whole-number() and cell-content-is-between(0,100)" table:allow-empty-cell="true" table:base-cell-address="'Master List'.F2">
          <table:error-message table:message-type="stop" table:display="true"/>
        </table:content-validation>
        <table:content-validation table:name="val4" table:condition="of:cell-content-is-in-list([$'Results List'.$A$2:$'Results List'.$A$15])" table:allow-empty-cell="true" table:display-list="unsorted" table:base-cell-address="'Details (Default)'.B2"/>
        <table:content-validation table:name="val5" table:condition="of:cell-content-is-in-list([$'Overview (Old)'.$C$2:$'Overview (Old)'.$C$36])" table:allow-empty-cell="true" table:display-list="sort-ascending" table:base-cell-address="'Details (Default)'.B2"/>
        <table:content-validation table:name="val6" table:condition="of:cell-content-is-in-list([$'Modifier List (Old)'.$A$2:$'Modifier List (Old)'.$A$24])" table:allow-empty-cell="true" table:display-list="sort-ascending" table:base-cell-address="'Details (Default)'.C2"/>
        <table:content-validation table:name="val7" table:condition="of:cell-content-is-in-list([$'Results List'.$A$2:$'Results List'.$A$15])" table:allow-empty-cell="true" table:display-list="unsorted" table:base-cell-address="'Details (Default)'.D2"/>
        <table:content-validation table:name="val8" table:condition="of:cell-content-is-in-list([$'Overview (Old)'.$C$2:$'Overview (Old)'.$C$36])" table:allow-empty-cell="true" table:display-list="sort-ascending" table:base-cell-address="'Details (Default)'.E2"/>
        <table:content-validation table:name="val9" table:condition="of:cell-content-is-in-list([$'Modifier List (Old)'.$A$2:$'Modifier List (Old)'.$A$24])" table:allow-empty-cell="true" table:display-list="sort-ascending" table:base-cell-address="'Details (Default)'.F2"/>
        <table:content-validation table:name="val10" table:condition="of:cell-content-is-in-list([$'Results List'.$A$2:$'Results List'.$A$15])" table:allow-empty-cell="true" table:display-list="unsorted" table:base-cell-address="'Details (Default)'.G2"/>
        <table:content-validation table:name="val11" table:condition="of:cell-content-is-in-list([$'Overview (Old)'.$C$2:$'Overview (Old)'.$C$36])" table:allow-empty-cell="true" table:display-list="sort-ascending" table:base-cell-address="'Details (Default)'.H2"/>
        <table:content-validation table:name="val12" table:condition="of:cell-content-is-in-list([$'Modifier List (Old)'.$A$2:$'Modifier List (Old)'.$A$24])" table:allow-empty-cell="true" table:display-list="sort-ascending" table:base-cell-address="'Details (Default)'.I2"/>
        <table:content-validation table:name="val13" table:condition="of:cell-content-is-in-list([$'Results List'.$A$2:$'Results List'.$A$15])" table:allow-empty-cell="true" table:display-list="unsorted" table:base-cell-address="'Details (Default)'.J2"/>
        <table:content-validation table:name="val14" table:condition="of:cell-content-is-in-list([$'Overview (Old)'.$C$2:$'Overview (Old)'.$C$36])" table:allow-empty-cell="true" table:display-list="sort-ascending" table:base-cell-address="'Details (Default)'.K2"/>
        <table:content-validation table:name="val15" table:condition="of:cell-content-is-in-list([$'Modifier List (Old)'.$A$2:$'Modifier List (Old)'.$A$24])" table:allow-empty-cell="true" table:display-list="sort-ascending" table:base-cell-address="'Details (Default)'.L2"/>
        <table:content-validation table:name="val16" table:condition="of:cell-content-is-in-list([$'Results List'.$A$2:$'Results List'.$A$15])" table:allow-empty-cell="true" table:display-list="unsorted" table:base-cell-address="'Details (Default)'.M2"/>
        <table:content-validation table:name="val17" table:condition="of:cell-content-is-in-list([$'Overview (Old)'.$C$2:$'Overview (Old)'.$C$36])" table:allow-empty-cell="true" table:display-list="sort-ascending" table:base-cell-address="'Details (Default)'.N2"/>
        <table:content-validation table:name="val18" table:condition="of:cell-content-is-in-list([$'Modifier List (Old)'.$A$2:$'Modifier List (Old)'.$A$24])" table:allow-empty-cell="true" table:display-list="sort-ascending" table:base-cell-address="'Details (Default)'.O2"/>
        <table:content-validation table:name="val19" table:condition="of:cell-content-is-in-list([$'Results List'.$A$2:$'Results List'.$A$15])" table:allow-empty-cell="true" table:display-list="unsorted" table:base-cell-address="'Details (Default)'.P2"/>
        <table:content-validation table:name="val20" table:condition="of:cell-content-is-in-list([$'Overview (Old)'.$C$2:$'Overview (Old)'.$C$36])" table:allow-empty-cell="true" table:display-list="sort-ascending" table:base-cell-address="'Details (Default)'.Q2"/>
        <table:content-validation table:name="val21" table:condition="of:cell-content-is-in-list([$'Modifier List (Old)'.$A$2:$'Modifier List (Old)'.$A$24])" table:allow-empty-cell="true" table:display-list="sort-ascending" table:base-cell-address="'Details (Default)'.R2"/>
        <table:content-validation table:name="val22" table:condition="of:cell-content-text-length()=0" table:allow-empty-cell="true" table:base-cell-address="'Master List'.A1">
          <table:error-message table:message-type="stop" table:display="true">
            <text:p>The content of this column is generated automatically. Please don't modify it manually.</text:p>
          </table:error-message>
        </table:content-validation>
        <table:content-validation table:name="val23" table:condition="of:cell-content-is-decimal-number() and cell-content-is-between(0,99)" table:allow-empty-cell="true" table:base-cell-address="'Master List'.F2">
          <table:error-message table:message-type="stop" table:display="true">
            <text:p>Please enter an integer between 0 and 99.</text:p>
          </table:error-message>
        </table:content-validation>
      </table:content-validations>
      <table:table table:name="Master List" table:style-name="ta1">
        <office:forms form:automatic-focus="false" form:apply-design-mode="false">
          <form:form form:name="Form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  <form:button form:name="masterListPushButton" form:control-implementation="ooo:com.sun.star.form.component.CommandButton" xml:id="control1" form:id="control1" form:label="    Do it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generates an Overview based on the data in Master List."/>
              </form:properties>
              <office:event-listeners>
                <script:event-listener script:language="ooo:script" script:event-name="dom:mousedown" xlink:href="vnd.sun.star.script:movelister|main.py$generateOrRefreshOverview?language=Python&amp;location=share" xlink:type="simple"/>
              </office:event-listeners>
            </form:button>
          </form:form>
        </office:forms>
        <table:shapes>
          <draw:control draw:z-index="0" draw:style-name="gr1" draw:text-style-name="P1" svg:width="52.27pt" svg:height="15pt" svg:x="347.07pt" svg:y="3.83pt" draw:control="control1"/>
        </table:shapes>
        <table:table-column table:style-name="co15" table:default-cell-style-name="ce26"/>
        <table:table-column table:style-name="co16" table:default-cell-style-name="ce26"/>
        <table:table-column table:style-name="co17" table:default-cell-style-name="ce26"/>
        <table:table-column table:style-name="co18" table:default-cell-style-name="ce26"/>
        <table:table-column table:style-name="co19" table:default-cell-style-name="ce33"/>
        <table:table-column table:style-name="co20" table:default-cell-style-name="ce26"/>
        <table:table-column table:style-name="co21" table:default-cell-style-name="ce26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11" table:number-columns-repeated="874" table:default-cell-style-name="ce35"/>
        <table:table-column table:style-name="co11" table:number-columns-repeated="140" table:default-cell-style-name="Default"/>
        <table:table-row table:style-name="ro3">
          <table:table-cell table:style-name="ce24" table:content-validation-name="val1" office:value-type="string" calcext:value-type="string">
            <text:p><text:s text:c="2"/>Generate / Refresh Overview:</text:p>
          </table:table-cell>
          <table:table-cell table:style-name="ce24" table:content-validation-name="val2"/>
          <table:table-cell table:style-name="ce27" office:value-type="string" calcext:value-type="string">
            <text:p>Default</text:p>
          </table:table-cell>
          <table:table-cell table:style-name="ce24"/>
          <table:table-cell table:style-name="ce31" table:content-validation-name="val3"/>
          <table:table-cell table:style-name="ce24" table:number-columns-repeated="4"/>
          <table:table-cell table:style-name="ce41"/>
          <table:table-cell table:style-name="ce42" table:number-columns-repeated="874"/>
          <table:table-cell table:style-name="ce44" table:number-columns-repeated="140"/>
        </table:table-row>
        <table:table-row table:style-name="ro2">
          <table:table-cell table:style-name="ce25" table:content-validation-name="val1" office:value-type="string" calcext:value-type="string">
            <text:p>View</text:p>
          </table:table-cell>
          <table:table-cell table:style-name="ce25" table:content-validation-name="val2" office:value-type="string" calcext:value-type="string">
            <text:p>Input List</text:p>
          </table:table-cell>
          <table:table-cell table:style-name="ce25" office:value-type="string" calcext:value-type="string">
            <text:p>Action Name</text:p>
          </table:table-cell>
          <table:table-cell table:style-name="ce25" office:value-type="string" calcext:value-type="string">
            <text:p>Color</text:p>
          </table:table-cell>
          <table:table-cell table:style-name="ce32" table:content-validation-name="val3" office:value-type="string" calcext:value-type="string">
            <text:p>Phases</text:p>
          </table:table-cell>
          <table:table-cell table:style-name="ce25" office:value-type="string" calcext:value-type="string">
            <text:p>Full Name</text:p>
          </table:table-cell>
          <table:table-cell table:style-name="ce25" office:value-type="string" calcext:value-type="string">
            <text:p>In-game description</text:p>
          </table:table-cell>
          <table:table-cell table:style-name="ce25" office:value-type="string" calcext:value-type="string">
            <text:p>Notes 1</text:p>
          </table:table-cell>
          <table:table-cell table:style-name="ce25" office:value-type="string" calcext:value-type="string">
            <text:p>Notes 2</text:p>
          </table:table-cell>
          <table:table-cell table:style-name="ce25" office:value-type="string" calcext:value-type="string">
            <text:p>Notes 3</text:p>
          </table:table-cell>
          <table:table-cell table:style-name="ce43" table:number-columns-repeated="874"/>
          <table:table-cell table:number-columns-repeated="140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29"/>
          <table:table-cell table:content-validation-name="val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29"/>
          <table:table-cell table:content-validation-name="val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style-name="ce28"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Idle)</text:p>
          </table:table-cell>
          <table:table-cell table:style-name="ce30"/>
          <table:table-cell table:content-validation-name="val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A)</text:p>
          </table:table-cell>
          <table:table-cell table:style-name="ce30"/>
          <table:table-cell table:content-validation-name="val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B)</text:p>
          </table:table-cell>
          <table:table-cell table:style-name="ce30"/>
          <table:table-cell table:content-validation-name="val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Frozen)</text:p>
          </table:table-cell>
          <table:table-cell table:style-name="ce30"/>
          <table:table-cell table:content-validation-name="val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Stunned)</text:p>
          </table:table-cell>
          <table:table-cell table:style-name="ce30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Idle)</text:p>
          </table:table-cell>
          <table:table-cell table:style-name="ce30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Air)</text:p>
          </table:table-cell>
          <table:table-cell table:style-name="ce30"/>
          <table:table-cell table:content-validation-name="val3" office:value-type="float" office:value="2" calcext:value-type="float">
            <text:p>2</text:p>
          </table:table-cell>
          <table:table-cell table:style-name="ce34"/>
          <table:table-cell/>
          <table:table-cell table:style-name="Default"/>
          <table:table-cell table:number-columns-repeated="1016"/>
        </table:table-row>
        <table:table-row table:style-name="ro2" table:number-rows-repeated="10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37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38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38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39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38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40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40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104851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</table:table>
      <table:table table:name="Overview (Default)" table:style-name="ta1">
        <office:forms form:automatic-focus="false" form:apply-design-mode="false">
          <form:form form:name="Form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  <form:button form:name="overviewRefreshButton" form:control-implementation="ooo:com.sun.star.form.component.CommandButton" xml:id="control2" form:id="control2" form:label="    Do it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</form:form>
        </office:forms>
        <table:shapes>
          <draw:control draw:z-index="0" draw:text-style-name="P1" svg:width="52.55pt" svg:height="14.31pt" svg:x="285.82pt" svg:y="5.27pt" draw:control="control2"/>
        </table:shapes>
        <table:table-column table:style-name="co25" table:default-cell-style-name="ce26"/>
        <table:table-column table:style-name="co26" table:default-cell-style-name="ce33"/>
        <table:table-column table:style-name="co19" table:default-cell-style-name="ce33"/>
        <table:table-column table:style-name="co14" table:default-cell-style-name="ce33"/>
        <table:table-column table:style-name="co27" table:default-cell-style-name="ce33"/>
        <table:table-column table:style-name="co28" table:number-columns-repeated="4" table:default-cell-style-name="ce33"/>
        <table:table-column table:style-name="co29" table:number-columns-repeated="2" table:default-cell-style-name="ce33"/>
        <table:table-column table:style-name="co35" table:default-cell-style-name="ce33"/>
        <table:table-column table:style-name="co36" table:number-columns-repeated="2" table:default-cell-style-name="ce33"/>
        <table:table-column table:style-name="co35" table:default-cell-style-name="ce33"/>
        <table:table-column table:style-name="co37" table:default-cell-style-name="ce33"/>
        <table:table-column table:style-name="co22" table:default-cell-style-name="ce59"/>
        <table:table-column table:style-name="co23" table:default-cell-style-name="ce59"/>
        <table:table-column table:style-name="co24" table:default-cell-style-name="ce59"/>
        <table:table-column table:style-name="co11" table:number-columns-repeated="9" table:default-cell-style-name="ce59"/>
        <table:table-column table:style-name="co11" table:number-columns-repeated="865" table:default-cell-style-name="ce35"/>
        <table:table-column table:style-name="co11" table:number-columns-repeated="131" table:default-cell-style-name="Default"/>
        <table:table-row table:style-name="ro3">
          <table:table-cell table:style-name="ce45" office:value-type="string" calcext:value-type="string">
            <text:p><text:s text:c="36"/>Generate / Refresh Details sheet:</text:p>
          </table:table-cell>
          <table:table-cell table:style-name="ce31"/>
          <table:table-cell table:style-name="ce45"/>
          <table:table-cell table:style-name="ce31" table:content-validation-name="val3"/>
          <table:table-cell table:style-name="ce31" table:number-columns-repeated="15"/>
          <table:table-cell table:style-name="ce68" table:number-columns-repeated="874"/>
          <table:table-cell table:style-name="ce70" table:number-columns-repeated="131"/>
        </table:table-row>
        <table:table-row table:style-name="ro2">
          <table:table-cell table:style-name="ce25" office:value-type="string" calcext:value-type="string">
            <text:p>Action Name</text:p>
          </table:table-cell>
          <table:table-cell table:style-name="ce32" office:value-type="string" calcext:value-type="string">
            <text:p>Hit</text:p>
          </table:table-cell>
          <table:table-cell table:style-name="ce32" office:value-type="string" calcext:value-type="string">
            <text:p>Frames</text:p>
          </table:table-cell>
          <table:table-cell table:style-name="ce32" table:content-validation-name="val3" office:value-type="string" calcext:value-type="string">
            <text:p>Phase</text:p>
          </table:table-cell>
          <table:table-cell table:style-name="ce46" office:value-type="string" calcext:value-type="string">
            <text:p>DEF</text:p>
          </table:table-cell>
          <table:table-cell table:style-name="ce47" office:value-type="string" calcext:value-type="string">
            <text:p>WPN1</text:p>
          </table:table-cell>
          <table:table-cell table:style-name="ce47" office:value-type="string" calcext:value-type="string">
            <text:p>WPN2</text:p>
          </table:table-cell>
          <table:table-cell table:style-name="ce47" office:value-type="string" calcext:value-type="string">
            <text:p>WPN3</text:p>
          </table:table-cell>
          <table:table-cell table:style-name="ce49" office:value-type="string" calcext:value-type="string">
            <text:p>Super</text:p>
          </table:table-cell>
          <table:table-cell table:style-name="ce51" office:value-type="string" calcext:value-type="string">
            <text:p>FL1</text:p>
          </table:table-cell>
          <table:table-cell table:style-name="ce51" office:value-type="string" calcext:value-type="string">
            <text:p>FL2</text:p>
          </table:table-cell>
          <table:table-cell table:style-name="ce53" office:value-type="string" calcext:value-type="string">
            <text:p>PG</text:p>
          </table:table-cell>
          <table:table-cell table:style-name="ce55" office:value-type="string" calcext:value-type="string">
            <text:p>LAM</text:p>
          </table:table-cell>
          <table:table-cell table:style-name="ce55" office:value-type="string" calcext:value-type="string">
            <text:p>PAM</text:p>
          </table:table-cell>
          <table:table-cell table:style-name="ce57" office:value-type="string" calcext:value-type="string">
            <text:p>s b</text:p>
          </table:table-cell>
          <table:table-cell table:style-name="ce57" office:value-type="string" calcext:value-type="string">
            <text:p>t b</text:p>
          </table:table-cell>
          <table:table-cell table:style-name="ce25" office:value-type="string" calcext:value-type="string">
            <text:p>Notes 1</text:p>
          </table:table-cell>
          <table:table-cell table:style-name="ce25" office:value-type="string" calcext:value-type="string">
            <text:p>Notes 2</text:p>
          </table:table-cell>
          <table:table-cell table:style-name="ce25" office:value-type="string" calcext:value-type="string">
            <text:p>Notes 3</text:p>
          </table:table-cell>
          <table:table-cell table:style-name="ce69" table:number-columns-repeated="9"/>
          <table:table-cell table:style-name="ce43" table:number-columns-repeated="865"/>
          <table:table-cell table:number-columns-repeated="131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48" office:value-type="string" calcext:value-type="string">
            <text:p>x</text:p>
          </table:table-cell>
          <table:table-cell table:style-name="ce48" table:number-columns-repeated="2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number-columns-repeated="2" table:style-name="ce58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48"/>
          <table:table-cell table:style-name="ce48" office:value-type="string" calcext:value-type="string">
            <text:p>x</text:p>
          </table:table-cell>
          <table:table-cell table:style-name="ce48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48" office:value-type="string" calcext:value-type="string">
            <text:p>x</text:p>
          </table:table-cell>
          <table:table-cell table:style-name="ce48" table:number-columns-repeated="2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number-columns-repeated="2" table:style-name="ce58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ttack s2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3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4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Swim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Rush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 table:number-rows-repeated="5">
          <table:table-cell table:style-name="ce28"/>
          <table:table-cell table:number-columns-repeated="2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 table:number-rows-repeated="2">
          <table:table-cell table:style-name="ce28"/>
          <table:table-cell table:number-columns-repeated="2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60"/>
          <table:table-cell table:number-columns-repeated="1007"/>
        </table:table-row>
        <table:table-row table:style-name="ro2" table:number-rows-repeated="11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61"/>
          <table:table-cell table:number-columns-repeated="1007"/>
        </table:table-row>
        <table:table-row table:style-name="ro2" table:number-rows-repeated="3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63"/>
          <table:table-cell table:number-columns-repeated="1007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64"/>
          <table:table-cell table:number-columns-repeated="1007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 table:number-rows-repeated="4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61"/>
          <table:table-cell table:number-columns-repeated="1007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64"/>
          <table:table-cell table:number-columns-repeated="1007"/>
        </table:table-row>
        <table:table-row table:style-name="ro2" table:number-rows-repeated="4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65"/>
          <table:table-cell table:number-columns-repeated="1007"/>
        </table:table-row>
        <table:table-row table:style-name="ro2" table:number-rows-repeated="4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64"/>
          <table:table-cell table:number-columns-repeated="1007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61"/>
          <table:table-cell table:number-columns-repeated="1007"/>
        </table:table-row>
        <table:table-row table:style-name="ro2" table:number-rows-repeated="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67"/>
          <table:table-cell table:number-columns-repeated="1007"/>
        </table:table-row>
        <table:table-row table:style-name="ro2" table:number-rows-repeated="4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61"/>
          <table:table-cell table:number-columns-repeated="1007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67"/>
          <table:table-cell table:number-columns-repeated="1007"/>
        </table:table-row>
        <table:table-row table:style-name="ro2" table:number-rows-repeated="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61"/>
          <table:table-cell table:number-columns-repeated="1007"/>
        </table:table-row>
        <table:table-row table:style-name="ro2" table:number-rows-repeated="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 table:number-rows-repeated="1048497">
          <table:table-cell table:number-columns-repeated="3"/>
          <table:table-cell table:content-validation-name="val3"/>
          <table:table-cell table:number-columns-repeated="1020"/>
        </table:table-row>
        <table:table-row table:style-name="ro2">
          <table:table-cell table:number-columns-repeated="3"/>
          <table:table-cell table:content-validation-name="val3"/>
          <table:table-cell table:number-columns-repeated="1020"/>
        </table:table-row>
      </table:table>
      <table:table table:name="Details (Default)" table:style-name="ta1">
        <table:table-column table:style-name="co38" table:default-cell-style-name="ce26"/>
        <table:table-column table:style-name="co39" table:default-cell-style-name="ce26"/>
        <table:table-column table:style-name="co40" table:default-cell-style-name="ce26"/>
        <table:table-column table:style-name="co41" table:default-cell-style-name="ce35"/>
        <table:table-column table:style-name="co47" table:default-cell-style-name="ce35"/>
        <table:table-column table:style-name="co41" table:number-columns-repeated="2" table:default-cell-style-name="ce35"/>
        <table:table-column table:style-name="co47" table:default-cell-style-name="ce35"/>
        <table:table-column table:style-name="co41" table:number-columns-repeated="2" table:default-cell-style-name="ce35"/>
        <table:table-column table:style-name="co47" table:default-cell-style-name="ce35"/>
        <table:table-column table:style-name="co48" table:number-columns-repeated="2" table:default-cell-style-name="ce35"/>
        <table:table-column table:style-name="co47" table:default-cell-style-name="ce35"/>
        <table:table-column table:style-name="co41" table:number-columns-repeated="2" table:default-cell-style-name="ce35"/>
        <table:table-column table:style-name="co49" table:default-cell-style-name="ce35"/>
        <table:table-column table:style-name="co50" table:number-columns-repeated="2" table:default-cell-style-name="ce35"/>
        <table:table-column table:style-name="co49" table:default-cell-style-name="ce35"/>
        <table:table-column table:style-name="co51" table:default-cell-style-name="ce35"/>
        <table:table-column table:style-name="co22" table:number-columns-repeated="3" table:default-cell-style-name="ce35"/>
        <table:table-column table:style-name="co11" table:number-columns-repeated="874" table:default-cell-style-name="ce35"/>
        <table:table-row table:style-name="ro2">
          <table:table-cell table:style-name="ce71" office:value-type="string" calcext:value-type="string">
            <text:p>Action Name</text:p>
          </table:table-cell>
          <table:table-cell table:style-name="ce71" office:value-type="string" calcext:value-type="string">
            <text:p>Modifiers</text:p>
          </table:table-cell>
          <table:table-cell table:style-name="ce71" office:value-type="string" calcext:value-type="string">
            <text:p>Input to Compare</text:p>
          </table:table-cell>
          <table:table-cell table:style-name="ce78" table:content-validation-name="val4"/>
          <table:table-cell table:style-name="ce82" table:content-validation-name="val5" office:value-type="string" calcext:value-type="string">
            <text:p>&gt; Phase 0 result</text:p>
          </table:table-cell>
          <table:table-cell table:style-name="ce82" table:content-validation-name="val6"/>
          <table:table-cell table:style-name="ce89" table:content-validation-name="val7"/>
          <table:table-cell table:style-name="ce92" table:content-validation-name="val8" office:value-type="string" calcext:value-type="string">
            <text:p>&gt; Phase 1 result</text:p>
          </table:table-cell>
          <table:table-cell table:style-name="ce92" table:content-validation-name="val9"/>
          <table:table-cell table:style-name="ce89" table:content-validation-name="val10"/>
          <table:table-cell table:style-name="ce92" table:content-validation-name="val11" office:value-type="string" calcext:value-type="string">
            <text:p>&gt; Phase 2 result</text:p>
          </table:table-cell>
          <table:table-cell table:style-name="ce92" table:content-validation-name="val12"/>
          <table:table-cell table:style-name="ce89" table:content-validation-name="val13"/>
          <table:table-cell table:style-name="ce92" table:content-validation-name="val14" office:value-type="string" calcext:value-type="string">
            <text:p>&gt; Phase 3 result</text:p>
          </table:table-cell>
          <table:table-cell table:style-name="ce92" table:content-validation-name="val15"/>
          <table:table-cell table:style-name="ce89" table:content-validation-name="val16"/>
          <table:table-cell table:style-name="ce92" table:content-validation-name="val17" office:value-type="string" calcext:value-type="string">
            <text:p>&gt; Phase 4 result</text:p>
          </table:table-cell>
          <table:table-cell table:style-name="ce92" table:content-validation-name="val18"/>
          <table:table-cell table:style-name="ce89" table:content-validation-name="val19"/>
          <table:table-cell table:style-name="ce92" table:content-validation-name="val20" office:value-type="string" calcext:value-type="string">
            <text:p>&gt; Phase 5 result</text:p>
          </table:table-cell>
          <table:table-cell table:style-name="ce92" table:content-validation-name="val21"/>
          <table:table-cell table:style-name="ce125" table:content-validation-name="val1" office:value-type="string" calcext:value-type="string">
            <text:p>Notes 1</text:p>
          </table:table-cell>
          <table:table-cell table:style-name="ce125" office:value-type="string" calcext:value-type="string">
            <text:p>Notes 2</text:p>
          </table:table-cell>
          <table:table-cell table:style-name="ce125" office:value-type="string" calcext:value-type="string">
            <text:p>Notes 3</text:p>
          </table:table-cell>
          <table:table-cell table:style-name="ce43" table:number-columns-repeated="874"/>
        </table:table-row>
        <table:table-row table:style-name="ro2">
          <table:table-cell table:number-columns-repeated="2"/>
          <table:table-cell table:style-name="ce74"/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6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74" office:value-type="string" calcext:value-type="string">
            <text:p>Letting go of input</text:p>
          </table:table-cell>
          <table:table-cell table:style-name="ce79" table:content-validation-name="val4" office:value-type="string" calcext:value-type="string">
            <text:p>Impossible?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6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74" office:value-type="string" calcext:value-type="string">
            <text:p>Move</text:p>
          </table:table-cell>
          <table:table-cell table:style-name="ce79" table:content-validation-name="val4" office:value-type="string" calcext:value-type="string">
            <text:p>Mutual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No effect</text:p>
          </table:table-cell>
          <table:table-cell table:style-name="ce93" table:content-validation-name="val8"/>
          <table:table-cell table:style-name="ce95" table:content-validation-name="val9"/>
          <table:table-cell table:style-name="ce97" table:content-validation-name="val10" office:value-type="string" calcext:value-type="string">
            <text:p>No effect</text:p>
          </table:table-cell>
          <table:table-cell table:style-name="ce100" table:content-validation-name="val11"/>
          <table:table-cell table:style-name="ce102" table:content-validation-name="val12"/>
          <table:table-cell table:style-name="ce104" table:content-validation-name="val13" office:value-type="string" calcext:value-type="string">
            <text:p>Cancels</text:p>
          </table:table-cell>
          <table:table-cell table:style-name="ce107" table:content-validation-name="val14" office:value-type="string" calcext:value-type="string">
            <text:p>Run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7" table:content-validation-name="val1" office:value-type="string" calcext:value-type="string">
            <text:p>Specialties of this sheet: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74" office:value-type="string" calcext:value-type="string">
            <text:p>Roll (Forward)</text:p>
          </table:table-cell>
          <table:table-cell table:style-name="ce79" table:content-validation-name="val4" office:value-type="string" calcext:value-type="string">
            <text:p>Undecided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Cancels</text:p>
          </table:table-cell>
          <table:table-cell table:style-name="ce93" table:content-validation-name="val8" office:value-type="string" calcext:value-type="string">
            <text:p>Roll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Roll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Cancels</text:p>
          </table:table-cell>
          <table:table-cell table:style-name="ce107" table:content-validation-name="val14" office:value-type="string" calcext:value-type="string">
            <text:p>Roll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8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74" office:value-type="string" calcext:value-type="string">
            <text:p>Roll (Left)</text:p>
          </table:table-cell>
          <table:table-cell table:style-name="ce79" table:content-validation-name="val4" office:value-type="string" calcext:value-type="string">
            <text:p>Undecided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Cancels</text:p>
          </table:table-cell>
          <table:table-cell table:style-name="ce93" table:content-validation-name="val8" office:value-type="string" calcext:value-type="string">
            <text:p>Roll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Roll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Cancels</text:p>
          </table:table-cell>
          <table:table-cell table:style-name="ce107" table:content-validation-name="val14" office:value-type="string" calcext:value-type="string">
            <text:p>Roll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9" table:content-validation-name="val1" office:value-type="string" calcext:value-type="string">
            <text:p>...It should be impossible to edit columns A – C since they’re handled / generated from Overview?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74" office:value-type="string" calcext:value-type="string">
            <text:p>Roll (Right)</text:p>
          </table:table-cell>
          <table:table-cell table:style-name="ce79" table:content-validation-name="val4" office:value-type="string" calcext:value-type="string">
            <text:p>Undecided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Cancels</text:p>
          </table:table-cell>
          <table:table-cell table:style-name="ce93" table:content-validation-name="val8" office:value-type="string" calcext:value-type="string">
            <text:p>Roll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Roll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Cancels</text:p>
          </table:table-cell>
          <table:table-cell table:style-name="ce107" table:content-validation-name="val14" office:value-type="string" calcext:value-type="string">
            <text:p>Roll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9" table:content-validation-name="val1" office:value-type="string" calcext:value-type="string">
            <text:p>- The code should add some marking on the unused phases of the animation for clarity. (see column K)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74" office:value-type="string" calcext:value-type="string">
            <text:p>Roll (Back)</text:p>
          </table:table-cell>
          <table:table-cell table:style-name="ce79" table:content-validation-name="val4" office:value-type="string" calcext:value-type="string">
            <text:p>Undecided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Cancels</text:p>
          </table:table-cell>
          <table:table-cell table:style-name="ce93" table:content-validation-name="val8" office:value-type="string" calcext:value-type="string">
            <text:p>Roll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Roll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Cancels</text:p>
          </table:table-cell>
          <table:table-cell table:style-name="ce107" table:content-validation-name="val14" office:value-type="string" calcext:value-type="string">
            <text:p>Roll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9" table:content-validation-name="val1" office:value-type="string" calcext:value-type="string">
            <text:p><text:s text:c="4"/>This is accomplished by cross-referencing the Phases number from Overview.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74" office:value-type="string" calcext:value-type="string">
            <text:p>Weapon Switch</text:p>
          </table:table-cell>
          <table:table-cell table:style-name="ce79" table:content-validation-name="val4" office:value-type="string" calcext:value-type="string">
            <text:p>Undecided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No effect</text:p>
          </table:table-cell>
          <table:table-cell table:style-name="ce93" table:content-validation-name="val8"/>
          <table:table-cell table:style-name="ce95" table:content-validation-name="val9"/>
          <table:table-cell table:style-name="ce97" table:content-validation-name="val10" office:value-type="string" calcext:value-type="string">
            <text:p>No effect</text:p>
          </table:table-cell>
          <table:table-cell table:style-name="ce100" table:content-validation-name="val11"/>
          <table:table-cell table:style-name="ce102" table:content-validation-name="val12"/>
          <table:table-cell table:style-name="ce104" table:content-validation-name="val13" office:value-type="string" calcext:value-type="string">
            <text:p>Cancels</text:p>
          </table:table-cell>
          <table:table-cell table:style-name="ce107" table:content-validation-name="val14" office:value-type="string" calcext:value-type="string">
            <text:p>Switch animation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9" table:content-validation-name="val1" office:value-type="string" calcext:value-type="string">
            <text:p>- Code should automatically apply conditional formatting based on the rules in Reactions sheet.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74" office:value-type="string" calcext:value-type="string">
            <text:p>Jump (Result 1)</text:p>
          </table:table-cell>
          <table:table-cell table:style-name="ce79" table:content-validation-name="val4" office:value-type="string" calcext:value-type="string">
            <text:p>Undecided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Cancels</text:p>
          </table:table-cell>
          <table:table-cell table:style-name="ce93" table:content-validation-name="val8" office:value-type="string" calcext:value-type="string">
            <text:p>Jump (Ground)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Jump (Ground)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Cancels</text:p>
          </table:table-cell>
          <table:table-cell table:style-name="ce107" table:content-validation-name="val14" office:value-type="string" calcext:value-type="string">
            <text:p>Jump (Ground)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9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74" office:value-type="string" calcext:value-type="string">
            <text:p>Jump (Result 2)</text:p>
          </table:table-cell>
          <table:table-cell table:style-name="ce79" table:content-validation-name="val4" office:value-type="string" calcext:value-type="string">
            <text:p>Undecided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Cancels</text:p>
          </table:table-cell>
          <table:table-cell table:style-name="ce93" table:content-validation-name="val8" office:value-type="string" calcext:value-type="string">
            <text:p>Idle (Airborne)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Idle (Airborne)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Cancels</text:p>
          </table:table-cell>
          <table:table-cell table:style-name="ce107" table:content-validation-name="val14" office:value-type="string" calcext:value-type="string">
            <text:p>Idle (Airborne)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9" table:content-validation-name="val1" office:value-type="string" calcext:value-type="string">
            <text:p>Since this table is generated / updated based on the data in Overview, it may sometimes come necessary to automatically delete or add columns that list Phases.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74" office:value-type="string" calcext:value-type="string">
            <text:p>Melee (S)</text:p>
          </table:table-cell>
          <table:table-cell table:style-name="ce79" table:content-validation-name="val4" office:value-type="string" calcext:value-type="string">
            <text:p>Impossible?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Buffers</text:p>
          </table:table-cell>
          <table:table-cell table:style-name="ce93" table:content-validation-name="val8" office:value-type="string" calcext:value-type="string">
            <text:p>Attack s2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Buffers</text:p>
          </table:table-cell>
          <table:table-cell table:style-name="ce100" table:content-validation-name="val11" office:value-type="string" calcext:value-type="string">
            <text:p>Attack s2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Buffers</text:p>
          </table:table-cell>
          <table:table-cell table:style-name="ce107" table:content-validation-name="val14" office:value-type="string" calcext:value-type="string">
            <text:p>Attack s2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9" table:content-validation-name="val1" office:value-type="string" calcext:value-type="string">
            <text:p>Doing this would be determined by what is the maximum phase number used by any animation in the Overview.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74" office:value-type="string" calcext:value-type="string">
            <text:p>Melee (S) (Long)</text:p>
          </table:table-cell>
          <table:table-cell table:style-name="ce79" table:content-validation-name="val4" office:value-type="string" calcext:value-type="string">
            <text:p>Impossible?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Buffers</text:p>
          </table:table-cell>
          <table:table-cell table:style-name="ce93" table:content-validation-name="val8" office:value-type="string" calcext:value-type="string">
            <text:p>Attack s2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Buffers</text:p>
          </table:table-cell>
          <table:table-cell table:style-name="ce100" table:content-validation-name="val11" office:value-type="string" calcext:value-type="string">
            <text:p>Attack s2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Buffers</text:p>
          </table:table-cell>
          <table:table-cell table:style-name="ce107" table:content-validation-name="val14" office:value-type="string" calcext:value-type="string">
            <text:p>Attack s2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9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74" office:value-type="string" calcext:value-type="string">
            <text:p>Melee (T)</text:p>
          </table:table-cell>
          <table:table-cell table:style-name="ce79" table:content-validation-name="val4" office:value-type="string" calcext:value-type="string">
            <text:p>Undecided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Buffers</text:p>
          </table:table-cell>
          <table:table-cell table:style-name="ce93" table:content-validation-name="val8" office:value-type="string" calcext:value-type="string">
            <text:p>Attack t1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Buffers</text:p>
          </table:table-cell>
          <table:table-cell table:style-name="ce100" table:content-validation-name="val11" office:value-type="string" calcext:value-type="string">
            <text:p>Attack t1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Buffers</text:p>
          </table:table-cell>
          <table:table-cell table:style-name="ce107" table:content-validation-name="val14" office:value-type="string" calcext:value-type="string">
            <text:p>Attack t1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9" table:content-validation-name="val1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74" office:value-type="string" calcext:value-type="string">
            <text:p>Melee (T) (Long)</text:p>
          </table:table-cell>
          <table:table-cell table:style-name="ce79" table:content-validation-name="val4" office:value-type="string" calcext:value-type="string">
            <text:p>Undecided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Buffers</text:p>
          </table:table-cell>
          <table:table-cell table:style-name="ce93" table:content-validation-name="val8" office:value-type="string" calcext:value-type="string">
            <text:p>Attack t1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Buffers</text:p>
          </table:table-cell>
          <table:table-cell table:style-name="ce100" table:content-validation-name="val11" office:value-type="string" calcext:value-type="string">
            <text:p>Attack t1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Buffers</text:p>
          </table:table-cell>
          <table:table-cell table:style-name="ce107" table:content-validation-name="val14" office:value-type="string" calcext:value-type="string">
            <text:p>Attack t1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9" table:content-validation-name="val1" office:value-type="string" calcext:value-type="string">
            <text:p>Validation should not be strict because it’s sometimes necessary to add variation tags to the animations?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74" office:value-type="string" calcext:value-type="string">
            <text:p>Grab</text:p>
          </table:table-cell>
          <table:table-cell table:style-name="ce79" table:content-validation-name="val4" office:value-type="string" calcext:value-type="string">
            <text:p>Cancels</text:p>
          </table:table-cell>
          <table:table-cell table:style-name="ce84" table:content-validation-name="val5" office:value-type="string" calcext:value-type="string">
            <text:p>Grab</text:p>
          </table:table-cell>
          <table:table-cell table:style-name="ce87" table:content-validation-name="val6"/>
          <table:table-cell table:style-name="ce90" table:content-validation-name="val7" office:value-type="string" calcext:value-type="string">
            <text:p>Cancels</text:p>
          </table:table-cell>
          <table:table-cell table:style-name="ce93" table:content-validation-name="val8" office:value-type="string" calcext:value-type="string">
            <text:p>Grab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Grab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Cancels</text:p>
          </table:table-cell>
          <table:table-cell table:style-name="ce107" table:content-validation-name="val14" office:value-type="string" calcext:value-type="string">
            <text:p>Grab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8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74" office:value-type="string" calcext:value-type="string">
            <text:p>Block</text:p>
          </table:table-cell>
          <table:table-cell table:style-name="ce79" table:content-validation-name="val4" office:value-type="string" calcext:value-type="string">
            <text:p>Cancels</text:p>
          </table:table-cell>
          <table:table-cell table:style-name="ce85" table:content-validation-name="val5" office:value-type="string" calcext:value-type="string">
            <text:p>Block</text:p>
          </table:table-cell>
          <table:table-cell table:style-name="ce87" table:content-validation-name="val6"/>
          <table:table-cell table:style-name="ce90" table:content-validation-name="val7" office:value-type="string" calcext:value-type="string">
            <text:p>Cancels</text:p>
          </table:table-cell>
          <table:table-cell table:style-name="ce93" table:content-validation-name="val8" office:value-type="string" calcext:value-type="string">
            <text:p>Block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Block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Cancels</text:p>
          </table:table-cell>
          <table:table-cell table:style-name="ce107" table:content-validation-name="val14" office:value-type="string" calcext:value-type="string">
            <text:p>Block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8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74" office:value-type="string" calcext:value-type="string">
            <text:p>Magic</text:p>
          </table:table-cell>
          <table:table-cell table:style-name="ce79" table:content-validation-name="val4" office:value-type="string" calcext:value-type="string">
            <text:p>Undecided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Cancels</text:p>
          </table:table-cell>
          <table:table-cell table:style-name="ce93" table:content-validation-name="val8" office:value-type="string" calcext:value-type="string">
            <text:p>Magic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Magic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Cancels</text:p>
          </table:table-cell>
          <table:table-cell table:style-name="ce107" table:content-validation-name="val14" office:value-type="string" calcext:value-type="string">
            <text:p>Magic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7" table:content-validation-name="val1" office:value-type="string" calcext:value-type="string">
            <text:p>Different functions: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74" office:value-type="string" calcext:value-type="string">
            <text:p>Rage</text:p>
          </table:table-cell>
          <table:table-cell table:style-name="ce79" table:content-validation-name="val4" office:value-type="string" calcext:value-type="string">
            <text:p>No effect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Cancels</text:p>
          </table:table-cell>
          <table:table-cell table:style-name="ce93" table:content-validation-name="val8" office:value-type="string" calcext:value-type="string">
            <text:p>Rage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No effect</text:p>
          </table:table-cell>
          <table:table-cell table:style-name="ce100" table:content-validation-name="val11"/>
          <table:table-cell table:style-name="ce102" table:content-validation-name="val12"/>
          <table:table-cell table:style-name="ce104" table:content-validation-name="val13" office:value-type="string" calcext:value-type="string">
            <text:p>No effect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8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74" office:value-type="string" calcext:value-type="string">
            <text:p>Pause</text:p>
          </table:table-cell>
          <table:table-cell table:style-name="ce79" table:content-validation-name="val4" office:value-type="string" calcext:value-type="string">
            <text:p>No effect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Mutual</text:p>
          </table:table-cell>
          <table:table-cell table:style-name="ce93" table:content-validation-name="val8"/>
          <table:table-cell table:style-name="ce95" table:content-validation-name="val9"/>
          <table:table-cell table:style-name="ce97" table:content-validation-name="val10" office:value-type="string" calcext:value-type="string">
            <text:p>Mutual</text:p>
          </table:table-cell>
          <table:table-cell table:style-name="ce100" table:content-validation-name="val11"/>
          <table:table-cell table:style-name="ce102" table:content-validation-name="val12"/>
          <table:table-cell table:style-name="ce104" table:content-validation-name="val13" office:value-type="string" calcext:value-type="string">
            <text:p>Mutual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0" table:content-validation-name="val1" office:value-type="string" calcext:value-type="string">
            <text:p>”Refresh”.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Retry</text:p>
            </table:table-cell>
            <table:table-cell table:style-name="ce79" table:content-validation-name="val4" office:value-type="string" calcext:value-type="string">
              <text:p>Cancels</text:p>
            </table:table-cell>
            <table:table-cell table:style-name="ce83" table:content-validation-name="val5"/>
            <table:table-cell table:style-name="ce87" table:content-validation-name="val6"/>
            <table:table-cell table:style-name="ce90" table:content-validation-name="val7" office:value-type="string" calcext:value-type="string">
              <text:p>Cancels</text:p>
            </table:table-cell>
            <table:table-cell table:style-name="ce93" table:content-validation-name="val8"/>
            <table:table-cell table:style-name="ce95" table:content-validation-name="val9"/>
            <table:table-cell table:style-name="ce97" table:content-validation-name="val10" office:value-type="string" calcext:value-type="string">
              <text:p>Cancels</text:p>
            </table:table-cell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Cancels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 office:value-type="string" calcext:value-type="string">
              <text:p>§</text:p>
            </table:table-cell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Default" office:value-type="string" calcext:value-type="string">
              <text:p>A complex function that goes through the whole Details sheet and checks for discrepancies between it and Overview.</text:p>
            </table:table-cell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Upgrade Blades</text:p>
            </table:table-cell>
            <table:table-cell table:style-name="ce79" table:content-validation-name="val4" office:value-type="string" calcext:value-type="string">
              <text:p>Mutual</text:p>
            </table:table-cell>
            <table:table-cell table:style-name="ce83" table:content-validation-name="val5"/>
            <table:table-cell table:style-name="ce87" table:content-validation-name="val6"/>
            <table:table-cell table:style-name="ce90" table:content-validation-name="val7" office:value-type="string" calcext:value-type="string">
              <text:p>Mutual</text:p>
            </table:table-cell>
            <table:table-cell table:style-name="ce93" table:content-validation-name="val8"/>
            <table:table-cell table:style-name="ce95" table:content-validation-name="val9"/>
            <table:table-cell table:style-name="ce97" table:content-validation-name="val10" office:value-type="string" calcext:value-type="string">
              <text:p>Mutual</text:p>
            </table:table-cell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Mutual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 office:value-type="string" calcext:value-type="string">
              <text:p>§</text:p>
            </table:table-cell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28" table:content-validation-name="val1" office:value-type="string" calcext:value-type="string">
              <text:p>The code then adds lines non-destructively or deletes rows that are no longer needed.</text:p>
            </table:table-cell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Upgrade Head</text:p>
            </table:table-cell>
            <table:table-cell table:style-name="ce79" table:content-validation-name="val4"/>
            <table:table-cell table:style-name="ce83" table:content-validation-name="val5"/>
            <table:table-cell table:style-name="ce87" table:content-validation-name="val6"/>
            <table:table-cell table:style-name="ce90" table:content-validation-name="val7"/>
            <table:table-cell table:style-name="ce93" table:content-validation-name="val8"/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/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28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Fall</text:p>
            </table:table-cell>
            <table:table-cell table:style-name="ce79" table:content-validation-name="val4" office:value-type="string" calcext:value-type="string">
              <text:p>Undecided</text:p>
            </table:table-cell>
            <table:table-cell table:style-name="ce83" table:content-validation-name="val5"/>
            <table:table-cell table:style-name="ce87" table:content-validation-name="val6"/>
            <table:table-cell table:style-name="ce90" table:content-validation-name="val7" office:value-type="string" calcext:value-type="string">
              <text:p>Impossible?</text:p>
            </table:table-cell>
            <table:table-cell table:style-name="ce93" table:content-validation-name="val8"/>
            <table:table-cell table:style-name="ce95" table:content-validation-name="val9"/>
            <table:table-cell table:style-name="ce98" table:content-validation-name="val10" office:value-type="string" calcext:value-type="string">
              <text:p>Impossible?</text:p>
            </table:table-cell>
            <table:table-cell table:style-name="ce100" table:content-validation-name="val11"/>
            <table:table-cell table:style-name="ce102" table:content-validation-name="val12"/>
            <table:table-cell table:style-name="ce105" table:content-validation-name="val13" office:value-type="string" calcext:value-type="string">
              <text:p>Impossible?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 office:value-type="string" calcext:value-type="string">
              <text:p>§</text:p>
            </table:table-cell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28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Landing</text:p>
            </table:table-cell>
            <table:table-cell table:style-name="ce79" table:content-validation-name="val4"/>
            <table:table-cell table:style-name="ce83" table:content-validation-name="val5"/>
            <table:table-cell table:style-name="ce87" table:content-validation-name="val6"/>
            <table:table-cell table:style-name="ce90" table:content-validation-name="val7"/>
            <table:table-cell table:style-name="ce93" table:content-validation-name="val8"/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/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 office:value-type="string" calcext:value-type="string">
              <text:p>§</text:p>
            </table:table-cell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28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Hang From Ledge</text:p>
            </table:table-cell>
            <table:table-cell table:style-name="ce79" table:content-validation-name="val4"/>
            <table:table-cell table:style-name="ce83" table:content-validation-name="val5"/>
            <table:table-cell table:style-name="ce87" table:content-validation-name="val6"/>
            <table:table-cell table:style-name="ce90" table:content-validation-name="val7"/>
            <table:table-cell table:style-name="ce93" table:content-validation-name="val8"/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/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28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Water</text:p>
            </table:table-cell>
            <table:table-cell table:style-name="ce79" table:content-validation-name="val4"/>
            <table:table-cell table:style-name="ce83" table:content-validation-name="val5"/>
            <table:table-cell table:style-name="ce87" table:content-validation-name="val6"/>
            <table:table-cell table:style-name="ce90" table:content-validation-name="val7"/>
            <table:table-cell table:style-name="ce93" table:content-validation-name="val8"/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/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28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Rope</text:p>
            </table:table-cell>
            <table:table-cell table:style-name="ce79" table:content-validation-name="val4"/>
            <table:table-cell table:style-name="ce83" table:content-validation-name="val5"/>
            <table:table-cell table:style-name="ce87" table:content-validation-name="val6"/>
            <table:table-cell table:style-name="ce90" table:content-validation-name="val7"/>
            <table:table-cell table:style-name="ce93" table:content-validation-name="val8"/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/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 office:value-type="string" calcext:value-type="string">
              <text:p>§</text:p>
            </table:table-cell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0" table:content-validation-name="val1" office:value-type="string" calcext:value-type="string">
              <text:p>”Refresh columns”.</text:p>
            </table:table-cell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Shimmy</text:p>
            </table:table-cell>
            <table:table-cell table:style-name="ce79" table:content-validation-name="val4"/>
            <table:table-cell table:style-name="ce83" table:content-validation-name="val5"/>
            <table:table-cell table:style-name="ce87" table:content-validation-name="val6"/>
            <table:table-cell table:style-name="ce90" table:content-validation-name="val7"/>
            <table:table-cell table:style-name="ce93" table:content-validation-name="val8"/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/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 office:value-type="string" calcext:value-type="string">
              <text:p>§</text:p>
            </table:table-cell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Default" office:value-type="string" calcext:value-type="string">
              <text:p>1. the function checks on a general basis what is the maximum amount of phases needed by any action in Overview.</text:p>
            </table:table-cell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6" office:value-type="string" calcext:value-type="string">
              <text:p>Hold X</text:p>
            </table:table-cell>
            <table:table-cell table:style-name="ce79" table:content-validation-name="val4"/>
            <table:table-cell table:style-name="ce83" table:content-validation-name="val5"/>
            <table:table-cell table:style-name="ce87" table:content-validation-name="val6"/>
            <table:table-cell table:style-name="ce90" table:content-validation-name="val7"/>
            <table:table-cell table:style-name="ce93" table:content-validation-name="val8"/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/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 office:value-type="string" calcext:value-type="string">
              <text:p>§</text:p>
            </table:table-cell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6" office:value-type="string" calcext:value-type="string">
              <text:p>Hold S</text:p>
            </table:table-cell>
            <table:table-cell table:style-name="ce79" table:content-validation-name="val4"/>
            <table:table-cell table:style-name="ce83" table:content-validation-name="val5"/>
            <table:table-cell table:style-name="ce87" table:content-validation-name="val6"/>
            <table:table-cell table:style-name="ce90" table:content-validation-name="val7"/>
            <table:table-cell table:style-name="ce93" table:content-validation-name="val8"/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/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 office:value-type="string" calcext:value-type="string">
              <text:p>§</text:p>
            </table:table-cell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6" office:value-type="string" calcext:value-type="string">
              <text:p>Hold T</text:p>
            </table:table-cell>
            <table:table-cell table:style-name="ce79" table:content-validation-name="val4"/>
            <table:table-cell table:style-name="ce83" table:content-validation-name="val5"/>
            <table:table-cell table:style-name="ce87" table:content-validation-name="val6"/>
            <table:table-cell table:style-name="ce90" table:content-validation-name="val7"/>
            <table:table-cell table:style-name="ce93" table:content-validation-name="val8"/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/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 office:value-type="string" calcext:value-type="string">
              <text:p>§</text:p>
            </table:table-cell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Default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6" office:value-type="string" calcext:value-type="string">
              <text:p>Hold O</text:p>
            </table:table-cell>
            <table:table-cell table:style-name="ce79" table:content-validation-name="val4"/>
            <table:table-cell table:style-name="ce83" table:content-validation-name="val5"/>
            <table:table-cell table:style-name="ce87" table:content-validation-name="val6"/>
            <table:table-cell table:style-name="ce90" table:content-validation-name="val7"/>
            <table:table-cell table:style-name="ce93" table:content-validation-name="val8"/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/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 office:value-type="string" calcext:value-type="string">
              <text:p>§</text:p>
            </table:table-cell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28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74"/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0" table:content-validation-name="val1" office:value-type="string" calcext:value-type="string">
            <text:p>”Generate inputs”.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74" office:value-type="string" calcext:value-type="string">
            <text:p>Letting go of input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74" office:value-type="string" calcext:value-type="string">
            <text:p>Move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No effect</text:p>
          </table:table-cell>
          <table:table-cell table:style-name="ce100" table:content-validation-name="val11"/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8" table:content-validation-name="val14"/>
          <table:table-cell table:style-name="ce111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74" office:value-type="string" calcext:value-type="string">
            <text:p>Roll (Forward)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Roll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74" office:value-type="string" calcext:value-type="string">
            <text:p>Roll (Left)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Roll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74" office:value-type="string" calcext:value-type="string">
            <text:p>Roll (Right)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Roll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74" office:value-type="string" calcext:value-type="string">
            <text:p>Roll (Back)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Roll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74" office:value-type="string" calcext:value-type="string">
            <text:p>Weapon Switch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Switch animation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74" office:value-type="string" calcext:value-type="string">
            <text:p>Jump (Result 1)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Jump (Ground)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74" office:value-type="string" calcext:value-type="string">
            <text:p>Jump (Result 2)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Special</text:p>
          </table:table-cell>
          <table:table-cell table:style-name="ce100" table:content-validation-name="val11" office:value-type="string" calcext:value-type="string">
            <text:p>Idle (Airborne)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74" office:value-type="string" calcext:value-type="string">
            <text:p>Melee (S)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Buffers</text:p>
          </table:table-cell>
          <table:table-cell table:style-name="ce100" table:content-validation-name="val11" office:value-type="string" calcext:value-type="string">
            <text:p>Attack s2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74" office:value-type="string" calcext:value-type="string">
            <text:p>Melee (S) (Long)</text:p>
          </table:table-cell>
          <table:table-cell table:style-name="ce80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74" office:value-type="string" calcext:value-type="string">
            <text:p>Melee (T)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Buffers</text:p>
          </table:table-cell>
          <table:table-cell table:style-name="ce100" table:content-validation-name="val11" office:value-type="string" calcext:value-type="string">
            <text:p>Attack t1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74" office:value-type="string" calcext:value-type="string">
            <text:p>Melee (T) (Long)</text:p>
          </table:table-cell>
          <table:table-cell table:style-name="ce80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74" office:value-type="string" calcext:value-type="string">
            <text:p>Grab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Grab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74" office:value-type="string" calcext:value-type="string">
            <text:p>Block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Block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74" office:value-type="string" calcext:value-type="string">
            <text:p>Magic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Magic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74" office:value-type="string" calcext:value-type="string">
            <text:p>Rage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Rage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74" office:value-type="string" calcext:value-type="string">
            <text:p>Pause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Mutual</text:p>
          </table:table-cell>
          <table:table-cell table:style-name="ce100" table:content-validation-name="val11"/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Retry</text:p>
            </table:table-cell>
            <table:table-cell table:style-name="ce80" table:content-validation-name="val4"/>
            <table:table-cell table:style-name="ce83" table:content-validation-name="val5" office:value-type="string" calcext:value-type="string">
              <text:p>§</text:p>
            </table:table-cell>
            <table:table-cell table:style-name="ce87" table:content-validation-name="val6"/>
            <table:table-cell table:style-name="ce90" table:content-validation-name="val7"/>
            <table:table-cell table:style-name="ce93" table:content-validation-name="val8" office:value-type="string" calcext:value-type="string">
              <text:p>§</text:p>
            </table:table-cell>
            <table:table-cell table:style-name="ce95" table:content-validation-name="val9"/>
            <table:table-cell table:style-name="ce97" table:content-validation-name="val10" office:value-type="string" calcext:value-type="string">
              <text:p>Cancels</text:p>
            </table:table-cell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§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Upgrade Blades</text:p>
            </table:table-cell>
            <table:table-cell table:style-name="ce80" table:content-validation-name="val4"/>
            <table:table-cell table:style-name="ce83" table:content-validation-name="val5" office:value-type="string" calcext:value-type="string">
              <text:p>§</text:p>
            </table:table-cell>
            <table:table-cell table:style-name="ce87" table:content-validation-name="val6"/>
            <table:table-cell table:style-name="ce90" table:content-validation-name="val7"/>
            <table:table-cell table:style-name="ce93" table:content-validation-name="val8" office:value-type="string" calcext:value-type="string">
              <text:p>§</text:p>
            </table:table-cell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§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Upgrade Head</text:p>
            </table:table-cell>
            <table:table-cell table:style-name="ce80" table:content-validation-name="val4"/>
            <table:table-cell table:style-name="ce83" table:content-validation-name="val5" office:value-type="string" calcext:value-type="string">
              <text:p>§</text:p>
            </table:table-cell>
            <table:table-cell table:style-name="ce87" table:content-validation-name="val6"/>
            <table:table-cell table:style-name="ce90" table:content-validation-name="val7"/>
            <table:table-cell table:style-name="ce93" table:content-validation-name="val8" office:value-type="string" calcext:value-type="string">
              <text:p>§</text:p>
            </table:table-cell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§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Fall</text:p>
            </table:table-cell>
            <table:table-cell table:style-name="ce80" table:content-validation-name="val4"/>
            <table:table-cell table:style-name="ce83" table:content-validation-name="val5" office:value-type="string" calcext:value-type="string">
              <text:p>§</text:p>
            </table:table-cell>
            <table:table-cell table:style-name="ce87" table:content-validation-name="val6"/>
            <table:table-cell table:style-name="ce90" table:content-validation-name="val7"/>
            <table:table-cell table:style-name="ce93" table:content-validation-name="val8" office:value-type="string" calcext:value-type="string">
              <text:p>§</text:p>
            </table:table-cell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§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Landing</text:p>
            </table:table-cell>
            <table:table-cell table:style-name="ce80" table:content-validation-name="val4"/>
            <table:table-cell table:style-name="ce83" table:content-validation-name="val5" office:value-type="string" calcext:value-type="string">
              <text:p>§</text:p>
            </table:table-cell>
            <table:table-cell table:style-name="ce87" table:content-validation-name="val6"/>
            <table:table-cell table:style-name="ce90" table:content-validation-name="val7"/>
            <table:table-cell table:style-name="ce93" table:content-validation-name="val8" office:value-type="string" calcext:value-type="string">
              <text:p>§</text:p>
            </table:table-cell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§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Hang From Ledge</text:p>
            </table:table-cell>
            <table:table-cell table:style-name="ce80" table:content-validation-name="val4"/>
            <table:table-cell table:style-name="ce83" table:content-validation-name="val5" office:value-type="string" calcext:value-type="string">
              <text:p>§</text:p>
            </table:table-cell>
            <table:table-cell table:style-name="ce87" table:content-validation-name="val6"/>
            <table:table-cell table:style-name="ce90" table:content-validation-name="val7"/>
            <table:table-cell table:style-name="ce93" table:content-validation-name="val8" office:value-type="string" calcext:value-type="string">
              <text:p>§</text:p>
            </table:table-cell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§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Water</text:p>
            </table:table-cell>
            <table:table-cell table:style-name="ce80" table:content-validation-name="val4"/>
            <table:table-cell table:style-name="ce83" table:content-validation-name="val5" office:value-type="string" calcext:value-type="string">
              <text:p>§</text:p>
            </table:table-cell>
            <table:table-cell table:style-name="ce87" table:content-validation-name="val6"/>
            <table:table-cell table:style-name="ce90" table:content-validation-name="val7"/>
            <table:table-cell table:style-name="ce93" table:content-validation-name="val8" office:value-type="string" calcext:value-type="string">
              <text:p>§</text:p>
            </table:table-cell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§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Rope</text:p>
            </table:table-cell>
            <table:table-cell table:style-name="ce80" table:content-validation-name="val4"/>
            <table:table-cell table:style-name="ce83" table:content-validation-name="val5" office:value-type="string" calcext:value-type="string">
              <text:p>§</text:p>
            </table:table-cell>
            <table:table-cell table:style-name="ce87" table:content-validation-name="val6"/>
            <table:table-cell table:style-name="ce90" table:content-validation-name="val7"/>
            <table:table-cell table:style-name="ce93" table:content-validation-name="val8" office:value-type="string" calcext:value-type="string">
              <text:p>§</text:p>
            </table:table-cell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§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Shimmy</text:p>
            </table:table-cell>
            <table:table-cell table:style-name="ce80" table:content-validation-name="val4"/>
            <table:table-cell table:style-name="ce83" table:content-validation-name="val5" office:value-type="string" calcext:value-type="string">
              <text:p>§</text:p>
            </table:table-cell>
            <table:table-cell table:style-name="ce87" table:content-validation-name="val6"/>
            <table:table-cell table:style-name="ce90" table:content-validation-name="val7"/>
            <table:table-cell table:style-name="ce93" table:content-validation-name="val8" office:value-type="string" calcext:value-type="string">
              <text:p>§</text:p>
            </table:table-cell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§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6" office:value-type="string" calcext:value-type="string">
              <text:p>Hold X</text:p>
            </table:table-cell>
            <table:table-cell table:style-name="ce80" table:content-validation-name="val4"/>
            <table:table-cell table:style-name="ce83" table:content-validation-name="val5" office:value-type="string" calcext:value-type="string">
              <text:p>§</text:p>
            </table:table-cell>
            <table:table-cell table:style-name="ce87" table:content-validation-name="val6"/>
            <table:table-cell table:style-name="ce90" table:content-validation-name="val7"/>
            <table:table-cell table:style-name="ce93" table:content-validation-name="val8" office:value-type="string" calcext:value-type="string">
              <text:p>§</text:p>
            </table:table-cell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§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6" office:value-type="string" calcext:value-type="string">
              <text:p>Hold S</text:p>
            </table:table-cell>
            <table:table-cell table:style-name="ce80" table:content-validation-name="val4"/>
            <table:table-cell table:style-name="ce83" table:content-validation-name="val5" office:value-type="string" calcext:value-type="string">
              <text:p>§</text:p>
            </table:table-cell>
            <table:table-cell table:style-name="ce87" table:content-validation-name="val6"/>
            <table:table-cell table:style-name="ce90" table:content-validation-name="val7"/>
            <table:table-cell table:style-name="ce93" table:content-validation-name="val8" office:value-type="string" calcext:value-type="string">
              <text:p>§</text:p>
            </table:table-cell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§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6" office:value-type="string" calcext:value-type="string">
              <text:p>Hold T</text:p>
            </table:table-cell>
            <table:table-cell table:style-name="ce80" table:content-validation-name="val4"/>
            <table:table-cell table:style-name="ce83" table:content-validation-name="val5" office:value-type="string" calcext:value-type="string">
              <text:p>§</text:p>
            </table:table-cell>
            <table:table-cell table:style-name="ce87" table:content-validation-name="val6"/>
            <table:table-cell table:style-name="ce90" table:content-validation-name="val7"/>
            <table:table-cell table:style-name="ce93" table:content-validation-name="val8" office:value-type="string" calcext:value-type="string">
              <text:p>§</text:p>
            </table:table-cell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§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6" office:value-type="string" calcext:value-type="string">
              <text:p>Hold O</text:p>
            </table:table-cell>
            <table:table-cell table:style-name="ce80" table:content-validation-name="val4"/>
            <table:table-cell table:style-name="ce83" table:content-validation-name="val5" office:value-type="string" calcext:value-type="string">
              <text:p>§</text:p>
            </table:table-cell>
            <table:table-cell table:style-name="ce87" table:content-validation-name="val6"/>
            <table:table-cell table:style-name="ce90" table:content-validation-name="val7"/>
            <table:table-cell table:style-name="ce93" table:content-validation-name="val8" office:value-type="string" calcext:value-type="string">
              <text:p>§</text:p>
            </table:table-cell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§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74"/>
          <table:table-cell table:style-name="ce80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4" office:value-type="string" calcext:value-type="string">
            <text:p>Letting go of input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5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4" office:value-type="string" calcext:value-type="string">
            <text:p>Move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No effect</text:p>
          </table:table-cell>
          <table:table-cell table:style-name="ce101" table:content-validation-name="val11"/>
          <table:table-cell table:style-name="ce103" table:content-validation-name="val12"/>
          <table:table-cell table:style-name="ce106" table:content-validation-name="val13" office:value-type="string" calcext:value-type="string">
            <text:p>Cancels</text:p>
          </table:table-cell>
          <table:table-cell table:style-name="ce109" table:content-validation-name="val14" office:value-type="string" calcext:value-type="string">
            <text:p>Run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Cancels</text:p>
          </table:table-cell>
          <table:table-cell table:style-name="ce116" table:content-validation-name="val17" office:value-type="string" calcext:value-type="string">
            <text:p>Run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6" table:content-validation-name="val1" office:value-type="string" calcext:value-type="string">
            <text:p>1. a single animation is selected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4" office:value-type="string" calcext:value-type="string">
            <text:p>Roll (Forward)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Cancels</text:p>
          </table:table-cell>
          <table:table-cell table:style-name="ce101" table:content-validation-name="val11" office:value-type="string" calcext:value-type="string">
            <text:p>Roll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Cancels</text:p>
          </table:table-cell>
          <table:table-cell table:style-name="ce109" table:content-validation-name="val14" office:value-type="string" calcext:value-type="string">
            <text:p>Roll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Cancels</text:p>
          </table:table-cell>
          <table:table-cell table:style-name="ce116" table:content-validation-name="val17" office:value-type="string" calcext:value-type="string">
            <text:p>Roll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6" table:content-validation-name="val1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4" office:value-type="string" calcext:value-type="string">
            <text:p>Roll (Left)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Cancels</text:p>
          </table:table-cell>
          <table:table-cell table:style-name="ce101" table:content-validation-name="val11" office:value-type="string" calcext:value-type="string">
            <text:p>Roll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Cancels</text:p>
          </table:table-cell>
          <table:table-cell table:style-name="ce109" table:content-validation-name="val14" office:value-type="string" calcext:value-type="string">
            <text:p>Roll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Cancels</text:p>
          </table:table-cell>
          <table:table-cell table:style-name="ce116" table:content-validation-name="val17" office:value-type="string" calcext:value-type="string">
            <text:p>Roll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6" table:content-validation-name="val1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4" office:value-type="string" calcext:value-type="string">
            <text:p>Roll (Right)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Cancels</text:p>
          </table:table-cell>
          <table:table-cell table:style-name="ce101" table:content-validation-name="val11" office:value-type="string" calcext:value-type="string">
            <text:p>Roll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Cancels</text:p>
          </table:table-cell>
          <table:table-cell table:style-name="ce109" table:content-validation-name="val14" office:value-type="string" calcext:value-type="string">
            <text:p>Roll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Cancels</text:p>
          </table:table-cell>
          <table:table-cell table:style-name="ce116" table:content-validation-name="val17" office:value-type="string" calcext:value-type="string">
            <text:p>Roll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6" table:content-validation-name="val1" office:value-type="string" calcext:value-type="string">
            <text:p>4. generate rows and print various inputs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4" office:value-type="string" calcext:value-type="string">
            <text:p>Roll (Back)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Cancels</text:p>
          </table:table-cell>
          <table:table-cell table:style-name="ce101" table:content-validation-name="val11" office:value-type="string" calcext:value-type="string">
            <text:p>Roll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Cancels</text:p>
          </table:table-cell>
          <table:table-cell table:style-name="ce109" table:content-validation-name="val14" office:value-type="string" calcext:value-type="string">
            <text:p>Roll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Cancels</text:p>
          </table:table-cell>
          <table:table-cell table:style-name="ce116" table:content-validation-name="val17" office:value-type="string" calcext:value-type="string">
            <text:p>Roll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5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4" office:value-type="string" calcext:value-type="string">
            <text:p>Weapon Switch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Cancels</text:p>
          </table:table-cell>
          <table:table-cell table:style-name="ce101" table:content-validation-name="val11" office:value-type="string" calcext:value-type="string">
            <text:p>Switch animation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Cancels</text:p>
          </table:table-cell>
          <table:table-cell table:style-name="ce109" table:content-validation-name="val14" office:value-type="string" calcext:value-type="string">
            <text:p>Switch animation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Cancels</text:p>
          </table:table-cell>
          <table:table-cell table:style-name="ce116" table:content-validation-name="val17" office:value-type="string" calcext:value-type="string">
            <text:p>Switch animation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5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4" office:value-type="string" calcext:value-type="string">
            <text:p>Jump (Result 1)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Cancels</text:p>
          </table:table-cell>
          <table:table-cell table:style-name="ce101" table:content-validation-name="val11" office:value-type="string" calcext:value-type="string">
            <text:p>Jump (Ground)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Cancels</text:p>
          </table:table-cell>
          <table:table-cell table:style-name="ce109" table:content-validation-name="val14" office:value-type="string" calcext:value-type="string">
            <text:p>Jump (Ground)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Cancels</text:p>
          </table:table-cell>
          <table:table-cell table:style-name="ce116" table:content-validation-name="val17" office:value-type="string" calcext:value-type="string">
            <text:p>Jump (Ground)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8" table:content-validation-name="val1" office:value-type="string" calcext:value-type="string">
            <text:p>”Generate variations”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4" office:value-type="string" calcext:value-type="string">
            <text:p>Jump (Result 2)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Cancels</text:p>
          </table:table-cell>
          <table:table-cell table:style-name="ce101" table:content-validation-name="val11" office:value-type="string" calcext:value-type="string">
            <text:p>Idle (Airborne)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Cancels</text:p>
          </table:table-cell>
          <table:table-cell table:style-name="ce109" table:content-validation-name="val14" office:value-type="string" calcext:value-type="string">
            <text:p>Idle (Airborne)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Cancels</text:p>
          </table:table-cell>
          <table:table-cell table:style-name="ce116" table:content-validation-name="val17" office:value-type="string" calcext:value-type="string">
            <text:p>Idle (Airborne)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5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4" office:value-type="string" calcext:value-type="string">
            <text:p>Melee (S)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Buffers</text:p>
          </table:table-cell>
          <table:table-cell table:style-name="ce101" table:content-validation-name="val11" office:value-type="string" calcext:value-type="string">
            <text:p>Attack s2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Buffers</text:p>
          </table:table-cell>
          <table:table-cell table:style-name="ce109" table:content-validation-name="val14" office:value-type="string" calcext:value-type="string">
            <text:p>Attack s2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Buffers</text:p>
          </table:table-cell>
          <table:table-cell table:style-name="ce116" table:content-validation-name="val17" office:value-type="string" calcext:value-type="string">
            <text:p>Attack s2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6" table:content-validation-name="val1" office:value-type="string" calcext:value-type="string">
            <text:p>1. a single animation is selected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4" office:value-type="string" calcext:value-type="string">
            <text:p>Melee (S) (Long)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Buffers</text:p>
          </table:table-cell>
          <table:table-cell table:style-name="ce101" table:content-validation-name="val11" office:value-type="string" calcext:value-type="string">
            <text:p>Attack s2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Buffers</text:p>
          </table:table-cell>
          <table:table-cell table:style-name="ce109" table:content-validation-name="val14" office:value-type="string" calcext:value-type="string">
            <text:p>Attack s2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Buffers</text:p>
          </table:table-cell>
          <table:table-cell table:style-name="ce116" table:content-validation-name="val17" office:value-type="string" calcext:value-type="string">
            <text:p>Attack s2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6" table:content-validation-name="val1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4" office:value-type="string" calcext:value-type="string">
            <text:p>Melee (T)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Buffers</text:p>
          </table:table-cell>
          <table:table-cell table:style-name="ce101" table:content-validation-name="val11" office:value-type="string" calcext:value-type="string">
            <text:p>Attack t1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Buffers</text:p>
          </table:table-cell>
          <table:table-cell table:style-name="ce109" table:content-validation-name="val14" office:value-type="string" calcext:value-type="string">
            <text:p>Attack t1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Buffers</text:p>
          </table:table-cell>
          <table:table-cell table:style-name="ce116" table:content-validation-name="val17" office:value-type="string" calcext:value-type="string">
            <text:p>Attack t1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6" table:content-validation-name="val1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4" office:value-type="string" calcext:value-type="string">
            <text:p>Melee (T) (Long)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Buffers</text:p>
          </table:table-cell>
          <table:table-cell table:style-name="ce101" table:content-validation-name="val11" office:value-type="string" calcext:value-type="string">
            <text:p>Attack t1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Buffers</text:p>
          </table:table-cell>
          <table:table-cell table:style-name="ce109" table:content-validation-name="val14" office:value-type="string" calcext:value-type="string">
            <text:p>Attack t1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Buffers</text:p>
          </table:table-cell>
          <table:table-cell table:style-name="ce116" table:content-validation-name="val17" office:value-type="string" calcext:value-type="string">
            <text:p>Attack t1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6" table:content-validation-name="val1" office:value-type="string" calcext:value-type="string">
            <text:p>4. generate rows according to the rules of Modifier List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4" office:value-type="string" calcext:value-type="string">
            <text:p>Grab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Cancels</text:p>
          </table:table-cell>
          <table:table-cell table:style-name="ce101" table:content-validation-name="val11" office:value-type="string" calcext:value-type="string">
            <text:p>Grab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Cancels</text:p>
          </table:table-cell>
          <table:table-cell table:style-name="ce109" table:content-validation-name="val14" office:value-type="string" calcext:value-type="string">
            <text:p>Grab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Cancels</text:p>
          </table:table-cell>
          <table:table-cell table:style-name="ce116" table:content-validation-name="val17" office:value-type="string" calcext:value-type="string">
            <text:p>Grab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5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4" office:value-type="string" calcext:value-type="string">
            <text:p>Block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Cancels</text:p>
          </table:table-cell>
          <table:table-cell table:style-name="ce101" table:content-validation-name="val11" office:value-type="string" calcext:value-type="string">
            <text:p>Block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Cancels</text:p>
          </table:table-cell>
          <table:table-cell table:style-name="ce109" table:content-validation-name="val14" office:value-type="string" calcext:value-type="string">
            <text:p>Block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Cancels</text:p>
          </table:table-cell>
          <table:table-cell table:style-name="ce116" table:content-validation-name="val17" office:value-type="string" calcext:value-type="string">
            <text:p>Block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5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4" office:value-type="string" calcext:value-type="string">
            <text:p>Magic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Cancels</text:p>
          </table:table-cell>
          <table:table-cell table:style-name="ce101" table:content-validation-name="val11" office:value-type="string" calcext:value-type="string">
            <text:p>Magic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Cancels</text:p>
          </table:table-cell>
          <table:table-cell table:style-name="ce109" table:content-validation-name="val14" office:value-type="string" calcext:value-type="string">
            <text:p>Magic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Cancels</text:p>
          </table:table-cell>
          <table:table-cell table:style-name="ce116" table:content-validation-name="val17" office:value-type="string" calcext:value-type="string">
            <text:p>Magic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8" table:content-validation-name="val1" office:value-type="string" calcext:value-type="string">
            <text:p>”Add conditional formatting”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4" office:value-type="string" calcext:value-type="string">
            <text:p>Rage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Cancels</text:p>
          </table:table-cell>
          <table:table-cell table:style-name="ce101" table:content-validation-name="val11" office:value-type="string" calcext:value-type="string">
            <text:p>Rage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No effect</text:p>
          </table:table-cell>
          <table:table-cell table:style-name="ce109" table:content-validation-name="val14"/>
          <table:table-cell table:style-name="ce112" table:content-validation-name="val15"/>
          <table:table-cell table:style-name="ce114" table:content-validation-name="val16" office:value-type="string" calcext:value-type="string">
            <text:p>No effect</text:p>
          </table:table-cell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5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4" office:value-type="string" calcext:value-type="string">
            <text:p>Pause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Mutual</text:p>
          </table:table-cell>
          <table:table-cell table:style-name="ce101" table:content-validation-name="val11"/>
          <table:table-cell table:style-name="ce103" table:content-validation-name="val12"/>
          <table:table-cell table:style-name="ce106" table:content-validation-name="val13" office:value-type="string" calcext:value-type="string">
            <text:p>Mutual</text:p>
          </table:table-cell>
          <table:table-cell table:style-name="ce109" table:content-validation-name="val14"/>
          <table:table-cell table:style-name="ce112" table:content-validation-name="val15"/>
          <table:table-cell table:style-name="ce114" table:content-validation-name="val16" office:value-type="string" calcext:value-type="string">
            <text:p>Mutual</text:p>
          </table:table-cell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6" table:content-validation-name="val1" office:value-type="string" calcext:value-type="string">
            <text:p>1. delete existing rules for conditional formatting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Retry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Cancels</text:p>
          </table:table-cell>
          <table:table-cell table:style-name="ce101" table:content-validation-name="val11"/>
          <table:table-cell table:style-name="ce103" table:content-validation-name="val12"/>
          <table:table-cell table:style-name="ce106" table:content-validation-name="val13" office:value-type="string" calcext:value-type="string">
            <text:p>Cancels</text:p>
          </table:table-cell>
          <table:table-cell table:style-name="ce109" table:content-validation-name="val14"/>
          <table:table-cell table:style-name="ce112" table:content-validation-name="val15"/>
          <table:table-cell table:style-name="ce114" table:content-validation-name="val16" office:value-type="string" calcext:value-type="string">
            <text:p>Cancels</text:p>
          </table:table-cell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6" table:content-validation-name="val1" office:value-type="string" calcext:value-type="string">
            <text:p>2. find new rules for conditional formatting from Reactions sheet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Upgrade Blades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9" table:content-validation-name="val1" office:value-type="string" calcext:value-type="string">
            <text:p>3. apply new rules for conditional formatting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Upgrade Head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40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Fall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40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Landing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41" table:content-validation-name="val1" office:value-type="string" calcext:value-type="string">
            <text:p>”Generate both inputs + variations for an animation”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Hang From Ledge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40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Water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40" table:content-validation-name="val1" office:value-type="string" calcext:value-type="string">
            <text:p>a combination of the above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Rope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40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Shimmy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40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6" office:value-type="string" calcext:value-type="string">
            <text:p>Hold X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41" table:content-validation-name="val1" office:value-type="string" calcext:value-type="string">
            <text:p>”Generate both inputs + variations for all animations + add conditional formatting”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6" office:value-type="string" calcext:value-type="string">
            <text:p>Hold S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40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6" office:value-type="string" calcext:value-type="string">
            <text:p>Hold T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9" table:content-validation-name="val1" office:value-type="string" calcext:value-type="string">
            <text:p>a combination of the above for all possible animations that are listed in Master Animation List. Should generate or update a whole ready-to-use list of animations automatically based on established rules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6" office:value-type="string" calcext:value-type="string">
            <text:p>Hold O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/>
          <table:table-cell table:style-name="ce124" table:content-validation-name="val21"/>
          <table:table-cell table:style-name="ce142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table:number-columns-repeated="2"/>
          <table:table-cell table:style-name="ce77"/>
          <table:table-cell table:style-name="ce81" table:content-validation-name="val4"/>
          <table:table-cell table:style-name="ce86" table:content-validation-name="val5"/>
          <table:table-cell table:style-name="ce88" table:content-validation-name="val6"/>
          <table:table-cell table:style-name="ce91" table:content-validation-name="val7"/>
          <table:table-cell table:style-name="ce94" table:content-validation-name="val8"/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/>
          <table:table-cell table:style-name="ce124" table:content-validation-name="val21"/>
          <table:table-cell table:style-name="ce142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74" office:value-type="string" calcext:value-type="string">
            <text:p>Letting go of input</text:p>
          </table:table-cell>
          <table:table-cell table:style-name="ce80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74" office:value-type="string" calcext:value-type="string">
            <text:p>Move</text:p>
          </table:table-cell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74" office:value-type="string" calcext:value-type="string">
            <text:p>Rush</text:p>
          </table:table-cell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74" office:value-type="string" calcext:value-type="string">
            <text:p>Retry</text:p>
          </table:table-cell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74" office:value-type="string" calcext:value-type="string">
            <text:p>Upgrade Blades</text:p>
          </table:table-cell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74" office:value-type="string" calcext:value-type="string">
            <text:p>Upgrade Head</text:p>
          </table:table-cell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74" office:value-type="string" calcext:value-type="string">
            <text:p>Prompt 1</text:p>
          </table:table-cell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6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 table:number-rows-repeated="10">
          <table:table-cell table:number-columns-repeated="3"/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 table:number-rows-repeated="40">
          <table:table-cell table:number-columns-repeated="3"/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Default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 table:number-rows-repeated="13">
          <table:table-cell table:number-columns-repeated="3"/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6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 table:number-rows-repeated="44">
          <table:table-cell table:number-columns-repeated="3"/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 table:number-rows-repeated="2000">
          <table:table-cell table:number-columns-repeated="3"/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6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 table:number-rows-repeated="1046355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calcext:conditional-formats>
          <calcext:conditional-format calcext:target-range-address="'Details (Default)'.Y2:'Details (Default)'.AF66 'Details (Default)'.Y160:'Details (Default)'.AF2220 'Details (Default)'.Y110:'Details (Default)'.AF159 'Details (Default)'.Y99:'Details (Default)'.AF109 'Details (Default)'.G2:'Details (Default)'.R23 'Details (Default)'.G99:'Details (Default)'.R2220 'Details (Default)'.G24:'Details (Default)'.I24 'Details (Default)'.N24:'Details (Default)'.R24 'Details (Default)'.K24:'Details (Default)'.L24 'Details (Default)'.G25:'Details (Default)'.R66">
            <calcext:condition calcext:apply-style-name="Red bg" calcext:value="=&quot;Cancels&quot;" calcext:base-cell-address="'Details (Default)'.G2"/>
            <calcext:condition calcext:apply-style-name="Light orange bg" calcext:value="=&quot;Follows&quot;" calcext:base-cell-address="'Details (Default)'.G2"/>
            <calcext:condition calcext:apply-style-name="Yellow bg" calcext:value="=&quot;Buffers&quot;" calcext:base-cell-address="'Details (Default)'.G2"/>
            <calcext:condition calcext:apply-style-name="Light blue bg" calcext:value="=&quot;Mutual&quot;" calcext:base-cell-address="'Details (Default)'.G2"/>
            <calcext:condition calcext:apply-style-name="Green bg" calcext:value="=&quot;Special&quot;" calcext:base-cell-address="'Details (Default)'.G2"/>
            <calcext:condition calcext:apply-style-name="Blue bg" calcext:value="=&quot;Prereq&quot;" calcext:base-cell-address="'Details (Default)'.G2"/>
            <calcext:condition calcext:apply-style-name="Light gray bg" calcext:value="=&quot;Impossible?&quot;" calcext:base-cell-address="'Details (Default)'.G2"/>
            <calcext:condition calcext:apply-style-name="Dark gray bg" calcext:value="=&quot;§§§&quot;" calcext:base-cell-address="'Details (Default)'.G2"/>
            <calcext:condition calcext:apply-style-name="Dark gray bg" calcext:value="contains-text(&quot;!!&quot;)" calcext:base-cell-address="'Details (Default)'.G2"/>
            <calcext:condition calcext:apply-style-name="Purple bg" calcext:value="=&quot;???&quot;" calcext:base-cell-address="'Details (Default)'.G2"/>
            <calcext:condition calcext:apply-style-name="Light gray bg" calcext:value="=&quot;No effect&quot;" calcext:base-cell-address="'Details (Default)'.G2"/>
          </calcext:conditional-format>
          <calcext:conditional-format calcext:target-range-address="'Details (Default)'.J24:'Details (Default)'.J24">
            <calcext:condition calcext:apply-style-name="Red bg" calcext:value="=&quot;Cancels&quot;" calcext:base-cell-address="'Details (Default)'.J24"/>
            <calcext:condition calcext:apply-style-name="Light orange bg" calcext:value="=&quot;Follows&quot;" calcext:base-cell-address="'Details (Default)'.J24"/>
            <calcext:condition calcext:apply-style-name="Yellow bg" calcext:value="=&quot;Buffers&quot;" calcext:base-cell-address="'Details (Default)'.J24"/>
            <calcext:condition calcext:apply-style-name="Light blue bg" calcext:value="=&quot;Mutual&quot;" calcext:base-cell-address="'Details (Default)'.J24"/>
            <calcext:condition calcext:apply-style-name="Green bg" calcext:value="=&quot;Special&quot;" calcext:base-cell-address="'Details (Default)'.J24"/>
            <calcext:condition calcext:apply-style-name="Blue bg" calcext:value="=&quot;Prereq&quot;" calcext:base-cell-address="'Details (Default)'.J24"/>
            <calcext:condition calcext:apply-style-name="Light gray bg" calcext:value="=&quot;Impossible?&quot;" calcext:base-cell-address="'Details (Default)'.J24"/>
            <calcext:condition calcext:apply-style-name="Dark gray bg" calcext:value="=&quot;§§§&quot;" calcext:base-cell-address="'Details (Default)'.J24"/>
            <calcext:condition calcext:apply-style-name="Dark gray bg" calcext:value="contains-text(&quot;!!&quot;)" calcext:base-cell-address="'Details (Default)'.J24"/>
            <calcext:condition calcext:apply-style-name="Purple bg" calcext:value="=&quot;???&quot;" calcext:base-cell-address="'Details (Default)'.J24"/>
            <calcext:condition calcext:apply-style-name="Light gray bg" calcext:value="=&quot;No effect&quot;" calcext:base-cell-address="'Details (Default)'.J24"/>
          </calcext:conditional-format>
          <calcext:conditional-format calcext:target-range-address="'Details (Default)'.M24:'Details (Default)'.M24">
            <calcext:condition calcext:apply-style-name="Red bg" calcext:value="=&quot;Cancels&quot;" calcext:base-cell-address="'Details (Default)'.M24"/>
            <calcext:condition calcext:apply-style-name="Light orange bg" calcext:value="=&quot;Follows&quot;" calcext:base-cell-address="'Details (Default)'.M24"/>
            <calcext:condition calcext:apply-style-name="Yellow bg" calcext:value="=&quot;Buffers&quot;" calcext:base-cell-address="'Details (Default)'.M24"/>
            <calcext:condition calcext:apply-style-name="Light blue bg" calcext:value="=&quot;Mutual&quot;" calcext:base-cell-address="'Details (Default)'.M24"/>
            <calcext:condition calcext:apply-style-name="Green bg" calcext:value="=&quot;Special&quot;" calcext:base-cell-address="'Details (Default)'.M24"/>
            <calcext:condition calcext:apply-style-name="Blue bg" calcext:value="=&quot;Prereq&quot;" calcext:base-cell-address="'Details (Default)'.M24"/>
            <calcext:condition calcext:apply-style-name="Light gray bg" calcext:value="=&quot;Impossible?&quot;" calcext:base-cell-address="'Details (Default)'.M24"/>
            <calcext:condition calcext:apply-style-name="Dark gray bg" calcext:value="=&quot;§§§&quot;" calcext:base-cell-address="'Details (Default)'.M24"/>
            <calcext:condition calcext:apply-style-name="Dark gray bg" calcext:value="contains-text(&quot;!!&quot;)" calcext:base-cell-address="'Details (Default)'.M24"/>
            <calcext:condition calcext:apply-style-name="Purple bg" calcext:value="=&quot;???&quot;" calcext:base-cell-address="'Details (Default)'.M24"/>
            <calcext:condition calcext:apply-style-name="Light gray bg" calcext:value="=&quot;No effect&quot;" calcext:base-cell-address="'Details (Default)'.M24"/>
          </calcext:conditional-format>
          <calcext:conditional-format calcext:target-range-address="'Details (Default)'.D2:'Details (Default)'.F15 'Details (Default)'.E99:'Details (Default)'.F2220 'Details (Default)'.D16:'Details (Default)'.D34 'Details (Default)'.F16:'Details (Default)'.F17 'Details (Default)'.D100:'Details (Default)'.D2220 'Details (Default)'.E18:'Details (Default)'.F66">
            <calcext:condition calcext:apply-style-name="Red bg" calcext:value="=&quot;Cancels&quot;" calcext:base-cell-address="'Details (Default)'.D2"/>
            <calcext:condition calcext:apply-style-name="Light orange bg" calcext:value="=&quot;Follows&quot;" calcext:base-cell-address="'Details (Default)'.D2"/>
            <calcext:condition calcext:apply-style-name="Yellow bg" calcext:value="=&quot;Buffers&quot;" calcext:base-cell-address="'Details (Default)'.D2"/>
            <calcext:condition calcext:apply-style-name="Light blue bg" calcext:value="=&quot;Mutual&quot;" calcext:base-cell-address="'Details (Default)'.D2"/>
            <calcext:condition calcext:apply-style-name="Green bg" calcext:value="=&quot;Special&quot;" calcext:base-cell-address="'Details (Default)'.D2"/>
            <calcext:condition calcext:apply-style-name="Blue bg" calcext:value="=&quot;Prereq&quot;" calcext:base-cell-address="'Details (Default)'.D2"/>
            <calcext:condition calcext:apply-style-name="Light gray bg" calcext:value="=&quot;Impossible?&quot;" calcext:base-cell-address="'Details (Default)'.D2"/>
            <calcext:condition calcext:apply-style-name="Dark gray bg" calcext:value="=&quot;§§§&quot;" calcext:base-cell-address="'Details (Default)'.D2"/>
            <calcext:condition calcext:apply-style-name="Dark gray bg" calcext:value="contains-text(&quot;!!&quot;)" calcext:base-cell-address="'Details (Default)'.D2"/>
            <calcext:condition calcext:apply-style-name="Purple bg" calcext:value="=&quot;???&quot;" calcext:base-cell-address="'Details (Default)'.D2"/>
            <calcext:condition calcext:apply-style-name="Light gray bg" calcext:value="=&quot;No effect&quot;" calcext:base-cell-address="'Details (Default)'.D2"/>
          </calcext:conditional-format>
          <calcext:conditional-format calcext:target-range-address="'Details (Default)'.S2:'Details (Default)'.X3 'Details (Default)'.S160:'Details (Default)'.X2220 'Details (Default)'.S110:'Details (Default)'.U159 'Details (Default)'.W110:'Details (Default)'.X159 'Details (Default)'.S99:'Details (Default)'.X109 'Details (Default)'.W4:'Details (Default)'.X34 'Details (Default)'.S4:'Details (Default)'.U34 'Details (Default)'.S35:'Details (Default)'.X66">
            <calcext:condition calcext:apply-style-name="Red bg" calcext:value="=&quot;Cancels&quot;" calcext:base-cell-address="'Details (Default)'.S2"/>
            <calcext:condition calcext:apply-style-name="Light orange bg" calcext:value="=&quot;Follows&quot;" calcext:base-cell-address="'Details (Default)'.S2"/>
            <calcext:condition calcext:apply-style-name="Yellow bg" calcext:value="=&quot;Buffers&quot;" calcext:base-cell-address="'Details (Default)'.S2"/>
            <calcext:condition calcext:apply-style-name="Light blue bg" calcext:value="=&quot;Mutual&quot;" calcext:base-cell-address="'Details (Default)'.S2"/>
            <calcext:condition calcext:apply-style-name="Green bg" calcext:value="=&quot;Special&quot;" calcext:base-cell-address="'Details (Default)'.S2"/>
            <calcext:condition calcext:apply-style-name="Blue bg" calcext:value="=&quot;Prereq&quot;" calcext:base-cell-address="'Details (Default)'.S2"/>
            <calcext:condition calcext:apply-style-name="Light gray bg" calcext:value="=&quot;Impossible?&quot;" calcext:base-cell-address="'Details (Default)'.S2"/>
            <calcext:condition calcext:apply-style-name="Dark gray bg" calcext:value="=&quot;§§§&quot;" calcext:base-cell-address="'Details (Default)'.S2"/>
            <calcext:condition calcext:apply-style-name="Dark gray bg" calcext:value="contains-text(&quot;!!&quot;)" calcext:base-cell-address="'Details (Default)'.S2"/>
            <calcext:condition calcext:apply-style-name="Purple bg" calcext:value="=&quot;???&quot;" calcext:base-cell-address="'Details (Default)'.S2"/>
            <calcext:condition calcext:apply-style-name="Light gray bg" calcext:value="=&quot;No effect&quot;" calcext:base-cell-address="'Details (Default)'.S2"/>
          </calcext:conditional-format>
          <calcext:conditional-format calcext:target-range-address="'Details (Default)'.V33:'Details (Default)'.V34 'Details (Default)'.V4:'Details (Default)'.V20 'Details (Default)'.V22:'Details (Default)'.V28">
            <calcext:condition calcext:apply-style-name="Red bg" calcext:value="=&quot;Cancels&quot;" calcext:base-cell-address="'Details (Default)'.V4"/>
            <calcext:condition calcext:apply-style-name="Light orange bg" calcext:value="=&quot;Follows&quot;" calcext:base-cell-address="'Details (Default)'.V4"/>
            <calcext:condition calcext:apply-style-name="Yellow bg" calcext:value="=&quot;Buffers&quot;" calcext:base-cell-address="'Details (Default)'.V4"/>
            <calcext:condition calcext:apply-style-name="Light blue bg" calcext:value="=&quot;Mutual&quot;" calcext:base-cell-address="'Details (Default)'.V4"/>
            <calcext:condition calcext:apply-style-name="Green bg" calcext:value="=&quot;Special&quot;" calcext:base-cell-address="'Details (Default)'.V4"/>
            <calcext:condition calcext:apply-style-name="Blue bg" calcext:value="=&quot;Prereq&quot;" calcext:base-cell-address="'Details (Default)'.V4"/>
            <calcext:condition calcext:apply-style-name="Light gray bg" calcext:value="=&quot;Impossible?&quot;" calcext:base-cell-address="'Details (Default)'.V4"/>
            <calcext:condition calcext:apply-style-name="Dark gray bg" calcext:value="=&quot;§§§&quot;" calcext:base-cell-address="'Details (Default)'.V4"/>
            <calcext:condition calcext:apply-style-name="Dark gray bg" calcext:value="contains-text(&quot;!!&quot;)" calcext:base-cell-address="'Details (Default)'.V4"/>
            <calcext:condition calcext:apply-style-name="Purple bg" calcext:value="=&quot;???&quot;" calcext:base-cell-address="'Details (Default)'.V4"/>
            <calcext:condition calcext:apply-style-name="Light gray bg" calcext:value="=&quot;No effect&quot;" calcext:base-cell-address="'Details (Default)'.V4"/>
          </calcext:conditional-format>
          <calcext:conditional-format calcext:target-range-address="'Details (Default)'.E16:'Details (Default)'.E16">
            <calcext:condition calcext:apply-style-name="Red bg" calcext:value="=&quot;Cancels&quot;" calcext:base-cell-address="'Details (Default)'.E16"/>
            <calcext:condition calcext:apply-style-name="Light orange bg" calcext:value="=&quot;Follows&quot;" calcext:base-cell-address="'Details (Default)'.E16"/>
            <calcext:condition calcext:apply-style-name="Yellow bg" calcext:value="=&quot;Buffers&quot;" calcext:base-cell-address="'Details (Default)'.E16"/>
            <calcext:condition calcext:apply-style-name="Light blue bg" calcext:value="=&quot;Mutual&quot;" calcext:base-cell-address="'Details (Default)'.E16"/>
            <calcext:condition calcext:apply-style-name="Green bg" calcext:value="=&quot;Special&quot;" calcext:base-cell-address="'Details (Default)'.E16"/>
            <calcext:condition calcext:apply-style-name="Blue bg" calcext:value="=&quot;Prereq&quot;" calcext:base-cell-address="'Details (Default)'.E16"/>
            <calcext:condition calcext:apply-style-name="Light gray bg" calcext:value="=&quot;Impossible?&quot;" calcext:base-cell-address="'Details (Default)'.E16"/>
            <calcext:condition calcext:apply-style-name="Dark gray bg" calcext:value="=&quot;§§§&quot;" calcext:base-cell-address="'Details (Default)'.E16"/>
            <calcext:condition calcext:apply-style-name="Dark gray bg" calcext:value="contains-text(&quot;!!&quot;)" calcext:base-cell-address="'Details (Default)'.E16"/>
            <calcext:condition calcext:apply-style-name="Purple bg" calcext:value="=&quot;???&quot;" calcext:base-cell-address="'Details (Default)'.E16"/>
            <calcext:condition calcext:apply-style-name="Light gray bg" calcext:value="=&quot;No effect&quot;" calcext:base-cell-address="'Details (Default)'.E16"/>
          </calcext:conditional-format>
          <calcext:conditional-format calcext:target-range-address="'Details (Default)'.E17:'Details (Default)'.E17">
            <calcext:condition calcext:apply-style-name="Red bg" calcext:value="=&quot;Cancels&quot;" calcext:base-cell-address="'Details (Default)'.E17"/>
            <calcext:condition calcext:apply-style-name="Light orange bg" calcext:value="=&quot;Follows&quot;" calcext:base-cell-address="'Details (Default)'.E17"/>
            <calcext:condition calcext:apply-style-name="Yellow bg" calcext:value="=&quot;Buffers&quot;" calcext:base-cell-address="'Details (Default)'.E17"/>
            <calcext:condition calcext:apply-style-name="Light blue bg" calcext:value="=&quot;Mutual&quot;" calcext:base-cell-address="'Details (Default)'.E17"/>
            <calcext:condition calcext:apply-style-name="Green bg" calcext:value="=&quot;Special&quot;" calcext:base-cell-address="'Details (Default)'.E17"/>
            <calcext:condition calcext:apply-style-name="Blue bg" calcext:value="=&quot;Prereq&quot;" calcext:base-cell-address="'Details (Default)'.E17"/>
            <calcext:condition calcext:apply-style-name="Light gray bg" calcext:value="=&quot;Impossible?&quot;" calcext:base-cell-address="'Details (Default)'.E17"/>
            <calcext:condition calcext:apply-style-name="Dark gray bg" calcext:value="=&quot;§§§&quot;" calcext:base-cell-address="'Details (Default)'.E17"/>
            <calcext:condition calcext:apply-style-name="Dark gray bg" calcext:value="contains-text(&quot;!!&quot;)" calcext:base-cell-address="'Details (Default)'.E17"/>
            <calcext:condition calcext:apply-style-name="Purple bg" calcext:value="=&quot;???&quot;" calcext:base-cell-address="'Details (Default)'.E17"/>
            <calcext:condition calcext:apply-style-name="Light gray bg" calcext:value="=&quot;No effect&quot;" calcext:base-cell-address="'Details (Default)'.E17"/>
          </calcext:conditional-format>
          <calcext:conditional-format calcext:target-range-address="'Details (Default)'.D99:'Details (Default)'.D99 'Details (Default)'.D35:'Details (Default)'.D66">
            <calcext:condition calcext:apply-style-name="Red bg" calcext:value="=&quot;Cancels&quot;" calcext:base-cell-address="'Details (Default)'.D35"/>
            <calcext:condition calcext:apply-style-name="Light orange bg" calcext:value="=&quot;Follows&quot;" calcext:base-cell-address="'Details (Default)'.D35"/>
            <calcext:condition calcext:apply-style-name="Yellow bg" calcext:value="=&quot;Buffers&quot;" calcext:base-cell-address="'Details (Default)'.D35"/>
            <calcext:condition calcext:apply-style-name="Light blue bg" calcext:value="=&quot;Mutual&quot;" calcext:base-cell-address="'Details (Default)'.D35"/>
            <calcext:condition calcext:apply-style-name="Green bg" calcext:value="=&quot;Special&quot;" calcext:base-cell-address="'Details (Default)'.D35"/>
            <calcext:condition calcext:apply-style-name="Blue bg" calcext:value="=&quot;Prereq&quot;" calcext:base-cell-address="'Details (Default)'.D35"/>
            <calcext:condition calcext:apply-style-name="Light gray bg" calcext:value="=&quot;Impossible?&quot;" calcext:base-cell-address="'Details (Default)'.D35"/>
            <calcext:condition calcext:apply-style-name="Dark gray bg" calcext:value="=&quot;§§§&quot;" calcext:base-cell-address="'Details (Default)'.D35"/>
            <calcext:condition calcext:apply-style-name="Dark gray bg" calcext:value="contains-text(&quot;!!&quot;)" calcext:base-cell-address="'Details (Default)'.D35"/>
            <calcext:condition calcext:apply-style-name="Purple bg" calcext:value="=&quot;???&quot;" calcext:base-cell-address="'Details (Default)'.D35"/>
            <calcext:condition calcext:apply-style-name="Light gray bg" calcext:value="=&quot;No effect&quot;" calcext:base-cell-address="'Details (Default)'.D35"/>
          </calcext:conditional-format>
          <calcext:conditional-format calcext:target-range-address="'Details (Default)'.Y67:'Details (Default)'.AF98 'Details (Default)'.G67:'Details (Default)'.R98">
            <calcext:condition calcext:apply-style-name="Red bg" calcext:value="=&quot;Cancels&quot;" calcext:base-cell-address="'Details (Default)'.G67"/>
            <calcext:condition calcext:apply-style-name="Light orange bg" calcext:value="=&quot;Follows&quot;" calcext:base-cell-address="'Details (Default)'.G67"/>
            <calcext:condition calcext:apply-style-name="Yellow bg" calcext:value="=&quot;Buffers&quot;" calcext:base-cell-address="'Details (Default)'.G67"/>
            <calcext:condition calcext:apply-style-name="Light blue bg" calcext:value="=&quot;Mutual&quot;" calcext:base-cell-address="'Details (Default)'.G67"/>
            <calcext:condition calcext:apply-style-name="Green bg" calcext:value="=&quot;Special&quot;" calcext:base-cell-address="'Details (Default)'.G67"/>
            <calcext:condition calcext:apply-style-name="Blue bg" calcext:value="=&quot;Prereq&quot;" calcext:base-cell-address="'Details (Default)'.G67"/>
            <calcext:condition calcext:apply-style-name="Light gray bg" calcext:value="=&quot;Impossible?&quot;" calcext:base-cell-address="'Details (Default)'.G67"/>
            <calcext:condition calcext:apply-style-name="Dark gray bg" calcext:value="=&quot;§§§&quot;" calcext:base-cell-address="'Details (Default)'.G67"/>
            <calcext:condition calcext:apply-style-name="Dark gray bg" calcext:value="contains-text(&quot;!!&quot;)" calcext:base-cell-address="'Details (Default)'.G67"/>
            <calcext:condition calcext:apply-style-name="Purple bg" calcext:value="=&quot;???&quot;" calcext:base-cell-address="'Details (Default)'.G67"/>
            <calcext:condition calcext:apply-style-name="Light gray bg" calcext:value="=&quot;No effect&quot;" calcext:base-cell-address="'Details (Default)'.G67"/>
          </calcext:conditional-format>
          <calcext:conditional-format calcext:target-range-address="'Details (Default)'.D67:'Details (Default)'.F98">
            <calcext:condition calcext:apply-style-name="Red bg" calcext:value="=&quot;Cancels&quot;" calcext:base-cell-address="'Details (Default)'.D67"/>
            <calcext:condition calcext:apply-style-name="Light orange bg" calcext:value="=&quot;Follows&quot;" calcext:base-cell-address="'Details (Default)'.D67"/>
            <calcext:condition calcext:apply-style-name="Yellow bg" calcext:value="=&quot;Buffers&quot;" calcext:base-cell-address="'Details (Default)'.D67"/>
            <calcext:condition calcext:apply-style-name="Light blue bg" calcext:value="=&quot;Mutual&quot;" calcext:base-cell-address="'Details (Default)'.D67"/>
            <calcext:condition calcext:apply-style-name="Green bg" calcext:value="=&quot;Special&quot;" calcext:base-cell-address="'Details (Default)'.D67"/>
            <calcext:condition calcext:apply-style-name="Blue bg" calcext:value="=&quot;Prereq&quot;" calcext:base-cell-address="'Details (Default)'.D67"/>
            <calcext:condition calcext:apply-style-name="Light gray bg" calcext:value="=&quot;Impossible?&quot;" calcext:base-cell-address="'Details (Default)'.D67"/>
            <calcext:condition calcext:apply-style-name="Dark gray bg" calcext:value="=&quot;§§§&quot;" calcext:base-cell-address="'Details (Default)'.D67"/>
            <calcext:condition calcext:apply-style-name="Dark gray bg" calcext:value="contains-text(&quot;!!&quot;)" calcext:base-cell-address="'Details (Default)'.D67"/>
            <calcext:condition calcext:apply-style-name="Purple bg" calcext:value="=&quot;???&quot;" calcext:base-cell-address="'Details (Default)'.D67"/>
            <calcext:condition calcext:apply-style-name="Light gray bg" calcext:value="=&quot;No effect&quot;" calcext:base-cell-address="'Details (Default)'.D67"/>
          </calcext:conditional-format>
          <calcext:conditional-format calcext:target-range-address="'Details (Default)'.S86:'Details (Default)'.X98 'Details (Default)'.W67:'Details (Default)'.X85 'Details (Default)'.S67:'Details (Default)'.U85">
            <calcext:condition calcext:apply-style-name="Red bg" calcext:value="=&quot;Cancels&quot;" calcext:base-cell-address="'Details (Default)'.S67"/>
            <calcext:condition calcext:apply-style-name="Light orange bg" calcext:value="=&quot;Follows&quot;" calcext:base-cell-address="'Details (Default)'.S67"/>
            <calcext:condition calcext:apply-style-name="Yellow bg" calcext:value="=&quot;Buffers&quot;" calcext:base-cell-address="'Details (Default)'.S67"/>
            <calcext:condition calcext:apply-style-name="Light blue bg" calcext:value="=&quot;Mutual&quot;" calcext:base-cell-address="'Details (Default)'.S67"/>
            <calcext:condition calcext:apply-style-name="Green bg" calcext:value="=&quot;Special&quot;" calcext:base-cell-address="'Details (Default)'.S67"/>
            <calcext:condition calcext:apply-style-name="Blue bg" calcext:value="=&quot;Prereq&quot;" calcext:base-cell-address="'Details (Default)'.S67"/>
            <calcext:condition calcext:apply-style-name="Light gray bg" calcext:value="=&quot;Impossible?&quot;" calcext:base-cell-address="'Details (Default)'.S67"/>
            <calcext:condition calcext:apply-style-name="Dark gray bg" calcext:value="=&quot;§§§&quot;" calcext:base-cell-address="'Details (Default)'.S67"/>
            <calcext:condition calcext:apply-style-name="Dark gray bg" calcext:value="contains-text(&quot;!!&quot;)" calcext:base-cell-address="'Details (Default)'.S67"/>
            <calcext:condition calcext:apply-style-name="Purple bg" calcext:value="=&quot;???&quot;" calcext:base-cell-address="'Details (Default)'.S67"/>
            <calcext:condition calcext:apply-style-name="Light gray bg" calcext:value="=&quot;No effect&quot;" calcext:base-cell-address="'Details (Default)'.S67"/>
          </calcext:conditional-format>
          <calcext:conditional-format calcext:target-range-address="'Details (Default)'.V67:'Details (Default)'.V96">
            <calcext:condition calcext:apply-style-name="Red bg" calcext:value="=&quot;Cancels&quot;" calcext:base-cell-address="'Details (Default)'.V67"/>
            <calcext:condition calcext:apply-style-name="Light orange bg" calcext:value="=&quot;Follows&quot;" calcext:base-cell-address="'Details (Default)'.V67"/>
            <calcext:condition calcext:apply-style-name="Yellow bg" calcext:value="=&quot;Buffers&quot;" calcext:base-cell-address="'Details (Default)'.V67"/>
            <calcext:condition calcext:apply-style-name="Light blue bg" calcext:value="=&quot;Mutual&quot;" calcext:base-cell-address="'Details (Default)'.V67"/>
            <calcext:condition calcext:apply-style-name="Green bg" calcext:value="=&quot;Special&quot;" calcext:base-cell-address="'Details (Default)'.V67"/>
            <calcext:condition calcext:apply-style-name="Blue bg" calcext:value="=&quot;Prereq&quot;" calcext:base-cell-address="'Details (Default)'.V67"/>
            <calcext:condition calcext:apply-style-name="Light gray bg" calcext:value="=&quot;Impossible?&quot;" calcext:base-cell-address="'Details (Default)'.V67"/>
            <calcext:condition calcext:apply-style-name="Dark gray bg" calcext:value="=&quot;§§§&quot;" calcext:base-cell-address="'Details (Default)'.V67"/>
            <calcext:condition calcext:apply-style-name="Dark gray bg" calcext:value="contains-text(&quot;!!&quot;)" calcext:base-cell-address="'Details (Default)'.V67"/>
            <calcext:condition calcext:apply-style-name="Purple bg" calcext:value="=&quot;???&quot;" calcext:base-cell-address="'Details (Default)'.V67"/>
            <calcext:condition calcext:apply-style-name="Light gray bg" calcext:value="=&quot;No effect&quot;" calcext:base-cell-address="'Details (Default)'.V67"/>
          </calcext:conditional-format>
        </calcext:conditional-formats>
      </table:table>
      <table:table table:name="Input Lists" table:style-name="ta1">
        <table:table-column table:style-name="co30" table:default-cell-style-name="ce131"/>
        <table:table-column table:style-name="co31" table:default-cell-style-name="ce131"/>
        <table:table-column table:style-name="co32" table:default-cell-style-name="ce131"/>
        <table:table-column table:style-name="co33" table:default-cell-style-name="ce259"/>
        <table:table-column table:style-name="co34" table:default-cell-style-name="ce131"/>
        <table:table-column table:style-name="co11" table:number-columns-repeated="2" table:default-cell-style-name="Default"/>
        <table:table-row table:style-name="ro2">
          <table:table-cell table:style-name="ce257" office:value-type="string" calcext:value-type="string">
            <text:p>Input Group</text:p>
          </table:table-cell>
          <table:table-cell table:style-name="ce257" office:value-type="string" calcext:value-type="string">
            <text:p>Input Name</text:p>
          </table:table-cell>
          <table:table-cell table:style-name="ce257" office:value-type="string" calcext:value-type="string">
            <text:p>Input</text:p>
          </table:table-cell>
          <table:table-cell table:style-name="ce258" office:value-type="string" calcext:value-type="string">
            <text:p>Group</text:p>
          </table:table-cell>
          <table:table-cell table:style-name="ce257" office:value-type="string" calcext:value-type="string">
            <text:p>Col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Forward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Lef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Righ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Back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eapon Switch</text:p>
          </table:table-cell>
          <table:table-cell office:value-type="string" calcext:value-type="string">
            <text:p>D-pa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 (Result 1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 (Result 2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S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S) (Long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T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T) (Long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Circ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L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L3 + R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133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3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3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3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Fall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3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and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3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ang From Ledg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3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3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p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3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Shimm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3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134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S</text:p>
          </table:table-cell>
          <table:table-cell office:value-type="string" calcext:value-type="string">
            <text:p>Square</text:p>
          </table:table-cell>
          <table:table-cell office:value-type="float" office:value="2" calcext:value-type="float">
            <text:p>2</text:p>
          </table:table-cell>
          <table:table-cell table:style-name="ce134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T</text:p>
          </table:table-cell>
          <table:table-cell office:value-type="string" calcext:value-type="string">
            <text:p>Triangle</text:p>
          </table:table-cell>
          <table:table-cell office:value-type="float" office:value="2" calcext:value-type="float">
            <text:p>2</text:p>
          </table:table-cell>
          <table:table-cell table:style-name="ce134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O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style-name="ce134"/>
          <table:table-cell table:number-columns-repeated="2"/>
        </table:table-row>
        <table:table-row table:style-name="ro2">
          <table:table-cell table:number-columns-repeated="4"/>
          <table:table-cell table:style-name="ce137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3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3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3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3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Attack s1</text:p>
          </table:table-cell>
          <table:table-cell table:number-columns-repeated="4"/>
          <table:table-cell table:style-name="ce62" office:value-type="string" calcext:value-type="string">
            <text:p>Specialties about this sheet:</text:p>
          </table:table-cell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Attack s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Something</text:p>
          </table:table-cell>
          <table:table-cell table:number-columns-repeated="4"/>
          <table:table-cell office:value-type="string" calcext:value-type="string">
            <text:p>1. ”default” input list exists by default. It can’t be removed? Or: the code automatically adds it back whenever refreshing, if needed.</text:p>
          </table:table-cell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O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Other</text:p>
          </table:table-cell>
          <table:table-cell table:number-columns-repeated="4"/>
          <table:table-cell office:value-type="string" calcext:value-type="string">
            <text:p>2. user can create ”groups”. Their purpose is to make it easier to hide more complex or esoteric inputs whenever needed to get more space in the Details shee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The group number doesn’t matter – it just differentiates where one group should end and one begin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62" office:value-type="string" calcext:value-type="string">
            <text:p>Different functions: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table:style-name="ce66" office:value-type="string" calcext:value-type="string">
            <text:p>”Refresh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1. the code checks for discrepancies between Input Lists and the existing animations in the Details shee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2. if there are too few or too many rows, they are added in a non-destructive way or deleted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260" office:value-type="string" calcext:value-type="string">
            <text:p>”Add / Remove / Move inputs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Adding or removing inputs isn’t a problem until a Mechanics list has been generated and has to be updated too. But after that...?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Since the different inputs are named, the code can probably compare automatically from the generated Details list if there are discrepancies like moved / deleted / added inputs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So (unlike different phases) you probably don’t need an unique dialogue or similar for changing things with input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Moving phases may cause troubles with the various groups, so therefore there should be a function for..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66" office:value-type="string" calcext:value-type="string">
            <text:p>”Create group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Code knows which parts of the input list to group based on user info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66" office:value-type="string" calcext:value-type="string">
            <text:p>”Ungroup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Code ungroups before certain operations to keep things cleaner?</text:p>
          </table:table-cell>
        </table:table-row>
        <table:table-row table:style-name="ro2" table:number-rows-repeated="104850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Modifier List" table:style-name="ta1">
        <table:table-column table:style-name="co52" table:default-cell-style-name="ce74"/>
        <table:table-column table:style-name="co49" table:default-cell-style-name="ce74"/>
        <table:table-column table:style-name="co14" table:default-cell-style-name="ce74"/>
        <table:table-column table:style-name="co53" table:number-columns-repeated="2" table:default-cell-style-name="ce149"/>
        <table:table-column table:style-name="co54" table:default-cell-style-name="ce149"/>
        <table:table-column table:style-name="co55" table:default-cell-style-name="ce149"/>
        <table:table-column table:style-name="co56" table:default-cell-style-name="ce149"/>
        <table:table-column table:style-name="co57" table:default-cell-style-name="ce149"/>
        <table:table-column table:style-name="co58" table:default-cell-style-name="ce74"/>
        <table:table-column table:style-name="co11" table:default-cell-style-name="Default"/>
        <table:table-row table:style-name="ro2">
          <table:table-cell table:style-name="ce147" office:value-type="string" calcext:value-type="string">
            <text:p>Short Name</text:p>
          </table:table-cell>
          <table:table-cell table:style-name="ce147" office:value-type="string" calcext:value-type="string">
            <text:p>Full Name</text:p>
          </table:table-cell>
          <table:table-cell table:style-name="ce147" office:value-type="string" calcext:value-type="string">
            <text:p>Color</text:p>
          </table:table-cell>
          <table:table-cell table:style-name="ce156" table:content-validation-name="val1" office:value-type="string" calcext:value-type="string">
            <text:p>AND</text:p>
          </table:table-cell>
          <table:table-cell table:style-name="ce156" table:content-validation-name="val1" office:value-type="string" calcext:value-type="string">
            <text:p>OR</text:p>
          </table:table-cell>
          <table:table-cell table:style-name="ce156" table:content-validation-name="val1" office:value-type="string" calcext:value-type="string">
            <text:p>XOR</text:p>
          </table:table-cell>
          <table:table-cell table:style-name="ce158" table:content-validation-name="val1" office:value-type="string" calcext:value-type="string">
            <text:p>NOT</text:p>
          </table:table-cell>
          <table:table-cell table:style-name="ce158" table:content-validation-name="val1" office:value-type="string" calcext:value-type="string">
            <text:p>Math</text:p>
          </table:table-cell>
          <table:table-cell table:style-name="ce158" table:content-validation-name="val1" office:value-type="string" calcext:value-type="string">
            <text:p>Chain</text:p>
          </table:table-cell>
          <table:table-cell table:style-name="ce147" office:value-type="string" calcext:value-type="string">
            <text:p>Notes 1</text:p>
          </table:table-cell>
          <table:table-cell table:style-name="ce74" office:value-type="string" calcext:value-type="string">
            <text:p>About rules:</text:p>
          </table:table-cell>
        </table:table-row>
        <table:table-row table:style-name="ro2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75"/>
          <table:table-cell table:style-name="ce157" table:content-validation-name="val1"/>
          <table:table-cell table:content-validation-name="val1" office:value-type="string" calcext:value-type="string">
            <text:p>arm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arm = 3</text:p>
          </table:table-cell>
          <table:table-cell table:content-validation-name="val1" office:value-type="string" calcext:value-type="string">
            <text:p>arm AND leg</text:p>
          </table:table-cell>
          <table:table-cell office:value-type="string" calcext:value-type="string">
            <text:p>Weapon 1 equipped.</text:p>
          </table:table-cell>
          <table:table-cell table:style-name="ce159"/>
        </table:table-row>
        <table:table-row table:style-name="ro2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75"/>
          <table:table-cell table:style-name="ce157" table:content-validation-name="val1"/>
          <table:table-cell table:content-validation-name="val1" office:value-type="string" calcext:value-type="string">
            <text:p>arm</text:p>
          </table:table-cell>
          <table:table-cell table:content-validation-name="val1" table:number-columns-repeated="4"/>
          <table:table-cell office:value-type="string" calcext:value-type="string">
            <text:p>Weapon 2 equipped.</text:p>
          </table:table-cell>
          <table:table-cell table:style-name="ce159" office:value-type="string" calcext:value-type="string">
            <text:p>1. ”Default” modifier always exists. It cannot be added or removed from this list, unlike other modifiers.</text:p>
          </table:table-cell>
        </table:table-row>
        <table:table-row table:style-name="ro2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75"/>
          <table:table-cell table:style-name="ce157" table:content-validation-name="val1"/>
          <table:table-cell table:content-validation-name="val1" office:value-type="string" calcext:value-type="string">
            <text:p>arm</text:p>
          </table:table-cell>
          <table:table-cell table:content-validation-name="val1" table:number-columns-repeated="4"/>
          <table:table-cell office:value-type="string" calcext:value-type="string">
            <text:p>Weapon 3 equipped.</text:p>
          </table:table-cell>
          <table:table-cell table:style-name="ce159" office:value-type="string" calcext:value-type="string">
            <text:p>2. modifiers are generally "TRUE” to each other, which means everything combines with everything else. Exceptions have to be marked down with the rules column.</text:p>
          </table:table-cell>
        </table:table-row>
        <table:table-row table:style-name="ro2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151"/>
          <table:table-cell table:style-name="ce157" table:content-validation-name="val1"/>
          <table:table-cell table:content-validation-name="val1" table:number-columns-repeated="5"/>
          <table:table-cell office:value-type="string" calcext:value-type="string">
            <text:p>Super mode active.</text:p>
          </table:table-cell>
          <table:table-cell table:style-name="ce159" office:value-type="string" calcext:value-type="string">
            <text:p>3. Entries in the rule columns MUST be integers.</text:p>
          </table:table-cell>
        </table:table-row>
        <table:table-row table:style-name="ro2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152"/>
          <table:table-cell table:style-name="ce157" table:content-validation-name="val1"/>
          <table:table-cell table:content-validation-name="val1" office:value-type="string" calcext:value-type="string">
            <text:p>leg</text:p>
          </table:table-cell>
          <table:table-cell table:style-name="ce74"/>
          <table:table-cell table:content-validation-name="val1" table:number-columns-repeated="3"/>
          <table:table-cell/>
          <table:table-cell table:style-name="ce159" office:value-type="string" calcext:value-type="string">
            <text:p>4. User can add an indefinite number of rule columns of each type and it still works.</text:p>
          </table:table-cell>
        </table:table-row>
        <table:table-row table:style-name="ro2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152"/>
          <table:table-cell table:style-name="ce157" table:content-validation-name="val1"/>
          <table:table-cell table:content-validation-name="val1" office:value-type="string" calcext:value-type="string">
            <text:p>leg</text:p>
          </table:table-cell>
          <table:table-cell table:style-name="ce74"/>
          <table:table-cell table:content-validation-name="val1" table:number-columns-repeated="3"/>
          <table:table-cell/>
          <table:table-cell table:style-name="ce159"/>
        </table:table-row>
        <table:table-row table:style-name="ro2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153"/>
          <table:table-cell table:style-name="ce157" table:content-validation-name="val1"/>
          <table:table-cell table:content-validation-name="val1" table:number-columns-repeated="5"/>
          <table:table-cell/>
          <table:table-cell table:style-name="ce159" office:value-type="string" calcext:value-type="string">
            <text:p>5. you shouldn’t create more than 1 OR group. It’s not only unnecessary but it also messes up the calculations.</text:p>
          </table:table-cell>
        </table:table-row>
        <table:table-row table:style-name="ro2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154"/>
          <table:table-cell table:style-name="ce157" table:content-validation-name="val1"/>
          <table:table-cell table:content-validation-name="val1" table:number-columns-repeated="5"/>
          <table:table-cell office:value-type="string" calcext:value-type="string">
            <text:p>Action has Lenient Air Momentum.</text:p>
          </table:table-cell>
          <table:table-cell/>
        </table:table-row>
        <table:table-row table:style-name="ro2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154"/>
          <table:table-cell table:style-name="ce157" table:content-validation-name="val1"/>
          <table:table-cell table:content-validation-name="val1" table:number-columns-repeated="5"/>
          <table:table-cell office:value-type="string" calcext:value-type="string">
            <text:p>Action has Positive Air Momentum.</text:p>
          </table:table-cell>
          <table:table-cell/>
        </table:table-row>
        <table:table-row table:style-name="ro2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155"/>
          <table:table-cell table:style-name="ce157" table:content-validation-name="val1"/>
          <table:table-cell table:content-validation-name="val1" table:number-columns-repeated="5"/>
          <table:table-cell table:number-columns-repeated="2"/>
        </table:table-row>
        <table:table-row table:style-name="ro2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155"/>
          <table:table-cell table:style-name="ce157" table:content-validation-name="val1"/>
          <table:table-cell table:content-validation-name="val1" table:number-columns-repeated="5"/>
          <table:table-cell table:number-columns-repeated="2"/>
        </table:table-row>
        <table:table-row table:style-name="ro2" table:number-rows-repeated="1048563">
          <table:table-cell table:number-columns-repeated="3"/>
          <table:table-cell table:content-validation-name="val1" table:number-columns-repeated="6"/>
          <table:table-cell table:number-columns-repeated="2"/>
        </table:table-row>
        <table:table-row table:style-name="ro2">
          <table:table-cell table:number-columns-repeated="3"/>
          <table:table-cell table:content-validation-name="val1" table:number-columns-repeated="6"/>
          <table:table-cell table:number-columns-repeated="2"/>
        </table:table-row>
      </table:table>
      <table:table table:name="Results List" table:style-name="ta1">
        <table:table-column table:style-name="co42" table:default-cell-style-name="ce131"/>
        <table:table-column table:style-name="co14" table:default-cell-style-name="ce131"/>
        <table:table-column table:style-name="co43" table:default-cell-style-name="ce131"/>
        <table:table-column table:style-name="co44" table:default-cell-style-name="ce131"/>
        <table:table-row table:style-name="ro2">
          <table:table-cell table:style-name="ce257" office:value-type="string" calcext:value-type="string">
            <text:p>List of Results:</text:p>
          </table:table-cell>
          <table:table-cell table:style-name="ce257" office:value-type="string" calcext:value-type="string">
            <text:p>Color</text:p>
          </table:table-cell>
          <table:table-cell table:number-columns-repeated="2" table:style-name="ce257" office:value-type="string" calcext:value-type="string">
            <text:p>Explanation for the user:</text:p>
          </table:table-cell>
        </table:table-row>
        <table:table-row table:style-name="ro2">
          <table:table-cell table:style-name="ce137" office:value-type="string" calcext:value-type="string">
            <text:p>Undecided</text:p>
          </table:table-cell>
          <table:table-cell table:style-name="ce137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2">
          <table:table-cell table:style-name="ce137" office:value-type="string" calcext:value-type="string">
            <text:p>No effect</text:p>
          </table:table-cell>
          <table:table-cell table:style-name="ce269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2">
          <table:table-cell table:style-name="ce137" office:value-type="string" calcext:value-type="string">
            <text:p>Impossible?</text:p>
          </table:table-cell>
          <table:table-cell table:style-name="ce283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allow these two mechanics to be tested together.</text:p>
          </table:table-cell>
        </table:table-row>
        <table:table-row table:style-name="ro2">
          <table:table-cell table:style-name="ce137" office:value-type="string" calcext:value-type="string">
            <text:p>Prereq</text:p>
          </table:table-cell>
          <table:table-cell table:style-name="ce286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2">
          <table:table-cell table:style-name="ce137" office:value-type="string" calcext:value-type="string">
            <text:p>Mutual</text:p>
          </table:table-cell>
          <table:table-cell table:style-name="ce264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either peacefully co-exists or even combines with new input.</text:p>
          </table:table-cell>
        </table:table-row>
        <table:table-row table:style-name="ro2">
          <table:table-cell table:style-name="ce137" office:value-type="string" calcext:value-type="string">
            <text:p>Special</text:p>
          </table:table-cell>
          <table:table-cell table:style-name="ce287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2">
          <table:table-cell office:value-type="string" calcext:value-type="string">
            <text:p>Cancels</text:p>
          </table:table-cell>
          <table:table-cell table:style-name="ce288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2">
          <table:table-cell table:style-name="ce137" office:value-type="string" calcext:value-type="string">
            <text:p>Buffers</text:p>
          </table:table-cell>
          <table:table-cell table:style-name="ce290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2">
          <table:table-cell table:style-name="ce137" office:value-type="string" calcext:value-type="string">
            <text:p>Follows</text:p>
          </table:table-cell>
          <table:table-cell table:style-name="ce291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2">
          <table:table-cell table:style-name="ce137" office:value-type="string" calcext:value-type="string">
            <text:p>???</text:p>
          </table:table-cell>
          <table:table-cell table:style-name="ce292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2">
          <table:table-cell table:style-name="ce137" office:value-type="string" calcext:value-type="string">
            <text:p>---</text:p>
          </table:table-cell>
          <table:table-cell table:style-name="ce137"/>
          <table:table-cell table:number-columns-repeated="2"/>
        </table:table-row>
        <table:table-row table:style-name="ro2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2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2" table:number-rows-repeated="5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Hint: it’s useful to keep all reactions at a different letter so that it’s faster to add them via data validation.</text:p>
          </table:table-cell>
          <table:table-cell/>
        </table:table-row>
        <table:table-row table:style-name="ro2">
          <table:table-cell table:number-columns-repeated="2"/>
          <table:table-cell table:style-name="ce294"/>
          <table:table-cell/>
        </table:table-row>
        <table:table-row table:style-name="ro2" table:number-rows-repeated="104855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out" table:style-name="ta1">
        <office:forms form:automatic-focus="false" form:apply-design-mode="false"/>
        <table:table-column table:style-name="co45" table:default-cell-style-name="Default"/>
        <table:table-column table:style-name="co46" table:default-cell-style-name="Default"/>
        <table:table-column table:style-name="co11" table:number-columns-repeated="10" table:default-cell-style-name="Default"/>
        <table:table-row table:style-name="ro2">
          <table:table-cell table:style-name="ce62" office:value-type="string" calcext:value-type="string">
            <text:p>Options: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Title Bar Color:</text:p>
          </table:table-cell>
          <table:table-cell table:style-name="ce295"/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UI Color 1</text:p>
          </table:table-cell>
          <table:table-cell table:style-name="ce296"/>
          <table:table-cell table:number-columns-repeated="10"/>
        </table:table-row>
        <table:table-row table:style-name="ro2">
          <table:table-cell office:value-type="string" calcext:value-type="string">
            <text:p>UI Color 2</text:p>
          </table:table-cell>
          <table:table-cell table:style-name="ce297"/>
          <table:table-cell table:number-columns-repeated="10"/>
        </table:table-row>
        <table:table-row table:style-name="ro2" table:number-rows-repeated="20">
          <table:table-cell table:number-columns-repeated="12"/>
        </table:table-row>
        <table:table-row table:style-name="ro2">
          <table:table-cell table:number-columns-repeated="11"/>
          <table:table-cell office:value-type="string" calcext:value-type="string">
            <text:p>Movelister template v. 2</text:p>
          </table:table-cell>
        </table:table-row>
        <table:table-row table:style-name="ro2">
          <table:table-cell table:number-columns-repeated="11"/>
          <table:table-cell office:value-type="string" calcext:value-type="string">
            <text:p>by Nelitarnia</text:p>
          </table:table-cell>
        </table:table-row>
      </table:table>
      <table:table table:name="Overview (Old)" table:style-name="ta1">
        <table:table-column table:style-name="co59" table:default-cell-style-name="ce26"/>
        <table:table-column table:style-name="co60" table:default-cell-style-name="ce26"/>
        <table:table-column table:style-name="co25" table:default-cell-style-name="ce26"/>
        <table:table-column table:style-name="co18" table:default-cell-style-name="ce26"/>
        <table:table-column table:style-name="co26" table:default-cell-style-name="ce33"/>
        <table:table-column table:style-name="co19" table:default-cell-style-name="ce33"/>
        <table:table-column table:style-name="co14" table:default-cell-style-name="ce33"/>
        <table:table-column table:style-name="co27" table:default-cell-style-name="ce33"/>
        <table:table-column table:style-name="co28" table:number-columns-repeated="4" table:default-cell-style-name="ce33"/>
        <table:table-column table:style-name="co29" table:number-columns-repeated="2" table:default-cell-style-name="ce33"/>
        <table:table-column table:style-name="co35" table:default-cell-style-name="ce33"/>
        <table:table-column table:style-name="co36" table:number-columns-repeated="2" table:default-cell-style-name="ce33"/>
        <table:table-column table:style-name="co35" table:default-cell-style-name="ce33"/>
        <table:table-column table:style-name="co37" table:default-cell-style-name="ce33"/>
        <table:table-column table:style-name="co59" table:default-cell-style-name="ce26"/>
        <table:table-column table:style-name="co21" table:default-cell-style-name="ce26"/>
        <table:table-column table:style-name="co22" table:default-cell-style-name="ce59"/>
        <table:table-column table:style-name="co23" table:default-cell-style-name="ce59"/>
        <table:table-column table:style-name="co24" table:default-cell-style-name="ce59"/>
        <table:table-column table:style-name="co11" table:number-columns-repeated="9" table:default-cell-style-name="ce59"/>
        <table:table-column table:style-name="co11" table:number-columns-repeated="865" table:default-cell-style-name="ce35"/>
        <table:table-row table:style-name="ro2">
          <table:table-cell table:style-name="ce71" table:content-validation-name="val1" office:value-type="string" calcext:value-type="string">
            <text:p>View</text:p>
          </table:table-cell>
          <table:table-cell table:style-name="ce71" table:content-validation-name="val2" office:value-type="string" calcext:value-type="string">
            <text:p>Input List</text:p>
          </table:table-cell>
          <table:table-cell table:style-name="ce71" office:value-type="string" calcext:value-type="string">
            <text:p>Action Name</text:p>
          </table:table-cell>
          <table:table-cell table:style-name="ce71" office:value-type="string" calcext:value-type="string">
            <text:p>Color</text:p>
          </table:table-cell>
          <table:table-cell table:style-name="ce171" office:value-type="string" calcext:value-type="string">
            <text:p>Hit</text:p>
          </table:table-cell>
          <table:table-cell table:style-name="ce171" office:value-type="string" calcext:value-type="string">
            <text:p>Frames</text:p>
          </table:table-cell>
          <table:table-cell table:style-name="ce171" table:content-validation-name="val3" office:value-type="string" calcext:value-type="string">
            <text:p>Phase</text:p>
          </table:table-cell>
          <table:table-cell table:style-name="ce46" office:value-type="string" calcext:value-type="string">
            <text:p>DEF</text:p>
          </table:table-cell>
          <table:table-cell table:style-name="ce47" office:value-type="string" calcext:value-type="string">
            <text:p>WPN1</text:p>
          </table:table-cell>
          <table:table-cell table:style-name="ce47" office:value-type="string" calcext:value-type="string">
            <text:p>WPN2</text:p>
          </table:table-cell>
          <table:table-cell table:style-name="ce47" office:value-type="string" calcext:value-type="string">
            <text:p>WPN3</text:p>
          </table:table-cell>
          <table:table-cell table:style-name="ce49" office:value-type="string" calcext:value-type="string">
            <text:p>Super</text:p>
          </table:table-cell>
          <table:table-cell table:style-name="ce51" office:value-type="string" calcext:value-type="string">
            <text:p>FL1</text:p>
          </table:table-cell>
          <table:table-cell table:style-name="ce51" office:value-type="string" calcext:value-type="string">
            <text:p>FL2</text:p>
          </table:table-cell>
          <table:table-cell table:style-name="ce53" office:value-type="string" calcext:value-type="string">
            <text:p>PG</text:p>
          </table:table-cell>
          <table:table-cell table:style-name="ce55" office:value-type="string" calcext:value-type="string">
            <text:p>LAM</text:p>
          </table:table-cell>
          <table:table-cell table:style-name="ce55" office:value-type="string" calcext:value-type="string">
            <text:p>PAM</text:p>
          </table:table-cell>
          <table:table-cell table:style-name="ce57" office:value-type="string" calcext:value-type="string">
            <text:p>s b</text:p>
          </table:table-cell>
          <table:table-cell table:style-name="ce57" office:value-type="string" calcext:value-type="string">
            <text:p>t b</text:p>
          </table:table-cell>
          <table:table-cell table:style-name="ce71" office:value-type="string" calcext:value-type="string">
            <text:p>Full Name</text:p>
          </table:table-cell>
          <table:table-cell table:style-name="ce71" office:value-type="string" calcext:value-type="string">
            <text:p>In-game description</text:p>
          </table:table-cell>
          <table:table-cell table:style-name="ce71" office:value-type="string" calcext:value-type="string">
            <text:p>Notes 1</text:p>
          </table:table-cell>
          <table:table-cell table:style-name="ce71" office:value-type="string" calcext:value-type="string">
            <text:p>Notes 2</text:p>
          </table:table-cell>
          <table:table-cell table:style-name="ce71" office:value-type="string" calcext:value-type="string">
            <text:p>Notes 3</text:p>
          </table:table-cell>
          <table:table-cell table:style-name="ce69" table:number-columns-repeated="9"/>
          <table:table-cell table:style-name="ce43" table:number-columns-repeated="865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number-columns-repeated="3" table:style-name="ce48" office:value-type="string" calcext:value-type="string">
            <text:p>x</text:p>
          </table:table-cell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number-columns-repeated="2" table:style-name="ce58" office:value-type="string" calcext:value-type="string">
            <text:p>x</text:p>
          </table:table-cell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29"/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29"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 table:number-rows-repeated="5">
          <table:table-cell table:content-validation-name="val1"/>
          <table:table-cell table:content-validation-name="val2"/>
          <table:table-cell table:style-name="ce28" table:number-columns-repeated="2"/>
          <table:table-cell table:number-columns-repeated="2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style-name="ce28" table:number-columns-repeated="2"/>
          <table:table-cell table:number-columns-repeated="2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0" office:value-type="string" calcext:value-type="string">
            <text:p>Ideas: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style-name="ce28" table:number-columns-repeated="2"/>
          <table:table-cell table:number-columns-repeated="2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0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Make a dialogue for quickly creating an animation and choosing how many phases it has?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Should the user be able to generate multiple different Details lists based on this data?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One use I can think for this is that you could generate things using an alternate view, where inputs are columns instead of rows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It will make things more complicated, though, and isn’t an essential feature...?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The ”Hit” column will be used for enemy reactions testing. Only moves which elicit a ”hit” are relevant for such testing and will be generated in that list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Alternatively, you could put a ”Damage” column instead, and only the actions which have a number on this column are tested in enemy reactions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The input to different columns about variables will be fairly limited. Either ”X” or something similar indicating that the variation is possible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Or ”P” if being in the variation is already a prerequisite for the action. Anything else...?</text:p>
          </table:table-cell>
          <table:table-cell table:number-columns-repeated="87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3" office:value-type="string" calcext:value-type="string">
            <text:p>Different functions: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4" office:value-type="string" calcext:value-type="string">
            <text:p>”Add / remove / move phases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1. you’d have to be able to contextually select a phase of an animation and be able to delete / add / move it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2. the code will refresh Details sheet just to make sure everything matches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3. the code then makes changes to Details sheet to the corresponding phase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4" office:value-type="string" calcext:value-type="string">
            <text:p>”Refresh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office:value-type="string" calcext:value-type="string">
            <text:p>1. this function is only needed if modifiers are added from the Modifier List.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5" office:value-type="string" calcext:value-type="string">
            <text:p>”Generate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office:value-type="string" calcext:value-type="string">
            <text:p>User can generate a Details sheet based on the data in this sheet.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4" office:value-type="string" calcext:value-type="string">
            <text:p>”Inspect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Should there be an own function where the code simply checks if Details sheets are in need of an update?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7" office:value-type="string" calcext:value-type="string">
            <text:p>”Create group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When generating full animations from nothing into the Details sheet, it will be necessary to group certain animations based on the data in Input List.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7" office:value-type="string" calcext:value-type="string">
            <text:p>”Ungroup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Code should ungroup before certain operations to keep things cleaner?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 table:number-rows-repeated="1048498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891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891"/>
        </table:table-row>
      </table:table>
      <table:table table:name="Details (Old)" table:style-name="ta1">
        <table:table-column table:style-name="co38" table:default-cell-style-name="ce26"/>
        <table:table-column table:style-name="co39" table:default-cell-style-name="ce26"/>
        <table:table-column table:style-name="co40" table:default-cell-style-name="ce26"/>
        <table:table-column table:style-name="co41" table:default-cell-style-name="ce35"/>
        <table:table-column table:style-name="co47" table:default-cell-style-name="ce35"/>
        <table:table-column table:style-name="co41" table:number-columns-repeated="2" table:default-cell-style-name="ce35"/>
        <table:table-column table:style-name="co47" table:default-cell-style-name="ce35"/>
        <table:table-column table:style-name="co41" table:number-columns-repeated="2" table:default-cell-style-name="ce35"/>
        <table:table-column table:style-name="co47" table:default-cell-style-name="ce35"/>
        <table:table-column table:style-name="co48" table:number-columns-repeated="2" table:default-cell-style-name="ce35"/>
        <table:table-column table:style-name="co47" table:default-cell-style-name="ce35"/>
        <table:table-column table:style-name="co41" table:number-columns-repeated="2" table:default-cell-style-name="ce35"/>
        <table:table-column table:style-name="co49" table:default-cell-style-name="ce35"/>
        <table:table-column table:style-name="co50" table:number-columns-repeated="2" table:default-cell-style-name="ce35"/>
        <table:table-column table:style-name="co49" table:default-cell-style-name="ce35"/>
        <table:table-column table:style-name="co51" table:default-cell-style-name="ce35"/>
        <table:table-column table:style-name="co22" table:number-columns-repeated="3" table:default-cell-style-name="ce35"/>
        <table:table-column table:style-name="co11" table:number-columns-repeated="874" table:default-cell-style-name="ce35"/>
        <table:table-row table:style-name="ro2">
          <table:table-cell table:style-name="ce71" office:value-type="string" calcext:value-type="string">
            <text:p>Action Name</text:p>
          </table:table-cell>
          <table:table-cell table:style-name="ce71" office:value-type="string" calcext:value-type="string">
            <text:p>Modifiers</text:p>
          </table:table-cell>
          <table:table-cell table:style-name="ce71" office:value-type="string" calcext:value-type="string">
            <text:p>Input to Compare</text:p>
          </table:table-cell>
          <table:table-cell table:style-name="ce78" table:content-validation-name="val4"/>
          <table:table-cell table:style-name="ce82" table:content-validation-name="val5" office:value-type="string" calcext:value-type="string">
            <text:p>&gt; Phase 0 result</text:p>
          </table:table-cell>
          <table:table-cell table:style-name="ce82" table:content-validation-name="val6"/>
          <table:table-cell table:style-name="ce89" table:content-validation-name="val7"/>
          <table:table-cell table:style-name="ce92" table:content-validation-name="val8" office:value-type="string" calcext:value-type="string">
            <text:p>&gt; Phase 1 result</text:p>
          </table:table-cell>
          <table:table-cell table:style-name="ce92" table:content-validation-name="val9"/>
          <table:table-cell table:style-name="ce89" table:content-validation-name="val10"/>
          <table:table-cell table:style-name="ce92" table:content-validation-name="val11" office:value-type="string" calcext:value-type="string">
            <text:p>&gt; Phase 2 result</text:p>
          </table:table-cell>
          <table:table-cell table:style-name="ce92" table:content-validation-name="val12"/>
          <table:table-cell table:style-name="ce89" table:content-validation-name="val13"/>
          <table:table-cell table:style-name="ce92" table:content-validation-name="val14" office:value-type="string" calcext:value-type="string">
            <text:p>&gt; Phase 3 result</text:p>
          </table:table-cell>
          <table:table-cell table:style-name="ce92" table:content-validation-name="val15"/>
          <table:table-cell table:style-name="ce89" table:content-validation-name="val16"/>
          <table:table-cell table:style-name="ce92" table:content-validation-name="val17" office:value-type="string" calcext:value-type="string">
            <text:p>&gt; Phase 4 result</text:p>
          </table:table-cell>
          <table:table-cell table:style-name="ce92" table:content-validation-name="val18"/>
          <table:table-cell table:style-name="ce89" table:content-validation-name="val19"/>
          <table:table-cell table:style-name="ce92" table:content-validation-name="val20" office:value-type="string" calcext:value-type="string">
            <text:p>&gt; Phase 5 result</text:p>
          </table:table-cell>
          <table:table-cell table:style-name="ce92" table:content-validation-name="val21"/>
          <table:table-cell table:style-name="ce125" table:content-validation-name="val1" office:value-type="string" calcext:value-type="string">
            <text:p>Notes 1</text:p>
          </table:table-cell>
          <table:table-cell table:style-name="ce125" office:value-type="string" calcext:value-type="string">
            <text:p>Notes 2</text:p>
          </table:table-cell>
          <table:table-cell table:style-name="ce125" office:value-type="string" calcext:value-type="string">
            <text:p>Notes 3</text:p>
          </table:table-cell>
          <table:table-cell table:style-name="ce43" table:number-columns-repeated="874"/>
        </table:table-row>
        <table:table-row table:style-name="ro2">
          <table:table-cell table:number-columns-repeated="2"/>
          <table:table-cell table:style-name="ce74"/>
          <table:table-cell table:style-name="ce173" table:content-validation-name="val4"/>
          <table:table-cell table:style-name="ce176" table:content-validation-name="val5"/>
          <table:table-cell table:style-name="ce180" table:content-validation-name="val6"/>
          <table:table-cell table:style-name="ce182" table:content-validation-name="val7"/>
          <table:table-cell table:style-name="ce184" table:content-validation-name="val8"/>
          <table:table-cell table:style-name="ce186" table:content-validation-name="val9"/>
          <table:table-cell table:style-name="ce188" table:content-validation-name="val10"/>
          <table:table-cell table:style-name="ce191" table:content-validation-name="val11"/>
          <table:table-cell table:style-name="ce193" table:content-validation-name="val12"/>
          <table:table-cell table:style-name="ce195" table:content-validation-name="val13"/>
          <table:table-cell table:style-name="ce198" table:content-validation-name="val14"/>
          <table:table-cell table:style-name="ce201" table:content-validation-name="val15"/>
          <table:table-cell table:style-name="ce204" table:content-validation-name="val16"/>
          <table:table-cell table:style-name="ce206" table:content-validation-name="val17"/>
          <table:table-cell table:style-name="ce208" table:content-validation-name="val18"/>
          <table:table-cell table:style-name="ce210" table:content-validation-name="val19"/>
          <table:table-cell table:style-name="ce212" table:content-validation-name="val20"/>
          <table:table-cell table:style-name="ce214" table:content-validation-name="val21"/>
          <table:table-cell table:style-name="ce216" table:content-validation-name="val1"/>
          <table:table-cell table:style-name="ce229" table:number-columns-repeated="2"/>
          <table:table-cell table:style-name="ce23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74" office:value-type="string" calcext:value-type="string">
            <text:p>Letting go of input</text:p>
          </table:table-cell>
          <table:table-cell table:style-name="ce173" table:content-validation-name="val4" office:value-type="string" calcext:value-type="string">
            <text:p>Impossible?</text:p>
          </table:table-cell>
          <table:table-cell table:style-name="ce176" table:content-validation-name="val5"/>
          <table:table-cell table:style-name="ce180" table:content-validation-name="val6"/>
          <table:table-cell table:style-name="ce182" table:content-validation-name="val7"/>
          <table:table-cell table:style-name="ce184" table:content-validation-name="val8"/>
          <table:table-cell table:style-name="ce186" table:content-validation-name="val9"/>
          <table:table-cell table:style-name="ce188" table:content-validation-name="val10"/>
          <table:table-cell table:style-name="ce191" table:content-validation-name="val11"/>
          <table:table-cell table:style-name="ce193" table:content-validation-name="val12"/>
          <table:table-cell table:style-name="ce195" table:content-validation-name="val13"/>
          <table:table-cell table:style-name="ce198" table:content-validation-name="val14"/>
          <table:table-cell table:style-name="ce201" table:content-validation-name="val15"/>
          <table:table-cell table:style-name="ce204" table:content-validation-name="val16"/>
          <table:table-cell table:style-name="ce206" table:content-validation-name="val17"/>
          <table:table-cell table:style-name="ce208" table:content-validation-name="val18"/>
          <table:table-cell table:style-name="ce210" table:content-validation-name="val19"/>
          <table:table-cell table:style-name="ce212" table:content-validation-name="val20"/>
          <table:table-cell table:style-name="ce214" table:content-validation-name="val21"/>
          <table:table-cell table:style-name="ce216" table:content-validation-name="val1"/>
          <table:table-cell table:style-name="ce229" table:number-columns-repeated="2"/>
          <table:table-cell table:style-name="ce23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74" office:value-type="string" calcext:value-type="string">
            <text:p>Move</text:p>
          </table:table-cell>
          <table:table-cell table:style-name="ce173" table:content-validation-name="val4" office:value-type="string" calcext:value-type="string">
            <text:p>Mutual</text:p>
          </table:table-cell>
          <table:table-cell table:style-name="ce176" table:content-validation-name="val5"/>
          <table:table-cell table:style-name="ce180" table:content-validation-name="val6"/>
          <table:table-cell table:style-name="ce182" table:content-validation-name="val7" office:value-type="string" calcext:value-type="string">
            <text:p>No effect</text:p>
          </table:table-cell>
          <table:table-cell table:style-name="ce184" table:content-validation-name="val8"/>
          <table:table-cell table:style-name="ce186" table:content-validation-name="val9"/>
          <table:table-cell table:style-name="ce188" table:content-validation-name="val10" office:value-type="string" calcext:value-type="string">
            <text:p>No effect</text:p>
          </table:table-cell>
          <table:table-cell table:style-name="ce191" table:content-validation-name="val11"/>
          <table:table-cell table:style-name="ce193" table:content-validation-name="val12"/>
          <table:table-cell table:style-name="ce195" table:content-validation-name="val13" office:value-type="string" calcext:value-type="string">
            <text:p>Cancels</text:p>
          </table:table-cell>
          <table:table-cell table:style-name="ce198" table:content-validation-name="val14" office:value-type="string" calcext:value-type="string">
            <text:p>Run</text:p>
          </table:table-cell>
          <table:table-cell table:style-name="ce201" table:content-validation-name="val15"/>
          <table:table-cell table:style-name="ce204" table:content-validation-name="val16"/>
          <table:table-cell table:style-name="ce206" table:content-validation-name="val17" office:value-type="string" calcext:value-type="string">
            <text:p>§</text:p>
          </table:table-cell>
          <table:table-cell table:style-name="ce208" table:content-validation-name="val18"/>
          <table:table-cell table:style-name="ce210" table:content-validation-name="val19"/>
          <table:table-cell table:style-name="ce212" table:content-validation-name="val20"/>
          <table:table-cell table:style-name="ce214" table:content-validation-name="val21"/>
          <table:table-cell table:style-name="ce217" table:content-validation-name="val1" office:value-type="string" calcext:value-type="string">
            <text:p>Specialties of this sheet:</text:p>
          </table:table-cell>
          <table:table-cell table:style-name="ce229" table:number-columns-repeated="2"/>
          <table:table-cell table:style-name="ce23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74" office:value-type="string" calcext:value-type="string">
            <text:p>Roll (Forward)</text:p>
          </table:table-cell>
          <table:table-cell table:style-name="ce173" table:content-validation-name="val4" office:value-type="string" calcext:value-type="string">
            <text:p>Undecided</text:p>
          </table:table-cell>
          <table:table-cell table:style-name="ce176" table:content-validation-name="val5"/>
          <table:table-cell table:style-name="ce180" table:content-validation-name="val6"/>
          <table:table-cell table:style-name="ce182" table:content-validation-name="val7" office:value-type="string" calcext:value-type="string">
            <text:p>Cancels</text:p>
          </table:table-cell>
          <table:table-cell table:style-name="ce184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88" table:content-validation-name="val10" office:value-type="string" calcext:value-type="string">
            <text:p>Cancels</text:p>
          </table:table-cell>
          <table:table-cell table:style-name="ce191" table:content-validation-name="val11" office:value-type="string" calcext:value-type="string">
            <text:p>Roll</text:p>
          </table:table-cell>
          <table:table-cell table:style-name="ce193" table:content-validation-name="val12"/>
          <table:table-cell table:style-name="ce195" table:content-validation-name="val13" office:value-type="string" calcext:value-type="string">
            <text:p>Cancels</text:p>
          </table:table-cell>
          <table:table-cell table:style-name="ce198" table:content-validation-name="val14" office:value-type="string" calcext:value-type="string">
            <text:p>Roll</text:p>
          </table:table-cell>
          <table:table-cell table:style-name="ce201" table:content-validation-name="val15"/>
          <table:table-cell table:style-name="ce204" table:content-validation-name="val16"/>
          <table:table-cell table:style-name="ce206" table:content-validation-name="val17" office:value-type="string" calcext:value-type="string">
            <text:p>§</text:p>
          </table:table-cell>
          <table:table-cell table:style-name="ce208" table:content-validation-name="val18"/>
          <table:table-cell table:style-name="ce210" table:content-validation-name="val19"/>
          <table:table-cell table:style-name="ce212" table:content-validation-name="val20"/>
          <table:table-cell table:style-name="ce214" table:content-validation-name="val21"/>
          <table:table-cell table:style-name="ce218" table:content-validation-name="val1"/>
          <table:table-cell table:style-name="ce229" table:number-columns-repeated="2"/>
          <table:table-cell table:style-name="ce23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74" office:value-type="string" calcext:value-type="string">
            <text:p>Roll (Left)</text:p>
          </table:table-cell>
          <table:table-cell table:style-name="ce173" table:content-validation-name="val4" office:value-type="string" calcext:value-type="string">
            <text:p>Undecided</text:p>
          </table:table-cell>
          <table:table-cell table:style-name="ce176" table:content-validation-name="val5"/>
          <table:table-cell table:style-name="ce180" table:content-validation-name="val6"/>
          <table:table-cell table:style-name="ce182" table:content-validation-name="val7" office:value-type="string" calcext:value-type="string">
            <text:p>Cancels</text:p>
          </table:table-cell>
          <table:table-cell table:style-name="ce184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88" table:content-validation-name="val10" office:value-type="string" calcext:value-type="string">
            <text:p>Cancels</text:p>
          </table:table-cell>
          <table:table-cell table:style-name="ce191" table:content-validation-name="val11" office:value-type="string" calcext:value-type="string">
            <text:p>Roll</text:p>
          </table:table-cell>
          <table:table-cell table:style-name="ce193" table:content-validation-name="val12"/>
          <table:table-cell table:style-name="ce195" table:content-validation-name="val13" office:value-type="string" calcext:value-type="string">
            <text:p>Cancels</text:p>
          </table:table-cell>
          <table:table-cell table:style-name="ce198" table:content-validation-name="val14" office:value-type="string" calcext:value-type="string">
            <text:p>Roll</text:p>
          </table:table-cell>
          <table:table-cell table:style-name="ce201" table:content-validation-name="val15"/>
          <table:table-cell table:style-name="ce204" table:content-validation-name="val16"/>
          <table:table-cell table:style-name="ce206" table:content-validation-name="val17" office:value-type="string" calcext:value-type="string">
            <text:p>§</text:p>
          </table:table-cell>
          <table:table-cell table:style-name="ce208" table:content-validation-name="val18"/>
          <table:table-cell table:style-name="ce210" table:content-validation-name="val19"/>
          <table:table-cell table:style-name="ce212" table:content-validation-name="val20"/>
          <table:table-cell table:style-name="ce214" table:content-validation-name="val21"/>
          <table:table-cell table:style-name="ce219" table:content-validation-name="val1" office:value-type="string" calcext:value-type="string">
            <text:p>...It should be impossible to edit columns A – C since they’re handled / generated from Overview?</text:p>
          </table:table-cell>
          <table:table-cell table:style-name="ce229" table:number-columns-repeated="2"/>
          <table:table-cell table:style-name="ce23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74" office:value-type="string" calcext:value-type="string">
            <text:p>Roll (Right)</text:p>
          </table:table-cell>
          <table:table-cell table:style-name="ce173" table:content-validation-name="val4" office:value-type="string" calcext:value-type="string">
            <text:p>Undecided</text:p>
          </table:table-cell>
          <table:table-cell table:style-name="ce176" table:content-validation-name="val5"/>
          <table:table-cell table:style-name="ce180" table:content-validation-name="val6"/>
          <table:table-cell table:style-name="ce182" table:content-validation-name="val7" office:value-type="string" calcext:value-type="string">
            <text:p>Cancels</text:p>
          </table:table-cell>
          <table:table-cell table:style-name="ce184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88" table:content-validation-name="val10" office:value-type="string" calcext:value-type="string">
            <text:p>Cancels</text:p>
          </table:table-cell>
          <table:table-cell table:style-name="ce191" table:content-validation-name="val11" office:value-type="string" calcext:value-type="string">
            <text:p>Roll</text:p>
          </table:table-cell>
          <table:table-cell table:style-name="ce193" table:content-validation-name="val12"/>
          <table:table-cell table:style-name="ce195" table:content-validation-name="val13" office:value-type="string" calcext:value-type="string">
            <text:p>Cancels</text:p>
          </table:table-cell>
          <table:table-cell table:style-name="ce198" table:content-validation-name="val14" office:value-type="string" calcext:value-type="string">
            <text:p>Roll</text:p>
          </table:table-cell>
          <table:table-cell table:style-name="ce201" table:content-validation-name="val15"/>
          <table:table-cell table:style-name="ce204" table:content-validation-name="val16"/>
          <table:table-cell table:style-name="ce206" table:content-validation-name="val17" office:value-type="string" calcext:value-type="string">
            <text:p>§</text:p>
          </table:table-cell>
          <table:table-cell table:style-name="ce208" table:content-validation-name="val18"/>
          <table:table-cell table:style-name="ce210" table:content-validation-name="val19"/>
          <table:table-cell table:style-name="ce212" table:content-validation-name="val20"/>
          <table:table-cell table:style-name="ce214" table:content-validation-name="val21"/>
          <table:table-cell table:style-name="ce219" table:content-validation-name="val1" office:value-type="string" calcext:value-type="string">
            <text:p>- The code should add some marking on the unused phases of the animation for clarity. (see column K)</text:p>
          </table:table-cell>
          <table:table-cell table:style-name="ce229" table:number-columns-repeated="2"/>
          <table:table-cell table:style-name="ce23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74" office:value-type="string" calcext:value-type="string">
            <text:p>Roll (Back)</text:p>
          </table:table-cell>
          <table:table-cell table:style-name="ce173" table:content-validation-name="val4" office:value-type="string" calcext:value-type="string">
            <text:p>Undecided</text:p>
          </table:table-cell>
          <table:table-cell table:style-name="ce176" table:content-validation-name="val5"/>
          <table:table-cell table:style-name="ce180" table:content-validation-name="val6"/>
          <table:table-cell table:style-name="ce182" table:content-validation-name="val7" office:value-type="string" calcext:value-type="string">
            <text:p>Cancels</text:p>
          </table:table-cell>
          <table:table-cell table:style-name="ce184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88" table:content-validation-name="val10" office:value-type="string" calcext:value-type="string">
            <text:p>Cancels</text:p>
          </table:table-cell>
          <table:table-cell table:style-name="ce191" table:content-validation-name="val11" office:value-type="string" calcext:value-type="string">
            <text:p>Roll</text:p>
          </table:table-cell>
          <table:table-cell table:style-name="ce193" table:content-validation-name="val12"/>
          <table:table-cell table:style-name="ce195" table:content-validation-name="val13" office:value-type="string" calcext:value-type="string">
            <text:p>Cancels</text:p>
          </table:table-cell>
          <table:table-cell table:style-name="ce198" table:content-validation-name="val14" office:value-type="string" calcext:value-type="string">
            <text:p>Roll</text:p>
          </table:table-cell>
          <table:table-cell table:style-name="ce201" table:content-validation-name="val15"/>
          <table:table-cell table:style-name="ce204" table:content-validation-name="val16"/>
          <table:table-cell table:style-name="ce206" table:content-validation-name="val17" office:value-type="string" calcext:value-type="string">
            <text:p>§</text:p>
          </table:table-cell>
          <table:table-cell table:style-name="ce208" table:content-validation-name="val18"/>
          <table:table-cell table:style-name="ce210" table:content-validation-name="val19"/>
          <table:table-cell table:style-name="ce212" table:content-validation-name="val20"/>
          <table:table-cell table:style-name="ce214" table:content-validation-name="val21"/>
          <table:table-cell table:style-name="ce219" table:content-validation-name="val1" office:value-type="string" calcext:value-type="string">
            <text:p><text:s text:c="4"/>This is accomplished by cross-referencing the Phases number from Overview.</text:p>
          </table:table-cell>
          <table:table-cell table:style-name="ce229" table:number-columns-repeated="2"/>
          <table:table-cell table:style-name="ce23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74" office:value-type="string" calcext:value-type="string">
            <text:p>Weapon Switch</text:p>
          </table:table-cell>
          <table:table-cell table:style-name="ce173" table:content-validation-name="val4" office:value-type="string" calcext:value-type="string">
            <text:p>Undecided</text:p>
          </table:table-cell>
          <table:table-cell table:style-name="ce176" table:content-validation-name="val5"/>
          <table:table-cell table:style-name="ce180" table:content-validation-name="val6"/>
          <table:table-cell table:style-name="ce182" table:content-validation-name="val7" office:value-type="string" calcext:value-type="string">
            <text:p>No effect</text:p>
          </table:table-cell>
          <table:table-cell table:style-name="ce184" table:content-validation-name="val8"/>
          <table:table-cell table:style-name="ce186" table:content-validation-name="val9"/>
          <table:table-cell table:style-name="ce188" table:content-validation-name="val10" office:value-type="string" calcext:value-type="string">
            <text:p>No effect</text:p>
          </table:table-cell>
          <table:table-cell table:style-name="ce191" table:content-validation-name="val11"/>
          <table:table-cell table:style-name="ce193" table:content-validation-name="val12"/>
          <table:table-cell table:style-name="ce195" table:content-validation-name="val13" office:value-type="string" calcext:value-type="string">
            <text:p>Cancels</text:p>
          </table:table-cell>
          <table:table-cell table:style-name="ce198" table:content-validation-name="val14" office:value-type="string" calcext:value-type="string">
            <text:p>Switch animation</text:p>
          </table:table-cell>
          <table:table-cell table:style-name="ce201" table:content-validation-name="val15"/>
          <table:table-cell table:style-name="ce204" table:content-validation-name="val16"/>
          <table:table-cell table:style-name="ce206" table:content-validation-name="val17" office:value-type="string" calcext:value-type="string">
            <text:p>§</text:p>
          </table:table-cell>
          <table:table-cell table:style-name="ce208" table:content-validation-name="val18"/>
          <table:table-cell table:style-name="ce210" table:content-validation-name="val19"/>
          <table:table-cell table:style-name="ce212" table:content-validation-name="val20"/>
          <table:table-cell table:style-name="ce214" table:content-validation-name="val21"/>
          <table:table-cell table:style-name="ce219" table:content-validation-name="val1" office:value-type="string" calcext:value-type="string">
            <text:p>- Code should automatically apply conditional formatting based on the rules in Reactions sheet.</text:p>
          </table:table-cell>
          <table:table-cell table:style-name="ce229" table:number-columns-repeated="2"/>
          <table:table-cell table:style-name="ce23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74" office:value-type="string" calcext:value-type="string">
            <text:p>Jump (Result 1)</text:p>
          </table:table-cell>
          <table:table-cell table:style-name="ce173" table:content-validation-name="val4" office:value-type="string" calcext:value-type="string">
            <text:p>Undecided</text:p>
          </table:table-cell>
          <table:table-cell table:style-name="ce176" table:content-validation-name="val5"/>
          <table:table-cell table:style-name="ce180" table:content-validation-name="val6"/>
          <table:table-cell table:style-name="ce182" table:content-validation-name="val7" office:value-type="string" calcext:value-type="string">
            <text:p>Cancels</text:p>
          </table:table-cell>
          <table:table-cell table:style-name="ce184" table:content-validation-name="val8" office:value-type="string" calcext:value-type="string">
            <text:p>Jump (Ground)</text:p>
          </table:table-cell>
          <table:table-cell table:style-name="ce186" table:content-validation-name="val9"/>
          <table:table-cell table:style-name="ce188" table:content-validation-name="val10" office:value-type="string" calcext:value-type="string">
            <text:p>Cancels</text:p>
          </table:table-cell>
          <table:table-cell table:style-name="ce191" table:content-validation-name="val11" office:value-type="string" calcext:value-type="string">
            <text:p>Jump (Ground)</text:p>
          </table:table-cell>
          <table:table-cell table:style-name="ce193" table:content-validation-name="val12"/>
          <table:table-cell table:style-name="ce195" table:content-validation-name="val13" office:value-type="string" calcext:value-type="string">
            <text:p>Cancels</text:p>
          </table:table-cell>
          <table:table-cell table:style-name="ce198" table:content-validation-name="val14" office:value-type="string" calcext:value-type="string">
            <text:p>Jump (Ground)</text:p>
          </table:table-cell>
          <table:table-cell table:style-name="ce201" table:content-validation-name="val15"/>
          <table:table-cell table:style-name="ce204" table:content-validation-name="val16"/>
          <table:table-cell table:style-name="ce206" table:content-validation-name="val17" office:value-type="string" calcext:value-type="string">
            <text:p>§</text:p>
          </table:table-cell>
          <table:table-cell table:style-name="ce208" table:content-validation-name="val18"/>
          <table:table-cell table:style-name="ce210" table:content-validation-name="val19"/>
          <table:table-cell table:style-name="ce212" table:content-validation-name="val20"/>
          <table:table-cell table:style-name="ce214" table:content-validation-name="val21"/>
          <table:table-cell table:style-name="ce219" table:content-validation-name="val1"/>
          <table:table-cell table:style-name="ce229" table:number-columns-repeated="2"/>
          <table:table-cell table:style-name="ce23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74" office:value-type="string" calcext:value-type="string">
            <text:p>Jump (Result 2)</text:p>
          </table:table-cell>
          <table:table-cell table:style-name="ce173" table:content-validation-name="val4" office:value-type="string" calcext:value-type="string">
            <text:p>Undecided</text:p>
          </table:table-cell>
          <table:table-cell table:style-name="ce176" table:content-validation-name="val5"/>
          <table:table-cell table:style-name="ce180" table:content-validation-name="val6"/>
          <table:table-cell table:style-name="ce182" table:content-validation-name="val7" office:value-type="string" calcext:value-type="string">
            <text:p>Cancels</text:p>
          </table:table-cell>
          <table:table-cell table:style-name="ce184" table:content-validation-name="val8" office:value-type="string" calcext:value-type="string">
            <text:p>Idle (Airborne)</text:p>
          </table:table-cell>
          <table:table-cell table:style-name="ce186" table:content-validation-name="val9"/>
          <table:table-cell table:style-name="ce188" table:content-validation-name="val10" office:value-type="string" calcext:value-type="string">
            <text:p>Cancels</text:p>
          </table:table-cell>
          <table:table-cell table:style-name="ce191" table:content-validation-name="val11" office:value-type="string" calcext:value-type="string">
            <text:p>Idle (Airborne)</text:p>
          </table:table-cell>
          <table:table-cell table:style-name="ce193" table:content-validation-name="val12"/>
          <table:table-cell table:style-name="ce195" table:content-validation-name="val13" office:value-type="string" calcext:value-type="string">
            <text:p>Cancels</text:p>
          </table:table-cell>
          <table:table-cell table:style-name="ce198" table:content-validation-name="val14" office:value-type="string" calcext:value-type="string">
            <text:p>Idle (Airborne)</text:p>
          </table:table-cell>
          <table:table-cell table:style-name="ce201" table:content-validation-name="val15"/>
          <table:table-cell table:style-name="ce204" table:content-validation-name="val16"/>
          <table:table-cell table:style-name="ce206" table:content-validation-name="val17" office:value-type="string" calcext:value-type="string">
            <text:p>§</text:p>
          </table:table-cell>
          <table:table-cell table:style-name="ce208" table:content-validation-name="val18"/>
          <table:table-cell table:style-name="ce210" table:content-validation-name="val19"/>
          <table:table-cell table:style-name="ce212" table:content-validation-name="val20"/>
          <table:table-cell table:style-name="ce214" table:content-validation-name="val21"/>
          <table:table-cell table:style-name="ce219" table:content-validation-name="val1" office:value-type="string" calcext:value-type="string">
            <text:p>Since this table is generated / updated based on the data in Overview, it may sometimes come necessary to automatically delete or add columns that list Phases.</text:p>
          </table:table-cell>
          <table:table-cell table:style-name="ce229" table:number-columns-repeated="2"/>
          <table:table-cell table:style-name="ce23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74" office:value-type="string" calcext:value-type="string">
            <text:p>Melee (S)</text:p>
          </table:table-cell>
          <table:table-cell table:style-name="ce173" table:content-validation-name="val4" office:value-type="string" calcext:value-type="string">
            <text:p>Impossible?</text:p>
          </table:table-cell>
          <table:table-cell table:style-name="ce176" table:content-validation-name="val5"/>
          <table:table-cell table:style-name="ce180" table:content-validation-name="val6"/>
          <table:table-cell table:style-name="ce182" table:content-validation-name="val7" office:value-type="string" calcext:value-type="string">
            <text:p>Buffers</text:p>
          </table:table-cell>
          <table:table-cell table:style-name="ce184" table:content-validation-name="val8" office:value-type="string" calcext:value-type="string">
            <text:p>Attack s2</text:p>
          </table:table-cell>
          <table:table-cell table:style-name="ce186" table:content-validation-name="val9"/>
          <table:table-cell table:style-name="ce188" table:content-validation-name="val10" office:value-type="string" calcext:value-type="string">
            <text:p>Buffers</text:p>
          </table:table-cell>
          <table:table-cell table:style-name="ce191" table:content-validation-name="val11" office:value-type="string" calcext:value-type="string">
            <text:p>Attack s2</text:p>
          </table:table-cell>
          <table:table-cell table:style-name="ce193" table:content-validation-name="val12"/>
          <table:table-cell table:style-name="ce195" table:content-validation-name="val13" office:value-type="string" calcext:value-type="string">
            <text:p>Buffers</text:p>
          </table:table-cell>
          <table:table-cell table:style-name="ce198" table:content-validation-name="val14" office:value-type="string" calcext:value-type="string">
            <text:p>Attack s2</text:p>
          </table:table-cell>
          <table:table-cell table:style-name="ce201" table:content-validation-name="val15"/>
          <table:table-cell table:style-name="ce204" table:content-validation-name="val16"/>
          <table:table-cell table:style-name="ce206" table:content-validation-name="val17" office:value-type="string" calcext:value-type="string">
            <text:p>§</text:p>
          </table:table-cell>
          <table:table-cell table:style-name="ce208" table:content-validation-name="val18"/>
          <table:table-cell table:style-name="ce210" table:content-validation-name="val19"/>
          <table:table-cell table:style-name="ce212" table:content-validation-name="val20"/>
          <table:table-cell table:style-name="ce214" table:content-validation-name="val21"/>
          <table:table-cell table:style-name="ce219" table:content-validation-name="val1" office:value-type="string" calcext:value-type="string">
            <text:p>Doing this would be determined by what is the maximum phase number used by any animation in the Overview.</text:p>
          </table:table-cell>
          <table:table-cell table:style-name="ce229" table:number-columns-repeated="2"/>
          <table:table-cell table:style-name="ce23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74" office:value-type="string" calcext:value-type="string">
            <text:p>Melee (S) (Long)</text:p>
          </table:table-cell>
          <table:table-cell table:style-name="ce173" table:content-validation-name="val4" office:value-type="string" calcext:value-type="string">
            <text:p>Impossible?</text:p>
          </table:table-cell>
          <table:table-cell table:style-name="ce176" table:content-validation-name="val5"/>
          <table:table-cell table:style-name="ce180" table:content-validation-name="val6"/>
          <table:table-cell table:style-name="ce182" table:content-validation-name="val7" office:value-type="string" calcext:value-type="string">
            <text:p>Buffers</text:p>
          </table:table-cell>
          <table:table-cell table:style-name="ce184" table:content-validation-name="val8" office:value-type="string" calcext:value-type="string">
            <text:p>Attack s2</text:p>
          </table:table-cell>
          <table:table-cell table:style-name="ce186" table:content-validation-name="val9"/>
          <table:table-cell table:style-name="ce188" table:content-validation-name="val10" office:value-type="string" calcext:value-type="string">
            <text:p>Buffers</text:p>
          </table:table-cell>
          <table:table-cell table:style-name="ce191" table:content-validation-name="val11" office:value-type="string" calcext:value-type="string">
            <text:p>Attack s2</text:p>
          </table:table-cell>
          <table:table-cell table:style-name="ce193" table:content-validation-name="val12"/>
          <table:table-cell table:style-name="ce195" table:content-validation-name="val13" office:value-type="string" calcext:value-type="string">
            <text:p>Buffers</text:p>
          </table:table-cell>
          <table:table-cell table:style-name="ce198" table:content-validation-name="val14" office:value-type="string" calcext:value-type="string">
            <text:p>Attack s2</text:p>
          </table:table-cell>
          <table:table-cell table:style-name="ce201" table:content-validation-name="val15"/>
          <table:table-cell table:style-name="ce204" table:content-validation-name="val16"/>
          <table:table-cell table:style-name="ce206" table:content-validation-name="val17" office:value-type="string" calcext:value-type="string">
            <text:p>§</text:p>
          </table:table-cell>
          <table:table-cell table:style-name="ce208" table:content-validation-name="val18"/>
          <table:table-cell table:style-name="ce210" table:content-validation-name="val19"/>
          <table:table-cell table:style-name="ce212" table:content-validation-name="val20"/>
          <table:table-cell table:style-name="ce214" table:content-validation-name="val21"/>
          <table:table-cell table:style-name="ce219" table:content-validation-name="val1"/>
          <table:table-cell table:style-name="ce229" table:number-columns-repeated="2"/>
          <table:table-cell table:style-name="ce23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74" office:value-type="string" calcext:value-type="string">
            <text:p>Melee (T)</text:p>
          </table:table-cell>
          <table:table-cell table:style-name="ce173" table:content-validation-name="val4" office:value-type="string" calcext:value-type="string">
            <text:p>Undecided</text:p>
          </table:table-cell>
          <table:table-cell table:style-name="ce176" table:content-validation-name="val5"/>
          <table:table-cell table:style-name="ce180" table:content-validation-name="val6"/>
          <table:table-cell table:style-name="ce182" table:content-validation-name="val7" office:value-type="string" calcext:value-type="string">
            <text:p>Buffers</text:p>
          </table:table-cell>
          <table:table-cell table:style-name="ce184" table:content-validation-name="val8" office:value-type="string" calcext:value-type="string">
            <text:p>Attack t1</text:p>
          </table:table-cell>
          <table:table-cell table:style-name="ce186" table:content-validation-name="val9"/>
          <table:table-cell table:style-name="ce188" table:content-validation-name="val10" office:value-type="string" calcext:value-type="string">
            <text:p>Buffers</text:p>
          </table:table-cell>
          <table:table-cell table:style-name="ce191" table:content-validation-name="val11" office:value-type="string" calcext:value-type="string">
            <text:p>Attack t1</text:p>
          </table:table-cell>
          <table:table-cell table:style-name="ce193" table:content-validation-name="val12"/>
          <table:table-cell table:style-name="ce195" table:content-validation-name="val13" office:value-type="string" calcext:value-type="string">
            <text:p>Buffers</text:p>
          </table:table-cell>
          <table:table-cell table:style-name="ce198" table:content-validation-name="val14" office:value-type="string" calcext:value-type="string">
            <text:p>Attack t1</text:p>
          </table:table-cell>
          <table:table-cell table:style-name="ce201" table:content-validation-name="val15"/>
          <table:table-cell table:style-name="ce204" table:content-validation-name="val16"/>
          <table:table-cell table:style-name="ce206" table:content-validation-name="val17" office:value-type="string" calcext:value-type="string">
            <text:p>§</text:p>
          </table:table-cell>
          <table:table-cell table:style-name="ce208" table:content-validation-name="val18"/>
          <table:table-cell table:style-name="ce210" table:content-validation-name="val19"/>
          <table:table-cell table:style-name="ce212" table:content-validation-name="val20"/>
          <table:table-cell table:style-name="ce214" table:content-validation-name="val21"/>
          <table:table-cell table:style-name="ce219" table:content-validation-name="val1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229" table:number-columns-repeated="2"/>
          <table:table-cell table:style-name="ce23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74" office:value-type="string" calcext:value-type="string">
            <text:p>Melee (T) (Long)</text:p>
          </table:table-cell>
          <table:table-cell table:style-name="ce173" table:content-validation-name="val4" office:value-type="string" calcext:value-type="string">
            <text:p>Undecided</text:p>
          </table:table-cell>
          <table:table-cell table:style-name="ce176" table:content-validation-name="val5"/>
          <table:table-cell table:style-name="ce180" table:content-validation-name="val6"/>
          <table:table-cell table:style-name="ce182" table:content-validation-name="val7" office:value-type="string" calcext:value-type="string">
            <text:p>Buffers</text:p>
          </table:table-cell>
          <table:table-cell table:style-name="ce184" table:content-validation-name="val8" office:value-type="string" calcext:value-type="string">
            <text:p>Attack t1</text:p>
          </table:table-cell>
          <table:table-cell table:style-name="ce186" table:content-validation-name="val9"/>
          <table:table-cell table:style-name="ce188" table:content-validation-name="val10" office:value-type="string" calcext:value-type="string">
            <text:p>Buffers</text:p>
          </table:table-cell>
          <table:table-cell table:style-name="ce191" table:content-validation-name="val11" office:value-type="string" calcext:value-type="string">
            <text:p>Attack t1</text:p>
          </table:table-cell>
          <table:table-cell table:style-name="ce193" table:content-validation-name="val12"/>
          <table:table-cell table:style-name="ce195" table:content-validation-name="val13" office:value-type="string" calcext:value-type="string">
            <text:p>Buffers</text:p>
          </table:table-cell>
          <table:table-cell table:style-name="ce198" table:content-validation-name="val14" office:value-type="string" calcext:value-type="string">
            <text:p>Attack t1</text:p>
          </table:table-cell>
          <table:table-cell table:style-name="ce201" table:content-validation-name="val15"/>
          <table:table-cell table:style-name="ce204" table:content-validation-name="val16"/>
          <table:table-cell table:style-name="ce206" table:content-validation-name="val17" office:value-type="string" calcext:value-type="string">
            <text:p>§</text:p>
          </table:table-cell>
          <table:table-cell table:style-name="ce208" table:content-validation-name="val18"/>
          <table:table-cell table:style-name="ce210" table:content-validation-name="val19"/>
          <table:table-cell table:style-name="ce212" table:content-validation-name="val20"/>
          <table:table-cell table:style-name="ce214" table:content-validation-name="val21"/>
          <table:table-cell table:style-name="ce219" table:content-validation-name="val1" office:value-type="string" calcext:value-type="string">
            <text:p>Validation should not be strict because it’s sometimes necessary to add variation tags to the animations?</text:p>
          </table:table-cell>
          <table:table-cell table:style-name="ce229" table:number-columns-repeated="2"/>
          <table:table-cell table:style-name="ce23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74" office:value-type="string" calcext:value-type="string">
            <text:p>Grab</text:p>
          </table:table-cell>
          <table:table-cell table:style-name="ce173" table:content-validation-name="val4" office:value-type="string" calcext:value-type="string">
            <text:p>Cancels</text:p>
          </table:table-cell>
          <table:table-cell table:style-name="ce177" table:content-validation-name="val5" office:value-type="string" calcext:value-type="string">
            <text:p>Grab</text:p>
          </table:table-cell>
          <table:table-cell table:style-name="ce180" table:content-validation-name="val6"/>
          <table:table-cell table:style-name="ce182" table:content-validation-name="val7" office:value-type="string" calcext:value-type="string">
            <text:p>Cancels</text:p>
          </table:table-cell>
          <table:table-cell table:style-name="ce184" table:content-validation-name="val8" office:value-type="string" calcext:value-type="string">
            <text:p>Grab</text:p>
          </table:table-cell>
          <table:table-cell table:style-name="ce186" table:content-validation-name="val9"/>
          <table:table-cell table:style-name="ce188" table:content-validation-name="val10" office:value-type="string" calcext:value-type="string">
            <text:p>Cancels</text:p>
          </table:table-cell>
          <table:table-cell table:style-name="ce191" table:content-validation-name="val11" office:value-type="string" calcext:value-type="string">
            <text:p>Grab</text:p>
          </table:table-cell>
          <table:table-cell table:style-name="ce193" table:content-validation-name="val12"/>
          <table:table-cell table:style-name="ce195" table:content-validation-name="val13" office:value-type="string" calcext:value-type="string">
            <text:p>Cancels</text:p>
          </table:table-cell>
          <table:table-cell table:style-name="ce198" table:content-validation-name="val14" office:value-type="string" calcext:value-type="string">
            <text:p>Grab</text:p>
          </table:table-cell>
          <table:table-cell table:style-name="ce201" table:content-validation-name="val15"/>
          <table:table-cell table:style-name="ce204" table:content-validation-name="val16"/>
          <table:table-cell table:style-name="ce206" table:content-validation-name="val17" office:value-type="string" calcext:value-type="string">
            <text:p>§</text:p>
          </table:table-cell>
          <table:table-cell table:style-name="ce208" table:content-validation-name="val18"/>
          <table:table-cell table:style-name="ce210" table:content-validation-name="val19"/>
          <table:table-cell table:style-name="ce212" table:content-validation-name="val20"/>
          <table:table-cell table:style-name="ce214" table:content-validation-name="val21"/>
          <table:table-cell table:style-name="ce218" table:content-validation-name="val1"/>
          <table:table-cell table:style-name="ce229" table:number-columns-repeated="2"/>
          <table:table-cell table:style-name="ce23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74" office:value-type="string" calcext:value-type="string">
            <text:p>Block</text:p>
          </table:table-cell>
          <table:table-cell table:style-name="ce173" table:content-validation-name="val4" office:value-type="string" calcext:value-type="string">
            <text:p>Cancels</text:p>
          </table:table-cell>
          <table:table-cell table:style-name="ce178" table:content-validation-name="val5" office:value-type="string" calcext:value-type="string">
            <text:p>Block</text:p>
          </table:table-cell>
          <table:table-cell table:style-name="ce180" table:content-validation-name="val6"/>
          <table:table-cell table:style-name="ce182" table:content-validation-name="val7" office:value-type="string" calcext:value-type="string">
            <text:p>Cancels</text:p>
          </table:table-cell>
          <table:table-cell table:style-name="ce184" table:content-validation-name="val8" office:value-type="string" calcext:value-type="string">
            <text:p>Block</text:p>
          </table:table-cell>
          <table:table-cell table:style-name="ce186" table:content-validation-name="val9"/>
          <table:table-cell table:style-name="ce188" table:content-validation-name="val10" office:value-type="string" calcext:value-type="string">
            <text:p>Cancels</text:p>
          </table:table-cell>
          <table:table-cell table:style-name="ce191" table:content-validation-name="val11" office:value-type="string" calcext:value-type="string">
            <text:p>Block</text:p>
          </table:table-cell>
          <table:table-cell table:style-name="ce193" table:content-validation-name="val12"/>
          <table:table-cell table:style-name="ce195" table:content-validation-name="val13" office:value-type="string" calcext:value-type="string">
            <text:p>Cancels</text:p>
          </table:table-cell>
          <table:table-cell table:style-name="ce198" table:content-validation-name="val14" office:value-type="string" calcext:value-type="string">
            <text:p>Block</text:p>
          </table:table-cell>
          <table:table-cell table:style-name="ce201" table:content-validation-name="val15"/>
          <table:table-cell table:style-name="ce204" table:content-validation-name="val16"/>
          <table:table-cell table:style-name="ce206" table:content-validation-name="val17" office:value-type="string" calcext:value-type="string">
            <text:p>§</text:p>
          </table:table-cell>
          <table:table-cell table:style-name="ce208" table:content-validation-name="val18"/>
          <table:table-cell table:style-name="ce210" table:content-validation-name="val19"/>
          <table:table-cell table:style-name="ce212" table:content-validation-name="val20"/>
          <table:table-cell table:style-name="ce214" table:content-validation-name="val21"/>
          <table:table-cell table:style-name="ce218" table:content-validation-name="val1"/>
          <table:table-cell table:style-name="ce229" table:number-columns-repeated="2"/>
          <table:table-cell table:style-name="ce23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74" office:value-type="string" calcext:value-type="string">
            <text:p>Magic</text:p>
          </table:table-cell>
          <table:table-cell table:style-name="ce173" table:content-validation-name="val4" office:value-type="string" calcext:value-type="string">
            <text:p>Undecided</text:p>
          </table:table-cell>
          <table:table-cell table:style-name="ce176" table:content-validation-name="val5"/>
          <table:table-cell table:style-name="ce180" table:content-validation-name="val6"/>
          <table:table-cell table:style-name="ce182" table:content-validation-name="val7" office:value-type="string" calcext:value-type="string">
            <text:p>Cancels</text:p>
          </table:table-cell>
          <table:table-cell table:style-name="ce184" table:content-validation-name="val8" office:value-type="string" calcext:value-type="string">
            <text:p>Magic</text:p>
          </table:table-cell>
          <table:table-cell table:style-name="ce186" table:content-validation-name="val9"/>
          <table:table-cell table:style-name="ce188" table:content-validation-name="val10" office:value-type="string" calcext:value-type="string">
            <text:p>Cancels</text:p>
          </table:table-cell>
          <table:table-cell table:style-name="ce191" table:content-validation-name="val11" office:value-type="string" calcext:value-type="string">
            <text:p>Magic</text:p>
          </table:table-cell>
          <table:table-cell table:style-name="ce193" table:content-validation-name="val12"/>
          <table:table-cell table:style-name="ce195" table:content-validation-name="val13" office:value-type="string" calcext:value-type="string">
            <text:p>Cancels</text:p>
          </table:table-cell>
          <table:table-cell table:style-name="ce198" table:content-validation-name="val14" office:value-type="string" calcext:value-type="string">
            <text:p>Magic</text:p>
          </table:table-cell>
          <table:table-cell table:style-name="ce201" table:content-validation-name="val15"/>
          <table:table-cell table:style-name="ce204" table:content-validation-name="val16"/>
          <table:table-cell table:style-name="ce206" table:content-validation-name="val17" office:value-type="string" calcext:value-type="string">
            <text:p>§</text:p>
          </table:table-cell>
          <table:table-cell table:style-name="ce208" table:content-validation-name="val18"/>
          <table:table-cell table:style-name="ce210" table:content-validation-name="val19"/>
          <table:table-cell table:style-name="ce212" table:content-validation-name="val20"/>
          <table:table-cell table:style-name="ce214" table:content-validation-name="val21"/>
          <table:table-cell table:style-name="ce217" table:content-validation-name="val1" office:value-type="string" calcext:value-type="string">
            <text:p>Different functions:</text:p>
          </table:table-cell>
          <table:table-cell table:style-name="ce229" table:number-columns-repeated="2"/>
          <table:table-cell table:style-name="ce23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74" office:value-type="string" calcext:value-type="string">
            <text:p>Rage</text:p>
          </table:table-cell>
          <table:table-cell table:style-name="ce173" table:content-validation-name="val4" office:value-type="string" calcext:value-type="string">
            <text:p>No effect</text:p>
          </table:table-cell>
          <table:table-cell table:style-name="ce176" table:content-validation-name="val5"/>
          <table:table-cell table:style-name="ce180" table:content-validation-name="val6"/>
          <table:table-cell table:style-name="ce182" table:content-validation-name="val7" office:value-type="string" calcext:value-type="string">
            <text:p>Cancels</text:p>
          </table:table-cell>
          <table:table-cell table:style-name="ce184" table:content-validation-name="val8" office:value-type="string" calcext:value-type="string">
            <text:p>Rage</text:p>
          </table:table-cell>
          <table:table-cell table:style-name="ce186" table:content-validation-name="val9"/>
          <table:table-cell table:style-name="ce188" table:content-validation-name="val10" office:value-type="string" calcext:value-type="string">
            <text:p>No effect</text:p>
          </table:table-cell>
          <table:table-cell table:style-name="ce191" table:content-validation-name="val11"/>
          <table:table-cell table:style-name="ce193" table:content-validation-name="val12"/>
          <table:table-cell table:style-name="ce195" table:content-validation-name="val13" office:value-type="string" calcext:value-type="string">
            <text:p>No effect</text:p>
          </table:table-cell>
          <table:table-cell table:style-name="ce198" table:content-validation-name="val14"/>
          <table:table-cell table:style-name="ce201" table:content-validation-name="val15"/>
          <table:table-cell table:style-name="ce204" table:content-validation-name="val16"/>
          <table:table-cell table:style-name="ce206" table:content-validation-name="val17" office:value-type="string" calcext:value-type="string">
            <text:p>§</text:p>
          </table:table-cell>
          <table:table-cell table:style-name="ce208" table:content-validation-name="val18"/>
          <table:table-cell table:style-name="ce210" table:content-validation-name="val19"/>
          <table:table-cell table:style-name="ce212" table:content-validation-name="val20"/>
          <table:table-cell table:style-name="ce214" table:content-validation-name="val21"/>
          <table:table-cell table:style-name="ce218" table:content-validation-name="val1"/>
          <table:table-cell table:style-name="ce229" table:number-columns-repeated="2"/>
          <table:table-cell table:style-name="ce23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74" office:value-type="string" calcext:value-type="string">
            <text:p>Pause</text:p>
          </table:table-cell>
          <table:table-cell table:style-name="ce173" table:content-validation-name="val4" office:value-type="string" calcext:value-type="string">
            <text:p>No effect</text:p>
          </table:table-cell>
          <table:table-cell table:style-name="ce176" table:content-validation-name="val5"/>
          <table:table-cell table:style-name="ce180" table:content-validation-name="val6"/>
          <table:table-cell table:style-name="ce182" table:content-validation-name="val7" office:value-type="string" calcext:value-type="string">
            <text:p>Mutual</text:p>
          </table:table-cell>
          <table:table-cell table:style-name="ce184" table:content-validation-name="val8"/>
          <table:table-cell table:style-name="ce186" table:content-validation-name="val9"/>
          <table:table-cell table:style-name="ce188" table:content-validation-name="val10" office:value-type="string" calcext:value-type="string">
            <text:p>Mutual</text:p>
          </table:table-cell>
          <table:table-cell table:style-name="ce191" table:content-validation-name="val11"/>
          <table:table-cell table:style-name="ce193" table:content-validation-name="val12"/>
          <table:table-cell table:style-name="ce195" table:content-validation-name="val13" office:value-type="string" calcext:value-type="string">
            <text:p>Mutual</text:p>
          </table:table-cell>
          <table:table-cell table:style-name="ce198" table:content-validation-name="val14"/>
          <table:table-cell table:style-name="ce201" table:content-validation-name="val15"/>
          <table:table-cell table:style-name="ce204" table:content-validation-name="val16"/>
          <table:table-cell table:style-name="ce206" table:content-validation-name="val17" office:value-type="string" calcext:value-type="string">
            <text:p>§</text:p>
          </table:table-cell>
          <table:table-cell table:style-name="ce208" table:content-validation-name="val18"/>
          <table:table-cell table:style-name="ce210" table:content-validation-name="val19"/>
          <table:table-cell table:style-name="ce212" table:content-validation-name="val20"/>
          <table:table-cell table:style-name="ce214" table:content-validation-name="val21"/>
          <table:table-cell table:style-name="ce220" table:content-validation-name="val1" office:value-type="string" calcext:value-type="string">
            <text:p>”Refresh”.</text:p>
          </table:table-cell>
          <table:table-cell table:style-name="ce229" table:number-columns-repeated="2"/>
          <table:table-cell table:style-name="ce231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Retry</text:p>
            </table:table-cell>
            <table:table-cell table:style-name="ce173" table:content-validation-name="val4" office:value-type="string" calcext:value-type="string">
              <text:p>Cancels</text:p>
            </table:table-cell>
            <table:table-cell table:style-name="ce176" table:content-validation-name="val5"/>
            <table:table-cell table:style-name="ce180" table:content-validation-name="val6"/>
            <table:table-cell table:style-name="ce182" table:content-validation-name="val7" office:value-type="string" calcext:value-type="string">
              <text:p>Cancels</text:p>
            </table:table-cell>
            <table:table-cell table:style-name="ce184" table:content-validation-name="val8"/>
            <table:table-cell table:style-name="ce186" table:content-validation-name="val9"/>
            <table:table-cell table:style-name="ce188" table:content-validation-name="val10" office:value-type="string" calcext:value-type="string">
              <text:p>Cancels</text:p>
            </table:table-cell>
            <table:table-cell table:style-name="ce191" table:content-validation-name="val11"/>
            <table:table-cell table:style-name="ce193" table:content-validation-name="val12"/>
            <table:table-cell table:style-name="ce195" table:content-validation-name="val13" office:value-type="string" calcext:value-type="string">
              <text:p>Cancels</text:p>
            </table:table-cell>
            <table:table-cell table:style-name="ce198" table:content-validation-name="val14"/>
            <table:table-cell table:style-name="ce201" table:content-validation-name="val15"/>
            <table:table-cell table:style-name="ce204" table:content-validation-name="val16"/>
            <table:table-cell table:style-name="ce206" table:content-validation-name="val17" office:value-type="string" calcext:value-type="string">
              <text:p>§</text:p>
            </table:table-cell>
            <table:table-cell table:style-name="ce208" table:content-validation-name="val18"/>
            <table:table-cell table:style-name="ce210" table:content-validation-name="val19"/>
            <table:table-cell table:style-name="ce212" table:content-validation-name="val20"/>
            <table:table-cell table:style-name="ce214" table:content-validation-name="val21"/>
            <table:table-cell table:style-name="Default" office:value-type="string" calcext:value-type="string">
              <text:p>A complex function that goes through the whole Details sheet and checks for discrepancies between it and Overview.</text:p>
            </table:table-cell>
            <table:table-cell table:style-name="ce229" table:number-columns-repeated="2"/>
            <table:table-cell table:style-name="ce23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Upgrade Blades</text:p>
            </table:table-cell>
            <table:table-cell table:style-name="ce173" table:content-validation-name="val4" office:value-type="string" calcext:value-type="string">
              <text:p>Mutual</text:p>
            </table:table-cell>
            <table:table-cell table:style-name="ce176" table:content-validation-name="val5"/>
            <table:table-cell table:style-name="ce180" table:content-validation-name="val6"/>
            <table:table-cell table:style-name="ce182" table:content-validation-name="val7" office:value-type="string" calcext:value-type="string">
              <text:p>Mutual</text:p>
            </table:table-cell>
            <table:table-cell table:style-name="ce184" table:content-validation-name="val8"/>
            <table:table-cell table:style-name="ce186" table:content-validation-name="val9"/>
            <table:table-cell table:style-name="ce188" table:content-validation-name="val10" office:value-type="string" calcext:value-type="string">
              <text:p>Mutual</text:p>
            </table:table-cell>
            <table:table-cell table:style-name="ce191" table:content-validation-name="val11"/>
            <table:table-cell table:style-name="ce193" table:content-validation-name="val12"/>
            <table:table-cell table:style-name="ce195" table:content-validation-name="val13" office:value-type="string" calcext:value-type="string">
              <text:p>Mutual</text:p>
            </table:table-cell>
            <table:table-cell table:style-name="ce198" table:content-validation-name="val14"/>
            <table:table-cell table:style-name="ce201" table:content-validation-name="val15"/>
            <table:table-cell table:style-name="ce204" table:content-validation-name="val16"/>
            <table:table-cell table:style-name="ce206" table:content-validation-name="val17" office:value-type="string" calcext:value-type="string">
              <text:p>§</text:p>
            </table:table-cell>
            <table:table-cell table:style-name="ce208" table:content-validation-name="val18"/>
            <table:table-cell table:style-name="ce210" table:content-validation-name="val19"/>
            <table:table-cell table:style-name="ce212" table:content-validation-name="val20"/>
            <table:table-cell table:style-name="ce214" table:content-validation-name="val21"/>
            <table:table-cell table:style-name="ce218" table:content-validation-name="val1" office:value-type="string" calcext:value-type="string">
              <text:p>The code then adds lines non-destructively or deletes rows that are no longer needed.</text:p>
            </table:table-cell>
            <table:table-cell table:style-name="ce229" table:number-columns-repeated="2"/>
            <table:table-cell table:style-name="ce23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Upgrade Head</text:p>
            </table:table-cell>
            <table:table-cell table:style-name="ce173" table:content-validation-name="val4"/>
            <table:table-cell table:style-name="ce176" table:content-validation-name="val5"/>
            <table:table-cell table:style-name="ce180" table:content-validation-name="val6"/>
            <table:table-cell table:style-name="ce182" table:content-validation-name="val7"/>
            <table:table-cell table:style-name="ce184" table:content-validation-name="val8"/>
            <table:table-cell table:style-name="ce186" table:content-validation-name="val9"/>
            <table:table-cell table:style-name="ce188" table:content-validation-name="val10"/>
            <table:table-cell table:style-name="ce191" table:content-validation-name="val11"/>
            <table:table-cell table:style-name="ce193" table:content-validation-name="val12"/>
            <table:table-cell table:style-name="ce195" table:content-validation-name="val13"/>
            <table:table-cell table:style-name="ce198" table:content-validation-name="val14"/>
            <table:table-cell table:style-name="ce201" table:content-validation-name="val15"/>
            <table:table-cell table:style-name="ce204" table:content-validation-name="val16"/>
            <table:table-cell table:style-name="ce206" table:content-validation-name="val17"/>
            <table:table-cell table:style-name="ce208" table:content-validation-name="val18"/>
            <table:table-cell table:style-name="ce210" table:content-validation-name="val19"/>
            <table:table-cell table:style-name="ce212" table:content-validation-name="val20"/>
            <table:table-cell table:style-name="ce214" table:content-validation-name="val21"/>
            <table:table-cell table:style-name="ce218" table:content-validation-name="val1"/>
            <table:table-cell table:style-name="ce229" table:number-columns-repeated="2"/>
            <table:table-cell table:style-name="ce23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Fall</text:p>
            </table:table-cell>
            <table:table-cell table:style-name="ce173" table:content-validation-name="val4" office:value-type="string" calcext:value-type="string">
              <text:p>Undecided</text:p>
            </table:table-cell>
            <table:table-cell table:style-name="ce176" table:content-validation-name="val5"/>
            <table:table-cell table:style-name="ce180" table:content-validation-name="val6"/>
            <table:table-cell table:style-name="ce182" table:content-validation-name="val7" office:value-type="string" calcext:value-type="string">
              <text:p>Impossible?</text:p>
            </table:table-cell>
            <table:table-cell table:style-name="ce184" table:content-validation-name="val8"/>
            <table:table-cell table:style-name="ce186" table:content-validation-name="val9"/>
            <table:table-cell table:style-name="ce189" table:content-validation-name="val10" office:value-type="string" calcext:value-type="string">
              <text:p>Impossible?</text:p>
            </table:table-cell>
            <table:table-cell table:style-name="ce191" table:content-validation-name="val11"/>
            <table:table-cell table:style-name="ce193" table:content-validation-name="val12"/>
            <table:table-cell table:style-name="ce196" table:content-validation-name="val13" office:value-type="string" calcext:value-type="string">
              <text:p>Impossible?</text:p>
            </table:table-cell>
            <table:table-cell table:style-name="ce198" table:content-validation-name="val14"/>
            <table:table-cell table:style-name="ce201" table:content-validation-name="val15"/>
            <table:table-cell table:style-name="ce204" table:content-validation-name="val16"/>
            <table:table-cell table:style-name="ce206" table:content-validation-name="val17" office:value-type="string" calcext:value-type="string">
              <text:p>§</text:p>
            </table:table-cell>
            <table:table-cell table:style-name="ce208" table:content-validation-name="val18"/>
            <table:table-cell table:style-name="ce210" table:content-validation-name="val19"/>
            <table:table-cell table:style-name="ce212" table:content-validation-name="val20"/>
            <table:table-cell table:style-name="ce214" table:content-validation-name="val21"/>
            <table:table-cell table:style-name="ce218" table:content-validation-name="val1"/>
            <table:table-cell table:style-name="ce229" table:number-columns-repeated="2"/>
            <table:table-cell table:style-name="ce23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Landing</text:p>
            </table:table-cell>
            <table:table-cell table:style-name="ce173" table:content-validation-name="val4"/>
            <table:table-cell table:style-name="ce176" table:content-validation-name="val5"/>
            <table:table-cell table:style-name="ce180" table:content-validation-name="val6"/>
            <table:table-cell table:style-name="ce182" table:content-validation-name="val7"/>
            <table:table-cell table:style-name="ce184" table:content-validation-name="val8"/>
            <table:table-cell table:style-name="ce186" table:content-validation-name="val9"/>
            <table:table-cell table:style-name="ce188" table:content-validation-name="val10"/>
            <table:table-cell table:style-name="ce191" table:content-validation-name="val11"/>
            <table:table-cell table:style-name="ce193" table:content-validation-name="val12"/>
            <table:table-cell table:style-name="ce195" table:content-validation-name="val13"/>
            <table:table-cell table:style-name="ce198" table:content-validation-name="val14"/>
            <table:table-cell table:style-name="ce201" table:content-validation-name="val15"/>
            <table:table-cell table:style-name="ce204" table:content-validation-name="val16"/>
            <table:table-cell table:style-name="ce206" table:content-validation-name="val17" office:value-type="string" calcext:value-type="string">
              <text:p>§</text:p>
            </table:table-cell>
            <table:table-cell table:style-name="ce208" table:content-validation-name="val18"/>
            <table:table-cell table:style-name="ce210" table:content-validation-name="val19"/>
            <table:table-cell table:style-name="ce212" table:content-validation-name="val20"/>
            <table:table-cell table:style-name="ce214" table:content-validation-name="val21"/>
            <table:table-cell table:style-name="ce218" table:content-validation-name="val1"/>
            <table:table-cell table:style-name="ce229" table:number-columns-repeated="2"/>
            <table:table-cell table:style-name="ce23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Hang From Ledge</text:p>
            </table:table-cell>
            <table:table-cell table:style-name="ce173" table:content-validation-name="val4"/>
            <table:table-cell table:style-name="ce176" table:content-validation-name="val5"/>
            <table:table-cell table:style-name="ce180" table:content-validation-name="val6"/>
            <table:table-cell table:style-name="ce182" table:content-validation-name="val7"/>
            <table:table-cell table:style-name="ce184" table:content-validation-name="val8"/>
            <table:table-cell table:style-name="ce186" table:content-validation-name="val9"/>
            <table:table-cell table:style-name="ce188" table:content-validation-name="val10"/>
            <table:table-cell table:style-name="ce191" table:content-validation-name="val11"/>
            <table:table-cell table:style-name="ce193" table:content-validation-name="val12"/>
            <table:table-cell table:style-name="ce195" table:content-validation-name="val13"/>
            <table:table-cell table:style-name="ce198" table:content-validation-name="val14"/>
            <table:table-cell table:style-name="ce201" table:content-validation-name="val15"/>
            <table:table-cell table:style-name="ce204" table:content-validation-name="val16"/>
            <table:table-cell table:style-name="ce206" table:content-validation-name="val17"/>
            <table:table-cell table:style-name="ce208" table:content-validation-name="val18"/>
            <table:table-cell table:style-name="ce210" table:content-validation-name="val19"/>
            <table:table-cell table:style-name="ce212" table:content-validation-name="val20"/>
            <table:table-cell table:style-name="ce214" table:content-validation-name="val21"/>
            <table:table-cell table:style-name="ce218" table:content-validation-name="val1"/>
            <table:table-cell table:style-name="ce229" table:number-columns-repeated="2"/>
            <table:table-cell table:style-name="ce23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Water</text:p>
            </table:table-cell>
            <table:table-cell table:style-name="ce173" table:content-validation-name="val4"/>
            <table:table-cell table:style-name="ce176" table:content-validation-name="val5"/>
            <table:table-cell table:style-name="ce180" table:content-validation-name="val6"/>
            <table:table-cell table:style-name="ce182" table:content-validation-name="val7"/>
            <table:table-cell table:style-name="ce184" table:content-validation-name="val8"/>
            <table:table-cell table:style-name="ce186" table:content-validation-name="val9"/>
            <table:table-cell table:style-name="ce188" table:content-validation-name="val10"/>
            <table:table-cell table:style-name="ce191" table:content-validation-name="val11"/>
            <table:table-cell table:style-name="ce193" table:content-validation-name="val12"/>
            <table:table-cell table:style-name="ce195" table:content-validation-name="val13"/>
            <table:table-cell table:style-name="ce198" table:content-validation-name="val14"/>
            <table:table-cell table:style-name="ce201" table:content-validation-name="val15"/>
            <table:table-cell table:style-name="ce204" table:content-validation-name="val16"/>
            <table:table-cell table:style-name="ce206" table:content-validation-name="val17"/>
            <table:table-cell table:style-name="ce208" table:content-validation-name="val18"/>
            <table:table-cell table:style-name="ce210" table:content-validation-name="val19"/>
            <table:table-cell table:style-name="ce212" table:content-validation-name="val20"/>
            <table:table-cell table:style-name="ce214" table:content-validation-name="val21"/>
            <table:table-cell table:style-name="ce218" table:content-validation-name="val1"/>
            <table:table-cell table:style-name="ce229" table:number-columns-repeated="2"/>
            <table:table-cell table:style-name="ce23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Rope</text:p>
            </table:table-cell>
            <table:table-cell table:style-name="ce173" table:content-validation-name="val4"/>
            <table:table-cell table:style-name="ce176" table:content-validation-name="val5"/>
            <table:table-cell table:style-name="ce180" table:content-validation-name="val6"/>
            <table:table-cell table:style-name="ce182" table:content-validation-name="val7"/>
            <table:table-cell table:style-name="ce184" table:content-validation-name="val8"/>
            <table:table-cell table:style-name="ce186" table:content-validation-name="val9"/>
            <table:table-cell table:style-name="ce188" table:content-validation-name="val10"/>
            <table:table-cell table:style-name="ce191" table:content-validation-name="val11"/>
            <table:table-cell table:style-name="ce193" table:content-validation-name="val12"/>
            <table:table-cell table:style-name="ce195" table:content-validation-name="val13"/>
            <table:table-cell table:style-name="ce198" table:content-validation-name="val14"/>
            <table:table-cell table:style-name="ce201" table:content-validation-name="val15"/>
            <table:table-cell table:style-name="ce204" table:content-validation-name="val16"/>
            <table:table-cell table:style-name="ce206" table:content-validation-name="val17" office:value-type="string" calcext:value-type="string">
              <text:p>§</text:p>
            </table:table-cell>
            <table:table-cell table:style-name="ce208" table:content-validation-name="val18"/>
            <table:table-cell table:style-name="ce210" table:content-validation-name="val19"/>
            <table:table-cell table:style-name="ce212" table:content-validation-name="val20"/>
            <table:table-cell table:style-name="ce214" table:content-validation-name="val21"/>
            <table:table-cell table:style-name="ce220" table:content-validation-name="val1" office:value-type="string" calcext:value-type="string">
              <text:p>”Refresh columns”.</text:p>
            </table:table-cell>
            <table:table-cell table:style-name="ce229" table:number-columns-repeated="2"/>
            <table:table-cell table:style-name="ce23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Shimmy</text:p>
            </table:table-cell>
            <table:table-cell table:style-name="ce173" table:content-validation-name="val4"/>
            <table:table-cell table:style-name="ce176" table:content-validation-name="val5"/>
            <table:table-cell table:style-name="ce180" table:content-validation-name="val6"/>
            <table:table-cell table:style-name="ce182" table:content-validation-name="val7"/>
            <table:table-cell table:style-name="ce184" table:content-validation-name="val8"/>
            <table:table-cell table:style-name="ce186" table:content-validation-name="val9"/>
            <table:table-cell table:style-name="ce188" table:content-validation-name="val10"/>
            <table:table-cell table:style-name="ce191" table:content-validation-name="val11"/>
            <table:table-cell table:style-name="ce193" table:content-validation-name="val12"/>
            <table:table-cell table:style-name="ce195" table:content-validation-name="val13"/>
            <table:table-cell table:style-name="ce198" table:content-validation-name="val14"/>
            <table:table-cell table:style-name="ce201" table:content-validation-name="val15"/>
            <table:table-cell table:style-name="ce204" table:content-validation-name="val16"/>
            <table:table-cell table:style-name="ce206" table:content-validation-name="val17" office:value-type="string" calcext:value-type="string">
              <text:p>§</text:p>
            </table:table-cell>
            <table:table-cell table:style-name="ce208" table:content-validation-name="val18"/>
            <table:table-cell table:style-name="ce210" table:content-validation-name="val19"/>
            <table:table-cell table:style-name="ce212" table:content-validation-name="val20"/>
            <table:table-cell table:style-name="ce214" table:content-validation-name="val21"/>
            <table:table-cell table:style-name="Default" office:value-type="string" calcext:value-type="string">
              <text:p>1. the function checks on a general basis what is the maximum amount of phases needed by any action in Overview.</text:p>
            </table:table-cell>
            <table:table-cell table:style-name="ce229" table:number-columns-repeated="2"/>
            <table:table-cell table:style-name="ce231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6" office:value-type="string" calcext:value-type="string">
              <text:p>Hold X</text:p>
            </table:table-cell>
            <table:table-cell table:style-name="ce173" table:content-validation-name="val4"/>
            <table:table-cell table:style-name="ce176" table:content-validation-name="val5"/>
            <table:table-cell table:style-name="ce180" table:content-validation-name="val6"/>
            <table:table-cell table:style-name="ce182" table:content-validation-name="val7"/>
            <table:table-cell table:style-name="ce184" table:content-validation-name="val8"/>
            <table:table-cell table:style-name="ce186" table:content-validation-name="val9"/>
            <table:table-cell table:style-name="ce188" table:content-validation-name="val10"/>
            <table:table-cell table:style-name="ce191" table:content-validation-name="val11"/>
            <table:table-cell table:style-name="ce193" table:content-validation-name="val12"/>
            <table:table-cell table:style-name="ce195" table:content-validation-name="val13"/>
            <table:table-cell table:style-name="ce198" table:content-validation-name="val14"/>
            <table:table-cell table:style-name="ce201" table:content-validation-name="val15"/>
            <table:table-cell table:style-name="ce204" table:content-validation-name="val16"/>
            <table:table-cell table:style-name="ce206" table:content-validation-name="val17" office:value-type="string" calcext:value-type="string">
              <text:p>§</text:p>
            </table:table-cell>
            <table:table-cell table:style-name="ce208" table:content-validation-name="val18"/>
            <table:table-cell table:style-name="ce210" table:content-validation-name="val19"/>
            <table:table-cell table:style-name="ce212" table:content-validation-name="val20"/>
            <table:table-cell table:style-name="ce214" table:content-validation-name="val21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229" table:number-columns-repeated="2"/>
            <table:table-cell table:style-name="ce23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6" office:value-type="string" calcext:value-type="string">
              <text:p>Hold S</text:p>
            </table:table-cell>
            <table:table-cell table:style-name="ce173" table:content-validation-name="val4"/>
            <table:table-cell table:style-name="ce176" table:content-validation-name="val5"/>
            <table:table-cell table:style-name="ce180" table:content-validation-name="val6"/>
            <table:table-cell table:style-name="ce182" table:content-validation-name="val7"/>
            <table:table-cell table:style-name="ce184" table:content-validation-name="val8"/>
            <table:table-cell table:style-name="ce186" table:content-validation-name="val9"/>
            <table:table-cell table:style-name="ce188" table:content-validation-name="val10"/>
            <table:table-cell table:style-name="ce191" table:content-validation-name="val11"/>
            <table:table-cell table:style-name="ce193" table:content-validation-name="val12"/>
            <table:table-cell table:style-name="ce195" table:content-validation-name="val13"/>
            <table:table-cell table:style-name="ce198" table:content-validation-name="val14"/>
            <table:table-cell table:style-name="ce201" table:content-validation-name="val15"/>
            <table:table-cell table:style-name="ce204" table:content-validation-name="val16"/>
            <table:table-cell table:style-name="ce206" table:content-validation-name="val17" office:value-type="string" calcext:value-type="string">
              <text:p>§</text:p>
            </table:table-cell>
            <table:table-cell table:style-name="ce208" table:content-validation-name="val18"/>
            <table:table-cell table:style-name="ce210" table:content-validation-name="val19"/>
            <table:table-cell table:style-name="ce212" table:content-validation-name="val20"/>
            <table:table-cell table:style-name="ce214" table:content-validation-name="val21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229" table:number-columns-repeated="2"/>
            <table:table-cell table:style-name="ce23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6" office:value-type="string" calcext:value-type="string">
              <text:p>Hold T</text:p>
            </table:table-cell>
            <table:table-cell table:style-name="ce173" table:content-validation-name="val4"/>
            <table:table-cell table:style-name="ce176" table:content-validation-name="val5"/>
            <table:table-cell table:style-name="ce180" table:content-validation-name="val6"/>
            <table:table-cell table:style-name="ce182" table:content-validation-name="val7"/>
            <table:table-cell table:style-name="ce184" table:content-validation-name="val8"/>
            <table:table-cell table:style-name="ce186" table:content-validation-name="val9"/>
            <table:table-cell table:style-name="ce188" table:content-validation-name="val10"/>
            <table:table-cell table:style-name="ce191" table:content-validation-name="val11"/>
            <table:table-cell table:style-name="ce193" table:content-validation-name="val12"/>
            <table:table-cell table:style-name="ce195" table:content-validation-name="val13"/>
            <table:table-cell table:style-name="ce198" table:content-validation-name="val14"/>
            <table:table-cell table:style-name="ce201" table:content-validation-name="val15"/>
            <table:table-cell table:style-name="ce204" table:content-validation-name="val16"/>
            <table:table-cell table:style-name="ce206" table:content-validation-name="val17" office:value-type="string" calcext:value-type="string">
              <text:p>§</text:p>
            </table:table-cell>
            <table:table-cell table:style-name="ce208" table:content-validation-name="val18"/>
            <table:table-cell table:style-name="ce210" table:content-validation-name="val19"/>
            <table:table-cell table:style-name="ce212" table:content-validation-name="val20"/>
            <table:table-cell table:style-name="ce214" table:content-validation-name="val21"/>
            <table:table-cell table:style-name="Default"/>
            <table:table-cell table:style-name="ce229" table:number-columns-repeated="2"/>
            <table:table-cell table:style-name="ce23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6" office:value-type="string" calcext:value-type="string">
              <text:p>Hold O</text:p>
            </table:table-cell>
            <table:table-cell table:style-name="ce173" table:content-validation-name="val4"/>
            <table:table-cell table:style-name="ce176" table:content-validation-name="val5"/>
            <table:table-cell table:style-name="ce180" table:content-validation-name="val6"/>
            <table:table-cell table:style-name="ce182" table:content-validation-name="val7"/>
            <table:table-cell table:style-name="ce184" table:content-validation-name="val8"/>
            <table:table-cell table:style-name="ce186" table:content-validation-name="val9"/>
            <table:table-cell table:style-name="ce188" table:content-validation-name="val10"/>
            <table:table-cell table:style-name="ce191" table:content-validation-name="val11"/>
            <table:table-cell table:style-name="ce193" table:content-validation-name="val12"/>
            <table:table-cell table:style-name="ce195" table:content-validation-name="val13"/>
            <table:table-cell table:style-name="ce198" table:content-validation-name="val14"/>
            <table:table-cell table:style-name="ce201" table:content-validation-name="val15"/>
            <table:table-cell table:style-name="ce204" table:content-validation-name="val16"/>
            <table:table-cell table:style-name="ce206" table:content-validation-name="val17" office:value-type="string" calcext:value-type="string">
              <text:p>§</text:p>
            </table:table-cell>
            <table:table-cell table:style-name="ce208" table:content-validation-name="val18"/>
            <table:table-cell table:style-name="ce210" table:content-validation-name="val19"/>
            <table:table-cell table:style-name="ce212" table:content-validation-name="val20"/>
            <table:table-cell table:style-name="ce214" table:content-validation-name="val21"/>
            <table:table-cell table:style-name="ce218" table:content-validation-name="val1"/>
            <table:table-cell table:style-name="ce229" table:number-columns-repeated="2"/>
            <table:table-cell table:style-name="ce231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74"/>
          <table:table-cell table:style-name="ce173" table:content-validation-name="val4"/>
          <table:table-cell table:style-name="ce176" table:content-validation-name="val5"/>
          <table:table-cell table:style-name="ce180" table:content-validation-name="val6"/>
          <table:table-cell table:style-name="ce182" table:content-validation-name="val7"/>
          <table:table-cell table:style-name="ce184" table:content-validation-name="val8"/>
          <table:table-cell table:style-name="ce186" table:content-validation-name="val9"/>
          <table:table-cell table:style-name="ce188" table:content-validation-name="val10"/>
          <table:table-cell table:style-name="ce191" table:content-validation-name="val11"/>
          <table:table-cell table:style-name="ce193" table:content-validation-name="val12"/>
          <table:table-cell table:style-name="ce195" table:content-validation-name="val13"/>
          <table:table-cell table:style-name="ce198" table:content-validation-name="val14"/>
          <table:table-cell table:style-name="ce201" table:content-validation-name="val15"/>
          <table:table-cell table:style-name="ce204" table:content-validation-name="val16"/>
          <table:table-cell table:style-name="ce206" table:content-validation-name="val17"/>
          <table:table-cell table:style-name="ce208" table:content-validation-name="val18"/>
          <table:table-cell table:style-name="ce210" table:content-validation-name="val19"/>
          <table:table-cell table:style-name="ce212" table:content-validation-name="val20"/>
          <table:table-cell table:style-name="ce214" table:content-validation-name="val21"/>
          <table:table-cell table:style-name="ce220" table:content-validation-name="val1" office:value-type="string" calcext:value-type="string">
            <text:p>”Generate inputs”.</text:p>
          </table:table-cell>
          <table:table-cell table:style-name="ce229" table:number-columns-repeated="2"/>
          <table:table-cell table:style-name="ce23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74" office:value-type="string" calcext:value-type="string">
            <text:p>Letting go of input</text:p>
          </table:table-cell>
          <table:table-cell table:style-name="ce174" table:content-validation-name="val4"/>
          <table:table-cell table:style-name="ce176" table:content-validation-name="val5" office:value-type="string" calcext:value-type="string">
            <text:p>§</text:p>
          </table:table-cell>
          <table:table-cell table:style-name="ce180" table:content-validation-name="val6"/>
          <table:table-cell table:style-name="ce182" table:content-validation-name="val7"/>
          <table:table-cell table:style-name="ce184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88" table:content-validation-name="val10"/>
          <table:table-cell table:style-name="ce191" table:content-validation-name="val11"/>
          <table:table-cell table:style-name="ce193" table:content-validation-name="val12"/>
          <table:table-cell table:style-name="ce195" table:content-validation-name="val13" office:value-type="string" calcext:value-type="string">
            <text:p>§</text:p>
          </table:table-cell>
          <table:table-cell table:style-name="ce198" table:content-validation-name="val14"/>
          <table:table-cell table:style-name="ce201" table:content-validation-name="val15"/>
          <table:table-cell table:style-name="ce204" table:content-validation-name="val16"/>
          <table:table-cell table:style-name="ce206" table:content-validation-name="val17"/>
          <table:table-cell table:style-name="ce208" table:content-validation-name="val18"/>
          <table:table-cell table:style-name="ce210" table:content-validation-name="val19"/>
          <table:table-cell table:style-name="ce212" table:content-validation-name="val20"/>
          <table:table-cell table:style-name="ce214" table:content-validation-name="val21"/>
          <table:table-cell table:style-name="ce221" table:content-validation-name="val1"/>
          <table:table-cell table:style-name="ce229" table:number-columns-repeated="2"/>
          <table:table-cell table:style-name="ce23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74" office:value-type="string" calcext:value-type="string">
            <text:p>Move</text:p>
          </table:table-cell>
          <table:table-cell table:style-name="ce174" table:content-validation-name="val4"/>
          <table:table-cell table:style-name="ce176" table:content-validation-name="val5" office:value-type="string" calcext:value-type="string">
            <text:p>§</text:p>
          </table:table-cell>
          <table:table-cell table:style-name="ce180" table:content-validation-name="val6"/>
          <table:table-cell table:style-name="ce182" table:content-validation-name="val7"/>
          <table:table-cell table:style-name="ce184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88" table:content-validation-name="val10" office:value-type="string" calcext:value-type="string">
            <text:p>No effect</text:p>
          </table:table-cell>
          <table:table-cell table:style-name="ce191" table:content-validation-name="val11"/>
          <table:table-cell table:style-name="ce193" table:content-validation-name="val12"/>
          <table:table-cell table:style-name="ce195" table:content-validation-name="val13" office:value-type="string" calcext:value-type="string">
            <text:p>§</text:p>
          </table:table-cell>
          <table:table-cell table:style-name="ce199" table:content-validation-name="val14"/>
          <table:table-cell table:style-name="ce202" table:content-validation-name="val15"/>
          <table:table-cell table:style-name="ce204" table:content-validation-name="val16"/>
          <table:table-cell table:style-name="ce206" table:content-validation-name="val17"/>
          <table:table-cell table:style-name="ce208" table:content-validation-name="val18"/>
          <table:table-cell table:style-name="ce210" table:content-validation-name="val19"/>
          <table:table-cell table:style-name="ce212" table:content-validation-name="val20"/>
          <table:table-cell table:style-name="ce214" table:content-validation-name="val21"/>
          <table:table-cell table:style-name="ce221" table:content-validation-name="val1"/>
          <table:table-cell table:style-name="ce229" table:number-columns-repeated="2"/>
          <table:table-cell table:style-name="ce23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74" office:value-type="string" calcext:value-type="string">
            <text:p>Roll (Forward)</text:p>
          </table:table-cell>
          <table:table-cell table:style-name="ce174" table:content-validation-name="val4"/>
          <table:table-cell table:style-name="ce176" table:content-validation-name="val5" office:value-type="string" calcext:value-type="string">
            <text:p>§</text:p>
          </table:table-cell>
          <table:table-cell table:style-name="ce180" table:content-validation-name="val6"/>
          <table:table-cell table:style-name="ce182" table:content-validation-name="val7"/>
          <table:table-cell table:style-name="ce184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88" table:content-validation-name="val10" office:value-type="string" calcext:value-type="string">
            <text:p>Cancels</text:p>
          </table:table-cell>
          <table:table-cell table:style-name="ce191" table:content-validation-name="val11" office:value-type="string" calcext:value-type="string">
            <text:p>Roll</text:p>
          </table:table-cell>
          <table:table-cell table:style-name="ce193" table:content-validation-name="val12"/>
          <table:table-cell table:style-name="ce195" table:content-validation-name="val13" office:value-type="string" calcext:value-type="string">
            <text:p>§</text:p>
          </table:table-cell>
          <table:table-cell table:style-name="ce198" table:content-validation-name="val14"/>
          <table:table-cell table:style-name="ce201" table:content-validation-name="val15"/>
          <table:table-cell table:style-name="ce204" table:content-validation-name="val16"/>
          <table:table-cell table:style-name="ce206" table:content-validation-name="val17"/>
          <table:table-cell table:style-name="ce208" table:content-validation-name="val18"/>
          <table:table-cell table:style-name="ce210" table:content-validation-name="val19"/>
          <table:table-cell table:style-name="ce212" table:content-validation-name="val20"/>
          <table:table-cell table:style-name="ce214" table:content-validation-name="val21"/>
          <table:table-cell table:style-name="ce221" table:content-validation-name="val1"/>
          <table:table-cell table:style-name="ce229" table:number-columns-repeated="2"/>
          <table:table-cell table:style-name="ce23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74" office:value-type="string" calcext:value-type="string">
            <text:p>Roll (Left)</text:p>
          </table:table-cell>
          <table:table-cell table:style-name="ce174" table:content-validation-name="val4"/>
          <table:table-cell table:style-name="ce176" table:content-validation-name="val5" office:value-type="string" calcext:value-type="string">
            <text:p>§</text:p>
          </table:table-cell>
          <table:table-cell table:style-name="ce180" table:content-validation-name="val6"/>
          <table:table-cell table:style-name="ce182" table:content-validation-name="val7"/>
          <table:table-cell table:style-name="ce184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88" table:content-validation-name="val10" office:value-type="string" calcext:value-type="string">
            <text:p>Cancels</text:p>
          </table:table-cell>
          <table:table-cell table:style-name="ce191" table:content-validation-name="val11" office:value-type="string" calcext:value-type="string">
            <text:p>Roll</text:p>
          </table:table-cell>
          <table:table-cell table:style-name="ce193" table:content-validation-name="val12"/>
          <table:table-cell table:style-name="ce195" table:content-validation-name="val13" office:value-type="string" calcext:value-type="string">
            <text:p>§</text:p>
          </table:table-cell>
          <table:table-cell table:style-name="ce198" table:content-validation-name="val14"/>
          <table:table-cell table:style-name="ce201" table:content-validation-name="val15"/>
          <table:table-cell table:style-name="ce204" table:content-validation-name="val16"/>
          <table:table-cell table:style-name="ce206" table:content-validation-name="val17"/>
          <table:table-cell table:style-name="ce208" table:content-validation-name="val18"/>
          <table:table-cell table:style-name="ce210" table:content-validation-name="val19"/>
          <table:table-cell table:style-name="ce212" table:content-validation-name="val20"/>
          <table:table-cell table:style-name="ce214" table:content-validation-name="val21"/>
          <table:table-cell table:style-name="ce221" table:content-validation-name="val1"/>
          <table:table-cell table:style-name="ce229" table:number-columns-repeated="2"/>
          <table:table-cell table:style-name="ce23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74" office:value-type="string" calcext:value-type="string">
            <text:p>Roll (Right)</text:p>
          </table:table-cell>
          <table:table-cell table:style-name="ce174" table:content-validation-name="val4"/>
          <table:table-cell table:style-name="ce176" table:content-validation-name="val5" office:value-type="string" calcext:value-type="string">
            <text:p>§</text:p>
          </table:table-cell>
          <table:table-cell table:style-name="ce180" table:content-validation-name="val6"/>
          <table:table-cell table:style-name="ce182" table:content-validation-name="val7"/>
          <table:table-cell table:style-name="ce184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88" table:content-validation-name="val10" office:value-type="string" calcext:value-type="string">
            <text:p>Cancels</text:p>
          </table:table-cell>
          <table:table-cell table:style-name="ce191" table:content-validation-name="val11" office:value-type="string" calcext:value-type="string">
            <text:p>Roll</text:p>
          </table:table-cell>
          <table:table-cell table:style-name="ce193" table:content-validation-name="val12"/>
          <table:table-cell table:style-name="ce195" table:content-validation-name="val13" office:value-type="string" calcext:value-type="string">
            <text:p>§</text:p>
          </table:table-cell>
          <table:table-cell table:style-name="ce198" table:content-validation-name="val14"/>
          <table:table-cell table:style-name="ce201" table:content-validation-name="val15"/>
          <table:table-cell table:style-name="ce204" table:content-validation-name="val16"/>
          <table:table-cell table:style-name="ce206" table:content-validation-name="val17"/>
          <table:table-cell table:style-name="ce208" table:content-validation-name="val18"/>
          <table:table-cell table:style-name="ce210" table:content-validation-name="val19"/>
          <table:table-cell table:style-name="ce212" table:content-validation-name="val20"/>
          <table:table-cell table:style-name="ce214" table:content-validation-name="val21"/>
          <table:table-cell table:style-name="ce221" table:content-validation-name="val1"/>
          <table:table-cell table:style-name="ce229" table:number-columns-repeated="2"/>
          <table:table-cell table:style-name="ce23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74" office:value-type="string" calcext:value-type="string">
            <text:p>Roll (Back)</text:p>
          </table:table-cell>
          <table:table-cell table:style-name="ce174" table:content-validation-name="val4"/>
          <table:table-cell table:style-name="ce176" table:content-validation-name="val5" office:value-type="string" calcext:value-type="string">
            <text:p>§</text:p>
          </table:table-cell>
          <table:table-cell table:style-name="ce180" table:content-validation-name="val6"/>
          <table:table-cell table:style-name="ce182" table:content-validation-name="val7"/>
          <table:table-cell table:style-name="ce184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88" table:content-validation-name="val10" office:value-type="string" calcext:value-type="string">
            <text:p>Cancels</text:p>
          </table:table-cell>
          <table:table-cell table:style-name="ce191" table:content-validation-name="val11" office:value-type="string" calcext:value-type="string">
            <text:p>Roll</text:p>
          </table:table-cell>
          <table:table-cell table:style-name="ce193" table:content-validation-name="val12"/>
          <table:table-cell table:style-name="ce195" table:content-validation-name="val13" office:value-type="string" calcext:value-type="string">
            <text:p>§</text:p>
          </table:table-cell>
          <table:table-cell table:style-name="ce198" table:content-validation-name="val14"/>
          <table:table-cell table:style-name="ce201" table:content-validation-name="val15"/>
          <table:table-cell table:style-name="ce204" table:content-validation-name="val16"/>
          <table:table-cell table:style-name="ce206" table:content-validation-name="val17"/>
          <table:table-cell table:style-name="ce208" table:content-validation-name="val18"/>
          <table:table-cell table:style-name="ce210" table:content-validation-name="val19"/>
          <table:table-cell table:style-name="ce212" table:content-validation-name="val20"/>
          <table:table-cell table:style-name="ce214" table:content-validation-name="val21"/>
          <table:table-cell table:style-name="ce221" table:content-validation-name="val1"/>
          <table:table-cell table:style-name="ce229" table:number-columns-repeated="2"/>
          <table:table-cell table:style-name="ce23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74" office:value-type="string" calcext:value-type="string">
            <text:p>Weapon Switch</text:p>
          </table:table-cell>
          <table:table-cell table:style-name="ce174" table:content-validation-name="val4"/>
          <table:table-cell table:style-name="ce176" table:content-validation-name="val5" office:value-type="string" calcext:value-type="string">
            <text:p>§</text:p>
          </table:table-cell>
          <table:table-cell table:style-name="ce180" table:content-validation-name="val6"/>
          <table:table-cell table:style-name="ce182" table:content-validation-name="val7"/>
          <table:table-cell table:style-name="ce184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88" table:content-validation-name="val10" office:value-type="string" calcext:value-type="string">
            <text:p>Cancels</text:p>
          </table:table-cell>
          <table:table-cell table:style-name="ce191" table:content-validation-name="val11" office:value-type="string" calcext:value-type="string">
            <text:p>Switch animation</text:p>
          </table:table-cell>
          <table:table-cell table:style-name="ce193" table:content-validation-name="val12"/>
          <table:table-cell table:style-name="ce195" table:content-validation-name="val13" office:value-type="string" calcext:value-type="string">
            <text:p>§</text:p>
          </table:table-cell>
          <table:table-cell table:style-name="ce198" table:content-validation-name="val14"/>
          <table:table-cell table:style-name="ce201" table:content-validation-name="val15"/>
          <table:table-cell table:style-name="ce204" table:content-validation-name="val16"/>
          <table:table-cell table:style-name="ce206" table:content-validation-name="val17"/>
          <table:table-cell table:style-name="ce208" table:content-validation-name="val18"/>
          <table:table-cell table:style-name="ce210" table:content-validation-name="val19"/>
          <table:table-cell table:style-name="ce212" table:content-validation-name="val20"/>
          <table:table-cell table:style-name="ce214" table:content-validation-name="val21"/>
          <table:table-cell table:style-name="ce221" table:content-validation-name="val1"/>
          <table:table-cell table:style-name="ce229" table:number-columns-repeated="2"/>
          <table:table-cell table:style-name="ce23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74" office:value-type="string" calcext:value-type="string">
            <text:p>Jump (Result 1)</text:p>
          </table:table-cell>
          <table:table-cell table:style-name="ce174" table:content-validation-name="val4"/>
          <table:table-cell table:style-name="ce176" table:content-validation-name="val5" office:value-type="string" calcext:value-type="string">
            <text:p>§</text:p>
          </table:table-cell>
          <table:table-cell table:style-name="ce180" table:content-validation-name="val6"/>
          <table:table-cell table:style-name="ce182" table:content-validation-name="val7"/>
          <table:table-cell table:style-name="ce184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88" table:content-validation-name="val10" office:value-type="string" calcext:value-type="string">
            <text:p>Cancels</text:p>
          </table:table-cell>
          <table:table-cell table:style-name="ce191" table:content-validation-name="val11" office:value-type="string" calcext:value-type="string">
            <text:p>Jump (Ground)</text:p>
          </table:table-cell>
          <table:table-cell table:style-name="ce193" table:content-validation-name="val12"/>
          <table:table-cell table:style-name="ce195" table:content-validation-name="val13" office:value-type="string" calcext:value-type="string">
            <text:p>§</text:p>
          </table:table-cell>
          <table:table-cell table:style-name="ce198" table:content-validation-name="val14"/>
          <table:table-cell table:style-name="ce201" table:content-validation-name="val15"/>
          <table:table-cell table:style-name="ce204" table:content-validation-name="val16"/>
          <table:table-cell table:style-name="ce206" table:content-validation-name="val17"/>
          <table:table-cell table:style-name="ce208" table:content-validation-name="val18"/>
          <table:table-cell table:style-name="ce210" table:content-validation-name="val19"/>
          <table:table-cell table:style-name="ce212" table:content-validation-name="val20"/>
          <table:table-cell table:style-name="ce214" table:content-validation-name="val21"/>
          <table:table-cell table:style-name="ce221" table:content-validation-name="val1"/>
          <table:table-cell table:style-name="ce229" table:number-columns-repeated="2"/>
          <table:table-cell table:style-name="ce23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74" office:value-type="string" calcext:value-type="string">
            <text:p>Jump (Result 2)</text:p>
          </table:table-cell>
          <table:table-cell table:style-name="ce174" table:content-validation-name="val4"/>
          <table:table-cell table:style-name="ce176" table:content-validation-name="val5" office:value-type="string" calcext:value-type="string">
            <text:p>§</text:p>
          </table:table-cell>
          <table:table-cell table:style-name="ce180" table:content-validation-name="val6"/>
          <table:table-cell table:style-name="ce182" table:content-validation-name="val7"/>
          <table:table-cell table:style-name="ce184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88" table:content-validation-name="val10" office:value-type="string" calcext:value-type="string">
            <text:p>Special</text:p>
          </table:table-cell>
          <table:table-cell table:style-name="ce191" table:content-validation-name="val11" office:value-type="string" calcext:value-type="string">
            <text:p>Idle (Airborne)</text:p>
          </table:table-cell>
          <table:table-cell table:style-name="ce193" table:content-validation-name="val12"/>
          <table:table-cell table:style-name="ce195" table:content-validation-name="val13" office:value-type="string" calcext:value-type="string">
            <text:p>§</text:p>
          </table:table-cell>
          <table:table-cell table:style-name="ce198" table:content-validation-name="val14"/>
          <table:table-cell table:style-name="ce201" table:content-validation-name="val15"/>
          <table:table-cell table:style-name="ce204" table:content-validation-name="val16"/>
          <table:table-cell table:style-name="ce206" table:content-validation-name="val17"/>
          <table:table-cell table:style-name="ce208" table:content-validation-name="val18"/>
          <table:table-cell table:style-name="ce210" table:content-validation-name="val19"/>
          <table:table-cell table:style-name="ce212" table:content-validation-name="val20"/>
          <table:table-cell table:style-name="ce214" table:content-validation-name="val21"/>
          <table:table-cell table:style-name="ce221" table:content-validation-name="val1"/>
          <table:table-cell table:style-name="ce229" table:number-columns-repeated="2"/>
          <table:table-cell table:style-name="ce23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74" office:value-type="string" calcext:value-type="string">
            <text:p>Melee (S)</text:p>
          </table:table-cell>
          <table:table-cell table:style-name="ce174" table:content-validation-name="val4"/>
          <table:table-cell table:style-name="ce176" table:content-validation-name="val5" office:value-type="string" calcext:value-type="string">
            <text:p>§</text:p>
          </table:table-cell>
          <table:table-cell table:style-name="ce180" table:content-validation-name="val6"/>
          <table:table-cell table:style-name="ce182" table:content-validation-name="val7"/>
          <table:table-cell table:style-name="ce184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88" table:content-validation-name="val10" office:value-type="string" calcext:value-type="string">
            <text:p>Buffers</text:p>
          </table:table-cell>
          <table:table-cell table:style-name="ce191" table:content-validation-name="val11" office:value-type="string" calcext:value-type="string">
            <text:p>Attack s2</text:p>
          </table:table-cell>
          <table:table-cell table:style-name="ce193" table:content-validation-name="val12"/>
          <table:table-cell table:style-name="ce195" table:content-validation-name="val13" office:value-type="string" calcext:value-type="string">
            <text:p>§</text:p>
          </table:table-cell>
          <table:table-cell table:style-name="ce198" table:content-validation-name="val14"/>
          <table:table-cell table:style-name="ce201" table:content-validation-name="val15"/>
          <table:table-cell table:style-name="ce204" table:content-validation-name="val16"/>
          <table:table-cell table:style-name="ce206" table:content-validation-name="val17"/>
          <table:table-cell table:style-name="ce208" table:content-validation-name="val18"/>
          <table:table-cell table:style-name="ce210" table:content-validation-name="val19"/>
          <table:table-cell table:style-name="ce212" table:content-validation-name="val20"/>
          <table:table-cell table:style-name="ce214" table:content-validation-name="val21"/>
          <table:table-cell table:style-name="ce221" table:content-validation-name="val1"/>
          <table:table-cell table:style-name="ce229" table:number-columns-repeated="2"/>
          <table:table-cell table:style-name="ce23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74" office:value-type="string" calcext:value-type="string">
            <text:p>Melee (S) (Long)</text:p>
          </table:table-cell>
          <table:table-cell table:style-name="ce174" table:content-validation-name="val4"/>
          <table:table-cell table:style-name="ce176" table:content-validation-name="val5"/>
          <table:table-cell table:style-name="ce180" table:content-validation-name="val6"/>
          <table:table-cell table:style-name="ce182" table:content-validation-name="val7"/>
          <table:table-cell table:style-name="ce184" table:content-validation-name="val8"/>
          <table:table-cell table:style-name="ce186" table:content-validation-name="val9"/>
          <table:table-cell table:style-name="ce188" table:content-validation-name="val10"/>
          <table:table-cell table:style-name="ce191" table:content-validation-name="val11"/>
          <table:table-cell table:style-name="ce193" table:content-validation-name="val12"/>
          <table:table-cell table:style-name="ce195" table:content-validation-name="val13"/>
          <table:table-cell table:style-name="ce198" table:content-validation-name="val14"/>
          <table:table-cell table:style-name="ce201" table:content-validation-name="val15"/>
          <table:table-cell table:style-name="ce204" table:content-validation-name="val16"/>
          <table:table-cell table:style-name="ce206" table:content-validation-name="val17"/>
          <table:table-cell table:style-name="ce208" table:content-validation-name="val18"/>
          <table:table-cell table:style-name="ce210" table:content-validation-name="val19"/>
          <table:table-cell table:style-name="ce212" table:content-validation-name="val20"/>
          <table:table-cell table:style-name="ce214" table:content-validation-name="val21"/>
          <table:table-cell table:style-name="ce221" table:content-validation-name="val1"/>
          <table:table-cell table:style-name="ce229" table:number-columns-repeated="2"/>
          <table:table-cell table:style-name="ce23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74" office:value-type="string" calcext:value-type="string">
            <text:p>Melee (T)</text:p>
          </table:table-cell>
          <table:table-cell table:style-name="ce174" table:content-validation-name="val4"/>
          <table:table-cell table:style-name="ce176" table:content-validation-name="val5" office:value-type="string" calcext:value-type="string">
            <text:p>§</text:p>
          </table:table-cell>
          <table:table-cell table:style-name="ce180" table:content-validation-name="val6"/>
          <table:table-cell table:style-name="ce182" table:content-validation-name="val7"/>
          <table:table-cell table:style-name="ce184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88" table:content-validation-name="val10" office:value-type="string" calcext:value-type="string">
            <text:p>Buffers</text:p>
          </table:table-cell>
          <table:table-cell table:style-name="ce191" table:content-validation-name="val11" office:value-type="string" calcext:value-type="string">
            <text:p>Attack t1</text:p>
          </table:table-cell>
          <table:table-cell table:style-name="ce193" table:content-validation-name="val12"/>
          <table:table-cell table:style-name="ce195" table:content-validation-name="val13" office:value-type="string" calcext:value-type="string">
            <text:p>§</text:p>
          </table:table-cell>
          <table:table-cell table:style-name="ce198" table:content-validation-name="val14"/>
          <table:table-cell table:style-name="ce201" table:content-validation-name="val15"/>
          <table:table-cell table:style-name="ce204" table:content-validation-name="val16"/>
          <table:table-cell table:style-name="ce206" table:content-validation-name="val17"/>
          <table:table-cell table:style-name="ce208" table:content-validation-name="val18"/>
          <table:table-cell table:style-name="ce210" table:content-validation-name="val19"/>
          <table:table-cell table:style-name="ce212" table:content-validation-name="val20"/>
          <table:table-cell table:style-name="ce214" table:content-validation-name="val21"/>
          <table:table-cell table:style-name="ce221" table:content-validation-name="val1"/>
          <table:table-cell table:style-name="ce229" table:number-columns-repeated="2"/>
          <table:table-cell table:style-name="ce23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74" office:value-type="string" calcext:value-type="string">
            <text:p>Melee (T) (Long)</text:p>
          </table:table-cell>
          <table:table-cell table:style-name="ce174" table:content-validation-name="val4"/>
          <table:table-cell table:style-name="ce176" table:content-validation-name="val5"/>
          <table:table-cell table:style-name="ce180" table:content-validation-name="val6"/>
          <table:table-cell table:style-name="ce182" table:content-validation-name="val7"/>
          <table:table-cell table:style-name="ce184" table:content-validation-name="val8"/>
          <table:table-cell table:style-name="ce186" table:content-validation-name="val9"/>
          <table:table-cell table:style-name="ce188" table:content-validation-name="val10"/>
          <table:table-cell table:style-name="ce191" table:content-validation-name="val11"/>
          <table:table-cell table:style-name="ce193" table:content-validation-name="val12"/>
          <table:table-cell table:style-name="ce195" table:content-validation-name="val13"/>
          <table:table-cell table:style-name="ce198" table:content-validation-name="val14"/>
          <table:table-cell table:style-name="ce201" table:content-validation-name="val15"/>
          <table:table-cell table:style-name="ce204" table:content-validation-name="val16"/>
          <table:table-cell table:style-name="ce206" table:content-validation-name="val17"/>
          <table:table-cell table:style-name="ce208" table:content-validation-name="val18"/>
          <table:table-cell table:style-name="ce210" table:content-validation-name="val19"/>
          <table:table-cell table:style-name="ce212" table:content-validation-name="val20"/>
          <table:table-cell table:style-name="ce214" table:content-validation-name="val21"/>
          <table:table-cell table:style-name="ce221" table:content-validation-name="val1"/>
          <table:table-cell table:style-name="ce229" table:number-columns-repeated="2"/>
          <table:table-cell table:style-name="ce23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74" office:value-type="string" calcext:value-type="string">
            <text:p>Grab</text:p>
          </table:table-cell>
          <table:table-cell table:style-name="ce174" table:content-validation-name="val4"/>
          <table:table-cell table:style-name="ce176" table:content-validation-name="val5" office:value-type="string" calcext:value-type="string">
            <text:p>§</text:p>
          </table:table-cell>
          <table:table-cell table:style-name="ce180" table:content-validation-name="val6"/>
          <table:table-cell table:style-name="ce182" table:content-validation-name="val7"/>
          <table:table-cell table:style-name="ce184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88" table:content-validation-name="val10" office:value-type="string" calcext:value-type="string">
            <text:p>Cancels</text:p>
          </table:table-cell>
          <table:table-cell table:style-name="ce191" table:content-validation-name="val11" office:value-type="string" calcext:value-type="string">
            <text:p>Grab</text:p>
          </table:table-cell>
          <table:table-cell table:style-name="ce193" table:content-validation-name="val12"/>
          <table:table-cell table:style-name="ce195" table:content-validation-name="val13" office:value-type="string" calcext:value-type="string">
            <text:p>§</text:p>
          </table:table-cell>
          <table:table-cell table:style-name="ce198" table:content-validation-name="val14"/>
          <table:table-cell table:style-name="ce201" table:content-validation-name="val15"/>
          <table:table-cell table:style-name="ce204" table:content-validation-name="val16"/>
          <table:table-cell table:style-name="ce206" table:content-validation-name="val17"/>
          <table:table-cell table:style-name="ce208" table:content-validation-name="val18"/>
          <table:table-cell table:style-name="ce210" table:content-validation-name="val19"/>
          <table:table-cell table:style-name="ce212" table:content-validation-name="val20"/>
          <table:table-cell table:style-name="ce214" table:content-validation-name="val21"/>
          <table:table-cell table:style-name="ce221" table:content-validation-name="val1"/>
          <table:table-cell table:style-name="ce229" table:number-columns-repeated="2"/>
          <table:table-cell table:style-name="ce23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74" office:value-type="string" calcext:value-type="string">
            <text:p>Block</text:p>
          </table:table-cell>
          <table:table-cell table:style-name="ce174" table:content-validation-name="val4"/>
          <table:table-cell table:style-name="ce176" table:content-validation-name="val5" office:value-type="string" calcext:value-type="string">
            <text:p>§</text:p>
          </table:table-cell>
          <table:table-cell table:style-name="ce180" table:content-validation-name="val6"/>
          <table:table-cell table:style-name="ce182" table:content-validation-name="val7"/>
          <table:table-cell table:style-name="ce184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88" table:content-validation-name="val10" office:value-type="string" calcext:value-type="string">
            <text:p>Cancels</text:p>
          </table:table-cell>
          <table:table-cell table:style-name="ce191" table:content-validation-name="val11" office:value-type="string" calcext:value-type="string">
            <text:p>Block</text:p>
          </table:table-cell>
          <table:table-cell table:style-name="ce193" table:content-validation-name="val12"/>
          <table:table-cell table:style-name="ce195" table:content-validation-name="val13" office:value-type="string" calcext:value-type="string">
            <text:p>§</text:p>
          </table:table-cell>
          <table:table-cell table:style-name="ce198" table:content-validation-name="val14"/>
          <table:table-cell table:style-name="ce201" table:content-validation-name="val15"/>
          <table:table-cell table:style-name="ce204" table:content-validation-name="val16"/>
          <table:table-cell table:style-name="ce206" table:content-validation-name="val17"/>
          <table:table-cell table:style-name="ce208" table:content-validation-name="val18"/>
          <table:table-cell table:style-name="ce210" table:content-validation-name="val19"/>
          <table:table-cell table:style-name="ce212" table:content-validation-name="val20"/>
          <table:table-cell table:style-name="ce214" table:content-validation-name="val21"/>
          <table:table-cell table:style-name="ce221" table:content-validation-name="val1"/>
          <table:table-cell table:style-name="ce229" table:number-columns-repeated="2"/>
          <table:table-cell table:style-name="ce23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74" office:value-type="string" calcext:value-type="string">
            <text:p>Magic</text:p>
          </table:table-cell>
          <table:table-cell table:style-name="ce174" table:content-validation-name="val4"/>
          <table:table-cell table:style-name="ce176" table:content-validation-name="val5" office:value-type="string" calcext:value-type="string">
            <text:p>§</text:p>
          </table:table-cell>
          <table:table-cell table:style-name="ce180" table:content-validation-name="val6"/>
          <table:table-cell table:style-name="ce182" table:content-validation-name="val7"/>
          <table:table-cell table:style-name="ce184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88" table:content-validation-name="val10" office:value-type="string" calcext:value-type="string">
            <text:p>Cancels</text:p>
          </table:table-cell>
          <table:table-cell table:style-name="ce191" table:content-validation-name="val11" office:value-type="string" calcext:value-type="string">
            <text:p>Magic</text:p>
          </table:table-cell>
          <table:table-cell table:style-name="ce193" table:content-validation-name="val12"/>
          <table:table-cell table:style-name="ce195" table:content-validation-name="val13" office:value-type="string" calcext:value-type="string">
            <text:p>§</text:p>
          </table:table-cell>
          <table:table-cell table:style-name="ce198" table:content-validation-name="val14"/>
          <table:table-cell table:style-name="ce201" table:content-validation-name="val15"/>
          <table:table-cell table:style-name="ce204" table:content-validation-name="val16"/>
          <table:table-cell table:style-name="ce206" table:content-validation-name="val17"/>
          <table:table-cell table:style-name="ce208" table:content-validation-name="val18"/>
          <table:table-cell table:style-name="ce210" table:content-validation-name="val19"/>
          <table:table-cell table:style-name="ce212" table:content-validation-name="val20"/>
          <table:table-cell table:style-name="ce214" table:content-validation-name="val21"/>
          <table:table-cell table:style-name="ce221" table:content-validation-name="val1"/>
          <table:table-cell table:style-name="ce229" table:number-columns-repeated="2"/>
          <table:table-cell table:style-name="ce23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74" office:value-type="string" calcext:value-type="string">
            <text:p>Rage</text:p>
          </table:table-cell>
          <table:table-cell table:style-name="ce174" table:content-validation-name="val4"/>
          <table:table-cell table:style-name="ce176" table:content-validation-name="val5" office:value-type="string" calcext:value-type="string">
            <text:p>§</text:p>
          </table:table-cell>
          <table:table-cell table:style-name="ce180" table:content-validation-name="val6"/>
          <table:table-cell table:style-name="ce182" table:content-validation-name="val7"/>
          <table:table-cell table:style-name="ce184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88" table:content-validation-name="val10" office:value-type="string" calcext:value-type="string">
            <text:p>Cancels</text:p>
          </table:table-cell>
          <table:table-cell table:style-name="ce191" table:content-validation-name="val11" office:value-type="string" calcext:value-type="string">
            <text:p>Rage</text:p>
          </table:table-cell>
          <table:table-cell table:style-name="ce193" table:content-validation-name="val12"/>
          <table:table-cell table:style-name="ce195" table:content-validation-name="val13" office:value-type="string" calcext:value-type="string">
            <text:p>§</text:p>
          </table:table-cell>
          <table:table-cell table:style-name="ce198" table:content-validation-name="val14"/>
          <table:table-cell table:style-name="ce201" table:content-validation-name="val15"/>
          <table:table-cell table:style-name="ce204" table:content-validation-name="val16"/>
          <table:table-cell table:style-name="ce206" table:content-validation-name="val17"/>
          <table:table-cell table:style-name="ce208" table:content-validation-name="val18"/>
          <table:table-cell table:style-name="ce210" table:content-validation-name="val19"/>
          <table:table-cell table:style-name="ce212" table:content-validation-name="val20"/>
          <table:table-cell table:style-name="ce214" table:content-validation-name="val21"/>
          <table:table-cell table:style-name="ce221" table:content-validation-name="val1"/>
          <table:table-cell table:style-name="ce229" table:number-columns-repeated="2"/>
          <table:table-cell table:style-name="ce23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74" office:value-type="string" calcext:value-type="string">
            <text:p>Pause</text:p>
          </table:table-cell>
          <table:table-cell table:style-name="ce174" table:content-validation-name="val4"/>
          <table:table-cell table:style-name="ce176" table:content-validation-name="val5" office:value-type="string" calcext:value-type="string">
            <text:p>§</text:p>
          </table:table-cell>
          <table:table-cell table:style-name="ce180" table:content-validation-name="val6"/>
          <table:table-cell table:style-name="ce182" table:content-validation-name="val7"/>
          <table:table-cell table:style-name="ce184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88" table:content-validation-name="val10" office:value-type="string" calcext:value-type="string">
            <text:p>Mutual</text:p>
          </table:table-cell>
          <table:table-cell table:style-name="ce191" table:content-validation-name="val11"/>
          <table:table-cell table:style-name="ce193" table:content-validation-name="val12"/>
          <table:table-cell table:style-name="ce195" table:content-validation-name="val13" office:value-type="string" calcext:value-type="string">
            <text:p>§</text:p>
          </table:table-cell>
          <table:table-cell table:style-name="ce198" table:content-validation-name="val14"/>
          <table:table-cell table:style-name="ce201" table:content-validation-name="val15"/>
          <table:table-cell table:style-name="ce204" table:content-validation-name="val16"/>
          <table:table-cell table:style-name="ce206" table:content-validation-name="val17"/>
          <table:table-cell table:style-name="ce208" table:content-validation-name="val18"/>
          <table:table-cell table:style-name="ce210" table:content-validation-name="val19"/>
          <table:table-cell table:style-name="ce212" table:content-validation-name="val20"/>
          <table:table-cell table:style-name="ce214" table:content-validation-name="val21"/>
          <table:table-cell table:style-name="ce221" table:content-validation-name="val1"/>
          <table:table-cell table:style-name="ce229" table:number-columns-repeated="2"/>
          <table:table-cell table:style-name="ce231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Retry</text:p>
            </table:table-cell>
            <table:table-cell table:style-name="ce174" table:content-validation-name="val4"/>
            <table:table-cell table:style-name="ce176" table:content-validation-name="val5" office:value-type="string" calcext:value-type="string">
              <text:p>§</text:p>
            </table:table-cell>
            <table:table-cell table:style-name="ce180" table:content-validation-name="val6"/>
            <table:table-cell table:style-name="ce182" table:content-validation-name="val7"/>
            <table:table-cell table:style-name="ce184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88" table:content-validation-name="val10" office:value-type="string" calcext:value-type="string">
              <text:p>Cancels</text:p>
            </table:table-cell>
            <table:table-cell table:style-name="ce191" table:content-validation-name="val11"/>
            <table:table-cell table:style-name="ce193" table:content-validation-name="val12"/>
            <table:table-cell table:style-name="ce195" table:content-validation-name="val13" office:value-type="string" calcext:value-type="string">
              <text:p>§</text:p>
            </table:table-cell>
            <table:table-cell table:style-name="ce198" table:content-validation-name="val14"/>
            <table:table-cell table:style-name="ce201" table:content-validation-name="val15"/>
            <table:table-cell table:style-name="ce204" table:content-validation-name="val16"/>
            <table:table-cell table:style-name="ce206" table:content-validation-name="val17"/>
            <table:table-cell table:style-name="ce208" table:content-validation-name="val18"/>
            <table:table-cell table:style-name="ce210" table:content-validation-name="val19"/>
            <table:table-cell table:style-name="ce212" table:content-validation-name="val20"/>
            <table:table-cell table:style-name="ce214" table:content-validation-name="val21"/>
            <table:table-cell table:style-name="ce221" table:content-validation-name="val1"/>
            <table:table-cell table:style-name="ce229" table:number-columns-repeated="2"/>
            <table:table-cell table:style-name="ce23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Upgrade Blades</text:p>
            </table:table-cell>
            <table:table-cell table:style-name="ce174" table:content-validation-name="val4"/>
            <table:table-cell table:style-name="ce176" table:content-validation-name="val5" office:value-type="string" calcext:value-type="string">
              <text:p>§</text:p>
            </table:table-cell>
            <table:table-cell table:style-name="ce180" table:content-validation-name="val6"/>
            <table:table-cell table:style-name="ce182" table:content-validation-name="val7"/>
            <table:table-cell table:style-name="ce184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88" table:content-validation-name="val10"/>
            <table:table-cell table:style-name="ce191" table:content-validation-name="val11"/>
            <table:table-cell table:style-name="ce193" table:content-validation-name="val12"/>
            <table:table-cell table:style-name="ce195" table:content-validation-name="val13" office:value-type="string" calcext:value-type="string">
              <text:p>§</text:p>
            </table:table-cell>
            <table:table-cell table:style-name="ce198" table:content-validation-name="val14"/>
            <table:table-cell table:style-name="ce201" table:content-validation-name="val15"/>
            <table:table-cell table:style-name="ce204" table:content-validation-name="val16"/>
            <table:table-cell table:style-name="ce206" table:content-validation-name="val17"/>
            <table:table-cell table:style-name="ce208" table:content-validation-name="val18"/>
            <table:table-cell table:style-name="ce210" table:content-validation-name="val19"/>
            <table:table-cell table:style-name="ce212" table:content-validation-name="val20"/>
            <table:table-cell table:style-name="ce214" table:content-validation-name="val21"/>
            <table:table-cell table:style-name="ce221" table:content-validation-name="val1"/>
            <table:table-cell table:style-name="ce229" table:number-columns-repeated="2"/>
            <table:table-cell table:style-name="ce23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Upgrade Head</text:p>
            </table:table-cell>
            <table:table-cell table:style-name="ce174" table:content-validation-name="val4"/>
            <table:table-cell table:style-name="ce176" table:content-validation-name="val5" office:value-type="string" calcext:value-type="string">
              <text:p>§</text:p>
            </table:table-cell>
            <table:table-cell table:style-name="ce180" table:content-validation-name="val6"/>
            <table:table-cell table:style-name="ce182" table:content-validation-name="val7"/>
            <table:table-cell table:style-name="ce184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88" table:content-validation-name="val10"/>
            <table:table-cell table:style-name="ce191" table:content-validation-name="val11"/>
            <table:table-cell table:style-name="ce193" table:content-validation-name="val12"/>
            <table:table-cell table:style-name="ce195" table:content-validation-name="val13" office:value-type="string" calcext:value-type="string">
              <text:p>§</text:p>
            </table:table-cell>
            <table:table-cell table:style-name="ce198" table:content-validation-name="val14"/>
            <table:table-cell table:style-name="ce201" table:content-validation-name="val15"/>
            <table:table-cell table:style-name="ce204" table:content-validation-name="val16"/>
            <table:table-cell table:style-name="ce206" table:content-validation-name="val17"/>
            <table:table-cell table:style-name="ce208" table:content-validation-name="val18"/>
            <table:table-cell table:style-name="ce210" table:content-validation-name="val19"/>
            <table:table-cell table:style-name="ce212" table:content-validation-name="val20"/>
            <table:table-cell table:style-name="ce214" table:content-validation-name="val21"/>
            <table:table-cell table:style-name="ce221" table:content-validation-name="val1"/>
            <table:table-cell table:style-name="ce229" table:number-columns-repeated="2"/>
            <table:table-cell table:style-name="ce23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Fall</text:p>
            </table:table-cell>
            <table:table-cell table:style-name="ce174" table:content-validation-name="val4"/>
            <table:table-cell table:style-name="ce176" table:content-validation-name="val5" office:value-type="string" calcext:value-type="string">
              <text:p>§</text:p>
            </table:table-cell>
            <table:table-cell table:style-name="ce180" table:content-validation-name="val6"/>
            <table:table-cell table:style-name="ce182" table:content-validation-name="val7"/>
            <table:table-cell table:style-name="ce184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88" table:content-validation-name="val10"/>
            <table:table-cell table:style-name="ce191" table:content-validation-name="val11"/>
            <table:table-cell table:style-name="ce193" table:content-validation-name="val12"/>
            <table:table-cell table:style-name="ce195" table:content-validation-name="val13" office:value-type="string" calcext:value-type="string">
              <text:p>§</text:p>
            </table:table-cell>
            <table:table-cell table:style-name="ce198" table:content-validation-name="val14"/>
            <table:table-cell table:style-name="ce201" table:content-validation-name="val15"/>
            <table:table-cell table:style-name="ce204" table:content-validation-name="val16"/>
            <table:table-cell table:style-name="ce206" table:content-validation-name="val17"/>
            <table:table-cell table:style-name="ce208" table:content-validation-name="val18"/>
            <table:table-cell table:style-name="ce210" table:content-validation-name="val19"/>
            <table:table-cell table:style-name="ce212" table:content-validation-name="val20"/>
            <table:table-cell table:style-name="ce214" table:content-validation-name="val21"/>
            <table:table-cell table:style-name="ce221" table:content-validation-name="val1"/>
            <table:table-cell table:style-name="ce229" table:number-columns-repeated="2"/>
            <table:table-cell table:style-name="ce23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Landing</text:p>
            </table:table-cell>
            <table:table-cell table:style-name="ce174" table:content-validation-name="val4"/>
            <table:table-cell table:style-name="ce176" table:content-validation-name="val5" office:value-type="string" calcext:value-type="string">
              <text:p>§</text:p>
            </table:table-cell>
            <table:table-cell table:style-name="ce180" table:content-validation-name="val6"/>
            <table:table-cell table:style-name="ce182" table:content-validation-name="val7"/>
            <table:table-cell table:style-name="ce184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88" table:content-validation-name="val10"/>
            <table:table-cell table:style-name="ce191" table:content-validation-name="val11"/>
            <table:table-cell table:style-name="ce193" table:content-validation-name="val12"/>
            <table:table-cell table:style-name="ce195" table:content-validation-name="val13" office:value-type="string" calcext:value-type="string">
              <text:p>§</text:p>
            </table:table-cell>
            <table:table-cell table:style-name="ce198" table:content-validation-name="val14"/>
            <table:table-cell table:style-name="ce201" table:content-validation-name="val15"/>
            <table:table-cell table:style-name="ce204" table:content-validation-name="val16"/>
            <table:table-cell table:style-name="ce206" table:content-validation-name="val17"/>
            <table:table-cell table:style-name="ce208" table:content-validation-name="val18"/>
            <table:table-cell table:style-name="ce210" table:content-validation-name="val19"/>
            <table:table-cell table:style-name="ce212" table:content-validation-name="val20"/>
            <table:table-cell table:style-name="ce214" table:content-validation-name="val21"/>
            <table:table-cell table:style-name="ce221" table:content-validation-name="val1"/>
            <table:table-cell table:style-name="ce229" table:number-columns-repeated="2"/>
            <table:table-cell table:style-name="ce23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Hang From Ledge</text:p>
            </table:table-cell>
            <table:table-cell table:style-name="ce174" table:content-validation-name="val4"/>
            <table:table-cell table:style-name="ce176" table:content-validation-name="val5" office:value-type="string" calcext:value-type="string">
              <text:p>§</text:p>
            </table:table-cell>
            <table:table-cell table:style-name="ce180" table:content-validation-name="val6"/>
            <table:table-cell table:style-name="ce182" table:content-validation-name="val7"/>
            <table:table-cell table:style-name="ce184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88" table:content-validation-name="val10"/>
            <table:table-cell table:style-name="ce191" table:content-validation-name="val11"/>
            <table:table-cell table:style-name="ce193" table:content-validation-name="val12"/>
            <table:table-cell table:style-name="ce195" table:content-validation-name="val13" office:value-type="string" calcext:value-type="string">
              <text:p>§</text:p>
            </table:table-cell>
            <table:table-cell table:style-name="ce198" table:content-validation-name="val14"/>
            <table:table-cell table:style-name="ce201" table:content-validation-name="val15"/>
            <table:table-cell table:style-name="ce204" table:content-validation-name="val16"/>
            <table:table-cell table:style-name="ce206" table:content-validation-name="val17"/>
            <table:table-cell table:style-name="ce208" table:content-validation-name="val18"/>
            <table:table-cell table:style-name="ce210" table:content-validation-name="val19"/>
            <table:table-cell table:style-name="ce212" table:content-validation-name="val20"/>
            <table:table-cell table:style-name="ce214" table:content-validation-name="val21"/>
            <table:table-cell table:style-name="ce221" table:content-validation-name="val1"/>
            <table:table-cell table:style-name="ce229" table:number-columns-repeated="2"/>
            <table:table-cell table:style-name="ce23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Water</text:p>
            </table:table-cell>
            <table:table-cell table:style-name="ce174" table:content-validation-name="val4"/>
            <table:table-cell table:style-name="ce176" table:content-validation-name="val5" office:value-type="string" calcext:value-type="string">
              <text:p>§</text:p>
            </table:table-cell>
            <table:table-cell table:style-name="ce180" table:content-validation-name="val6"/>
            <table:table-cell table:style-name="ce182" table:content-validation-name="val7"/>
            <table:table-cell table:style-name="ce184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88" table:content-validation-name="val10"/>
            <table:table-cell table:style-name="ce191" table:content-validation-name="val11"/>
            <table:table-cell table:style-name="ce193" table:content-validation-name="val12"/>
            <table:table-cell table:style-name="ce195" table:content-validation-name="val13" office:value-type="string" calcext:value-type="string">
              <text:p>§</text:p>
            </table:table-cell>
            <table:table-cell table:style-name="ce198" table:content-validation-name="val14"/>
            <table:table-cell table:style-name="ce201" table:content-validation-name="val15"/>
            <table:table-cell table:style-name="ce204" table:content-validation-name="val16"/>
            <table:table-cell table:style-name="ce206" table:content-validation-name="val17"/>
            <table:table-cell table:style-name="ce208" table:content-validation-name="val18"/>
            <table:table-cell table:style-name="ce210" table:content-validation-name="val19"/>
            <table:table-cell table:style-name="ce212" table:content-validation-name="val20"/>
            <table:table-cell table:style-name="ce214" table:content-validation-name="val21"/>
            <table:table-cell table:style-name="ce221" table:content-validation-name="val1"/>
            <table:table-cell table:style-name="ce229" table:number-columns-repeated="2"/>
            <table:table-cell table:style-name="ce23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Rope</text:p>
            </table:table-cell>
            <table:table-cell table:style-name="ce174" table:content-validation-name="val4"/>
            <table:table-cell table:style-name="ce176" table:content-validation-name="val5" office:value-type="string" calcext:value-type="string">
              <text:p>§</text:p>
            </table:table-cell>
            <table:table-cell table:style-name="ce180" table:content-validation-name="val6"/>
            <table:table-cell table:style-name="ce182" table:content-validation-name="val7"/>
            <table:table-cell table:style-name="ce184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88" table:content-validation-name="val10"/>
            <table:table-cell table:style-name="ce191" table:content-validation-name="val11"/>
            <table:table-cell table:style-name="ce193" table:content-validation-name="val12"/>
            <table:table-cell table:style-name="ce195" table:content-validation-name="val13" office:value-type="string" calcext:value-type="string">
              <text:p>§</text:p>
            </table:table-cell>
            <table:table-cell table:style-name="ce198" table:content-validation-name="val14"/>
            <table:table-cell table:style-name="ce201" table:content-validation-name="val15"/>
            <table:table-cell table:style-name="ce204" table:content-validation-name="val16"/>
            <table:table-cell table:style-name="ce206" table:content-validation-name="val17"/>
            <table:table-cell table:style-name="ce208" table:content-validation-name="val18"/>
            <table:table-cell table:style-name="ce210" table:content-validation-name="val19"/>
            <table:table-cell table:style-name="ce212" table:content-validation-name="val20"/>
            <table:table-cell table:style-name="ce214" table:content-validation-name="val21"/>
            <table:table-cell table:style-name="ce221" table:content-validation-name="val1"/>
            <table:table-cell table:style-name="ce229" table:number-columns-repeated="2"/>
            <table:table-cell table:style-name="ce23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Shimmy</text:p>
            </table:table-cell>
            <table:table-cell table:style-name="ce174" table:content-validation-name="val4"/>
            <table:table-cell table:style-name="ce176" table:content-validation-name="val5" office:value-type="string" calcext:value-type="string">
              <text:p>§</text:p>
            </table:table-cell>
            <table:table-cell table:style-name="ce180" table:content-validation-name="val6"/>
            <table:table-cell table:style-name="ce182" table:content-validation-name="val7"/>
            <table:table-cell table:style-name="ce184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88" table:content-validation-name="val10"/>
            <table:table-cell table:style-name="ce191" table:content-validation-name="val11"/>
            <table:table-cell table:style-name="ce193" table:content-validation-name="val12"/>
            <table:table-cell table:style-name="ce195" table:content-validation-name="val13" office:value-type="string" calcext:value-type="string">
              <text:p>§</text:p>
            </table:table-cell>
            <table:table-cell table:style-name="ce198" table:content-validation-name="val14"/>
            <table:table-cell table:style-name="ce201" table:content-validation-name="val15"/>
            <table:table-cell table:style-name="ce204" table:content-validation-name="val16"/>
            <table:table-cell table:style-name="ce206" table:content-validation-name="val17"/>
            <table:table-cell table:style-name="ce208" table:content-validation-name="val18"/>
            <table:table-cell table:style-name="ce210" table:content-validation-name="val19"/>
            <table:table-cell table:style-name="ce212" table:content-validation-name="val20"/>
            <table:table-cell table:style-name="ce214" table:content-validation-name="val21"/>
            <table:table-cell table:style-name="ce221" table:content-validation-name="val1"/>
            <table:table-cell table:style-name="ce229" table:number-columns-repeated="2"/>
            <table:table-cell table:style-name="ce231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6" office:value-type="string" calcext:value-type="string">
              <text:p>Hold X</text:p>
            </table:table-cell>
            <table:table-cell table:style-name="ce174" table:content-validation-name="val4"/>
            <table:table-cell table:style-name="ce176" table:content-validation-name="val5" office:value-type="string" calcext:value-type="string">
              <text:p>§</text:p>
            </table:table-cell>
            <table:table-cell table:style-name="ce180" table:content-validation-name="val6"/>
            <table:table-cell table:style-name="ce182" table:content-validation-name="val7"/>
            <table:table-cell table:style-name="ce184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88" table:content-validation-name="val10"/>
            <table:table-cell table:style-name="ce191" table:content-validation-name="val11"/>
            <table:table-cell table:style-name="ce193" table:content-validation-name="val12"/>
            <table:table-cell table:style-name="ce195" table:content-validation-name="val13" office:value-type="string" calcext:value-type="string">
              <text:p>§</text:p>
            </table:table-cell>
            <table:table-cell table:style-name="ce198" table:content-validation-name="val14"/>
            <table:table-cell table:style-name="ce201" table:content-validation-name="val15"/>
            <table:table-cell table:style-name="ce204" table:content-validation-name="val16"/>
            <table:table-cell table:style-name="ce206" table:content-validation-name="val17"/>
            <table:table-cell table:style-name="ce208" table:content-validation-name="val18"/>
            <table:table-cell table:style-name="ce210" table:content-validation-name="val19"/>
            <table:table-cell table:style-name="ce212" table:content-validation-name="val20"/>
            <table:table-cell table:style-name="ce214" table:content-validation-name="val21"/>
            <table:table-cell table:style-name="ce221" table:content-validation-name="val1"/>
            <table:table-cell table:style-name="ce229" table:number-columns-repeated="2"/>
            <table:table-cell table:style-name="ce23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6" office:value-type="string" calcext:value-type="string">
              <text:p>Hold S</text:p>
            </table:table-cell>
            <table:table-cell table:style-name="ce174" table:content-validation-name="val4"/>
            <table:table-cell table:style-name="ce176" table:content-validation-name="val5" office:value-type="string" calcext:value-type="string">
              <text:p>§</text:p>
            </table:table-cell>
            <table:table-cell table:style-name="ce180" table:content-validation-name="val6"/>
            <table:table-cell table:style-name="ce182" table:content-validation-name="val7"/>
            <table:table-cell table:style-name="ce184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88" table:content-validation-name="val10"/>
            <table:table-cell table:style-name="ce191" table:content-validation-name="val11"/>
            <table:table-cell table:style-name="ce193" table:content-validation-name="val12"/>
            <table:table-cell table:style-name="ce195" table:content-validation-name="val13" office:value-type="string" calcext:value-type="string">
              <text:p>§</text:p>
            </table:table-cell>
            <table:table-cell table:style-name="ce198" table:content-validation-name="val14"/>
            <table:table-cell table:style-name="ce201" table:content-validation-name="val15"/>
            <table:table-cell table:style-name="ce204" table:content-validation-name="val16"/>
            <table:table-cell table:style-name="ce206" table:content-validation-name="val17"/>
            <table:table-cell table:style-name="ce208" table:content-validation-name="val18"/>
            <table:table-cell table:style-name="ce210" table:content-validation-name="val19"/>
            <table:table-cell table:style-name="ce212" table:content-validation-name="val20"/>
            <table:table-cell table:style-name="ce214" table:content-validation-name="val21"/>
            <table:table-cell table:style-name="ce221" table:content-validation-name="val1"/>
            <table:table-cell table:style-name="ce229" table:number-columns-repeated="2"/>
            <table:table-cell table:style-name="ce23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6" office:value-type="string" calcext:value-type="string">
              <text:p>Hold T</text:p>
            </table:table-cell>
            <table:table-cell table:style-name="ce174" table:content-validation-name="val4"/>
            <table:table-cell table:style-name="ce176" table:content-validation-name="val5" office:value-type="string" calcext:value-type="string">
              <text:p>§</text:p>
            </table:table-cell>
            <table:table-cell table:style-name="ce180" table:content-validation-name="val6"/>
            <table:table-cell table:style-name="ce182" table:content-validation-name="val7"/>
            <table:table-cell table:style-name="ce184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88" table:content-validation-name="val10"/>
            <table:table-cell table:style-name="ce191" table:content-validation-name="val11"/>
            <table:table-cell table:style-name="ce193" table:content-validation-name="val12"/>
            <table:table-cell table:style-name="ce195" table:content-validation-name="val13" office:value-type="string" calcext:value-type="string">
              <text:p>§</text:p>
            </table:table-cell>
            <table:table-cell table:style-name="ce198" table:content-validation-name="val14"/>
            <table:table-cell table:style-name="ce201" table:content-validation-name="val15"/>
            <table:table-cell table:style-name="ce204" table:content-validation-name="val16"/>
            <table:table-cell table:style-name="ce206" table:content-validation-name="val17"/>
            <table:table-cell table:style-name="ce208" table:content-validation-name="val18"/>
            <table:table-cell table:style-name="ce210" table:content-validation-name="val19"/>
            <table:table-cell table:style-name="ce212" table:content-validation-name="val20"/>
            <table:table-cell table:style-name="ce214" table:content-validation-name="val21"/>
            <table:table-cell table:style-name="ce221" table:content-validation-name="val1"/>
            <table:table-cell table:style-name="ce229" table:number-columns-repeated="2"/>
            <table:table-cell table:style-name="ce23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6" office:value-type="string" calcext:value-type="string">
              <text:p>Hold O</text:p>
            </table:table-cell>
            <table:table-cell table:style-name="ce174" table:content-validation-name="val4"/>
            <table:table-cell table:style-name="ce176" table:content-validation-name="val5" office:value-type="string" calcext:value-type="string">
              <text:p>§</text:p>
            </table:table-cell>
            <table:table-cell table:style-name="ce180" table:content-validation-name="val6"/>
            <table:table-cell table:style-name="ce182" table:content-validation-name="val7"/>
            <table:table-cell table:style-name="ce184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88" table:content-validation-name="val10"/>
            <table:table-cell table:style-name="ce191" table:content-validation-name="val11"/>
            <table:table-cell table:style-name="ce193" table:content-validation-name="val12"/>
            <table:table-cell table:style-name="ce195" table:content-validation-name="val13" office:value-type="string" calcext:value-type="string">
              <text:p>§</text:p>
            </table:table-cell>
            <table:table-cell table:style-name="ce198" table:content-validation-name="val14"/>
            <table:table-cell table:style-name="ce201" table:content-validation-name="val15"/>
            <table:table-cell table:style-name="ce204" table:content-validation-name="val16"/>
            <table:table-cell table:style-name="ce206" table:content-validation-name="val17"/>
            <table:table-cell table:style-name="ce208" table:content-validation-name="val18"/>
            <table:table-cell table:style-name="ce210" table:content-validation-name="val19"/>
            <table:table-cell table:style-name="ce212" table:content-validation-name="val20"/>
            <table:table-cell table:style-name="ce214" table:content-validation-name="val21"/>
            <table:table-cell table:style-name="ce221" table:content-validation-name="val1"/>
            <table:table-cell table:style-name="ce229" table:number-columns-repeated="2"/>
            <table:table-cell table:style-name="ce231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74"/>
          <table:table-cell table:style-name="ce174" table:content-validation-name="val4"/>
          <table:table-cell table:style-name="ce176" table:content-validation-name="val5"/>
          <table:table-cell table:style-name="ce180" table:content-validation-name="val6"/>
          <table:table-cell table:style-name="ce182" table:content-validation-name="val7"/>
          <table:table-cell table:style-name="ce184" table:content-validation-name="val8"/>
          <table:table-cell table:style-name="ce186" table:content-validation-name="val9"/>
          <table:table-cell table:style-name="ce188" table:content-validation-name="val10"/>
          <table:table-cell table:style-name="ce191" table:content-validation-name="val11"/>
          <table:table-cell table:style-name="ce193" table:content-validation-name="val12"/>
          <table:table-cell table:style-name="ce195" table:content-validation-name="val13"/>
          <table:table-cell table:style-name="ce198" table:content-validation-name="val14"/>
          <table:table-cell table:style-name="ce201" table:content-validation-name="val15"/>
          <table:table-cell table:style-name="ce204" table:content-validation-name="val16"/>
          <table:table-cell table:style-name="ce206" table:content-validation-name="val17"/>
          <table:table-cell table:style-name="ce208" table:content-validation-name="val18"/>
          <table:table-cell table:style-name="ce210" table:content-validation-name="val19"/>
          <table:table-cell table:style-name="ce212" table:content-validation-name="val20"/>
          <table:table-cell table:style-name="ce214" table:content-validation-name="val21"/>
          <table:table-cell table:style-name="ce221" table:content-validation-name="val1"/>
          <table:table-cell table:style-name="ce229" table:number-columns-repeated="2"/>
          <table:table-cell table:style-name="ce23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4" office:value-type="string" calcext:value-type="string">
            <text:p>Letting go of input</text:p>
          </table:table-cell>
          <table:table-cell table:style-name="ce175" table:content-validation-name="val4"/>
          <table:table-cell table:style-name="ce179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83" table:content-validation-name="val7"/>
          <table:table-cell table:style-name="ce185" table:content-validation-name="val8" office:value-type="string" calcext:value-type="string">
            <text:p>§</text:p>
          </table:table-cell>
          <table:table-cell table:style-name="ce187" table:content-validation-name="val9"/>
          <table:table-cell table:style-name="ce190" table:content-validation-name="val10"/>
          <table:table-cell table:style-name="ce192" table:content-validation-name="val11"/>
          <table:table-cell table:style-name="ce194" table:content-validation-name="val12"/>
          <table:table-cell table:style-name="ce197" table:content-validation-name="val13"/>
          <table:table-cell table:style-name="ce200" table:content-validation-name="val14"/>
          <table:table-cell table:style-name="ce203" table:content-validation-name="val15"/>
          <table:table-cell table:style-name="ce205" table:content-validation-name="val16"/>
          <table:table-cell table:style-name="ce207" table:content-validation-name="val17"/>
          <table:table-cell table:style-name="ce209" table:content-validation-name="val18"/>
          <table:table-cell table:style-name="ce211" table:content-validation-name="val19"/>
          <table:table-cell table:style-name="ce213" table:content-validation-name="val20" office:value-type="string" calcext:value-type="string">
            <text:p>§</text:p>
          </table:table-cell>
          <table:table-cell table:style-name="ce215" table:content-validation-name="val21"/>
          <table:table-cell table:style-name="ce222" table:content-validation-name="val1"/>
          <table:table-cell table:style-name="ce230" table:number-columns-repeated="2"/>
          <table:table-cell table:style-name="ce23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4" office:value-type="string" calcext:value-type="string">
            <text:p>Move</text:p>
          </table:table-cell>
          <table:table-cell table:style-name="ce175" table:content-validation-name="val4"/>
          <table:table-cell table:style-name="ce179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83" table:content-validation-name="val7"/>
          <table:table-cell table:style-name="ce185" table:content-validation-name="val8" office:value-type="string" calcext:value-type="string">
            <text:p>§</text:p>
          </table:table-cell>
          <table:table-cell table:style-name="ce187" table:content-validation-name="val9"/>
          <table:table-cell table:style-name="ce190" table:content-validation-name="val10" office:value-type="string" calcext:value-type="string">
            <text:p>No effect</text:p>
          </table:table-cell>
          <table:table-cell table:style-name="ce192" table:content-validation-name="val11"/>
          <table:table-cell table:style-name="ce194" table:content-validation-name="val12"/>
          <table:table-cell table:style-name="ce197" table:content-validation-name="val13" office:value-type="string" calcext:value-type="string">
            <text:p>Cancels</text:p>
          </table:table-cell>
          <table:table-cell table:style-name="ce200" table:content-validation-name="val14" office:value-type="string" calcext:value-type="string">
            <text:p>Run</text:p>
          </table:table-cell>
          <table:table-cell table:style-name="ce203" table:content-validation-name="val15"/>
          <table:table-cell table:style-name="ce205" table:content-validation-name="val16" office:value-type="string" calcext:value-type="string">
            <text:p>Cancels</text:p>
          </table:table-cell>
          <table:table-cell table:style-name="ce207" table:content-validation-name="val17" office:value-type="string" calcext:value-type="string">
            <text:p>Run</text:p>
          </table:table-cell>
          <table:table-cell table:style-name="ce209" table:content-validation-name="val18"/>
          <table:table-cell table:style-name="ce211" table:content-validation-name="val19"/>
          <table:table-cell table:style-name="ce213" table:content-validation-name="val20" office:value-type="string" calcext:value-type="string">
            <text:p>§</text:p>
          </table:table-cell>
          <table:table-cell table:style-name="ce215" table:content-validation-name="val21"/>
          <table:table-cell table:style-name="ce223" table:content-validation-name="val1" office:value-type="string" calcext:value-type="string">
            <text:p>1. a single animation is selected.</text:p>
          </table:table-cell>
          <table:table-cell table:style-name="ce230" table:number-columns-repeated="2"/>
          <table:table-cell table:style-name="ce23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4" office:value-type="string" calcext:value-type="string">
            <text:p>Roll (Forward)</text:p>
          </table:table-cell>
          <table:table-cell table:style-name="ce175" table:content-validation-name="val4"/>
          <table:table-cell table:style-name="ce179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83" table:content-validation-name="val7"/>
          <table:table-cell table:style-name="ce185" table:content-validation-name="val8" office:value-type="string" calcext:value-type="string">
            <text:p>§</text:p>
          </table:table-cell>
          <table:table-cell table:style-name="ce187" table:content-validation-name="val9"/>
          <table:table-cell table:style-name="ce190" table:content-validation-name="val10" office:value-type="string" calcext:value-type="string">
            <text:p>Cancels</text:p>
          </table:table-cell>
          <table:table-cell table:style-name="ce192" table:content-validation-name="val11" office:value-type="string" calcext:value-type="string">
            <text:p>Roll</text:p>
          </table:table-cell>
          <table:table-cell table:style-name="ce194" table:content-validation-name="val12"/>
          <table:table-cell table:style-name="ce197" table:content-validation-name="val13" office:value-type="string" calcext:value-type="string">
            <text:p>Cancels</text:p>
          </table:table-cell>
          <table:table-cell table:style-name="ce200" table:content-validation-name="val14" office:value-type="string" calcext:value-type="string">
            <text:p>Roll</text:p>
          </table:table-cell>
          <table:table-cell table:style-name="ce203" table:content-validation-name="val15"/>
          <table:table-cell table:style-name="ce205" table:content-validation-name="val16" office:value-type="string" calcext:value-type="string">
            <text:p>Cancels</text:p>
          </table:table-cell>
          <table:table-cell table:style-name="ce207" table:content-validation-name="val17" office:value-type="string" calcext:value-type="string">
            <text:p>Roll</text:p>
          </table:table-cell>
          <table:table-cell table:style-name="ce209" table:content-validation-name="val18"/>
          <table:table-cell table:style-name="ce211" table:content-validation-name="val19"/>
          <table:table-cell table:style-name="ce213" table:content-validation-name="val20" office:value-type="string" calcext:value-type="string">
            <text:p>§</text:p>
          </table:table-cell>
          <table:table-cell table:style-name="ce215" table:content-validation-name="val21"/>
          <table:table-cell table:style-name="ce223" table:content-validation-name="val1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230" table:number-columns-repeated="2"/>
          <table:table-cell table:style-name="ce23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4" office:value-type="string" calcext:value-type="string">
            <text:p>Roll (Left)</text:p>
          </table:table-cell>
          <table:table-cell table:style-name="ce175" table:content-validation-name="val4"/>
          <table:table-cell table:style-name="ce179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83" table:content-validation-name="val7"/>
          <table:table-cell table:style-name="ce185" table:content-validation-name="val8" office:value-type="string" calcext:value-type="string">
            <text:p>§</text:p>
          </table:table-cell>
          <table:table-cell table:style-name="ce187" table:content-validation-name="val9"/>
          <table:table-cell table:style-name="ce190" table:content-validation-name="val10" office:value-type="string" calcext:value-type="string">
            <text:p>Cancels</text:p>
          </table:table-cell>
          <table:table-cell table:style-name="ce192" table:content-validation-name="val11" office:value-type="string" calcext:value-type="string">
            <text:p>Roll</text:p>
          </table:table-cell>
          <table:table-cell table:style-name="ce194" table:content-validation-name="val12"/>
          <table:table-cell table:style-name="ce197" table:content-validation-name="val13" office:value-type="string" calcext:value-type="string">
            <text:p>Cancels</text:p>
          </table:table-cell>
          <table:table-cell table:style-name="ce200" table:content-validation-name="val14" office:value-type="string" calcext:value-type="string">
            <text:p>Roll</text:p>
          </table:table-cell>
          <table:table-cell table:style-name="ce203" table:content-validation-name="val15"/>
          <table:table-cell table:style-name="ce205" table:content-validation-name="val16" office:value-type="string" calcext:value-type="string">
            <text:p>Cancels</text:p>
          </table:table-cell>
          <table:table-cell table:style-name="ce207" table:content-validation-name="val17" office:value-type="string" calcext:value-type="string">
            <text:p>Roll</text:p>
          </table:table-cell>
          <table:table-cell table:style-name="ce209" table:content-validation-name="val18"/>
          <table:table-cell table:style-name="ce211" table:content-validation-name="val19"/>
          <table:table-cell table:style-name="ce213" table:content-validation-name="val20" office:value-type="string" calcext:value-type="string">
            <text:p>§</text:p>
          </table:table-cell>
          <table:table-cell table:style-name="ce215" table:content-validation-name="val21"/>
          <table:table-cell table:style-name="ce223" table:content-validation-name="val1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230" table:number-columns-repeated="2"/>
          <table:table-cell table:style-name="ce23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4" office:value-type="string" calcext:value-type="string">
            <text:p>Roll (Right)</text:p>
          </table:table-cell>
          <table:table-cell table:style-name="ce175" table:content-validation-name="val4"/>
          <table:table-cell table:style-name="ce179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83" table:content-validation-name="val7"/>
          <table:table-cell table:style-name="ce185" table:content-validation-name="val8" office:value-type="string" calcext:value-type="string">
            <text:p>§</text:p>
          </table:table-cell>
          <table:table-cell table:style-name="ce187" table:content-validation-name="val9"/>
          <table:table-cell table:style-name="ce190" table:content-validation-name="val10" office:value-type="string" calcext:value-type="string">
            <text:p>Cancels</text:p>
          </table:table-cell>
          <table:table-cell table:style-name="ce192" table:content-validation-name="val11" office:value-type="string" calcext:value-type="string">
            <text:p>Roll</text:p>
          </table:table-cell>
          <table:table-cell table:style-name="ce194" table:content-validation-name="val12"/>
          <table:table-cell table:style-name="ce197" table:content-validation-name="val13" office:value-type="string" calcext:value-type="string">
            <text:p>Cancels</text:p>
          </table:table-cell>
          <table:table-cell table:style-name="ce200" table:content-validation-name="val14" office:value-type="string" calcext:value-type="string">
            <text:p>Roll</text:p>
          </table:table-cell>
          <table:table-cell table:style-name="ce203" table:content-validation-name="val15"/>
          <table:table-cell table:style-name="ce205" table:content-validation-name="val16" office:value-type="string" calcext:value-type="string">
            <text:p>Cancels</text:p>
          </table:table-cell>
          <table:table-cell table:style-name="ce207" table:content-validation-name="val17" office:value-type="string" calcext:value-type="string">
            <text:p>Roll</text:p>
          </table:table-cell>
          <table:table-cell table:style-name="ce209" table:content-validation-name="val18"/>
          <table:table-cell table:style-name="ce211" table:content-validation-name="val19"/>
          <table:table-cell table:style-name="ce213" table:content-validation-name="val20" office:value-type="string" calcext:value-type="string">
            <text:p>§</text:p>
          </table:table-cell>
          <table:table-cell table:style-name="ce215" table:content-validation-name="val21"/>
          <table:table-cell table:style-name="ce223" table:content-validation-name="val1" office:value-type="string" calcext:value-type="string">
            <text:p>4. generate rows and print various inputs.</text:p>
          </table:table-cell>
          <table:table-cell table:style-name="ce230" table:number-columns-repeated="2"/>
          <table:table-cell table:style-name="ce23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4" office:value-type="string" calcext:value-type="string">
            <text:p>Roll (Back)</text:p>
          </table:table-cell>
          <table:table-cell table:style-name="ce175" table:content-validation-name="val4"/>
          <table:table-cell table:style-name="ce179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83" table:content-validation-name="val7"/>
          <table:table-cell table:style-name="ce185" table:content-validation-name="val8" office:value-type="string" calcext:value-type="string">
            <text:p>§</text:p>
          </table:table-cell>
          <table:table-cell table:style-name="ce187" table:content-validation-name="val9"/>
          <table:table-cell table:style-name="ce190" table:content-validation-name="val10" office:value-type="string" calcext:value-type="string">
            <text:p>Cancels</text:p>
          </table:table-cell>
          <table:table-cell table:style-name="ce192" table:content-validation-name="val11" office:value-type="string" calcext:value-type="string">
            <text:p>Roll</text:p>
          </table:table-cell>
          <table:table-cell table:style-name="ce194" table:content-validation-name="val12"/>
          <table:table-cell table:style-name="ce197" table:content-validation-name="val13" office:value-type="string" calcext:value-type="string">
            <text:p>Cancels</text:p>
          </table:table-cell>
          <table:table-cell table:style-name="ce200" table:content-validation-name="val14" office:value-type="string" calcext:value-type="string">
            <text:p>Roll</text:p>
          </table:table-cell>
          <table:table-cell table:style-name="ce203" table:content-validation-name="val15"/>
          <table:table-cell table:style-name="ce205" table:content-validation-name="val16" office:value-type="string" calcext:value-type="string">
            <text:p>Cancels</text:p>
          </table:table-cell>
          <table:table-cell table:style-name="ce207" table:content-validation-name="val17" office:value-type="string" calcext:value-type="string">
            <text:p>Roll</text:p>
          </table:table-cell>
          <table:table-cell table:style-name="ce209" table:content-validation-name="val18"/>
          <table:table-cell table:style-name="ce211" table:content-validation-name="val19"/>
          <table:table-cell table:style-name="ce213" table:content-validation-name="val20" office:value-type="string" calcext:value-type="string">
            <text:p>§</text:p>
          </table:table-cell>
          <table:table-cell table:style-name="ce215" table:content-validation-name="val21"/>
          <table:table-cell table:style-name="ce222" table:content-validation-name="val1"/>
          <table:table-cell table:style-name="ce230" table:number-columns-repeated="2"/>
          <table:table-cell table:style-name="ce23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4" office:value-type="string" calcext:value-type="string">
            <text:p>Weapon Switch</text:p>
          </table:table-cell>
          <table:table-cell table:style-name="ce175" table:content-validation-name="val4"/>
          <table:table-cell table:style-name="ce179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83" table:content-validation-name="val7"/>
          <table:table-cell table:style-name="ce185" table:content-validation-name="val8" office:value-type="string" calcext:value-type="string">
            <text:p>§</text:p>
          </table:table-cell>
          <table:table-cell table:style-name="ce187" table:content-validation-name="val9"/>
          <table:table-cell table:style-name="ce190" table:content-validation-name="val10" office:value-type="string" calcext:value-type="string">
            <text:p>Cancels</text:p>
          </table:table-cell>
          <table:table-cell table:style-name="ce192" table:content-validation-name="val11" office:value-type="string" calcext:value-type="string">
            <text:p>Switch animation</text:p>
          </table:table-cell>
          <table:table-cell table:style-name="ce194" table:content-validation-name="val12"/>
          <table:table-cell table:style-name="ce197" table:content-validation-name="val13" office:value-type="string" calcext:value-type="string">
            <text:p>Cancels</text:p>
          </table:table-cell>
          <table:table-cell table:style-name="ce200" table:content-validation-name="val14" office:value-type="string" calcext:value-type="string">
            <text:p>Switch animation</text:p>
          </table:table-cell>
          <table:table-cell table:style-name="ce203" table:content-validation-name="val15"/>
          <table:table-cell table:style-name="ce205" table:content-validation-name="val16" office:value-type="string" calcext:value-type="string">
            <text:p>Cancels</text:p>
          </table:table-cell>
          <table:table-cell table:style-name="ce207" table:content-validation-name="val17" office:value-type="string" calcext:value-type="string">
            <text:p>Switch animation</text:p>
          </table:table-cell>
          <table:table-cell table:style-name="ce209" table:content-validation-name="val18"/>
          <table:table-cell table:style-name="ce211" table:content-validation-name="val19"/>
          <table:table-cell table:style-name="ce213" table:content-validation-name="val20" office:value-type="string" calcext:value-type="string">
            <text:p>§</text:p>
          </table:table-cell>
          <table:table-cell table:style-name="ce215" table:content-validation-name="val21"/>
          <table:table-cell table:style-name="ce222" table:content-validation-name="val1"/>
          <table:table-cell table:style-name="ce230" table:number-columns-repeated="2"/>
          <table:table-cell table:style-name="ce23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4" office:value-type="string" calcext:value-type="string">
            <text:p>Jump (Result 1)</text:p>
          </table:table-cell>
          <table:table-cell table:style-name="ce175" table:content-validation-name="val4"/>
          <table:table-cell table:style-name="ce179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83" table:content-validation-name="val7"/>
          <table:table-cell table:style-name="ce185" table:content-validation-name="val8" office:value-type="string" calcext:value-type="string">
            <text:p>§</text:p>
          </table:table-cell>
          <table:table-cell table:style-name="ce187" table:content-validation-name="val9"/>
          <table:table-cell table:style-name="ce190" table:content-validation-name="val10" office:value-type="string" calcext:value-type="string">
            <text:p>Cancels</text:p>
          </table:table-cell>
          <table:table-cell table:style-name="ce192" table:content-validation-name="val11" office:value-type="string" calcext:value-type="string">
            <text:p>Jump (Ground)</text:p>
          </table:table-cell>
          <table:table-cell table:style-name="ce194" table:content-validation-name="val12"/>
          <table:table-cell table:style-name="ce197" table:content-validation-name="val13" office:value-type="string" calcext:value-type="string">
            <text:p>Cancels</text:p>
          </table:table-cell>
          <table:table-cell table:style-name="ce200" table:content-validation-name="val14" office:value-type="string" calcext:value-type="string">
            <text:p>Jump (Ground)</text:p>
          </table:table-cell>
          <table:table-cell table:style-name="ce203" table:content-validation-name="val15"/>
          <table:table-cell table:style-name="ce205" table:content-validation-name="val16" office:value-type="string" calcext:value-type="string">
            <text:p>Cancels</text:p>
          </table:table-cell>
          <table:table-cell table:style-name="ce207" table:content-validation-name="val17" office:value-type="string" calcext:value-type="string">
            <text:p>Jump (Ground)</text:p>
          </table:table-cell>
          <table:table-cell table:style-name="ce209" table:content-validation-name="val18"/>
          <table:table-cell table:style-name="ce211" table:content-validation-name="val19"/>
          <table:table-cell table:style-name="ce213" table:content-validation-name="val20" office:value-type="string" calcext:value-type="string">
            <text:p>§</text:p>
          </table:table-cell>
          <table:table-cell table:style-name="ce215" table:content-validation-name="val21"/>
          <table:table-cell table:style-name="ce224" table:content-validation-name="val1" office:value-type="string" calcext:value-type="string">
            <text:p>”Generate variations”.</text:p>
          </table:table-cell>
          <table:table-cell table:style-name="ce230" table:number-columns-repeated="2"/>
          <table:table-cell table:style-name="ce23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4" office:value-type="string" calcext:value-type="string">
            <text:p>Jump (Result 2)</text:p>
          </table:table-cell>
          <table:table-cell table:style-name="ce175" table:content-validation-name="val4"/>
          <table:table-cell table:style-name="ce179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83" table:content-validation-name="val7"/>
          <table:table-cell table:style-name="ce185" table:content-validation-name="val8" office:value-type="string" calcext:value-type="string">
            <text:p>§</text:p>
          </table:table-cell>
          <table:table-cell table:style-name="ce187" table:content-validation-name="val9"/>
          <table:table-cell table:style-name="ce190" table:content-validation-name="val10" office:value-type="string" calcext:value-type="string">
            <text:p>Cancels</text:p>
          </table:table-cell>
          <table:table-cell table:style-name="ce192" table:content-validation-name="val11" office:value-type="string" calcext:value-type="string">
            <text:p>Idle (Airborne)</text:p>
          </table:table-cell>
          <table:table-cell table:style-name="ce194" table:content-validation-name="val12"/>
          <table:table-cell table:style-name="ce197" table:content-validation-name="val13" office:value-type="string" calcext:value-type="string">
            <text:p>Cancels</text:p>
          </table:table-cell>
          <table:table-cell table:style-name="ce200" table:content-validation-name="val14" office:value-type="string" calcext:value-type="string">
            <text:p>Idle (Airborne)</text:p>
          </table:table-cell>
          <table:table-cell table:style-name="ce203" table:content-validation-name="val15"/>
          <table:table-cell table:style-name="ce205" table:content-validation-name="val16" office:value-type="string" calcext:value-type="string">
            <text:p>Cancels</text:p>
          </table:table-cell>
          <table:table-cell table:style-name="ce207" table:content-validation-name="val17" office:value-type="string" calcext:value-type="string">
            <text:p>Idle (Airborne)</text:p>
          </table:table-cell>
          <table:table-cell table:style-name="ce209" table:content-validation-name="val18"/>
          <table:table-cell table:style-name="ce211" table:content-validation-name="val19"/>
          <table:table-cell table:style-name="ce213" table:content-validation-name="val20" office:value-type="string" calcext:value-type="string">
            <text:p>§</text:p>
          </table:table-cell>
          <table:table-cell table:style-name="ce215" table:content-validation-name="val21"/>
          <table:table-cell table:style-name="ce222" table:content-validation-name="val1"/>
          <table:table-cell table:style-name="ce230" table:number-columns-repeated="2"/>
          <table:table-cell table:style-name="ce23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4" office:value-type="string" calcext:value-type="string">
            <text:p>Melee (S)</text:p>
          </table:table-cell>
          <table:table-cell table:style-name="ce175" table:content-validation-name="val4"/>
          <table:table-cell table:style-name="ce179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83" table:content-validation-name="val7"/>
          <table:table-cell table:style-name="ce185" table:content-validation-name="val8" office:value-type="string" calcext:value-type="string">
            <text:p>§</text:p>
          </table:table-cell>
          <table:table-cell table:style-name="ce187" table:content-validation-name="val9"/>
          <table:table-cell table:style-name="ce190" table:content-validation-name="val10" office:value-type="string" calcext:value-type="string">
            <text:p>Buffers</text:p>
          </table:table-cell>
          <table:table-cell table:style-name="ce192" table:content-validation-name="val11" office:value-type="string" calcext:value-type="string">
            <text:p>Attack s2</text:p>
          </table:table-cell>
          <table:table-cell table:style-name="ce194" table:content-validation-name="val12"/>
          <table:table-cell table:style-name="ce197" table:content-validation-name="val13" office:value-type="string" calcext:value-type="string">
            <text:p>Buffers</text:p>
          </table:table-cell>
          <table:table-cell table:style-name="ce200" table:content-validation-name="val14" office:value-type="string" calcext:value-type="string">
            <text:p>Attack s2</text:p>
          </table:table-cell>
          <table:table-cell table:style-name="ce203" table:content-validation-name="val15"/>
          <table:table-cell table:style-name="ce205" table:content-validation-name="val16" office:value-type="string" calcext:value-type="string">
            <text:p>Buffers</text:p>
          </table:table-cell>
          <table:table-cell table:style-name="ce207" table:content-validation-name="val17" office:value-type="string" calcext:value-type="string">
            <text:p>Attack s2</text:p>
          </table:table-cell>
          <table:table-cell table:style-name="ce209" table:content-validation-name="val18"/>
          <table:table-cell table:style-name="ce211" table:content-validation-name="val19"/>
          <table:table-cell table:style-name="ce213" table:content-validation-name="val20" office:value-type="string" calcext:value-type="string">
            <text:p>§</text:p>
          </table:table-cell>
          <table:table-cell table:style-name="ce215" table:content-validation-name="val21"/>
          <table:table-cell table:style-name="ce223" table:content-validation-name="val1" office:value-type="string" calcext:value-type="string">
            <text:p>1. a single animation is selected.</text:p>
          </table:table-cell>
          <table:table-cell table:style-name="ce230" table:number-columns-repeated="2"/>
          <table:table-cell table:style-name="ce23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4" office:value-type="string" calcext:value-type="string">
            <text:p>Melee (S) (Long)</text:p>
          </table:table-cell>
          <table:table-cell table:style-name="ce175" table:content-validation-name="val4"/>
          <table:table-cell table:style-name="ce179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83" table:content-validation-name="val7"/>
          <table:table-cell table:style-name="ce185" table:content-validation-name="val8" office:value-type="string" calcext:value-type="string">
            <text:p>§</text:p>
          </table:table-cell>
          <table:table-cell table:style-name="ce187" table:content-validation-name="val9"/>
          <table:table-cell table:style-name="ce190" table:content-validation-name="val10" office:value-type="string" calcext:value-type="string">
            <text:p>Buffers</text:p>
          </table:table-cell>
          <table:table-cell table:style-name="ce192" table:content-validation-name="val11" office:value-type="string" calcext:value-type="string">
            <text:p>Attack s2</text:p>
          </table:table-cell>
          <table:table-cell table:style-name="ce194" table:content-validation-name="val12"/>
          <table:table-cell table:style-name="ce197" table:content-validation-name="val13" office:value-type="string" calcext:value-type="string">
            <text:p>Buffers</text:p>
          </table:table-cell>
          <table:table-cell table:style-name="ce200" table:content-validation-name="val14" office:value-type="string" calcext:value-type="string">
            <text:p>Attack s2</text:p>
          </table:table-cell>
          <table:table-cell table:style-name="ce203" table:content-validation-name="val15"/>
          <table:table-cell table:style-name="ce205" table:content-validation-name="val16" office:value-type="string" calcext:value-type="string">
            <text:p>Buffers</text:p>
          </table:table-cell>
          <table:table-cell table:style-name="ce207" table:content-validation-name="val17" office:value-type="string" calcext:value-type="string">
            <text:p>Attack s2</text:p>
          </table:table-cell>
          <table:table-cell table:style-name="ce209" table:content-validation-name="val18"/>
          <table:table-cell table:style-name="ce211" table:content-validation-name="val19"/>
          <table:table-cell table:style-name="ce213" table:content-validation-name="val20" office:value-type="string" calcext:value-type="string">
            <text:p>§</text:p>
          </table:table-cell>
          <table:table-cell table:style-name="ce215" table:content-validation-name="val21"/>
          <table:table-cell table:style-name="ce223" table:content-validation-name="val1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230" table:number-columns-repeated="2"/>
          <table:table-cell table:style-name="ce23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4" office:value-type="string" calcext:value-type="string">
            <text:p>Melee (T)</text:p>
          </table:table-cell>
          <table:table-cell table:style-name="ce175" table:content-validation-name="val4"/>
          <table:table-cell table:style-name="ce179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83" table:content-validation-name="val7"/>
          <table:table-cell table:style-name="ce185" table:content-validation-name="val8" office:value-type="string" calcext:value-type="string">
            <text:p>§</text:p>
          </table:table-cell>
          <table:table-cell table:style-name="ce187" table:content-validation-name="val9"/>
          <table:table-cell table:style-name="ce190" table:content-validation-name="val10" office:value-type="string" calcext:value-type="string">
            <text:p>Buffers</text:p>
          </table:table-cell>
          <table:table-cell table:style-name="ce192" table:content-validation-name="val11" office:value-type="string" calcext:value-type="string">
            <text:p>Attack t1</text:p>
          </table:table-cell>
          <table:table-cell table:style-name="ce194" table:content-validation-name="val12"/>
          <table:table-cell table:style-name="ce197" table:content-validation-name="val13" office:value-type="string" calcext:value-type="string">
            <text:p>Buffers</text:p>
          </table:table-cell>
          <table:table-cell table:style-name="ce200" table:content-validation-name="val14" office:value-type="string" calcext:value-type="string">
            <text:p>Attack t1</text:p>
          </table:table-cell>
          <table:table-cell table:style-name="ce203" table:content-validation-name="val15"/>
          <table:table-cell table:style-name="ce205" table:content-validation-name="val16" office:value-type="string" calcext:value-type="string">
            <text:p>Buffers</text:p>
          </table:table-cell>
          <table:table-cell table:style-name="ce207" table:content-validation-name="val17" office:value-type="string" calcext:value-type="string">
            <text:p>Attack t1</text:p>
          </table:table-cell>
          <table:table-cell table:style-name="ce209" table:content-validation-name="val18"/>
          <table:table-cell table:style-name="ce211" table:content-validation-name="val19"/>
          <table:table-cell table:style-name="ce213" table:content-validation-name="val20" office:value-type="string" calcext:value-type="string">
            <text:p>§</text:p>
          </table:table-cell>
          <table:table-cell table:style-name="ce215" table:content-validation-name="val21"/>
          <table:table-cell table:style-name="ce223" table:content-validation-name="val1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230" table:number-columns-repeated="2"/>
          <table:table-cell table:style-name="ce23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4" office:value-type="string" calcext:value-type="string">
            <text:p>Melee (T) (Long)</text:p>
          </table:table-cell>
          <table:table-cell table:style-name="ce175" table:content-validation-name="val4"/>
          <table:table-cell table:style-name="ce179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83" table:content-validation-name="val7"/>
          <table:table-cell table:style-name="ce185" table:content-validation-name="val8" office:value-type="string" calcext:value-type="string">
            <text:p>§</text:p>
          </table:table-cell>
          <table:table-cell table:style-name="ce187" table:content-validation-name="val9"/>
          <table:table-cell table:style-name="ce190" table:content-validation-name="val10" office:value-type="string" calcext:value-type="string">
            <text:p>Buffers</text:p>
          </table:table-cell>
          <table:table-cell table:style-name="ce192" table:content-validation-name="val11" office:value-type="string" calcext:value-type="string">
            <text:p>Attack t1</text:p>
          </table:table-cell>
          <table:table-cell table:style-name="ce194" table:content-validation-name="val12"/>
          <table:table-cell table:style-name="ce197" table:content-validation-name="val13" office:value-type="string" calcext:value-type="string">
            <text:p>Buffers</text:p>
          </table:table-cell>
          <table:table-cell table:style-name="ce200" table:content-validation-name="val14" office:value-type="string" calcext:value-type="string">
            <text:p>Attack t1</text:p>
          </table:table-cell>
          <table:table-cell table:style-name="ce203" table:content-validation-name="val15"/>
          <table:table-cell table:style-name="ce205" table:content-validation-name="val16" office:value-type="string" calcext:value-type="string">
            <text:p>Buffers</text:p>
          </table:table-cell>
          <table:table-cell table:style-name="ce207" table:content-validation-name="val17" office:value-type="string" calcext:value-type="string">
            <text:p>Attack t1</text:p>
          </table:table-cell>
          <table:table-cell table:style-name="ce209" table:content-validation-name="val18"/>
          <table:table-cell table:style-name="ce211" table:content-validation-name="val19"/>
          <table:table-cell table:style-name="ce213" table:content-validation-name="val20" office:value-type="string" calcext:value-type="string">
            <text:p>§</text:p>
          </table:table-cell>
          <table:table-cell table:style-name="ce215" table:content-validation-name="val21"/>
          <table:table-cell table:style-name="ce223" table:content-validation-name="val1" office:value-type="string" calcext:value-type="string">
            <text:p>4. generate rows according to the rules of Modifier List.</text:p>
          </table:table-cell>
          <table:table-cell table:style-name="ce230" table:number-columns-repeated="2"/>
          <table:table-cell table:style-name="ce23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4" office:value-type="string" calcext:value-type="string">
            <text:p>Grab</text:p>
          </table:table-cell>
          <table:table-cell table:style-name="ce175" table:content-validation-name="val4"/>
          <table:table-cell table:style-name="ce179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83" table:content-validation-name="val7"/>
          <table:table-cell table:style-name="ce185" table:content-validation-name="val8" office:value-type="string" calcext:value-type="string">
            <text:p>§</text:p>
          </table:table-cell>
          <table:table-cell table:style-name="ce187" table:content-validation-name="val9"/>
          <table:table-cell table:style-name="ce190" table:content-validation-name="val10" office:value-type="string" calcext:value-type="string">
            <text:p>Cancels</text:p>
          </table:table-cell>
          <table:table-cell table:style-name="ce192" table:content-validation-name="val11" office:value-type="string" calcext:value-type="string">
            <text:p>Grab</text:p>
          </table:table-cell>
          <table:table-cell table:style-name="ce194" table:content-validation-name="val12"/>
          <table:table-cell table:style-name="ce197" table:content-validation-name="val13" office:value-type="string" calcext:value-type="string">
            <text:p>Cancels</text:p>
          </table:table-cell>
          <table:table-cell table:style-name="ce200" table:content-validation-name="val14" office:value-type="string" calcext:value-type="string">
            <text:p>Grab</text:p>
          </table:table-cell>
          <table:table-cell table:style-name="ce203" table:content-validation-name="val15"/>
          <table:table-cell table:style-name="ce205" table:content-validation-name="val16" office:value-type="string" calcext:value-type="string">
            <text:p>Cancels</text:p>
          </table:table-cell>
          <table:table-cell table:style-name="ce207" table:content-validation-name="val17" office:value-type="string" calcext:value-type="string">
            <text:p>Grab</text:p>
          </table:table-cell>
          <table:table-cell table:style-name="ce209" table:content-validation-name="val18"/>
          <table:table-cell table:style-name="ce211" table:content-validation-name="val19"/>
          <table:table-cell table:style-name="ce213" table:content-validation-name="val20" office:value-type="string" calcext:value-type="string">
            <text:p>§</text:p>
          </table:table-cell>
          <table:table-cell table:style-name="ce215" table:content-validation-name="val21"/>
          <table:table-cell table:style-name="ce222" table:content-validation-name="val1"/>
          <table:table-cell table:style-name="ce230" table:number-columns-repeated="2"/>
          <table:table-cell table:style-name="ce23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4" office:value-type="string" calcext:value-type="string">
            <text:p>Block</text:p>
          </table:table-cell>
          <table:table-cell table:style-name="ce175" table:content-validation-name="val4"/>
          <table:table-cell table:style-name="ce179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83" table:content-validation-name="val7"/>
          <table:table-cell table:style-name="ce185" table:content-validation-name="val8" office:value-type="string" calcext:value-type="string">
            <text:p>§</text:p>
          </table:table-cell>
          <table:table-cell table:style-name="ce187" table:content-validation-name="val9"/>
          <table:table-cell table:style-name="ce190" table:content-validation-name="val10" office:value-type="string" calcext:value-type="string">
            <text:p>Cancels</text:p>
          </table:table-cell>
          <table:table-cell table:style-name="ce192" table:content-validation-name="val11" office:value-type="string" calcext:value-type="string">
            <text:p>Block</text:p>
          </table:table-cell>
          <table:table-cell table:style-name="ce194" table:content-validation-name="val12"/>
          <table:table-cell table:style-name="ce197" table:content-validation-name="val13" office:value-type="string" calcext:value-type="string">
            <text:p>Cancels</text:p>
          </table:table-cell>
          <table:table-cell table:style-name="ce200" table:content-validation-name="val14" office:value-type="string" calcext:value-type="string">
            <text:p>Block</text:p>
          </table:table-cell>
          <table:table-cell table:style-name="ce203" table:content-validation-name="val15"/>
          <table:table-cell table:style-name="ce205" table:content-validation-name="val16" office:value-type="string" calcext:value-type="string">
            <text:p>Cancels</text:p>
          </table:table-cell>
          <table:table-cell table:style-name="ce207" table:content-validation-name="val17" office:value-type="string" calcext:value-type="string">
            <text:p>Block</text:p>
          </table:table-cell>
          <table:table-cell table:style-name="ce209" table:content-validation-name="val18"/>
          <table:table-cell table:style-name="ce211" table:content-validation-name="val19"/>
          <table:table-cell table:style-name="ce213" table:content-validation-name="val20" office:value-type="string" calcext:value-type="string">
            <text:p>§</text:p>
          </table:table-cell>
          <table:table-cell table:style-name="ce215" table:content-validation-name="val21"/>
          <table:table-cell table:style-name="ce222" table:content-validation-name="val1"/>
          <table:table-cell table:style-name="ce230" table:number-columns-repeated="2"/>
          <table:table-cell table:style-name="ce23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4" office:value-type="string" calcext:value-type="string">
            <text:p>Magic</text:p>
          </table:table-cell>
          <table:table-cell table:style-name="ce175" table:content-validation-name="val4"/>
          <table:table-cell table:style-name="ce179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83" table:content-validation-name="val7"/>
          <table:table-cell table:style-name="ce185" table:content-validation-name="val8" office:value-type="string" calcext:value-type="string">
            <text:p>§</text:p>
          </table:table-cell>
          <table:table-cell table:style-name="ce187" table:content-validation-name="val9"/>
          <table:table-cell table:style-name="ce190" table:content-validation-name="val10" office:value-type="string" calcext:value-type="string">
            <text:p>Cancels</text:p>
          </table:table-cell>
          <table:table-cell table:style-name="ce192" table:content-validation-name="val11" office:value-type="string" calcext:value-type="string">
            <text:p>Magic</text:p>
          </table:table-cell>
          <table:table-cell table:style-name="ce194" table:content-validation-name="val12"/>
          <table:table-cell table:style-name="ce197" table:content-validation-name="val13" office:value-type="string" calcext:value-type="string">
            <text:p>Cancels</text:p>
          </table:table-cell>
          <table:table-cell table:style-name="ce200" table:content-validation-name="val14" office:value-type="string" calcext:value-type="string">
            <text:p>Magic</text:p>
          </table:table-cell>
          <table:table-cell table:style-name="ce203" table:content-validation-name="val15"/>
          <table:table-cell table:style-name="ce205" table:content-validation-name="val16" office:value-type="string" calcext:value-type="string">
            <text:p>Cancels</text:p>
          </table:table-cell>
          <table:table-cell table:style-name="ce207" table:content-validation-name="val17" office:value-type="string" calcext:value-type="string">
            <text:p>Magic</text:p>
          </table:table-cell>
          <table:table-cell table:style-name="ce209" table:content-validation-name="val18"/>
          <table:table-cell table:style-name="ce211" table:content-validation-name="val19"/>
          <table:table-cell table:style-name="ce213" table:content-validation-name="val20" office:value-type="string" calcext:value-type="string">
            <text:p>§</text:p>
          </table:table-cell>
          <table:table-cell table:style-name="ce215" table:content-validation-name="val21"/>
          <table:table-cell table:style-name="ce224" table:content-validation-name="val1" office:value-type="string" calcext:value-type="string">
            <text:p>”Add conditional formatting”</text:p>
          </table:table-cell>
          <table:table-cell table:style-name="ce230" table:number-columns-repeated="2"/>
          <table:table-cell table:style-name="ce23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4" office:value-type="string" calcext:value-type="string">
            <text:p>Rage</text:p>
          </table:table-cell>
          <table:table-cell table:style-name="ce175" table:content-validation-name="val4"/>
          <table:table-cell table:style-name="ce179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83" table:content-validation-name="val7"/>
          <table:table-cell table:style-name="ce185" table:content-validation-name="val8" office:value-type="string" calcext:value-type="string">
            <text:p>§</text:p>
          </table:table-cell>
          <table:table-cell table:style-name="ce187" table:content-validation-name="val9"/>
          <table:table-cell table:style-name="ce190" table:content-validation-name="val10" office:value-type="string" calcext:value-type="string">
            <text:p>Cancels</text:p>
          </table:table-cell>
          <table:table-cell table:style-name="ce192" table:content-validation-name="val11" office:value-type="string" calcext:value-type="string">
            <text:p>Rage</text:p>
          </table:table-cell>
          <table:table-cell table:style-name="ce194" table:content-validation-name="val12"/>
          <table:table-cell table:style-name="ce197" table:content-validation-name="val13" office:value-type="string" calcext:value-type="string">
            <text:p>No effect</text:p>
          </table:table-cell>
          <table:table-cell table:style-name="ce200" table:content-validation-name="val14"/>
          <table:table-cell table:style-name="ce203" table:content-validation-name="val15"/>
          <table:table-cell table:style-name="ce205" table:content-validation-name="val16" office:value-type="string" calcext:value-type="string">
            <text:p>No effect</text:p>
          </table:table-cell>
          <table:table-cell table:style-name="ce207" table:content-validation-name="val17"/>
          <table:table-cell table:style-name="ce209" table:content-validation-name="val18"/>
          <table:table-cell table:style-name="ce211" table:content-validation-name="val19"/>
          <table:table-cell table:style-name="ce213" table:content-validation-name="val20" office:value-type="string" calcext:value-type="string">
            <text:p>§</text:p>
          </table:table-cell>
          <table:table-cell table:style-name="ce215" table:content-validation-name="val21"/>
          <table:table-cell table:style-name="ce222" table:content-validation-name="val1"/>
          <table:table-cell table:style-name="ce230" table:number-columns-repeated="2"/>
          <table:table-cell table:style-name="ce23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4" office:value-type="string" calcext:value-type="string">
            <text:p>Pause</text:p>
          </table:table-cell>
          <table:table-cell table:style-name="ce175" table:content-validation-name="val4"/>
          <table:table-cell table:style-name="ce179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83" table:content-validation-name="val7"/>
          <table:table-cell table:style-name="ce185" table:content-validation-name="val8" office:value-type="string" calcext:value-type="string">
            <text:p>§</text:p>
          </table:table-cell>
          <table:table-cell table:style-name="ce187" table:content-validation-name="val9"/>
          <table:table-cell table:style-name="ce190" table:content-validation-name="val10" office:value-type="string" calcext:value-type="string">
            <text:p>Mutual</text:p>
          </table:table-cell>
          <table:table-cell table:style-name="ce192" table:content-validation-name="val11"/>
          <table:table-cell table:style-name="ce194" table:content-validation-name="val12"/>
          <table:table-cell table:style-name="ce197" table:content-validation-name="val13" office:value-type="string" calcext:value-type="string">
            <text:p>Mutual</text:p>
          </table:table-cell>
          <table:table-cell table:style-name="ce200" table:content-validation-name="val14"/>
          <table:table-cell table:style-name="ce203" table:content-validation-name="val15"/>
          <table:table-cell table:style-name="ce205" table:content-validation-name="val16" office:value-type="string" calcext:value-type="string">
            <text:p>Mutual</text:p>
          </table:table-cell>
          <table:table-cell table:style-name="ce207" table:content-validation-name="val17"/>
          <table:table-cell table:style-name="ce209" table:content-validation-name="val18"/>
          <table:table-cell table:style-name="ce211" table:content-validation-name="val19"/>
          <table:table-cell table:style-name="ce213" table:content-validation-name="val20" office:value-type="string" calcext:value-type="string">
            <text:p>§</text:p>
          </table:table-cell>
          <table:table-cell table:style-name="ce215" table:content-validation-name="val21"/>
          <table:table-cell table:style-name="ce223" table:content-validation-name="val1" office:value-type="string" calcext:value-type="string">
            <text:p>1. delete existing rules for conditional formatting.</text:p>
          </table:table-cell>
          <table:table-cell table:style-name="ce230" table:number-columns-repeated="2"/>
          <table:table-cell table:style-name="ce23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Retry</text:p>
          </table:table-cell>
          <table:table-cell table:style-name="ce175" table:content-validation-name="val4"/>
          <table:table-cell table:style-name="ce179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83" table:content-validation-name="val7"/>
          <table:table-cell table:style-name="ce185" table:content-validation-name="val8" office:value-type="string" calcext:value-type="string">
            <text:p>§</text:p>
          </table:table-cell>
          <table:table-cell table:style-name="ce187" table:content-validation-name="val9"/>
          <table:table-cell table:style-name="ce190" table:content-validation-name="val10" office:value-type="string" calcext:value-type="string">
            <text:p>Cancels</text:p>
          </table:table-cell>
          <table:table-cell table:style-name="ce192" table:content-validation-name="val11"/>
          <table:table-cell table:style-name="ce194" table:content-validation-name="val12"/>
          <table:table-cell table:style-name="ce197" table:content-validation-name="val13" office:value-type="string" calcext:value-type="string">
            <text:p>Cancels</text:p>
          </table:table-cell>
          <table:table-cell table:style-name="ce200" table:content-validation-name="val14"/>
          <table:table-cell table:style-name="ce203" table:content-validation-name="val15"/>
          <table:table-cell table:style-name="ce205" table:content-validation-name="val16" office:value-type="string" calcext:value-type="string">
            <text:p>Cancels</text:p>
          </table:table-cell>
          <table:table-cell table:style-name="ce207" table:content-validation-name="val17"/>
          <table:table-cell table:style-name="ce209" table:content-validation-name="val18"/>
          <table:table-cell table:style-name="ce211" table:content-validation-name="val19"/>
          <table:table-cell table:style-name="ce213" table:content-validation-name="val20" office:value-type="string" calcext:value-type="string">
            <text:p>§</text:p>
          </table:table-cell>
          <table:table-cell table:style-name="ce215" table:content-validation-name="val21"/>
          <table:table-cell table:style-name="ce223" table:content-validation-name="val1" office:value-type="string" calcext:value-type="string">
            <text:p>2. find new rules for conditional formatting from Reactions sheet.</text:p>
          </table:table-cell>
          <table:table-cell table:style-name="ce230" table:number-columns-repeated="2"/>
          <table:table-cell table:style-name="ce23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Upgrade Blades</text:p>
          </table:table-cell>
          <table:table-cell table:style-name="ce175" table:content-validation-name="val4"/>
          <table:table-cell table:style-name="ce179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83" table:content-validation-name="val7"/>
          <table:table-cell table:style-name="ce185" table:content-validation-name="val8" office:value-type="string" calcext:value-type="string">
            <text:p>§</text:p>
          </table:table-cell>
          <table:table-cell table:style-name="ce187" table:content-validation-name="val9"/>
          <table:table-cell table:style-name="ce190" table:content-validation-name="val10"/>
          <table:table-cell table:style-name="ce192" table:content-validation-name="val11"/>
          <table:table-cell table:style-name="ce194" table:content-validation-name="val12"/>
          <table:table-cell table:style-name="ce197" table:content-validation-name="val13"/>
          <table:table-cell table:style-name="ce200" table:content-validation-name="val14"/>
          <table:table-cell table:style-name="ce203" table:content-validation-name="val15"/>
          <table:table-cell table:style-name="ce205" table:content-validation-name="val16"/>
          <table:table-cell table:style-name="ce207" table:content-validation-name="val17"/>
          <table:table-cell table:style-name="ce209" table:content-validation-name="val18"/>
          <table:table-cell table:style-name="ce211" table:content-validation-name="val19"/>
          <table:table-cell table:style-name="ce213" table:content-validation-name="val20" office:value-type="string" calcext:value-type="string">
            <text:p>§</text:p>
          </table:table-cell>
          <table:table-cell table:style-name="ce215" table:content-validation-name="val21"/>
          <table:table-cell table:style-name="ce225" table:content-validation-name="val1" office:value-type="string" calcext:value-type="string">
            <text:p>3. apply new rules for conditional formatting.</text:p>
          </table:table-cell>
          <table:table-cell table:style-name="ce230" table:number-columns-repeated="2"/>
          <table:table-cell table:style-name="ce23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Upgrade Head</text:p>
          </table:table-cell>
          <table:table-cell table:style-name="ce175" table:content-validation-name="val4"/>
          <table:table-cell table:style-name="ce179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83" table:content-validation-name="val7"/>
          <table:table-cell table:style-name="ce185" table:content-validation-name="val8" office:value-type="string" calcext:value-type="string">
            <text:p>§</text:p>
          </table:table-cell>
          <table:table-cell table:style-name="ce187" table:content-validation-name="val9"/>
          <table:table-cell table:style-name="ce190" table:content-validation-name="val10"/>
          <table:table-cell table:style-name="ce192" table:content-validation-name="val11"/>
          <table:table-cell table:style-name="ce194" table:content-validation-name="val12"/>
          <table:table-cell table:style-name="ce197" table:content-validation-name="val13"/>
          <table:table-cell table:style-name="ce200" table:content-validation-name="val14"/>
          <table:table-cell table:style-name="ce203" table:content-validation-name="val15"/>
          <table:table-cell table:style-name="ce205" table:content-validation-name="val16"/>
          <table:table-cell table:style-name="ce207" table:content-validation-name="val17"/>
          <table:table-cell table:style-name="ce209" table:content-validation-name="val18"/>
          <table:table-cell table:style-name="ce211" table:content-validation-name="val19"/>
          <table:table-cell table:style-name="ce213" table:content-validation-name="val20" office:value-type="string" calcext:value-type="string">
            <text:p>§</text:p>
          </table:table-cell>
          <table:table-cell table:style-name="ce215" table:content-validation-name="val21"/>
          <table:table-cell table:style-name="ce226" table:content-validation-name="val1"/>
          <table:table-cell table:style-name="ce230" table:number-columns-repeated="2"/>
          <table:table-cell table:style-name="ce23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Fall</text:p>
          </table:table-cell>
          <table:table-cell table:style-name="ce175" table:content-validation-name="val4"/>
          <table:table-cell table:style-name="ce179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83" table:content-validation-name="val7"/>
          <table:table-cell table:style-name="ce185" table:content-validation-name="val8" office:value-type="string" calcext:value-type="string">
            <text:p>§</text:p>
          </table:table-cell>
          <table:table-cell table:style-name="ce187" table:content-validation-name="val9"/>
          <table:table-cell table:style-name="ce190" table:content-validation-name="val10"/>
          <table:table-cell table:style-name="ce192" table:content-validation-name="val11"/>
          <table:table-cell table:style-name="ce194" table:content-validation-name="val12"/>
          <table:table-cell table:style-name="ce197" table:content-validation-name="val13"/>
          <table:table-cell table:style-name="ce200" table:content-validation-name="val14"/>
          <table:table-cell table:style-name="ce203" table:content-validation-name="val15"/>
          <table:table-cell table:style-name="ce205" table:content-validation-name="val16"/>
          <table:table-cell table:style-name="ce207" table:content-validation-name="val17"/>
          <table:table-cell table:style-name="ce209" table:content-validation-name="val18"/>
          <table:table-cell table:style-name="ce211" table:content-validation-name="val19"/>
          <table:table-cell table:style-name="ce213" table:content-validation-name="val20" office:value-type="string" calcext:value-type="string">
            <text:p>§</text:p>
          </table:table-cell>
          <table:table-cell table:style-name="ce215" table:content-validation-name="val21"/>
          <table:table-cell table:style-name="ce226" table:content-validation-name="val1"/>
          <table:table-cell table:style-name="ce230" table:number-columns-repeated="2"/>
          <table:table-cell table:style-name="ce23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Landing</text:p>
          </table:table-cell>
          <table:table-cell table:style-name="ce175" table:content-validation-name="val4"/>
          <table:table-cell table:style-name="ce179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83" table:content-validation-name="val7"/>
          <table:table-cell table:style-name="ce185" table:content-validation-name="val8" office:value-type="string" calcext:value-type="string">
            <text:p>§</text:p>
          </table:table-cell>
          <table:table-cell table:style-name="ce187" table:content-validation-name="val9"/>
          <table:table-cell table:style-name="ce190" table:content-validation-name="val10"/>
          <table:table-cell table:style-name="ce192" table:content-validation-name="val11"/>
          <table:table-cell table:style-name="ce194" table:content-validation-name="val12"/>
          <table:table-cell table:style-name="ce197" table:content-validation-name="val13"/>
          <table:table-cell table:style-name="ce200" table:content-validation-name="val14"/>
          <table:table-cell table:style-name="ce203" table:content-validation-name="val15"/>
          <table:table-cell table:style-name="ce205" table:content-validation-name="val16"/>
          <table:table-cell table:style-name="ce207" table:content-validation-name="val17"/>
          <table:table-cell table:style-name="ce209" table:content-validation-name="val18"/>
          <table:table-cell table:style-name="ce211" table:content-validation-name="val19"/>
          <table:table-cell table:style-name="ce213" table:content-validation-name="val20" office:value-type="string" calcext:value-type="string">
            <text:p>§</text:p>
          </table:table-cell>
          <table:table-cell table:style-name="ce215" table:content-validation-name="val21"/>
          <table:table-cell table:style-name="ce227" table:content-validation-name="val1" office:value-type="string" calcext:value-type="string">
            <text:p>”Generate both inputs + variations for an animation”</text:p>
          </table:table-cell>
          <table:table-cell table:style-name="ce230" table:number-columns-repeated="2"/>
          <table:table-cell table:style-name="ce23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Hang From Ledge</text:p>
          </table:table-cell>
          <table:table-cell table:style-name="ce175" table:content-validation-name="val4"/>
          <table:table-cell table:style-name="ce179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83" table:content-validation-name="val7"/>
          <table:table-cell table:style-name="ce185" table:content-validation-name="val8" office:value-type="string" calcext:value-type="string">
            <text:p>§</text:p>
          </table:table-cell>
          <table:table-cell table:style-name="ce187" table:content-validation-name="val9"/>
          <table:table-cell table:style-name="ce190" table:content-validation-name="val10"/>
          <table:table-cell table:style-name="ce192" table:content-validation-name="val11"/>
          <table:table-cell table:style-name="ce194" table:content-validation-name="val12"/>
          <table:table-cell table:style-name="ce197" table:content-validation-name="val13"/>
          <table:table-cell table:style-name="ce200" table:content-validation-name="val14"/>
          <table:table-cell table:style-name="ce203" table:content-validation-name="val15"/>
          <table:table-cell table:style-name="ce205" table:content-validation-name="val16"/>
          <table:table-cell table:style-name="ce207" table:content-validation-name="val17"/>
          <table:table-cell table:style-name="ce209" table:content-validation-name="val18"/>
          <table:table-cell table:style-name="ce211" table:content-validation-name="val19"/>
          <table:table-cell table:style-name="ce213" table:content-validation-name="val20" office:value-type="string" calcext:value-type="string">
            <text:p>§</text:p>
          </table:table-cell>
          <table:table-cell table:style-name="ce215" table:content-validation-name="val21"/>
          <table:table-cell table:style-name="ce226" table:content-validation-name="val1"/>
          <table:table-cell table:style-name="ce230" table:number-columns-repeated="2"/>
          <table:table-cell table:style-name="ce23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Water</text:p>
          </table:table-cell>
          <table:table-cell table:style-name="ce175" table:content-validation-name="val4"/>
          <table:table-cell table:style-name="ce179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83" table:content-validation-name="val7"/>
          <table:table-cell table:style-name="ce185" table:content-validation-name="val8" office:value-type="string" calcext:value-type="string">
            <text:p>§</text:p>
          </table:table-cell>
          <table:table-cell table:style-name="ce187" table:content-validation-name="val9"/>
          <table:table-cell table:style-name="ce190" table:content-validation-name="val10"/>
          <table:table-cell table:style-name="ce192" table:content-validation-name="val11"/>
          <table:table-cell table:style-name="ce194" table:content-validation-name="val12"/>
          <table:table-cell table:style-name="ce197" table:content-validation-name="val13"/>
          <table:table-cell table:style-name="ce200" table:content-validation-name="val14"/>
          <table:table-cell table:style-name="ce203" table:content-validation-name="val15"/>
          <table:table-cell table:style-name="ce205" table:content-validation-name="val16"/>
          <table:table-cell table:style-name="ce207" table:content-validation-name="val17"/>
          <table:table-cell table:style-name="ce209" table:content-validation-name="val18"/>
          <table:table-cell table:style-name="ce211" table:content-validation-name="val19"/>
          <table:table-cell table:style-name="ce213" table:content-validation-name="val20" office:value-type="string" calcext:value-type="string">
            <text:p>§</text:p>
          </table:table-cell>
          <table:table-cell table:style-name="ce215" table:content-validation-name="val21"/>
          <table:table-cell table:style-name="ce226" table:content-validation-name="val1" office:value-type="string" calcext:value-type="string">
            <text:p>a combination of the above.</text:p>
          </table:table-cell>
          <table:table-cell table:style-name="ce230" table:number-columns-repeated="2"/>
          <table:table-cell table:style-name="ce23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Rope</text:p>
          </table:table-cell>
          <table:table-cell table:style-name="ce175" table:content-validation-name="val4"/>
          <table:table-cell table:style-name="ce179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83" table:content-validation-name="val7"/>
          <table:table-cell table:style-name="ce185" table:content-validation-name="val8" office:value-type="string" calcext:value-type="string">
            <text:p>§</text:p>
          </table:table-cell>
          <table:table-cell table:style-name="ce187" table:content-validation-name="val9"/>
          <table:table-cell table:style-name="ce190" table:content-validation-name="val10"/>
          <table:table-cell table:style-name="ce192" table:content-validation-name="val11"/>
          <table:table-cell table:style-name="ce194" table:content-validation-name="val12"/>
          <table:table-cell table:style-name="ce197" table:content-validation-name="val13"/>
          <table:table-cell table:style-name="ce200" table:content-validation-name="val14"/>
          <table:table-cell table:style-name="ce203" table:content-validation-name="val15"/>
          <table:table-cell table:style-name="ce205" table:content-validation-name="val16"/>
          <table:table-cell table:style-name="ce207" table:content-validation-name="val17"/>
          <table:table-cell table:style-name="ce209" table:content-validation-name="val18"/>
          <table:table-cell table:style-name="ce211" table:content-validation-name="val19"/>
          <table:table-cell table:style-name="ce213" table:content-validation-name="val20" office:value-type="string" calcext:value-type="string">
            <text:p>§</text:p>
          </table:table-cell>
          <table:table-cell table:style-name="ce215" table:content-validation-name="val21"/>
          <table:table-cell table:style-name="ce226" table:content-validation-name="val1"/>
          <table:table-cell table:style-name="ce230" table:number-columns-repeated="2"/>
          <table:table-cell table:style-name="ce23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Shimmy</text:p>
          </table:table-cell>
          <table:table-cell table:style-name="ce175" table:content-validation-name="val4"/>
          <table:table-cell table:style-name="ce179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83" table:content-validation-name="val7"/>
          <table:table-cell table:style-name="ce185" table:content-validation-name="val8" office:value-type="string" calcext:value-type="string">
            <text:p>§</text:p>
          </table:table-cell>
          <table:table-cell table:style-name="ce187" table:content-validation-name="val9"/>
          <table:table-cell table:style-name="ce190" table:content-validation-name="val10"/>
          <table:table-cell table:style-name="ce192" table:content-validation-name="val11"/>
          <table:table-cell table:style-name="ce194" table:content-validation-name="val12"/>
          <table:table-cell table:style-name="ce197" table:content-validation-name="val13"/>
          <table:table-cell table:style-name="ce200" table:content-validation-name="val14"/>
          <table:table-cell table:style-name="ce203" table:content-validation-name="val15"/>
          <table:table-cell table:style-name="ce205" table:content-validation-name="val16"/>
          <table:table-cell table:style-name="ce207" table:content-validation-name="val17"/>
          <table:table-cell table:style-name="ce209" table:content-validation-name="val18"/>
          <table:table-cell table:style-name="ce211" table:content-validation-name="val19"/>
          <table:table-cell table:style-name="ce213" table:content-validation-name="val20" office:value-type="string" calcext:value-type="string">
            <text:p>§</text:p>
          </table:table-cell>
          <table:table-cell table:style-name="ce215" table:content-validation-name="val21"/>
          <table:table-cell table:style-name="ce226" table:content-validation-name="val1"/>
          <table:table-cell table:style-name="ce230" table:number-columns-repeated="2"/>
          <table:table-cell table:style-name="ce23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6" office:value-type="string" calcext:value-type="string">
            <text:p>Hold X</text:p>
          </table:table-cell>
          <table:table-cell table:style-name="ce175" table:content-validation-name="val4"/>
          <table:table-cell table:style-name="ce179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83" table:content-validation-name="val7"/>
          <table:table-cell table:style-name="ce185" table:content-validation-name="val8" office:value-type="string" calcext:value-type="string">
            <text:p>§</text:p>
          </table:table-cell>
          <table:table-cell table:style-name="ce187" table:content-validation-name="val9"/>
          <table:table-cell table:style-name="ce190" table:content-validation-name="val10"/>
          <table:table-cell table:style-name="ce192" table:content-validation-name="val11"/>
          <table:table-cell table:style-name="ce194" table:content-validation-name="val12"/>
          <table:table-cell table:style-name="ce197" table:content-validation-name="val13"/>
          <table:table-cell table:style-name="ce200" table:content-validation-name="val14"/>
          <table:table-cell table:style-name="ce203" table:content-validation-name="val15"/>
          <table:table-cell table:style-name="ce205" table:content-validation-name="val16"/>
          <table:table-cell table:style-name="ce207" table:content-validation-name="val17"/>
          <table:table-cell table:style-name="ce209" table:content-validation-name="val18"/>
          <table:table-cell table:style-name="ce211" table:content-validation-name="val19"/>
          <table:table-cell table:style-name="ce213" table:content-validation-name="val20" office:value-type="string" calcext:value-type="string">
            <text:p>§</text:p>
          </table:table-cell>
          <table:table-cell table:style-name="ce215" table:content-validation-name="val21"/>
          <table:table-cell table:style-name="ce227" table:content-validation-name="val1" office:value-type="string" calcext:value-type="string">
            <text:p>”Generate both inputs + variations for all animations + add conditional formatting”</text:p>
          </table:table-cell>
          <table:table-cell table:style-name="ce230" table:number-columns-repeated="2"/>
          <table:table-cell table:style-name="ce23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6" office:value-type="string" calcext:value-type="string">
            <text:p>Hold S</text:p>
          </table:table-cell>
          <table:table-cell table:style-name="ce175" table:content-validation-name="val4"/>
          <table:table-cell table:style-name="ce179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83" table:content-validation-name="val7"/>
          <table:table-cell table:style-name="ce185" table:content-validation-name="val8" office:value-type="string" calcext:value-type="string">
            <text:p>§</text:p>
          </table:table-cell>
          <table:table-cell table:style-name="ce187" table:content-validation-name="val9"/>
          <table:table-cell table:style-name="ce190" table:content-validation-name="val10"/>
          <table:table-cell table:style-name="ce192" table:content-validation-name="val11"/>
          <table:table-cell table:style-name="ce194" table:content-validation-name="val12"/>
          <table:table-cell table:style-name="ce197" table:content-validation-name="val13"/>
          <table:table-cell table:style-name="ce200" table:content-validation-name="val14"/>
          <table:table-cell table:style-name="ce203" table:content-validation-name="val15"/>
          <table:table-cell table:style-name="ce205" table:content-validation-name="val16"/>
          <table:table-cell table:style-name="ce207" table:content-validation-name="val17"/>
          <table:table-cell table:style-name="ce209" table:content-validation-name="val18"/>
          <table:table-cell table:style-name="ce211" table:content-validation-name="val19"/>
          <table:table-cell table:style-name="ce213" table:content-validation-name="val20" office:value-type="string" calcext:value-type="string">
            <text:p>§</text:p>
          </table:table-cell>
          <table:table-cell table:style-name="ce215" table:content-validation-name="val21"/>
          <table:table-cell table:style-name="ce226" table:content-validation-name="val1"/>
          <table:table-cell table:style-name="ce230" table:number-columns-repeated="2"/>
          <table:table-cell table:style-name="ce23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6" office:value-type="string" calcext:value-type="string">
            <text:p>Hold T</text:p>
          </table:table-cell>
          <table:table-cell table:style-name="ce175" table:content-validation-name="val4"/>
          <table:table-cell table:style-name="ce179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83" table:content-validation-name="val7"/>
          <table:table-cell table:style-name="ce185" table:content-validation-name="val8" office:value-type="string" calcext:value-type="string">
            <text:p>§</text:p>
          </table:table-cell>
          <table:table-cell table:style-name="ce187" table:content-validation-name="val9"/>
          <table:table-cell table:style-name="ce190" table:content-validation-name="val10"/>
          <table:table-cell table:style-name="ce192" table:content-validation-name="val11"/>
          <table:table-cell table:style-name="ce194" table:content-validation-name="val12"/>
          <table:table-cell table:style-name="ce197" table:content-validation-name="val13"/>
          <table:table-cell table:style-name="ce200" table:content-validation-name="val14"/>
          <table:table-cell table:style-name="ce203" table:content-validation-name="val15"/>
          <table:table-cell table:style-name="ce205" table:content-validation-name="val16"/>
          <table:table-cell table:style-name="ce207" table:content-validation-name="val17"/>
          <table:table-cell table:style-name="ce209" table:content-validation-name="val18"/>
          <table:table-cell table:style-name="ce211" table:content-validation-name="val19"/>
          <table:table-cell table:style-name="ce213" table:content-validation-name="val20" office:value-type="string" calcext:value-type="string">
            <text:p>§</text:p>
          </table:table-cell>
          <table:table-cell table:style-name="ce215" table:content-validation-name="val21"/>
          <table:table-cell table:style-name="ce225" table:content-validation-name="val1" office:value-type="string" calcext:value-type="string">
            <text:p>a combination of the above for all possible animations that are listed in Master Animation List. Should generate or update a whole ready-to-use list of animations automatically based on established rules.</text:p>
          </table:table-cell>
          <table:table-cell table:style-name="ce230" table:number-columns-repeated="2"/>
          <table:table-cell table:style-name="ce23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6" office:value-type="string" calcext:value-type="string">
            <text:p>Hold O</text:p>
          </table:table-cell>
          <table:table-cell table:style-name="ce175" table:content-validation-name="val4"/>
          <table:table-cell table:style-name="ce179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83" table:content-validation-name="val7"/>
          <table:table-cell table:style-name="ce185" table:content-validation-name="val8" office:value-type="string" calcext:value-type="string">
            <text:p>§</text:p>
          </table:table-cell>
          <table:table-cell table:style-name="ce187" table:content-validation-name="val9"/>
          <table:table-cell table:style-name="ce190" table:content-validation-name="val10"/>
          <table:table-cell table:style-name="ce192" table:content-validation-name="val11"/>
          <table:table-cell table:style-name="ce194" table:content-validation-name="val12"/>
          <table:table-cell table:style-name="ce197" table:content-validation-name="val13"/>
          <table:table-cell table:style-name="ce200" table:content-validation-name="val14"/>
          <table:table-cell table:style-name="ce203" table:content-validation-name="val15"/>
          <table:table-cell table:style-name="ce205" table:content-validation-name="val16"/>
          <table:table-cell table:style-name="ce207" table:content-validation-name="val17"/>
          <table:table-cell table:style-name="ce209" table:content-validation-name="val18"/>
          <table:table-cell table:style-name="ce211" table:content-validation-name="val19"/>
          <table:table-cell table:style-name="ce213" table:content-validation-name="val20"/>
          <table:table-cell table:style-name="ce215" table:content-validation-name="val21"/>
          <table:table-cell table:style-name="ce228" table:content-validation-name="val1"/>
          <table:table-cell table:style-name="ce230" table:number-columns-repeated="2"/>
          <table:table-cell table:style-name="ce232" table:number-columns-repeated="8"/>
          <table:table-cell table:number-columns-repeated="866"/>
        </table:table-row>
        <table:table-row table:style-name="ro2">
          <table:table-cell table:number-columns-repeated="2"/>
          <table:table-cell table:style-name="ce77"/>
          <table:table-cell table:style-name="ce175" table:content-validation-name="val4"/>
          <table:table-cell table:style-name="ce179" table:content-validation-name="val5"/>
          <table:table-cell table:style-name="ce181" table:content-validation-name="val6"/>
          <table:table-cell table:style-name="ce183" table:content-validation-name="val7"/>
          <table:table-cell table:style-name="ce185" table:content-validation-name="val8"/>
          <table:table-cell table:style-name="ce187" table:content-validation-name="val9"/>
          <table:table-cell table:style-name="ce190" table:content-validation-name="val10"/>
          <table:table-cell table:style-name="ce192" table:content-validation-name="val11"/>
          <table:table-cell table:style-name="ce194" table:content-validation-name="val12"/>
          <table:table-cell table:style-name="ce197" table:content-validation-name="val13"/>
          <table:table-cell table:style-name="ce200" table:content-validation-name="val14"/>
          <table:table-cell table:style-name="ce203" table:content-validation-name="val15"/>
          <table:table-cell table:style-name="ce205" table:content-validation-name="val16"/>
          <table:table-cell table:style-name="ce207" table:content-validation-name="val17"/>
          <table:table-cell table:style-name="ce209" table:content-validation-name="val18"/>
          <table:table-cell table:style-name="ce211" table:content-validation-name="val19"/>
          <table:table-cell table:style-name="ce213" table:content-validation-name="val20"/>
          <table:table-cell table:style-name="ce215" table:content-validation-name="val21"/>
          <table:table-cell table:style-name="ce228" table:content-validation-name="val1"/>
          <table:table-cell table:style-name="ce230" table:number-columns-repeated="2"/>
          <table:table-cell table:style-name="ce23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74" office:value-type="string" calcext:value-type="string">
            <text:p>Letting go of input</text:p>
          </table:table-cell>
          <table:table-cell table:style-name="ce174" table:content-validation-name="val4"/>
          <table:table-cell table:style-name="ce176" table:content-validation-name="val5"/>
          <table:table-cell table:style-name="ce180" table:content-validation-name="val6"/>
          <table:table-cell table:style-name="ce182" table:content-validation-name="val7"/>
          <table:table-cell table:style-name="ce184" table:content-validation-name="val8"/>
          <table:table-cell table:style-name="ce186" table:content-validation-name="val9"/>
          <table:table-cell table:style-name="ce188" table:content-validation-name="val10"/>
          <table:table-cell table:style-name="ce191" table:content-validation-name="val11"/>
          <table:table-cell table:style-name="ce193" table:content-validation-name="val12"/>
          <table:table-cell table:style-name="ce195" table:content-validation-name="val13"/>
          <table:table-cell table:style-name="ce198" table:content-validation-name="val14"/>
          <table:table-cell table:style-name="ce201" table:content-validation-name="val15"/>
          <table:table-cell table:style-name="ce204" table:content-validation-name="val16"/>
          <table:table-cell table:style-name="ce206" table:content-validation-name="val17"/>
          <table:table-cell table:style-name="ce208" table:content-validation-name="val18"/>
          <table:table-cell table:style-name="ce210" table:content-validation-name="val19"/>
          <table:table-cell table:style-name="ce212" table:content-validation-name="val20"/>
          <table:table-cell table:style-name="ce214" table:content-validation-name="val21"/>
          <table:table-cell table:style-name="ce221" table:content-validation-name="val1"/>
          <table:table-cell table:style-name="ce229" table:number-columns-repeated="2"/>
          <table:table-cell table:style-name="ce23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74" office:value-type="string" calcext:value-type="string">
            <text:p>Move</text:p>
          </table:table-cell>
          <table:table-cell table:style-name="ce173" table:content-validation-name="val4"/>
          <table:table-cell table:style-name="ce176" table:content-validation-name="val5"/>
          <table:table-cell table:style-name="ce180" table:content-validation-name="val6"/>
          <table:table-cell table:style-name="ce182" table:content-validation-name="val7"/>
          <table:table-cell table:style-name="ce184" table:content-validation-name="val8"/>
          <table:table-cell table:style-name="ce186" table:content-validation-name="val9"/>
          <table:table-cell table:style-name="ce188" table:content-validation-name="val10"/>
          <table:table-cell table:style-name="ce191" table:content-validation-name="val11"/>
          <table:table-cell table:style-name="ce193" table:content-validation-name="val12"/>
          <table:table-cell table:style-name="ce195" table:content-validation-name="val13"/>
          <table:table-cell table:style-name="ce198" table:content-validation-name="val14"/>
          <table:table-cell table:style-name="ce201" table:content-validation-name="val15"/>
          <table:table-cell table:style-name="ce204" table:content-validation-name="val16"/>
          <table:table-cell table:style-name="ce206" table:content-validation-name="val17"/>
          <table:table-cell table:style-name="ce208" table:content-validation-name="val18"/>
          <table:table-cell table:style-name="ce210" table:content-validation-name="val19"/>
          <table:table-cell table:style-name="ce212" table:content-validation-name="val20"/>
          <table:table-cell table:style-name="ce214" table:content-validation-name="val21"/>
          <table:table-cell table:style-name="ce221" table:content-validation-name="val1"/>
          <table:table-cell table:style-name="ce229" table:number-columns-repeated="2"/>
          <table:table-cell table:style-name="ce23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74" office:value-type="string" calcext:value-type="string">
            <text:p>Rush</text:p>
          </table:table-cell>
          <table:table-cell table:style-name="ce173" table:content-validation-name="val4"/>
          <table:table-cell table:style-name="ce176" table:content-validation-name="val5"/>
          <table:table-cell table:style-name="ce180" table:content-validation-name="val6"/>
          <table:table-cell table:style-name="ce182" table:content-validation-name="val7"/>
          <table:table-cell table:style-name="ce184" table:content-validation-name="val8"/>
          <table:table-cell table:style-name="ce186" table:content-validation-name="val9"/>
          <table:table-cell table:style-name="ce188" table:content-validation-name="val10"/>
          <table:table-cell table:style-name="ce191" table:content-validation-name="val11"/>
          <table:table-cell table:style-name="ce193" table:content-validation-name="val12"/>
          <table:table-cell table:style-name="ce195" table:content-validation-name="val13"/>
          <table:table-cell table:style-name="ce198" table:content-validation-name="val14"/>
          <table:table-cell table:style-name="ce201" table:content-validation-name="val15"/>
          <table:table-cell table:style-name="ce204" table:content-validation-name="val16"/>
          <table:table-cell table:style-name="ce206" table:content-validation-name="val17"/>
          <table:table-cell table:style-name="ce208" table:content-validation-name="val18"/>
          <table:table-cell table:style-name="ce210" table:content-validation-name="val19"/>
          <table:table-cell table:style-name="ce212" table:content-validation-name="val20"/>
          <table:table-cell table:style-name="ce214" table:content-validation-name="val21"/>
          <table:table-cell table:style-name="ce221" table:content-validation-name="val1"/>
          <table:table-cell table:style-name="ce229" table:number-columns-repeated="2"/>
          <table:table-cell table:style-name="ce23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74" office:value-type="string" calcext:value-type="string">
            <text:p>Retry</text:p>
          </table:table-cell>
          <table:table-cell table:style-name="ce173" table:content-validation-name="val4"/>
          <table:table-cell table:style-name="ce176" table:content-validation-name="val5"/>
          <table:table-cell table:style-name="ce180" table:content-validation-name="val6"/>
          <table:table-cell table:style-name="ce182" table:content-validation-name="val7"/>
          <table:table-cell table:style-name="ce184" table:content-validation-name="val8"/>
          <table:table-cell table:style-name="ce186" table:content-validation-name="val9"/>
          <table:table-cell table:style-name="ce188" table:content-validation-name="val10"/>
          <table:table-cell table:style-name="ce191" table:content-validation-name="val11"/>
          <table:table-cell table:style-name="ce193" table:content-validation-name="val12"/>
          <table:table-cell table:style-name="ce195" table:content-validation-name="val13"/>
          <table:table-cell table:style-name="ce198" table:content-validation-name="val14"/>
          <table:table-cell table:style-name="ce201" table:content-validation-name="val15"/>
          <table:table-cell table:style-name="ce204" table:content-validation-name="val16"/>
          <table:table-cell table:style-name="ce206" table:content-validation-name="val17"/>
          <table:table-cell table:style-name="ce208" table:content-validation-name="val18"/>
          <table:table-cell table:style-name="ce210" table:content-validation-name="val19"/>
          <table:table-cell table:style-name="ce212" table:content-validation-name="val20"/>
          <table:table-cell table:style-name="ce214" table:content-validation-name="val21"/>
          <table:table-cell table:style-name="ce221" table:content-validation-name="val1"/>
          <table:table-cell table:style-name="ce229" table:number-columns-repeated="2"/>
          <table:table-cell table:style-name="ce23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74" office:value-type="string" calcext:value-type="string">
            <text:p>Upgrade Blades</text:p>
          </table:table-cell>
          <table:table-cell table:style-name="ce173" table:content-validation-name="val4"/>
          <table:table-cell table:style-name="ce176" table:content-validation-name="val5"/>
          <table:table-cell table:style-name="ce180" table:content-validation-name="val6"/>
          <table:table-cell table:style-name="ce182" table:content-validation-name="val7"/>
          <table:table-cell table:style-name="ce184" table:content-validation-name="val8"/>
          <table:table-cell table:style-name="ce186" table:content-validation-name="val9"/>
          <table:table-cell table:style-name="ce188" table:content-validation-name="val10"/>
          <table:table-cell table:style-name="ce191" table:content-validation-name="val11"/>
          <table:table-cell table:style-name="ce193" table:content-validation-name="val12"/>
          <table:table-cell table:style-name="ce195" table:content-validation-name="val13"/>
          <table:table-cell table:style-name="ce198" table:content-validation-name="val14"/>
          <table:table-cell table:style-name="ce201" table:content-validation-name="val15"/>
          <table:table-cell table:style-name="ce204" table:content-validation-name="val16"/>
          <table:table-cell table:style-name="ce206" table:content-validation-name="val17"/>
          <table:table-cell table:style-name="ce208" table:content-validation-name="val18"/>
          <table:table-cell table:style-name="ce210" table:content-validation-name="val19"/>
          <table:table-cell table:style-name="ce212" table:content-validation-name="val20"/>
          <table:table-cell table:style-name="ce214" table:content-validation-name="val21"/>
          <table:table-cell table:style-name="ce221" table:content-validation-name="val1"/>
          <table:table-cell table:style-name="ce229" table:number-columns-repeated="2"/>
          <table:table-cell table:style-name="ce23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74" office:value-type="string" calcext:value-type="string">
            <text:p>Upgrade Head</text:p>
          </table:table-cell>
          <table:table-cell table:style-name="ce173" table:content-validation-name="val4"/>
          <table:table-cell table:style-name="ce176" table:content-validation-name="val5"/>
          <table:table-cell table:style-name="ce180" table:content-validation-name="val6"/>
          <table:table-cell table:style-name="ce182" table:content-validation-name="val7"/>
          <table:table-cell table:style-name="ce184" table:content-validation-name="val8"/>
          <table:table-cell table:style-name="ce186" table:content-validation-name="val9"/>
          <table:table-cell table:style-name="ce188" table:content-validation-name="val10"/>
          <table:table-cell table:style-name="ce191" table:content-validation-name="val11"/>
          <table:table-cell table:style-name="ce193" table:content-validation-name="val12"/>
          <table:table-cell table:style-name="ce195" table:content-validation-name="val13"/>
          <table:table-cell table:style-name="ce198" table:content-validation-name="val14"/>
          <table:table-cell table:style-name="ce201" table:content-validation-name="val15"/>
          <table:table-cell table:style-name="ce204" table:content-validation-name="val16"/>
          <table:table-cell table:style-name="ce206" table:content-validation-name="val17"/>
          <table:table-cell table:style-name="ce208" table:content-validation-name="val18"/>
          <table:table-cell table:style-name="ce210" table:content-validation-name="val19"/>
          <table:table-cell table:style-name="ce212" table:content-validation-name="val20"/>
          <table:table-cell table:style-name="ce214" table:content-validation-name="val21"/>
          <table:table-cell table:style-name="ce221" table:content-validation-name="val1"/>
          <table:table-cell table:style-name="ce229" table:number-columns-repeated="2"/>
          <table:table-cell table:style-name="ce23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74" office:value-type="string" calcext:value-type="string">
            <text:p>Prompt 1</text:p>
          </table:table-cell>
          <table:table-cell table:style-name="ce173" table:content-validation-name="val4"/>
          <table:table-cell table:style-name="ce176" table:content-validation-name="val5"/>
          <table:table-cell table:style-name="ce180" table:content-validation-name="val6"/>
          <table:table-cell table:style-name="ce182" table:content-validation-name="val7"/>
          <table:table-cell table:style-name="ce184" table:content-validation-name="val8"/>
          <table:table-cell table:style-name="ce186" table:content-validation-name="val9"/>
          <table:table-cell table:style-name="ce188" table:content-validation-name="val10"/>
          <table:table-cell table:style-name="ce191" table:content-validation-name="val11"/>
          <table:table-cell table:style-name="ce193" table:content-validation-name="val12"/>
          <table:table-cell table:style-name="ce195" table:content-validation-name="val13"/>
          <table:table-cell table:style-name="ce198" table:content-validation-name="val14"/>
          <table:table-cell table:style-name="ce201" table:content-validation-name="val15"/>
          <table:table-cell table:style-name="ce204" table:content-validation-name="val16"/>
          <table:table-cell table:style-name="ce206" table:content-validation-name="val17"/>
          <table:table-cell table:style-name="ce208" table:content-validation-name="val18"/>
          <table:table-cell table:style-name="ce210" table:content-validation-name="val19"/>
          <table:table-cell table:style-name="ce212" table:content-validation-name="val20"/>
          <table:table-cell table:style-name="ce214" table:content-validation-name="val21"/>
          <table:table-cell table:style-name="ce221" table:content-validation-name="val1"/>
          <table:table-cell table:style-name="ce229" table:number-columns-repeated="2"/>
          <table:table-cell table:style-name="ce231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173" table:content-validation-name="val4"/>
          <table:table-cell table:style-name="ce176" table:content-validation-name="val5"/>
          <table:table-cell table:style-name="ce180" table:content-validation-name="val6"/>
          <table:table-cell table:style-name="ce182" table:content-validation-name="val7"/>
          <table:table-cell table:style-name="ce184" table:content-validation-name="val8"/>
          <table:table-cell table:style-name="ce186" table:content-validation-name="val9"/>
          <table:table-cell table:style-name="ce188" table:content-validation-name="val10"/>
          <table:table-cell table:style-name="ce191" table:content-validation-name="val11"/>
          <table:table-cell table:style-name="ce193" table:content-validation-name="val12"/>
          <table:table-cell table:style-name="ce195" table:content-validation-name="val13"/>
          <table:table-cell table:style-name="ce198" table:content-validation-name="val14"/>
          <table:table-cell table:style-name="ce201" table:content-validation-name="val15"/>
          <table:table-cell table:style-name="ce204" table:content-validation-name="val16"/>
          <table:table-cell table:style-name="ce206" table:content-validation-name="val17"/>
          <table:table-cell table:style-name="ce208" table:content-validation-name="val18"/>
          <table:table-cell table:style-name="ce210" table:content-validation-name="val19"/>
          <table:table-cell table:style-name="ce212" table:content-validation-name="val20"/>
          <table:table-cell table:style-name="ce214" table:content-validation-name="val21"/>
          <table:table-cell table:style-name="ce216" table:content-validation-name="val1"/>
          <table:table-cell table:style-name="ce229" table:number-columns-repeated="2"/>
          <table:table-cell table:style-name="ce231" table:number-columns-repeated="8"/>
          <table:table-cell table:number-columns-repeated="866"/>
        </table:table-row>
        <table:table-row table:style-name="ro2" table:number-rows-repeated="10">
          <table:table-cell table:number-columns-repeated="3"/>
          <table:table-cell table:style-name="ce173" table:content-validation-name="val4"/>
          <table:table-cell table:style-name="ce176" table:content-validation-name="val5"/>
          <table:table-cell table:style-name="ce180" table:content-validation-name="val6"/>
          <table:table-cell table:style-name="ce182" table:content-validation-name="val7"/>
          <table:table-cell table:style-name="ce184" table:content-validation-name="val8"/>
          <table:table-cell table:style-name="ce186" table:content-validation-name="val9"/>
          <table:table-cell table:style-name="ce188" table:content-validation-name="val10"/>
          <table:table-cell table:style-name="ce191" table:content-validation-name="val11"/>
          <table:table-cell table:style-name="ce193" table:content-validation-name="val12"/>
          <table:table-cell table:style-name="ce195" table:content-validation-name="val13"/>
          <table:table-cell table:style-name="ce198" table:content-validation-name="val14"/>
          <table:table-cell table:style-name="ce201" table:content-validation-name="val15"/>
          <table:table-cell table:style-name="ce204" table:content-validation-name="val16"/>
          <table:table-cell table:style-name="ce206" table:content-validation-name="val17"/>
          <table:table-cell table:style-name="ce208" table:content-validation-name="val18"/>
          <table:table-cell table:style-name="ce210" table:content-validation-name="val19"/>
          <table:table-cell table:style-name="ce212" table:content-validation-name="val20"/>
          <table:table-cell table:style-name="ce214" table:content-validation-name="val21"/>
          <table:table-cell table:content-validation-name="val1"/>
          <table:table-cell table:style-name="ce229" table:number-columns-repeated="2"/>
          <table:table-cell table:style-name="ce231" table:number-columns-repeated="8"/>
          <table:table-cell table:number-columns-repeated="866"/>
        </table:table-row>
        <table:table-row table:style-name="ro2" table:number-rows-repeated="40">
          <table:table-cell table:number-columns-repeated="3"/>
          <table:table-cell table:style-name="ce173" table:content-validation-name="val4"/>
          <table:table-cell table:style-name="ce176" table:content-validation-name="val5"/>
          <table:table-cell table:style-name="ce180" table:content-validation-name="val6"/>
          <table:table-cell table:style-name="ce182" table:content-validation-name="val7"/>
          <table:table-cell table:style-name="ce184" table:content-validation-name="val8"/>
          <table:table-cell table:style-name="ce186" table:content-validation-name="val9"/>
          <table:table-cell table:style-name="ce188" table:content-validation-name="val10"/>
          <table:table-cell table:style-name="ce191" table:content-validation-name="val11"/>
          <table:table-cell table:style-name="ce193" table:content-validation-name="val12"/>
          <table:table-cell table:style-name="ce195" table:content-validation-name="val13"/>
          <table:table-cell table:style-name="ce198" table:content-validation-name="val14"/>
          <table:table-cell table:style-name="ce201" table:content-validation-name="val15"/>
          <table:table-cell table:style-name="ce204" table:content-validation-name="val16"/>
          <table:table-cell table:style-name="ce206" table:content-validation-name="val17"/>
          <table:table-cell table:style-name="ce208" table:content-validation-name="val18"/>
          <table:table-cell table:style-name="ce210" table:content-validation-name="val19"/>
          <table:table-cell table:style-name="ce212" table:content-validation-name="val20"/>
          <table:table-cell table:style-name="ce214" table:content-validation-name="val21"/>
          <table:table-cell table:style-name="Default" table:content-validation-name="val1"/>
          <table:table-cell table:style-name="ce229" table:number-columns-repeated="2"/>
          <table:table-cell table:style-name="ce231" table:number-columns-repeated="8"/>
          <table:table-cell table:number-columns-repeated="866"/>
        </table:table-row>
        <table:table-row table:style-name="ro2" table:number-rows-repeated="13">
          <table:table-cell table:number-columns-repeated="3"/>
          <table:table-cell table:style-name="ce173" table:content-validation-name="val4"/>
          <table:table-cell table:style-name="ce176" table:content-validation-name="val5"/>
          <table:table-cell table:style-name="ce180" table:content-validation-name="val6"/>
          <table:table-cell table:style-name="ce182" table:content-validation-name="val7"/>
          <table:table-cell table:style-name="ce184" table:content-validation-name="val8"/>
          <table:table-cell table:style-name="ce186" table:content-validation-name="val9"/>
          <table:table-cell table:style-name="ce188" table:content-validation-name="val10"/>
          <table:table-cell table:style-name="ce191" table:content-validation-name="val11"/>
          <table:table-cell table:style-name="ce193" table:content-validation-name="val12"/>
          <table:table-cell table:style-name="ce195" table:content-validation-name="val13"/>
          <table:table-cell table:style-name="ce198" table:content-validation-name="val14"/>
          <table:table-cell table:style-name="ce201" table:content-validation-name="val15"/>
          <table:table-cell table:style-name="ce204" table:content-validation-name="val16"/>
          <table:table-cell table:style-name="ce206" table:content-validation-name="val17"/>
          <table:table-cell table:style-name="ce208" table:content-validation-name="val18"/>
          <table:table-cell table:style-name="ce210" table:content-validation-name="val19"/>
          <table:table-cell table:style-name="ce212" table:content-validation-name="val20"/>
          <table:table-cell table:style-name="ce214" table:content-validation-name="val21"/>
          <table:table-cell table:style-name="ce221" table:content-validation-name="val1"/>
          <table:table-cell table:style-name="ce229" table:number-columns-repeated="2"/>
          <table:table-cell table:style-name="ce231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173" table:content-validation-name="val4"/>
          <table:table-cell table:style-name="ce176" table:content-validation-name="val5"/>
          <table:table-cell table:style-name="ce180" table:content-validation-name="val6"/>
          <table:table-cell table:style-name="ce182" table:content-validation-name="val7"/>
          <table:table-cell table:style-name="ce184" table:content-validation-name="val8"/>
          <table:table-cell table:style-name="ce186" table:content-validation-name="val9"/>
          <table:table-cell table:style-name="ce188" table:content-validation-name="val10"/>
          <table:table-cell table:style-name="ce191" table:content-validation-name="val11"/>
          <table:table-cell table:style-name="ce193" table:content-validation-name="val12"/>
          <table:table-cell table:style-name="ce195" table:content-validation-name="val13"/>
          <table:table-cell table:style-name="ce198" table:content-validation-name="val14"/>
          <table:table-cell table:style-name="ce201" table:content-validation-name="val15"/>
          <table:table-cell table:style-name="ce204" table:content-validation-name="val16"/>
          <table:table-cell table:style-name="ce206" table:content-validation-name="val17"/>
          <table:table-cell table:style-name="ce208" table:content-validation-name="val18"/>
          <table:table-cell table:style-name="ce210" table:content-validation-name="val19"/>
          <table:table-cell table:style-name="ce212" table:content-validation-name="val20"/>
          <table:table-cell table:style-name="ce214" table:content-validation-name="val21"/>
          <table:table-cell table:style-name="ce216" table:content-validation-name="val1"/>
          <table:table-cell table:style-name="ce229" table:number-columns-repeated="2"/>
          <table:table-cell table:style-name="ce231" table:number-columns-repeated="8"/>
          <table:table-cell table:number-columns-repeated="866"/>
        </table:table-row>
        <table:table-row table:style-name="ro2" table:number-rows-repeated="44">
          <table:table-cell table:number-columns-repeated="3"/>
          <table:table-cell table:style-name="ce173" table:content-validation-name="val4"/>
          <table:table-cell table:style-name="ce176" table:content-validation-name="val5"/>
          <table:table-cell table:style-name="ce180" table:content-validation-name="val6"/>
          <table:table-cell table:style-name="ce182" table:content-validation-name="val7"/>
          <table:table-cell table:style-name="ce184" table:content-validation-name="val8"/>
          <table:table-cell table:style-name="ce186" table:content-validation-name="val9"/>
          <table:table-cell table:style-name="ce188" table:content-validation-name="val10"/>
          <table:table-cell table:style-name="ce191" table:content-validation-name="val11"/>
          <table:table-cell table:style-name="ce193" table:content-validation-name="val12"/>
          <table:table-cell table:style-name="ce195" table:content-validation-name="val13"/>
          <table:table-cell table:style-name="ce198" table:content-validation-name="val14"/>
          <table:table-cell table:style-name="ce201" table:content-validation-name="val15"/>
          <table:table-cell table:style-name="ce204" table:content-validation-name="val16"/>
          <table:table-cell table:style-name="ce206" table:content-validation-name="val17"/>
          <table:table-cell table:style-name="ce208" table:content-validation-name="val18"/>
          <table:table-cell table:style-name="ce210" table:content-validation-name="val19"/>
          <table:table-cell table:style-name="ce212" table:content-validation-name="val20"/>
          <table:table-cell table:style-name="ce214" table:content-validation-name="val21"/>
          <table:table-cell table:style-name="ce221" table:content-validation-name="val1"/>
          <table:table-cell table:style-name="ce229" table:number-columns-repeated="2"/>
          <table:table-cell table:style-name="ce231" table:number-columns-repeated="8"/>
          <table:table-cell table:number-columns-repeated="866"/>
        </table:table-row>
        <table:table-row table:style-name="ro2" table:number-rows-repeated="2000">
          <table:table-cell table:number-columns-repeated="3"/>
          <table:table-cell table:style-name="ce173" table:content-validation-name="val4"/>
          <table:table-cell table:style-name="ce176" table:content-validation-name="val5"/>
          <table:table-cell table:style-name="ce180" table:content-validation-name="val6"/>
          <table:table-cell table:style-name="ce182" table:content-validation-name="val7"/>
          <table:table-cell table:style-name="ce184" table:content-validation-name="val8"/>
          <table:table-cell table:style-name="ce186" table:content-validation-name="val9"/>
          <table:table-cell table:style-name="ce188" table:content-validation-name="val10"/>
          <table:table-cell table:style-name="ce191" table:content-validation-name="val11"/>
          <table:table-cell table:style-name="ce193" table:content-validation-name="val12"/>
          <table:table-cell table:style-name="ce195" table:content-validation-name="val13"/>
          <table:table-cell table:style-name="ce198" table:content-validation-name="val14"/>
          <table:table-cell table:style-name="ce201" table:content-validation-name="val15"/>
          <table:table-cell table:style-name="ce204" table:content-validation-name="val16"/>
          <table:table-cell table:style-name="ce206" table:content-validation-name="val17"/>
          <table:table-cell table:style-name="ce208" table:content-validation-name="val18"/>
          <table:table-cell table:style-name="ce210" table:content-validation-name="val19"/>
          <table:table-cell table:style-name="ce212" table:content-validation-name="val20"/>
          <table:table-cell table:style-name="ce214" table:content-validation-name="val21"/>
          <table:table-cell table:style-name="ce216" table:content-validation-name="val1"/>
          <table:table-cell table:style-name="ce229" table:number-columns-repeated="2"/>
          <table:table-cell table:style-name="ce231" table:number-columns-repeated="8"/>
          <table:table-cell table:number-columns-repeated="866"/>
        </table:table-row>
        <table:table-row table:style-name="ro2" table:number-rows-repeated="1046355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table:named-expressions>
          <table:named-range table:name="Attack_s1" table:base-cell-address="$'Details (Old)'.$A$3" table:cell-range-address="$'Details (Old)'.$A$3:.$A$65"/>
          <table:named-range table:name="Swim" table:base-cell-address="$'Details (Old)'.$A$94" table:cell-range-address="$'Details (Old)'.$A$99:.$A$105"/>
        </table:named-expressions>
        <calcext:conditional-formats>
          <calcext:conditional-format calcext:target-range-address="'Details (Old)'.Y2:'Details (Old)'.AF66 'Details (Old)'.Y99:'Details (Old)'.AF2220 'Details (Old)'.G2:'Details (Old)'.R23 'Details (Old)'.G99:'Details (Old)'.R2220 'Details (Old)'.G24:'Details (Old)'.I24 'Details (Old)'.N24:'Details (Old)'.R24 'Details (Old)'.K24:'Details (Old)'.L24 'Details (Old)'.G25:'Details (Old)'.R66">
            <calcext:condition calcext:apply-style-name="Red bg" calcext:value="=&quot;Cancels&quot;" calcext:base-cell-address="'Details (Old)'.G2"/>
            <calcext:condition calcext:apply-style-name="Light orange bg" calcext:value="=&quot;Follows&quot;" calcext:base-cell-address="'Details (Old)'.G2"/>
            <calcext:condition calcext:apply-style-name="Yellow bg" calcext:value="=&quot;Buffers&quot;" calcext:base-cell-address="'Details (Old)'.G2"/>
            <calcext:condition calcext:apply-style-name="Light blue bg" calcext:value="=&quot;Mutual&quot;" calcext:base-cell-address="'Details (Old)'.G2"/>
            <calcext:condition calcext:apply-style-name="Green bg" calcext:value="=&quot;Special&quot;" calcext:base-cell-address="'Details (Old)'.G2"/>
            <calcext:condition calcext:apply-style-name="Blue bg" calcext:value="=&quot;Prereq&quot;" calcext:base-cell-address="'Details (Old)'.G2"/>
            <calcext:condition calcext:apply-style-name="Light gray bg" calcext:value="=&quot;Impossible?&quot;" calcext:base-cell-address="'Details (Old)'.G2"/>
            <calcext:condition calcext:apply-style-name="Dark gray bg" calcext:value="=&quot;§§§&quot;" calcext:base-cell-address="'Details (Old)'.G2"/>
            <calcext:condition calcext:apply-style-name="Dark gray bg" calcext:value="contains-text(&quot;!!&quot;)" calcext:base-cell-address="'Details (Old)'.G2"/>
            <calcext:condition calcext:apply-style-name="Purple bg" calcext:value="=&quot;???&quot;" calcext:base-cell-address="'Details (Old)'.G2"/>
            <calcext:condition calcext:apply-style-name="Light gray bg" calcext:value="=&quot;No effect&quot;" calcext:base-cell-address="'Details (Old)'.G2"/>
          </calcext:conditional-format>
          <calcext:conditional-format calcext:target-range-address="'Details (Old)'.J24:'Details (Old)'.J24">
            <calcext:condition calcext:apply-style-name="Red bg" calcext:value="=&quot;Cancels&quot;" calcext:base-cell-address="'Details (Old)'.J24"/>
            <calcext:condition calcext:apply-style-name="Light orange bg" calcext:value="=&quot;Follows&quot;" calcext:base-cell-address="'Details (Old)'.J24"/>
            <calcext:condition calcext:apply-style-name="Yellow bg" calcext:value="=&quot;Buffers&quot;" calcext:base-cell-address="'Details (Old)'.J24"/>
            <calcext:condition calcext:apply-style-name="Light blue bg" calcext:value="=&quot;Mutual&quot;" calcext:base-cell-address="'Details (Old)'.J24"/>
            <calcext:condition calcext:apply-style-name="Green bg" calcext:value="=&quot;Special&quot;" calcext:base-cell-address="'Details (Old)'.J24"/>
            <calcext:condition calcext:apply-style-name="Blue bg" calcext:value="=&quot;Prereq&quot;" calcext:base-cell-address="'Details (Old)'.J24"/>
            <calcext:condition calcext:apply-style-name="Light gray bg" calcext:value="=&quot;Impossible?&quot;" calcext:base-cell-address="'Details (Old)'.J24"/>
            <calcext:condition calcext:apply-style-name="Dark gray bg" calcext:value="=&quot;§§§&quot;" calcext:base-cell-address="'Details (Old)'.J24"/>
            <calcext:condition calcext:apply-style-name="Dark gray bg" calcext:value="contains-text(&quot;!!&quot;)" calcext:base-cell-address="'Details (Old)'.J24"/>
            <calcext:condition calcext:apply-style-name="Purple bg" calcext:value="=&quot;???&quot;" calcext:base-cell-address="'Details (Old)'.J24"/>
            <calcext:condition calcext:apply-style-name="Light gray bg" calcext:value="=&quot;No effect&quot;" calcext:base-cell-address="'Details (Old)'.J24"/>
          </calcext:conditional-format>
          <calcext:conditional-format calcext:target-range-address="'Details (Old)'.M24:'Details (Old)'.M24">
            <calcext:condition calcext:apply-style-name="Red bg" calcext:value="=&quot;Cancels&quot;" calcext:base-cell-address="'Details (Old)'.M24"/>
            <calcext:condition calcext:apply-style-name="Light orange bg" calcext:value="=&quot;Follows&quot;" calcext:base-cell-address="'Details (Old)'.M24"/>
            <calcext:condition calcext:apply-style-name="Yellow bg" calcext:value="=&quot;Buffers&quot;" calcext:base-cell-address="'Details (Old)'.M24"/>
            <calcext:condition calcext:apply-style-name="Light blue bg" calcext:value="=&quot;Mutual&quot;" calcext:base-cell-address="'Details (Old)'.M24"/>
            <calcext:condition calcext:apply-style-name="Green bg" calcext:value="=&quot;Special&quot;" calcext:base-cell-address="'Details (Old)'.M24"/>
            <calcext:condition calcext:apply-style-name="Blue bg" calcext:value="=&quot;Prereq&quot;" calcext:base-cell-address="'Details (Old)'.M24"/>
            <calcext:condition calcext:apply-style-name="Light gray bg" calcext:value="=&quot;Impossible?&quot;" calcext:base-cell-address="'Details (Old)'.M24"/>
            <calcext:condition calcext:apply-style-name="Dark gray bg" calcext:value="=&quot;§§§&quot;" calcext:base-cell-address="'Details (Old)'.M24"/>
            <calcext:condition calcext:apply-style-name="Dark gray bg" calcext:value="contains-text(&quot;!!&quot;)" calcext:base-cell-address="'Details (Old)'.M24"/>
            <calcext:condition calcext:apply-style-name="Purple bg" calcext:value="=&quot;???&quot;" calcext:base-cell-address="'Details (Old)'.M24"/>
            <calcext:condition calcext:apply-style-name="Light gray bg" calcext:value="=&quot;No effect&quot;" calcext:base-cell-address="'Details (Old)'.M24"/>
          </calcext:conditional-format>
          <calcext:conditional-format calcext:target-range-address="'Details (Old)'.D2:'Details (Old)'.F15 'Details (Old)'.E99:'Details (Old)'.F2220 'Details (Old)'.D16:'Details (Old)'.D34 'Details (Old)'.F16:'Details (Old)'.F17 'Details (Old)'.D100:'Details (Old)'.D2220 'Details (Old)'.E18:'Details (Old)'.F66">
            <calcext:condition calcext:apply-style-name="Red bg" calcext:value="=&quot;Cancels&quot;" calcext:base-cell-address="'Details (Old)'.D2"/>
            <calcext:condition calcext:apply-style-name="Light orange bg" calcext:value="=&quot;Follows&quot;" calcext:base-cell-address="'Details (Old)'.D2"/>
            <calcext:condition calcext:apply-style-name="Yellow bg" calcext:value="=&quot;Buffers&quot;" calcext:base-cell-address="'Details (Old)'.D2"/>
            <calcext:condition calcext:apply-style-name="Light blue bg" calcext:value="=&quot;Mutual&quot;" calcext:base-cell-address="'Details (Old)'.D2"/>
            <calcext:condition calcext:apply-style-name="Green bg" calcext:value="=&quot;Special&quot;" calcext:base-cell-address="'Details (Old)'.D2"/>
            <calcext:condition calcext:apply-style-name="Blue bg" calcext:value="=&quot;Prereq&quot;" calcext:base-cell-address="'Details (Old)'.D2"/>
            <calcext:condition calcext:apply-style-name="Light gray bg" calcext:value="=&quot;Impossible?&quot;" calcext:base-cell-address="'Details (Old)'.D2"/>
            <calcext:condition calcext:apply-style-name="Dark gray bg" calcext:value="=&quot;§§§&quot;" calcext:base-cell-address="'Details (Old)'.D2"/>
            <calcext:condition calcext:apply-style-name="Dark gray bg" calcext:value="contains-text(&quot;!!&quot;)" calcext:base-cell-address="'Details (Old)'.D2"/>
            <calcext:condition calcext:apply-style-name="Purple bg" calcext:value="=&quot;???&quot;" calcext:base-cell-address="'Details (Old)'.D2"/>
            <calcext:condition calcext:apply-style-name="Light gray bg" calcext:value="=&quot;No effect&quot;" calcext:base-cell-address="'Details (Old)'.D2"/>
          </calcext:conditional-format>
          <calcext:conditional-format calcext:target-range-address="'Details (Old)'.S2:'Details (Old)'.X3 'Details (Old)'.S160:'Details (Old)'.X2220 'Details (Old)'.S110:'Details (Old)'.U159 'Details (Old)'.W110:'Details (Old)'.X159 'Details (Old)'.S99:'Details (Old)'.X109 'Details (Old)'.W4:'Details (Old)'.X34 'Details (Old)'.S4:'Details (Old)'.U34 'Details (Old)'.S35:'Details (Old)'.X66">
            <calcext:condition calcext:apply-style-name="Red bg" calcext:value="=&quot;Cancels&quot;" calcext:base-cell-address="'Details (Old)'.S2"/>
            <calcext:condition calcext:apply-style-name="Light orange bg" calcext:value="=&quot;Follows&quot;" calcext:base-cell-address="'Details (Old)'.S2"/>
            <calcext:condition calcext:apply-style-name="Yellow bg" calcext:value="=&quot;Buffers&quot;" calcext:base-cell-address="'Details (Old)'.S2"/>
            <calcext:condition calcext:apply-style-name="Light blue bg" calcext:value="=&quot;Mutual&quot;" calcext:base-cell-address="'Details (Old)'.S2"/>
            <calcext:condition calcext:apply-style-name="Green bg" calcext:value="=&quot;Special&quot;" calcext:base-cell-address="'Details (Old)'.S2"/>
            <calcext:condition calcext:apply-style-name="Blue bg" calcext:value="=&quot;Prereq&quot;" calcext:base-cell-address="'Details (Old)'.S2"/>
            <calcext:condition calcext:apply-style-name="Light gray bg" calcext:value="=&quot;Impossible?&quot;" calcext:base-cell-address="'Details (Old)'.S2"/>
            <calcext:condition calcext:apply-style-name="Dark gray bg" calcext:value="=&quot;§§§&quot;" calcext:base-cell-address="'Details (Old)'.S2"/>
            <calcext:condition calcext:apply-style-name="Dark gray bg" calcext:value="contains-text(&quot;!!&quot;)" calcext:base-cell-address="'Details (Old)'.S2"/>
            <calcext:condition calcext:apply-style-name="Purple bg" calcext:value="=&quot;???&quot;" calcext:base-cell-address="'Details (Old)'.S2"/>
            <calcext:condition calcext:apply-style-name="Light gray bg" calcext:value="=&quot;No effect&quot;" calcext:base-cell-address="'Details (Old)'.S2"/>
          </calcext:conditional-format>
          <calcext:conditional-format calcext:target-range-address="'Details (Old)'.V33:'Details (Old)'.V34 'Details (Old)'.V4:'Details (Old)'.V20 'Details (Old)'.V22:'Details (Old)'.V28">
            <calcext:condition calcext:apply-style-name="Red bg" calcext:value="=&quot;Cancels&quot;" calcext:base-cell-address="'Details (Old)'.V4"/>
            <calcext:condition calcext:apply-style-name="Light orange bg" calcext:value="=&quot;Follows&quot;" calcext:base-cell-address="'Details (Old)'.V4"/>
            <calcext:condition calcext:apply-style-name="Yellow bg" calcext:value="=&quot;Buffers&quot;" calcext:base-cell-address="'Details (Old)'.V4"/>
            <calcext:condition calcext:apply-style-name="Light blue bg" calcext:value="=&quot;Mutual&quot;" calcext:base-cell-address="'Details (Old)'.V4"/>
            <calcext:condition calcext:apply-style-name="Green bg" calcext:value="=&quot;Special&quot;" calcext:base-cell-address="'Details (Old)'.V4"/>
            <calcext:condition calcext:apply-style-name="Blue bg" calcext:value="=&quot;Prereq&quot;" calcext:base-cell-address="'Details (Old)'.V4"/>
            <calcext:condition calcext:apply-style-name="Light gray bg" calcext:value="=&quot;Impossible?&quot;" calcext:base-cell-address="'Details (Old)'.V4"/>
            <calcext:condition calcext:apply-style-name="Dark gray bg" calcext:value="=&quot;§§§&quot;" calcext:base-cell-address="'Details (Old)'.V4"/>
            <calcext:condition calcext:apply-style-name="Dark gray bg" calcext:value="contains-text(&quot;!!&quot;)" calcext:base-cell-address="'Details (Old)'.V4"/>
            <calcext:condition calcext:apply-style-name="Purple bg" calcext:value="=&quot;???&quot;" calcext:base-cell-address="'Details (Old)'.V4"/>
            <calcext:condition calcext:apply-style-name="Light gray bg" calcext:value="=&quot;No effect&quot;" calcext:base-cell-address="'Details (Old)'.V4"/>
          </calcext:conditional-format>
          <calcext:conditional-format calcext:target-range-address="'Details (Old)'.E16:'Details (Old)'.E16">
            <calcext:condition calcext:apply-style-name="Red bg" calcext:value="=&quot;Cancels&quot;" calcext:base-cell-address="'Details (Old)'.E16"/>
            <calcext:condition calcext:apply-style-name="Light orange bg" calcext:value="=&quot;Follows&quot;" calcext:base-cell-address="'Details (Old)'.E16"/>
            <calcext:condition calcext:apply-style-name="Yellow bg" calcext:value="=&quot;Buffers&quot;" calcext:base-cell-address="'Details (Old)'.E16"/>
            <calcext:condition calcext:apply-style-name="Light blue bg" calcext:value="=&quot;Mutual&quot;" calcext:base-cell-address="'Details (Old)'.E16"/>
            <calcext:condition calcext:apply-style-name="Green bg" calcext:value="=&quot;Special&quot;" calcext:base-cell-address="'Details (Old)'.E16"/>
            <calcext:condition calcext:apply-style-name="Blue bg" calcext:value="=&quot;Prereq&quot;" calcext:base-cell-address="'Details (Old)'.E16"/>
            <calcext:condition calcext:apply-style-name="Light gray bg" calcext:value="=&quot;Impossible?&quot;" calcext:base-cell-address="'Details (Old)'.E16"/>
            <calcext:condition calcext:apply-style-name="Dark gray bg" calcext:value="=&quot;§§§&quot;" calcext:base-cell-address="'Details (Old)'.E16"/>
            <calcext:condition calcext:apply-style-name="Dark gray bg" calcext:value="contains-text(&quot;!!&quot;)" calcext:base-cell-address="'Details (Old)'.E16"/>
            <calcext:condition calcext:apply-style-name="Purple bg" calcext:value="=&quot;???&quot;" calcext:base-cell-address="'Details (Old)'.E16"/>
            <calcext:condition calcext:apply-style-name="Light gray bg" calcext:value="=&quot;No effect&quot;" calcext:base-cell-address="'Details (Old)'.E16"/>
          </calcext:conditional-format>
          <calcext:conditional-format calcext:target-range-address="'Details (Old)'.E17:'Details (Old)'.E17">
            <calcext:condition calcext:apply-style-name="Red bg" calcext:value="=&quot;Cancels&quot;" calcext:base-cell-address="'Details (Old)'.E17"/>
            <calcext:condition calcext:apply-style-name="Light orange bg" calcext:value="=&quot;Follows&quot;" calcext:base-cell-address="'Details (Old)'.E17"/>
            <calcext:condition calcext:apply-style-name="Yellow bg" calcext:value="=&quot;Buffers&quot;" calcext:base-cell-address="'Details (Old)'.E17"/>
            <calcext:condition calcext:apply-style-name="Light blue bg" calcext:value="=&quot;Mutual&quot;" calcext:base-cell-address="'Details (Old)'.E17"/>
            <calcext:condition calcext:apply-style-name="Green bg" calcext:value="=&quot;Special&quot;" calcext:base-cell-address="'Details (Old)'.E17"/>
            <calcext:condition calcext:apply-style-name="Blue bg" calcext:value="=&quot;Prereq&quot;" calcext:base-cell-address="'Details (Old)'.E17"/>
            <calcext:condition calcext:apply-style-name="Light gray bg" calcext:value="=&quot;Impossible?&quot;" calcext:base-cell-address="'Details (Old)'.E17"/>
            <calcext:condition calcext:apply-style-name="Dark gray bg" calcext:value="=&quot;§§§&quot;" calcext:base-cell-address="'Details (Old)'.E17"/>
            <calcext:condition calcext:apply-style-name="Dark gray bg" calcext:value="contains-text(&quot;!!&quot;)" calcext:base-cell-address="'Details (Old)'.E17"/>
            <calcext:condition calcext:apply-style-name="Purple bg" calcext:value="=&quot;???&quot;" calcext:base-cell-address="'Details (Old)'.E17"/>
            <calcext:condition calcext:apply-style-name="Light gray bg" calcext:value="=&quot;No effect&quot;" calcext:base-cell-address="'Details (Old)'.E17"/>
          </calcext:conditional-format>
          <calcext:conditional-format calcext:target-range-address="'Details (Old)'.D99:'Details (Old)'.D99 'Details (Old)'.D35:'Details (Old)'.D66">
            <calcext:condition calcext:apply-style-name="Red bg" calcext:value="=&quot;Cancels&quot;" calcext:base-cell-address="'Details (Old)'.D35"/>
            <calcext:condition calcext:apply-style-name="Light orange bg" calcext:value="=&quot;Follows&quot;" calcext:base-cell-address="'Details (Old)'.D35"/>
            <calcext:condition calcext:apply-style-name="Yellow bg" calcext:value="=&quot;Buffers&quot;" calcext:base-cell-address="'Details (Old)'.D35"/>
            <calcext:condition calcext:apply-style-name="Light blue bg" calcext:value="=&quot;Mutual&quot;" calcext:base-cell-address="'Details (Old)'.D35"/>
            <calcext:condition calcext:apply-style-name="Green bg" calcext:value="=&quot;Special&quot;" calcext:base-cell-address="'Details (Old)'.D35"/>
            <calcext:condition calcext:apply-style-name="Blue bg" calcext:value="=&quot;Prereq&quot;" calcext:base-cell-address="'Details (Old)'.D35"/>
            <calcext:condition calcext:apply-style-name="Light gray bg" calcext:value="=&quot;Impossible?&quot;" calcext:base-cell-address="'Details (Old)'.D35"/>
            <calcext:condition calcext:apply-style-name="Dark gray bg" calcext:value="=&quot;§§§&quot;" calcext:base-cell-address="'Details (Old)'.D35"/>
            <calcext:condition calcext:apply-style-name="Dark gray bg" calcext:value="contains-text(&quot;!!&quot;)" calcext:base-cell-address="'Details (Old)'.D35"/>
            <calcext:condition calcext:apply-style-name="Purple bg" calcext:value="=&quot;???&quot;" calcext:base-cell-address="'Details (Old)'.D35"/>
            <calcext:condition calcext:apply-style-name="Light gray bg" calcext:value="=&quot;No effect&quot;" calcext:base-cell-address="'Details (Old)'.D35"/>
          </calcext:conditional-format>
          <calcext:conditional-format calcext:target-range-address="'Details (Old)'.Y67:'Details (Old)'.AF98 'Details (Old)'.G67:'Details (Old)'.R98">
            <calcext:condition calcext:apply-style-name="Red bg" calcext:value="=&quot;Cancels&quot;" calcext:base-cell-address="'Details (Old)'.G67"/>
            <calcext:condition calcext:apply-style-name="Light orange bg" calcext:value="=&quot;Follows&quot;" calcext:base-cell-address="'Details (Old)'.G67"/>
            <calcext:condition calcext:apply-style-name="Yellow bg" calcext:value="=&quot;Buffers&quot;" calcext:base-cell-address="'Details (Old)'.G67"/>
            <calcext:condition calcext:apply-style-name="Light blue bg" calcext:value="=&quot;Mutual&quot;" calcext:base-cell-address="'Details (Old)'.G67"/>
            <calcext:condition calcext:apply-style-name="Green bg" calcext:value="=&quot;Special&quot;" calcext:base-cell-address="'Details (Old)'.G67"/>
            <calcext:condition calcext:apply-style-name="Blue bg" calcext:value="=&quot;Prereq&quot;" calcext:base-cell-address="'Details (Old)'.G67"/>
            <calcext:condition calcext:apply-style-name="Light gray bg" calcext:value="=&quot;Impossible?&quot;" calcext:base-cell-address="'Details (Old)'.G67"/>
            <calcext:condition calcext:apply-style-name="Dark gray bg" calcext:value="=&quot;§§§&quot;" calcext:base-cell-address="'Details (Old)'.G67"/>
            <calcext:condition calcext:apply-style-name="Dark gray bg" calcext:value="contains-text(&quot;!!&quot;)" calcext:base-cell-address="'Details (Old)'.G67"/>
            <calcext:condition calcext:apply-style-name="Purple bg" calcext:value="=&quot;???&quot;" calcext:base-cell-address="'Details (Old)'.G67"/>
            <calcext:condition calcext:apply-style-name="Light gray bg" calcext:value="=&quot;No effect&quot;" calcext:base-cell-address="'Details (Old)'.G67"/>
          </calcext:conditional-format>
          <calcext:conditional-format calcext:target-range-address="'Details (Old)'.D67:'Details (Old)'.F98">
            <calcext:condition calcext:apply-style-name="Red bg" calcext:value="=&quot;Cancels&quot;" calcext:base-cell-address="'Details (Old)'.D67"/>
            <calcext:condition calcext:apply-style-name="Light orange bg" calcext:value="=&quot;Follows&quot;" calcext:base-cell-address="'Details (Old)'.D67"/>
            <calcext:condition calcext:apply-style-name="Yellow bg" calcext:value="=&quot;Buffers&quot;" calcext:base-cell-address="'Details (Old)'.D67"/>
            <calcext:condition calcext:apply-style-name="Light blue bg" calcext:value="=&quot;Mutual&quot;" calcext:base-cell-address="'Details (Old)'.D67"/>
            <calcext:condition calcext:apply-style-name="Green bg" calcext:value="=&quot;Special&quot;" calcext:base-cell-address="'Details (Old)'.D67"/>
            <calcext:condition calcext:apply-style-name="Blue bg" calcext:value="=&quot;Prereq&quot;" calcext:base-cell-address="'Details (Old)'.D67"/>
            <calcext:condition calcext:apply-style-name="Light gray bg" calcext:value="=&quot;Impossible?&quot;" calcext:base-cell-address="'Details (Old)'.D67"/>
            <calcext:condition calcext:apply-style-name="Dark gray bg" calcext:value="=&quot;§§§&quot;" calcext:base-cell-address="'Details (Old)'.D67"/>
            <calcext:condition calcext:apply-style-name="Dark gray bg" calcext:value="contains-text(&quot;!!&quot;)" calcext:base-cell-address="'Details (Old)'.D67"/>
            <calcext:condition calcext:apply-style-name="Purple bg" calcext:value="=&quot;???&quot;" calcext:base-cell-address="'Details (Old)'.D67"/>
            <calcext:condition calcext:apply-style-name="Light gray bg" calcext:value="=&quot;No effect&quot;" calcext:base-cell-address="'Details (Old)'.D67"/>
          </calcext:conditional-format>
          <calcext:conditional-format calcext:target-range-address="'Details (Old)'.S86:'Details (Old)'.X98 'Details (Old)'.W67:'Details (Old)'.X85 'Details (Old)'.S67:'Details (Old)'.U85">
            <calcext:condition calcext:apply-style-name="Red bg" calcext:value="=&quot;Cancels&quot;" calcext:base-cell-address="'Details (Old)'.S67"/>
            <calcext:condition calcext:apply-style-name="Light orange bg" calcext:value="=&quot;Follows&quot;" calcext:base-cell-address="'Details (Old)'.S67"/>
            <calcext:condition calcext:apply-style-name="Yellow bg" calcext:value="=&quot;Buffers&quot;" calcext:base-cell-address="'Details (Old)'.S67"/>
            <calcext:condition calcext:apply-style-name="Light blue bg" calcext:value="=&quot;Mutual&quot;" calcext:base-cell-address="'Details (Old)'.S67"/>
            <calcext:condition calcext:apply-style-name="Green bg" calcext:value="=&quot;Special&quot;" calcext:base-cell-address="'Details (Old)'.S67"/>
            <calcext:condition calcext:apply-style-name="Blue bg" calcext:value="=&quot;Prereq&quot;" calcext:base-cell-address="'Details (Old)'.S67"/>
            <calcext:condition calcext:apply-style-name="Light gray bg" calcext:value="=&quot;Impossible?&quot;" calcext:base-cell-address="'Details (Old)'.S67"/>
            <calcext:condition calcext:apply-style-name="Dark gray bg" calcext:value="=&quot;§§§&quot;" calcext:base-cell-address="'Details (Old)'.S67"/>
            <calcext:condition calcext:apply-style-name="Dark gray bg" calcext:value="contains-text(&quot;!!&quot;)" calcext:base-cell-address="'Details (Old)'.S67"/>
            <calcext:condition calcext:apply-style-name="Purple bg" calcext:value="=&quot;???&quot;" calcext:base-cell-address="'Details (Old)'.S67"/>
            <calcext:condition calcext:apply-style-name="Light gray bg" calcext:value="=&quot;No effect&quot;" calcext:base-cell-address="'Details (Old)'.S67"/>
          </calcext:conditional-format>
          <calcext:conditional-format calcext:target-range-address="'Details (Old)'.V67:'Details (Old)'.V96">
            <calcext:condition calcext:apply-style-name="Red bg" calcext:value="=&quot;Cancels&quot;" calcext:base-cell-address="'Details (Old)'.V67"/>
            <calcext:condition calcext:apply-style-name="Light orange bg" calcext:value="=&quot;Follows&quot;" calcext:base-cell-address="'Details (Old)'.V67"/>
            <calcext:condition calcext:apply-style-name="Yellow bg" calcext:value="=&quot;Buffers&quot;" calcext:base-cell-address="'Details (Old)'.V67"/>
            <calcext:condition calcext:apply-style-name="Light blue bg" calcext:value="=&quot;Mutual&quot;" calcext:base-cell-address="'Details (Old)'.V67"/>
            <calcext:condition calcext:apply-style-name="Green bg" calcext:value="=&quot;Special&quot;" calcext:base-cell-address="'Details (Old)'.V67"/>
            <calcext:condition calcext:apply-style-name="Blue bg" calcext:value="=&quot;Prereq&quot;" calcext:base-cell-address="'Details (Old)'.V67"/>
            <calcext:condition calcext:apply-style-name="Light gray bg" calcext:value="=&quot;Impossible?&quot;" calcext:base-cell-address="'Details (Old)'.V67"/>
            <calcext:condition calcext:apply-style-name="Dark gray bg" calcext:value="=&quot;§§§&quot;" calcext:base-cell-address="'Details (Old)'.V67"/>
            <calcext:condition calcext:apply-style-name="Dark gray bg" calcext:value="contains-text(&quot;!!&quot;)" calcext:base-cell-address="'Details (Old)'.V67"/>
            <calcext:condition calcext:apply-style-name="Purple bg" calcext:value="=&quot;???&quot;" calcext:base-cell-address="'Details (Old)'.V67"/>
            <calcext:condition calcext:apply-style-name="Light gray bg" calcext:value="=&quot;No effect&quot;" calcext:base-cell-address="'Details (Old)'.V67"/>
          </calcext:conditional-format>
        </calcext:conditional-formats>
      </table:table>
      <table:table table:name="Modifier List (Old)" table:style-name="ta1">
        <table:table-column table:style-name="co52" table:default-cell-style-name="ce74"/>
        <table:table-column table:style-name="co49" table:default-cell-style-name="ce74"/>
        <table:table-column table:style-name="co14" table:default-cell-style-name="ce74"/>
        <table:table-column table:style-name="co53" table:number-columns-repeated="2" table:default-cell-style-name="ce149"/>
        <table:table-column table:style-name="co54" table:number-columns-repeated="2" table:default-cell-style-name="ce149"/>
        <table:table-column table:style-name="co58" table:default-cell-style-name="ce74"/>
        <table:table-column table:style-name="co11" table:default-cell-style-name="Default"/>
        <table:table-row table:style-name="ro2">
          <table:table-cell table:style-name="ce233" office:value-type="string" calcext:value-type="string">
            <text:p>Short Name</text:p>
          </table:table-cell>
          <table:table-cell table:style-name="ce233" office:value-type="string" calcext:value-type="string">
            <text:p>Full Name</text:p>
          </table:table-cell>
          <table:table-cell table:style-name="ce233" office:value-type="string" calcext:value-type="string">
            <text:p>Color</text:p>
          </table:table-cell>
          <table:table-cell table:style-name="ce234" table:content-validation-name="val1" office:value-type="string" calcext:value-type="string">
            <text:p>OR Group:</text:p>
          </table:table-cell>
          <table:table-cell table:number-columns-repeated="2" table:style-name="ce234" table:content-validation-name="val1" office:value-type="string" calcext:value-type="string">
            <text:p>NAND Group:</text:p>
          </table:table-cell>
          <table:table-cell table:style-name="ce234" table:content-validation-name="val1" office:value-type="string" calcext:value-type="string">
            <text:p>XNOR Group:</text:p>
          </table:table-cell>
          <table:table-cell table:style-name="ce233" office:value-type="string" calcext:value-type="string">
            <text:p>Notes 1</text:p>
          </table:table-cell>
          <table:table-cell table:style-name="ce74" office:value-type="string" calcext:value-type="string">
            <text:p>About rules:</text:p>
          </table:table-cell>
        </table:table-row>
        <table:table-row table:style-name="ro2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75"/>
          <table:table-cell table:style-name="ce157" table:content-validation-name="val1" office:value-type="float" office:value="1" calcext:value-type="float">
            <text:p>1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2"/>
          <table:table-cell office:value-type="string" calcext:value-type="string">
            <text:p>Weapon 1 equipped.</text:p>
          </table:table-cell>
          <table:table-cell table:style-name="ce159"/>
        </table:table-row>
        <table:table-row table:style-name="ro2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75"/>
          <table:table-cell table:style-name="ce157" table:content-validation-name="val1" office:value-type="float" office:value="1" calcext:value-type="float">
            <text:p>1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2"/>
          <table:table-cell office:value-type="string" calcext:value-type="string">
            <text:p>Weapon 2 equipped.</text:p>
          </table:table-cell>
          <table:table-cell table:style-name="ce159" office:value-type="string" calcext:value-type="string">
            <text:p>1. ”Default” modifier always exists. It cannot be added or removed from this list, unlike other modifiers.</text:p>
          </table:table-cell>
        </table:table-row>
        <table:table-row table:style-name="ro2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75"/>
          <table:table-cell table:style-name="ce157" table:content-validation-name="val1" office:value-type="float" office:value="1" calcext:value-type="float">
            <text:p>1</text:p>
          </table:table-cell>
          <table:table-cell table:number-columns-repeated="2" table:content-validation-name="val1" office:value-type="float" office:value="1" calcext:value-type="float">
            <text:p>1</text:p>
          </table:table-cell>
          <table:table-cell table:content-validation-name="val1"/>
          <table:table-cell office:value-type="string" calcext:value-type="string">
            <text:p>Weapon 3 equipped.</text:p>
          </table:table-cell>
          <table:table-cell table:style-name="ce159" office:value-type="string" calcext:value-type="string">
            <text:p>2. modifiers are generally "TRUE” to each other, which means everything combines with everything else. Exceptions have to be marked down with the rules column.</text:p>
          </table:table-cell>
        </table:table-row>
        <table:table-row table:style-name="ro2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151"/>
          <table:table-cell table:style-name="ce157" table:content-validation-name="val1"/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/>
          <table:table-cell office:value-type="string" calcext:value-type="string">
            <text:p>Super mode active.</text:p>
          </table:table-cell>
          <table:table-cell table:style-name="ce159" office:value-type="string" calcext:value-type="string">
            <text:p>3. Entries in the rule columns MUST be integers.</text:p>
          </table:table-cell>
        </table:table-row>
        <table:table-row table:style-name="ro2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152"/>
          <table:table-cell table:style-name="ce157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/>
          <table:table-cell table:style-name="ce159" office:value-type="string" calcext:value-type="string">
            <text:p>4. User can add an indefinite number of rule columns of each type and it still works.</text:p>
          </table:table-cell>
        </table:table-row>
        <table:table-row table:style-name="ro2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152"/>
          <table:table-cell table:style-name="ce157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/>
          <table:table-cell table:style-name="ce159"/>
        </table:table-row>
        <table:table-row table:style-name="ro2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153"/>
          <table:table-cell table:style-name="ce157" table:content-validation-name="val1"/>
          <table:table-cell table:content-validation-name="val1" table:number-columns-repeated="3"/>
          <table:table-cell/>
          <table:table-cell table:style-name="ce159" office:value-type="string" calcext:value-type="string">
            <text:p>5. you shouldn’t create more than 1 OR group. It’s not only unnecessary but it also messes up the calculations.</text:p>
          </table:table-cell>
        </table:table-row>
        <table:table-row table:style-name="ro2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154"/>
          <table:table-cell table:style-name="ce157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 office:value-type="string" calcext:value-type="string">
            <text:p>Action has Lenient Air Momentum.</text:p>
          </table:table-cell>
          <table:table-cell/>
        </table:table-row>
        <table:table-row table:style-name="ro2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154"/>
          <table:table-cell table:style-name="ce157" table:content-validation-name="val1"/>
          <table:table-cell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/>
          <table:table-cell office:value-type="string" calcext:value-type="string">
            <text:p>Action has Positive Air Momentum.</text:p>
          </table:table-cell>
          <table:table-cell/>
        </table:table-row>
        <table:table-row table:style-name="ro2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155"/>
          <table:table-cell table:style-name="ce157" table:content-validation-name="val1"/>
          <table:table-cell table:number-columns-repeated="2" table:content-validation-name="val1" office:value-type="float" office:value="2" calcext:value-type="float">
            <text:p>2</text:p>
          </table:table-cell>
          <table:table-cell table:content-validation-name="val1"/>
          <table:table-cell table:number-columns-repeated="2"/>
        </table:table-row>
        <table:table-row table:style-name="ro2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155"/>
          <table:table-cell table:style-name="ce157" table:content-validation-name="val1"/>
          <table:table-cell table:number-columns-repeated="2" table:content-validation-name="val1" office:value-type="float" office:value="2" calcext:value-type="float">
            <text:p>2</text:p>
          </table:table-cell>
          <table:table-cell table:content-validation-name="val1"/>
          <table:table-cell table:number-columns-repeated="2"/>
        </table:table-row>
        <table:table-row table:style-name="ro2" table:number-rows-repeated="1048563">
          <table:table-cell table:number-columns-repeated="3"/>
          <table:table-cell table:content-validation-name="val1" table:number-columns-repeated="4"/>
          <table:table-cell table:number-columns-repeated="2"/>
        </table:table-row>
        <table:table-row table:style-name="ro2">
          <table:table-cell table:number-columns-repeated="3"/>
          <table:table-cell table:content-validation-name="val1" table:number-columns-repeated="4"/>
          <table:table-cell table:number-columns-repeated="2"/>
        </table:table-row>
      </table:table>
      <table:table table:name="Overview Template" table:style-name="ta1">
        <office:forms form:automatic-focus="false" form:apply-design-mode="false">
          <form:form form:name="Form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  <form:button form:name="overviewDetailsGenerateButton" form:control-implementation="ooo:com.sun.star.form.component.CommandButton" xml:id="control3" form:id="control3" form:label="    Do it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  <form:button form:name="overviewRefreshButton" form:control-implementation="ooo:com.sun.star.form.component.CommandButton" xml:id="control4" form:id="control4" form:label="          Refresh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</form:form>
        </office:forms>
        <table:shapes>
          <draw:control draw:z-index="0" draw:text-style-name="P1" svg:width="52.55pt" svg:height="14.31pt" svg:x="305.23pt" svg:y="4.56pt" draw:control="control3"/>
          <draw:control draw:z-index="1" draw:text-style-name="P1" svg:width="95.53pt" svg:height="15.05pt" svg:x="5.44pt" svg:y="4.51pt" draw:control="control4"/>
        </table:shapes>
        <table:table-column table:style-name="co61" table:default-cell-style-name="ce26"/>
        <table:table-column table:style-name="co26" table:default-cell-style-name="ce33"/>
        <table:table-column table:style-name="co19" table:default-cell-style-name="ce33"/>
        <table:table-column table:style-name="co14" table:default-cell-style-name="ce33"/>
        <table:table-column table:style-name="co27" table:default-cell-style-name="ce33"/>
        <table:table-column table:style-name="co22" table:default-cell-style-name="ce59"/>
        <table:table-column table:style-name="co23" table:default-cell-style-name="ce59"/>
        <table:table-column table:style-name="co24" table:default-cell-style-name="ce59"/>
        <table:table-column table:style-name="co11" table:number-columns-repeated="9" table:default-cell-style-name="ce59"/>
        <table:table-column table:style-name="co11" table:number-columns-repeated="865" table:default-cell-style-name="ce35"/>
        <table:table-column table:style-name="co11" table:number-columns-repeated="131" table:default-cell-style-name="Default"/>
        <table:table-row table:style-name="ro3">
          <table:table-cell table:style-name="ce45" office:value-type="string" calcext:value-type="string">
            <text:p><text:s text:c="44"/>Generate / Refresh Details sheet:</text:p>
          </table:table-cell>
          <table:table-cell table:style-name="ce31"/>
          <table:table-cell table:style-name="ce45"/>
          <table:table-cell table:style-name="ce31" table:content-validation-name="val3"/>
          <table:table-cell table:style-name="ce31" table:number-columns-repeated="4"/>
          <table:table-cell table:style-name="ce68" table:number-columns-repeated="874"/>
          <table:table-cell table:style-name="ce70" table:number-columns-repeated="131"/>
        </table:table-row>
        <table:table-row table:style-name="ro2">
          <table:table-cell table:style-name="ce25" table:content-validation-name="val22" office:value-type="string" calcext:value-type="string">
            <text:p>Action Name</text:p>
          </table:table-cell>
          <table:table-cell table:style-name="ce32" office:value-type="string" calcext:value-type="string">
            <text:p>Hit</text:p>
          </table:table-cell>
          <table:table-cell table:style-name="ce32" office:value-type="string" calcext:value-type="string">
            <text:p>Frames</text:p>
          </table:table-cell>
          <table:table-cell table:style-name="ce32" table:content-validation-name="val23" office:value-type="string" calcext:value-type="string">
            <text:p>Phase</text:p>
          </table:table-cell>
          <table:table-cell table:style-name="ce46" office:value-type="string" calcext:value-type="string">
            <text:p>DEF</text:p>
          </table:table-cell>
          <table:table-cell table:style-name="ce25" office:value-type="string" calcext:value-type="string">
            <text:p>Notes 1</text:p>
          </table:table-cell>
          <table:table-cell table:style-name="ce25" office:value-type="string" calcext:value-type="string">
            <text:p>Notes 2</text:p>
          </table:table-cell>
          <table:table-cell table:style-name="ce25" office:value-type="string" calcext:value-type="string">
            <text:p>Notes 3</text:p>
          </table:table-cell>
          <table:table-cell table:style-name="ce69" table:number-columns-repeated="9"/>
          <table:table-cell table:style-name="ce43" table:number-columns-repeated="865"/>
          <table:table-cell table:number-columns-repeated="131"/>
        </table:table-row>
        <table:table-row table:style-name="ro2">
          <table:table-cell table:style-name="ce172"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 table:number-rows-repeated="20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 table:number-rows-repeated="5">
          <table:table-cell table:style-name="ce28"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 table:number-rows-repeated="2">
          <table:table-cell table:style-name="ce28" table:content-validation-name="val22"/>
          <table:table-cell table:number-columns-repeated="2"/>
          <table:table-cell table:content-validation-name="val23"/>
          <table:table-cell/>
          <table:table-cell table:style-name="ce60"/>
          <table:table-cell table:number-columns-repeated="1007"/>
        </table:table-row>
        <table:table-row table:style-name="ro2" table:number-rows-repeated="11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61"/>
          <table:table-cell table:number-columns-repeated="1007"/>
        </table:table-row>
        <table:table-row table:style-name="ro2" table:number-rows-repeated="3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63"/>
          <table:table-cell table:number-columns-repeated="1007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64"/>
          <table:table-cell table:number-columns-repeated="1007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 table:number-rows-repeated="4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61"/>
          <table:table-cell table:number-columns-repeated="1007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64"/>
          <table:table-cell table:number-columns-repeated="1007"/>
        </table:table-row>
        <table:table-row table:style-name="ro2" table:number-rows-repeated="4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65"/>
          <table:table-cell table:number-columns-repeated="1007"/>
        </table:table-row>
        <table:table-row table:style-name="ro2" table:number-rows-repeated="4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64"/>
          <table:table-cell table:number-columns-repeated="1007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61"/>
          <table:table-cell table:number-columns-repeated="1007"/>
        </table:table-row>
        <table:table-row table:style-name="ro2" table:number-rows-repeated="2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67"/>
          <table:table-cell table:number-columns-repeated="1007"/>
        </table:table-row>
        <table:table-row table:style-name="ro2" table:number-rows-repeated="4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61"/>
          <table:table-cell table:number-columns-repeated="1007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67"/>
          <table:table-cell table:number-columns-repeated="1007"/>
        </table:table-row>
        <table:table-row table:style-name="ro2" table:number-rows-repeated="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61"/>
          <table:table-cell table:number-columns-repeated="1007"/>
        </table:table-row>
        <table:table-row table:style-name="ro2" table:number-rows-repeated="2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 table:number-rows-repeated="1048497">
          <table:table-cell table:number-columns-repeated="3"/>
          <table:table-cell table:content-validation-name="val3"/>
          <table:table-cell table:number-columns-repeated="1009"/>
        </table:table-row>
        <table:table-row table:style-name="ro2">
          <table:table-cell table:number-columns-repeated="3"/>
          <table:table-cell table:content-validation-name="val3"/>
          <table:table-cell table:number-columns-repeated="1009"/>
        </table:table-row>
      </table:table>
      <table:table table:name="Details Template" table:style-name="ta1">
        <table:table-column table:style-name="co38" table:default-cell-style-name="ce26"/>
        <table:table-column table:style-name="co39" table:default-cell-style-name="ce26"/>
        <table:table-column table:style-name="co40" table:default-cell-style-name="ce26"/>
        <table:table-column table:style-name="co41" table:default-cell-style-name="ce35"/>
        <table:table-column table:style-name="co47" table:default-cell-style-name="ce35"/>
        <table:table-column table:style-name="co41" table:number-columns-repeated="2" table:default-cell-style-name="ce35"/>
        <table:table-column table:style-name="co47" table:default-cell-style-name="ce35"/>
        <table:table-column table:style-name="co41" table:number-columns-repeated="2" table:default-cell-style-name="ce35"/>
        <table:table-column table:style-name="co47" table:default-cell-style-name="ce35"/>
        <table:table-column table:style-name="co48" table:number-columns-repeated="2" table:default-cell-style-name="ce35"/>
        <table:table-column table:style-name="co47" table:default-cell-style-name="ce35"/>
        <table:table-column table:style-name="co41" table:number-columns-repeated="2" table:default-cell-style-name="ce35"/>
        <table:table-column table:style-name="co49" table:default-cell-style-name="ce35"/>
        <table:table-column table:style-name="co50" table:number-columns-repeated="2" table:default-cell-style-name="ce35"/>
        <table:table-column table:style-name="co49" table:default-cell-style-name="ce35"/>
        <table:table-column table:style-name="co51" table:default-cell-style-name="ce35"/>
        <table:table-column table:style-name="co22" table:number-columns-repeated="3" table:default-cell-style-name="ce35"/>
        <table:table-column table:style-name="co11" table:number-columns-repeated="874" table:default-cell-style-name="ce35"/>
        <table:table-row table:style-name="ro2">
          <table:table-cell table:style-name="ce25" office:value-type="string" calcext:value-type="string">
            <text:p>Action Name</text:p>
          </table:table-cell>
          <table:table-cell table:style-name="ce25" office:value-type="string" calcext:value-type="string">
            <text:p>Modifiers</text:p>
          </table:table-cell>
          <table:table-cell table:style-name="ce25" office:value-type="string" calcext:value-type="string">
            <text:p>Input to Compare</text:p>
          </table:table-cell>
          <table:table-cell table:style-name="ce78" table:content-validation-name="val4"/>
          <table:table-cell table:style-name="ce82" table:content-validation-name="val5" office:value-type="string" calcext:value-type="string">
            <text:p>&gt; Phase 0 result</text:p>
          </table:table-cell>
          <table:table-cell table:style-name="ce82" table:content-validation-name="val6"/>
          <table:table-cell table:style-name="ce89" table:content-validation-name="val7"/>
          <table:table-cell table:style-name="ce92" table:content-validation-name="val8" office:value-type="string" calcext:value-type="string">
            <text:p>&gt; Phase 1 result</text:p>
          </table:table-cell>
          <table:table-cell table:style-name="ce92" table:content-validation-name="val9"/>
          <table:table-cell table:style-name="ce89" table:content-validation-name="val10"/>
          <table:table-cell table:style-name="ce92" table:content-validation-name="val11" office:value-type="string" calcext:value-type="string">
            <text:p>&gt; Phase 2 result</text:p>
          </table:table-cell>
          <table:table-cell table:style-name="ce92" table:content-validation-name="val12"/>
          <table:table-cell table:style-name="ce89" table:content-validation-name="val13"/>
          <table:table-cell table:style-name="ce92" table:content-validation-name="val14" office:value-type="string" calcext:value-type="string">
            <text:p>&gt; Phase 3 result</text:p>
          </table:table-cell>
          <table:table-cell table:style-name="ce92" table:content-validation-name="val15"/>
          <table:table-cell table:style-name="ce89" table:content-validation-name="val16"/>
          <table:table-cell table:style-name="ce92" table:content-validation-name="val17" office:value-type="string" calcext:value-type="string">
            <text:p>&gt; Phase 4 result</text:p>
          </table:table-cell>
          <table:table-cell table:style-name="ce92" table:content-validation-name="val18"/>
          <table:table-cell table:style-name="ce89" table:content-validation-name="val19"/>
          <table:table-cell table:style-name="ce92" table:content-validation-name="val20" office:value-type="string" calcext:value-type="string">
            <text:p>&gt; Phase 5 result</text:p>
          </table:table-cell>
          <table:table-cell table:style-name="ce92" table:content-validation-name="val21"/>
          <table:table-cell table:style-name="ce125" table:content-validation-name="val1" office:value-type="string" calcext:value-type="string">
            <text:p>Notes 1</text:p>
          </table:table-cell>
          <table:table-cell table:style-name="ce125" office:value-type="string" calcext:value-type="string">
            <text:p>Notes 2</text:p>
          </table:table-cell>
          <table:table-cell table:style-name="ce125" office:value-type="string" calcext:value-type="string">
            <text:p>Notes 3</text:p>
          </table:table-cell>
          <table:table-cell table:style-name="ce43" table:number-columns-repeated="874"/>
        </table:table-row>
        <table:table-row table:style-name="ro2" table:number-rows-repeated="3">
          <table:table-cell table:content-validation-name="val22" table:number-columns-repeated="3"/>
          <table:table-cell table:style-name="ce235" table:content-validation-name="val4"/>
          <table:table-cell table:style-name="ce236" table:content-validation-name="val5"/>
          <table:table-cell table:style-name="ce237" table:content-validation-name="val6"/>
          <table:table-cell table:style-name="ce238" table:content-validation-name="val7"/>
          <table:table-cell table:style-name="ce239" table:content-validation-name="val8"/>
          <table:table-cell table:style-name="ce240" table:content-validation-name="val9"/>
          <table:table-cell table:style-name="ce241" table:content-validation-name="val10"/>
          <table:table-cell table:style-name="ce242" table:content-validation-name="val11"/>
          <table:table-cell table:style-name="ce243" table:content-validation-name="val12"/>
          <table:table-cell table:style-name="ce244" table:content-validation-name="val13"/>
          <table:table-cell table:style-name="ce245" table:content-validation-name="val14"/>
          <table:table-cell table:style-name="ce246" table:content-validation-name="val15"/>
          <table:table-cell table:style-name="ce247" table:content-validation-name="val16"/>
          <table:table-cell table:style-name="ce248" table:content-validation-name="val17"/>
          <table:table-cell table:style-name="ce249" table:content-validation-name="val18"/>
          <table:table-cell table:style-name="ce250" table:content-validation-name="val19"/>
          <table:table-cell table:style-name="ce251" table:content-validation-name="val20"/>
          <table:table-cell table:style-name="ce252" table:content-validation-name="val21"/>
          <table:table-cell table:style-name="ce253" table:content-validation-name="val1"/>
          <table:table-cell table:style-name="ce255" table:number-columns-repeated="2"/>
          <table:table-cell table:style-name="ce256" table:number-columns-repeated="8"/>
          <table:table-cell table:number-columns-repeated="866"/>
        </table:table-row>
        <table:table-row table:style-name="ro2" table:number-rows-repeated="10">
          <table:table-cell table:content-validation-name="val22" table:number-columns-repeated="3"/>
          <table:table-cell table:style-name="ce235" table:content-validation-name="val4"/>
          <table:table-cell table:style-name="ce236" table:content-validation-name="val5"/>
          <table:table-cell table:style-name="ce237" table:content-validation-name="val6"/>
          <table:table-cell table:style-name="ce238" table:content-validation-name="val7"/>
          <table:table-cell table:style-name="ce239" table:content-validation-name="val8"/>
          <table:table-cell table:style-name="ce240" table:content-validation-name="val9"/>
          <table:table-cell table:style-name="ce241" table:content-validation-name="val10"/>
          <table:table-cell table:style-name="ce242" table:content-validation-name="val11"/>
          <table:table-cell table:style-name="ce243" table:content-validation-name="val12"/>
          <table:table-cell table:style-name="ce244" table:content-validation-name="val13"/>
          <table:table-cell table:style-name="ce245" table:content-validation-name="val14"/>
          <table:table-cell table:style-name="ce246" table:content-validation-name="val15"/>
          <table:table-cell table:style-name="ce247" table:content-validation-name="val16"/>
          <table:table-cell table:style-name="ce248" table:content-validation-name="val17"/>
          <table:table-cell table:style-name="ce249" table:content-validation-name="val18"/>
          <table:table-cell table:style-name="ce250" table:content-validation-name="val19"/>
          <table:table-cell table:style-name="ce251" table:content-validation-name="val20"/>
          <table:table-cell table:style-name="ce252" table:content-validation-name="val21"/>
          <table:table-cell table:content-validation-name="val1"/>
          <table:table-cell table:style-name="ce255" table:number-columns-repeated="2"/>
          <table:table-cell table:style-name="ce256" table:number-columns-repeated="8"/>
          <table:table-cell table:number-columns-repeated="866"/>
        </table:table-row>
        <table:table-row table:style-name="ro2" table:number-rows-repeated="40">
          <table:table-cell table:content-validation-name="val22" table:number-columns-repeated="3"/>
          <table:table-cell table:style-name="ce235" table:content-validation-name="val4"/>
          <table:table-cell table:style-name="ce236" table:content-validation-name="val5"/>
          <table:table-cell table:style-name="ce237" table:content-validation-name="val6"/>
          <table:table-cell table:style-name="ce238" table:content-validation-name="val7"/>
          <table:table-cell table:style-name="ce239" table:content-validation-name="val8"/>
          <table:table-cell table:style-name="ce240" table:content-validation-name="val9"/>
          <table:table-cell table:style-name="ce241" table:content-validation-name="val10"/>
          <table:table-cell table:style-name="ce242" table:content-validation-name="val11"/>
          <table:table-cell table:style-name="ce243" table:content-validation-name="val12"/>
          <table:table-cell table:style-name="ce244" table:content-validation-name="val13"/>
          <table:table-cell table:style-name="ce245" table:content-validation-name="val14"/>
          <table:table-cell table:style-name="ce246" table:content-validation-name="val15"/>
          <table:table-cell table:style-name="ce247" table:content-validation-name="val16"/>
          <table:table-cell table:style-name="ce248" table:content-validation-name="val17"/>
          <table:table-cell table:style-name="ce249" table:content-validation-name="val18"/>
          <table:table-cell table:style-name="ce250" table:content-validation-name="val19"/>
          <table:table-cell table:style-name="ce251" table:content-validation-name="val20"/>
          <table:table-cell table:style-name="ce252" table:content-validation-name="val21"/>
          <table:table-cell table:style-name="Default" table:content-validation-name="val1"/>
          <table:table-cell table:style-name="ce255" table:number-columns-repeated="2"/>
          <table:table-cell table:style-name="ce256" table:number-columns-repeated="8"/>
          <table:table-cell table:number-columns-repeated="866"/>
        </table:table-row>
        <table:table-row table:style-name="ro2" table:number-rows-repeated="13">
          <table:table-cell table:content-validation-name="val22" table:number-columns-repeated="3"/>
          <table:table-cell table:style-name="ce235" table:content-validation-name="val4"/>
          <table:table-cell table:style-name="ce236" table:content-validation-name="val5"/>
          <table:table-cell table:style-name="ce237" table:content-validation-name="val6"/>
          <table:table-cell table:style-name="ce238" table:content-validation-name="val7"/>
          <table:table-cell table:style-name="ce239" table:content-validation-name="val8"/>
          <table:table-cell table:style-name="ce240" table:content-validation-name="val9"/>
          <table:table-cell table:style-name="ce241" table:content-validation-name="val10"/>
          <table:table-cell table:style-name="ce242" table:content-validation-name="val11"/>
          <table:table-cell table:style-name="ce243" table:content-validation-name="val12"/>
          <table:table-cell table:style-name="ce244" table:content-validation-name="val13"/>
          <table:table-cell table:style-name="ce245" table:content-validation-name="val14"/>
          <table:table-cell table:style-name="ce246" table:content-validation-name="val15"/>
          <table:table-cell table:style-name="ce247" table:content-validation-name="val16"/>
          <table:table-cell table:style-name="ce248" table:content-validation-name="val17"/>
          <table:table-cell table:style-name="ce249" table:content-validation-name="val18"/>
          <table:table-cell table:style-name="ce250" table:content-validation-name="val19"/>
          <table:table-cell table:style-name="ce251" table:content-validation-name="val20"/>
          <table:table-cell table:style-name="ce252" table:content-validation-name="val21"/>
          <table:table-cell table:style-name="ce254" table:content-validation-name="val1"/>
          <table:table-cell table:style-name="ce255" table:number-columns-repeated="2"/>
          <table:table-cell table:style-name="ce256" table:number-columns-repeated="8"/>
          <table:table-cell table:number-columns-repeated="866"/>
        </table:table-row>
        <table:table-row table:style-name="ro2" table:number-rows-repeated="4">
          <table:table-cell table:content-validation-name="val22" table:number-columns-repeated="3"/>
          <table:table-cell table:style-name="ce235" table:content-validation-name="val4"/>
          <table:table-cell table:style-name="ce236" table:content-validation-name="val5"/>
          <table:table-cell table:style-name="ce237" table:content-validation-name="val6"/>
          <table:table-cell table:style-name="ce238" table:content-validation-name="val7"/>
          <table:table-cell table:style-name="ce239" table:content-validation-name="val8"/>
          <table:table-cell table:style-name="ce240" table:content-validation-name="val9"/>
          <table:table-cell table:style-name="ce241" table:content-validation-name="val10"/>
          <table:table-cell table:style-name="ce242" table:content-validation-name="val11"/>
          <table:table-cell table:style-name="ce243" table:content-validation-name="val12"/>
          <table:table-cell table:style-name="ce244" table:content-validation-name="val13"/>
          <table:table-cell table:style-name="ce245" table:content-validation-name="val14"/>
          <table:table-cell table:style-name="ce246" table:content-validation-name="val15"/>
          <table:table-cell table:style-name="ce247" table:content-validation-name="val16"/>
          <table:table-cell table:style-name="ce248" table:content-validation-name="val17"/>
          <table:table-cell table:style-name="ce249" table:content-validation-name="val18"/>
          <table:table-cell table:style-name="ce250" table:content-validation-name="val19"/>
          <table:table-cell table:style-name="ce251" table:content-validation-name="val20"/>
          <table:table-cell table:style-name="ce252" table:content-validation-name="val21"/>
          <table:table-cell table:style-name="ce253" table:content-validation-name="val1"/>
          <table:table-cell table:style-name="ce255" table:number-columns-repeated="2"/>
          <table:table-cell table:style-name="ce256" table:number-columns-repeated="8"/>
          <table:table-cell table:number-columns-repeated="866"/>
        </table:table-row>
        <table:table-row table:style-name="ro2" table:number-rows-repeated="30">
          <table:table-cell table:content-validation-name="val22" table:number-columns-repeated="3"/>
          <table:table-cell table:style-name="ce235" table:content-validation-name="val4"/>
          <table:table-cell table:style-name="ce236" table:content-validation-name="val5"/>
          <table:table-cell table:style-name="ce237" table:content-validation-name="val6"/>
          <table:table-cell table:style-name="ce238" table:content-validation-name="val7"/>
          <table:table-cell table:style-name="ce239" table:content-validation-name="val8"/>
          <table:table-cell table:style-name="ce240" table:content-validation-name="val9"/>
          <table:table-cell table:style-name="ce241" table:content-validation-name="val10"/>
          <table:table-cell table:style-name="ce242" table:content-validation-name="val11"/>
          <table:table-cell table:style-name="ce243" table:content-validation-name="val12"/>
          <table:table-cell table:style-name="ce244" table:content-validation-name="val13"/>
          <table:table-cell table:style-name="ce245" table:content-validation-name="val14"/>
          <table:table-cell table:style-name="ce246" table:content-validation-name="val15"/>
          <table:table-cell table:style-name="ce247" table:content-validation-name="val16"/>
          <table:table-cell table:style-name="ce248" table:content-validation-name="val17"/>
          <table:table-cell table:style-name="ce249" table:content-validation-name="val18"/>
          <table:table-cell table:style-name="ce250" table:content-validation-name="val19"/>
          <table:table-cell table:style-name="ce251" table:content-validation-name="val20"/>
          <table:table-cell table:style-name="ce252" table:content-validation-name="val21"/>
          <table:table-cell table:style-name="ce254" table:content-validation-name="val1"/>
          <table:table-cell table:style-name="ce255" table:number-columns-repeated="2"/>
          <table:table-cell table:style-name="ce256" table:number-columns-repeated="8"/>
          <table:table-cell table:number-columns-repeated="866"/>
        </table:table-row>
        <table:table-row table:style-name="ro2" table:number-rows-repeated="14">
          <table:table-cell table:number-columns-repeated="3"/>
          <table:table-cell table:style-name="ce235" table:content-validation-name="val4"/>
          <table:table-cell table:style-name="ce236" table:content-validation-name="val5"/>
          <table:table-cell table:style-name="ce237" table:content-validation-name="val6"/>
          <table:table-cell table:style-name="ce238" table:content-validation-name="val7"/>
          <table:table-cell table:style-name="ce239" table:content-validation-name="val8"/>
          <table:table-cell table:style-name="ce240" table:content-validation-name="val9"/>
          <table:table-cell table:style-name="ce241" table:content-validation-name="val10"/>
          <table:table-cell table:style-name="ce242" table:content-validation-name="val11"/>
          <table:table-cell table:style-name="ce243" table:content-validation-name="val12"/>
          <table:table-cell table:style-name="ce244" table:content-validation-name="val13"/>
          <table:table-cell table:style-name="ce245" table:content-validation-name="val14"/>
          <table:table-cell table:style-name="ce246" table:content-validation-name="val15"/>
          <table:table-cell table:style-name="ce247" table:content-validation-name="val16"/>
          <table:table-cell table:style-name="ce248" table:content-validation-name="val17"/>
          <table:table-cell table:style-name="ce249" table:content-validation-name="val18"/>
          <table:table-cell table:style-name="ce250" table:content-validation-name="val19"/>
          <table:table-cell table:style-name="ce251" table:content-validation-name="val20"/>
          <table:table-cell table:style-name="ce252" table:content-validation-name="val21"/>
          <table:table-cell table:style-name="ce254" table:content-validation-name="val1"/>
          <table:table-cell table:style-name="ce255" table:number-columns-repeated="2"/>
          <table:table-cell table:style-name="ce256" table:number-columns-repeated="8"/>
          <table:table-cell table:number-columns-repeated="866"/>
        </table:table-row>
        <table:table-row table:style-name="ro2" table:number-rows-repeated="2000">
          <table:table-cell table:number-columns-repeated="3"/>
          <table:table-cell table:style-name="ce235" table:content-validation-name="val4"/>
          <table:table-cell table:style-name="ce236" table:content-validation-name="val5"/>
          <table:table-cell table:style-name="ce237" table:content-validation-name="val6"/>
          <table:table-cell table:style-name="ce238" table:content-validation-name="val7"/>
          <table:table-cell table:style-name="ce239" table:content-validation-name="val8"/>
          <table:table-cell table:style-name="ce240" table:content-validation-name="val9"/>
          <table:table-cell table:style-name="ce241" table:content-validation-name="val10"/>
          <table:table-cell table:style-name="ce242" table:content-validation-name="val11"/>
          <table:table-cell table:style-name="ce243" table:content-validation-name="val12"/>
          <table:table-cell table:style-name="ce244" table:content-validation-name="val13"/>
          <table:table-cell table:style-name="ce245" table:content-validation-name="val14"/>
          <table:table-cell table:style-name="ce246" table:content-validation-name="val15"/>
          <table:table-cell table:style-name="ce247" table:content-validation-name="val16"/>
          <table:table-cell table:style-name="ce248" table:content-validation-name="val17"/>
          <table:table-cell table:style-name="ce249" table:content-validation-name="val18"/>
          <table:table-cell table:style-name="ce250" table:content-validation-name="val19"/>
          <table:table-cell table:style-name="ce251" table:content-validation-name="val20"/>
          <table:table-cell table:style-name="ce252" table:content-validation-name="val21"/>
          <table:table-cell table:style-name="ce253" table:content-validation-name="val1"/>
          <table:table-cell table:style-name="ce255" table:number-columns-repeated="2"/>
          <table:table-cell table:style-name="ce256" table:number-columns-repeated="8"/>
          <table:table-cell table:number-columns-repeated="866"/>
        </table:table-row>
        <table:table-row table:style-name="ro2" table:number-rows-repeated="1046460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table:named-expressions>
          <table:named-expression table:name="Attack_s1" table:base-cell-address="$'Details Template'.$A$3" table:expression="#REF!"/>
          <table:named-expression table:name="Swim" table:base-cell-address="$'Details Template'.$A$94" table:expression="#REF!"/>
        </table:named-expressions>
        <calcext:conditional-formats>
          <calcext:conditional-format calcext:target-range-address="'Details Template'.Y2:'Details Template'.AF2115 'Details Template'.G2:'Details Template'.R2115">
            <calcext:condition calcext:apply-style-name="Red bg" calcext:value="=&quot;Cancels&quot;" calcext:base-cell-address="'Details Template'.G2"/>
            <calcext:condition calcext:apply-style-name="Light orange bg" calcext:value="=&quot;Follows&quot;" calcext:base-cell-address="'Details Template'.G2"/>
            <calcext:condition calcext:apply-style-name="Yellow bg" calcext:value="=&quot;Buffers&quot;" calcext:base-cell-address="'Details Template'.G2"/>
            <calcext:condition calcext:apply-style-name="Light blue bg" calcext:value="=&quot;Mutual&quot;" calcext:base-cell-address="'Details Template'.G2"/>
            <calcext:condition calcext:apply-style-name="Green bg" calcext:value="=&quot;Special&quot;" calcext:base-cell-address="'Details Template'.G2"/>
            <calcext:condition calcext:apply-style-name="Blue bg" calcext:value="=&quot;Prereq&quot;" calcext:base-cell-address="'Details Template'.G2"/>
            <calcext:condition calcext:apply-style-name="Light gray bg" calcext:value="=&quot;Impossible?&quot;" calcext:base-cell-address="'Details Template'.G2"/>
            <calcext:condition calcext:apply-style-name="Dark gray bg" calcext:value="=&quot;§§§&quot;" calcext:base-cell-address="'Details Template'.G2"/>
            <calcext:condition calcext:apply-style-name="Dark gray bg" calcext:value="contains-text(&quot;!!&quot;)" calcext:base-cell-address="'Details Template'.G2"/>
            <calcext:condition calcext:apply-style-name="Purple bg" calcext:value="=&quot;???&quot;" calcext:base-cell-address="'Details Template'.G2"/>
            <calcext:condition calcext:apply-style-name="Light gray bg" calcext:value="=&quot;No effect&quot;" calcext:base-cell-address="'Details Template'.G2"/>
          </calcext:conditional-format>
          <calcext:conditional-format calcext:target-range-address="'Details Template'.D2:'Details Template'.F2115">
            <calcext:condition calcext:apply-style-name="Red bg" calcext:value="=&quot;Cancels&quot;" calcext:base-cell-address="'Details Template'.D2"/>
            <calcext:condition calcext:apply-style-name="Light orange bg" calcext:value="=&quot;Follows&quot;" calcext:base-cell-address="'Details Template'.D2"/>
            <calcext:condition calcext:apply-style-name="Yellow bg" calcext:value="=&quot;Buffers&quot;" calcext:base-cell-address="'Details Template'.D2"/>
            <calcext:condition calcext:apply-style-name="Light blue bg" calcext:value="=&quot;Mutual&quot;" calcext:base-cell-address="'Details Template'.D2"/>
            <calcext:condition calcext:apply-style-name="Green bg" calcext:value="=&quot;Special&quot;" calcext:base-cell-address="'Details Template'.D2"/>
            <calcext:condition calcext:apply-style-name="Blue bg" calcext:value="=&quot;Prereq&quot;" calcext:base-cell-address="'Details Template'.D2"/>
            <calcext:condition calcext:apply-style-name="Light gray bg" calcext:value="=&quot;Impossible?&quot;" calcext:base-cell-address="'Details Template'.D2"/>
            <calcext:condition calcext:apply-style-name="Dark gray bg" calcext:value="=&quot;§§§&quot;" calcext:base-cell-address="'Details Template'.D2"/>
            <calcext:condition calcext:apply-style-name="Dark gray bg" calcext:value="contains-text(&quot;!!&quot;)" calcext:base-cell-address="'Details Template'.D2"/>
            <calcext:condition calcext:apply-style-name="Purple bg" calcext:value="=&quot;???&quot;" calcext:base-cell-address="'Details Template'.D2"/>
            <calcext:condition calcext:apply-style-name="Light gray bg" calcext:value="=&quot;No effect&quot;" calcext:base-cell-address="'Details Template'.D2"/>
          </calcext:conditional-format>
          <calcext:conditional-format calcext:target-range-address="'Details Template'.S55:'Details Template'.X2115 'Details Template'.S5:'Details Template'.U54 'Details Template'.W5:'Details Template'.X54 'Details Template'.S2:'Details Template'.X4">
            <calcext:condition calcext:apply-style-name="Red bg" calcext:value="=&quot;Cancels&quot;" calcext:base-cell-address="'Details Template'.S2"/>
            <calcext:condition calcext:apply-style-name="Light orange bg" calcext:value="=&quot;Follows&quot;" calcext:base-cell-address="'Details Template'.S2"/>
            <calcext:condition calcext:apply-style-name="Yellow bg" calcext:value="=&quot;Buffers&quot;" calcext:base-cell-address="'Details Template'.S2"/>
            <calcext:condition calcext:apply-style-name="Light blue bg" calcext:value="=&quot;Mutual&quot;" calcext:base-cell-address="'Details Template'.S2"/>
            <calcext:condition calcext:apply-style-name="Green bg" calcext:value="=&quot;Special&quot;" calcext:base-cell-address="'Details Template'.S2"/>
            <calcext:condition calcext:apply-style-name="Blue bg" calcext:value="=&quot;Prereq&quot;" calcext:base-cell-address="'Details Template'.S2"/>
            <calcext:condition calcext:apply-style-name="Light gray bg" calcext:value="=&quot;Impossible?&quot;" calcext:base-cell-address="'Details Template'.S2"/>
            <calcext:condition calcext:apply-style-name="Dark gray bg" calcext:value="=&quot;§§§&quot;" calcext:base-cell-address="'Details Template'.S2"/>
            <calcext:condition calcext:apply-style-name="Dark gray bg" calcext:value="contains-text(&quot;!!&quot;)" calcext:base-cell-address="'Details Template'.S2"/>
            <calcext:condition calcext:apply-style-name="Purple bg" calcext:value="=&quot;???&quot;" calcext:base-cell-address="'Details Template'.S2"/>
            <calcext:condition calcext:apply-style-name="Light gray bg" calcext:value="=&quot;No effect&quot;" calcext:base-cell-address="'Details Template'.S2"/>
          </calcext:conditional-format>
        </calcext:conditional-formats>
      </table:table>
      <table:named-expressions>
        <table:named-range table:name="Attack_s1" table:base-cell-address="$'Details (Default)'.$A$3" table:cell-range-address="$'Details (Default)'.$A$3:.$A$65"/>
        <table:named-range table:name="Swim" table:base-cell-address="$'Details (Default)'.$A$94" table:cell-range-address="$'Details (Default)'.$A$99:.$A$105"/>
      </table:named-expressions>
      <table:database-ranges>
        <table:database-range table:name="__Anonymous_DB__1" table:target-range-address="'Overview (Old)'.V1:'Overview (Old)'.V1048576" table:orientation="column"/>
        <table:database-range table:name="__Anonymous_DB__2" table:target-range-address="'Overview (Old)'.V1:'Overview (Old)'.V1048576" table:orientation="column"/>
        <table:database-range table:name="__Anonymous_DB__3" table:target-range-address="'Overview (Old)'.V1:'Overview (Old)'.V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Default">
      <style:table-cell-properties fo:background-color="#c0c0c0"/>
    </style:style>
    <style:style style:name="Red_20_bg" style:display-name="Red bg" style:family="table-cell" style:parent-style-name="Default">
      <style:table-cell-properties fo:background-color="#ff8080"/>
    </style:style>
    <style:style style:name="Light_20_orange_20_bg" style:display-name="Light orange bg" style:family="table-cell" style:parent-style-name="Default">
      <style:table-cell-properties fo:background-color="#ff9966"/>
    </style:style>
    <style:style style:name="Yellow_20_bg" style:display-name="Yellow bg" style:family="table-cell" style:parent-style-name="Default">
      <style:table-cell-properties fo:background-color="#ffff00"/>
    </style:style>
    <style:style style:name="Light_20_blue_20_bg" style:display-name="Light blue bg" style:family="table-cell" style:parent-style-name="Default">
      <style:table-cell-properties fo:background-color="#99ccff"/>
    </style:style>
    <style:style style:name="Green_20_bg" style:display-name="Green bg" style:family="table-cell" style:parent-style-name="Default">
      <style:table-cell-properties fo:background-color="#00ae00"/>
    </style:style>
    <style:style style:name="Blue_20_bg" style:display-name="Blue bg" style:family="table-cell" style:parent-style-name="Default">
      <style:table-cell-properties fo:background-color="#0000ff"/>
    </style:style>
    <style:style style:name="Dark_20_gray_20_bg" style:display-name="Dark gray bg" style:family="table-cell" style:parent-style-name="Default">
      <style:table-cell-properties fo:background-color="#808080"/>
    </style:style>
    <style:style style:name="Very_20_light_20_gray_20_bg" style:display-name="Very light gray bg" style:family="table-cell" style:parent-style-name="Default">
      <style:table-cell-properties fo:background-color="#e6e6e6"/>
    </style:style>
    <style:style style:name="Purple_20_bg" style:display-name="Purple bg" style:family="table-cell" style:parent-style-name="Defa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0">00/00/0000</text:date>, <text:time style:data-style-name="N2" text:time-value="14:37:40.0604558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nu Ratilainen</meta:initial-creator>
    <meta:creation-date>2016-12-31T10:25:48.537000000</meta:creation-date>
    <dc:date>2018-12-09T14:04:55.699000000</dc:date>
    <meta:editing-duration>P6DT18H51M2S</meta:editing-duration>
    <meta:editing-cycles>1156</meta:editing-cycles>
    <meta:generator>LibreOffice/5.1.6.2$Linux_X86_64 LibreOffice_project/10m0$Build-2</meta:generator>
    <meta:document-statistic meta:table-count="12" meta:cell-count="2145" meta:object-count="4"/>
  </office:meta>
</office:document-meta>
</file>